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76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2.935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7.969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5.144cm"/>
    </style:style>
    <style:style style:name="co1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3.117cm"/>
    </style:style>
    <style:style style:name="co13" style:family="table-column">
      <style:table-column-properties fo:break-before="auto" style:column-width="3.60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/>
    <style:style style:name="ce5" style:family="table-cell" style:parent-style-name="Default" style:data-style-name="N1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">
      <style:table-cell-properties fo:background-color="#999999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fo:background-color="#999999"/>
    </style:style>
    <style:style style:name="ce12" style:family="table-cell" style:parent-style-name="Default" style:data-style-name="N109">
      <style:table-cell-properties fo:background-color="#999999"/>
    </style:style>
    <style:style style:name="ce13" style:family="table-cell" style:parent-style-name="Default">
      <style:table-cell-properties fo:background-color="#999999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number-columns-repeated="6" table:default-cell-style-name="ce7"/>
        <table:table-column table:style-name="co1" table:number-columns-repeated="6" table:default-cell-style-name="ce13"/>
        <table:table-column table:style-name="co1" table:number-columns-repeated="1004" table:default-cell-style-name="Default"/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2"/>
          <table:table-cell table:style-name="ce5" office:value-type="string" table:number-columns-spanned="6" table:number-rows-spanned="1">
            <text:p>HUE</text:p>
          </table:table-cell>
          <table:covered-table-cell table:number-columns-repeated="5" table:style-name="ce6"/>
          <table:table-cell table:style-name="ce9" office:value-type="string" table:number-columns-spanned="6" table:number-rows-spanned="1">
            <text:p>SATURATION</text:p>
          </table:table-cell>
          <table:covered-table-cell table:number-columns-repeated="5" table:style-name="ce14"/>
          <table:table-cell table:style-name="ce3" table:number-columns-repeated="1004"/>
        </table:table-row>
        <table:table-row table:style-name="ro1">
          <table:table-cell office:value-type="string">
            <text:p># Imagem</text:p>
          </table:table-cell>
          <table:table-cell office:value-type="string">
            <text:p>Minha escolha de parametro</text:p>
          </table:table-cell>
          <table:table-cell table:style-name="ce2" office:value-type="string">
            <text:p>Hue Mean</text:p>
          </table:table-cell>
          <table:table-cell office:value-type="string">
            <text:p>Hue Variance</text:p>
          </table:table-cell>
          <table:table-cell office:value-type="string">
            <text:p>Saturation mean</text:p>
          </table:table-cell>
          <table:table-cell office:value-type="string">
            <text:p>Saturation Variance</text:p>
          </table:table-cell>
          <table:table-cell table:style-name="ce2" office:value-type="string">
            <text:p>Fil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3" table:number-columns-repeated="100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]=[.H$2];[.$G3]&lt;&gt;&quot;&quot;);[.$C3];&quot;&quot;)">
            <text:p/>
          </table:table-cell>
          <table:table-cell table:formula="of:=IF(AND([.$B3]=[.I$2];[.$G3]&lt;&gt;&quot;&quot;);[.$C3];&quot;&quot;)">
            <text:p/>
          </table:table-cell>
          <table:table-cell table:formula="of:=IF(AND([.$B3]=[.J$2];[.$G3]&lt;&gt;&quot;&quot;);[.$C3];&quot;&quot;)">
            <text:p/>
          </table:table-cell>
          <table:table-cell table:formula="of:=IF(AND([.$B3]=[.K$2];[.$G3]&lt;&gt;&quot;&quot;);[.$C3];&quot;&quot;)">
            <text:p/>
          </table:table-cell>
          <table:table-cell table:formula="of:=IF(AND([.$B3]=[.L$2];[.$G3]&lt;&gt;&quot;&quot;);[.$C3];&quot;&quot;)">
            <text:p/>
          </table:table-cell>
          <table:table-cell table:formula="of:=IF(AND([.$B3]=[.M$2];[.$G3]&lt;&gt;&quot;&quot;);[.$C3];&quot;&quot;)">
            <text:p/>
          </table:table-cell>
          <table:table-cell table:style-name="ce11" table:formula="of:=IF(AND([.$B3]=[.N$2];[.$G3]&lt;&gt;&quot;&quot;);[.$E3];&quot;&quot;)">
            <text:p/>
          </table:table-cell>
          <table:table-cell table:style-name="ce11" table:formula="of:=IF(AND([.$B3]=[.O$2];[.$G3]&lt;&gt;&quot;&quot;);[.$E3];&quot;&quot;)">
            <text:p/>
          </table:table-cell>
          <table:table-cell table:style-name="ce11" table:formula="of:=IF(AND([.$B3]=[.P$2];[.$G3]&lt;&gt;&quot;&quot;);[.$E3];&quot;&quot;)">
            <text:p/>
          </table:table-cell>
          <table:table-cell table:style-name="ce11" table:formula="of:=IF(AND([.$B3]=[.Q$2];[.$G3]&lt;&gt;&quot;&quot;);[.$E3];&quot;&quot;)">
            <text:p/>
          </table:table-cell>
          <table:table-cell table:style-name="ce11" table:formula="of:=IF(AND([.$B3]=[.R$2];[.$G3]&lt;&gt;&quot;&quot;);[.$E3];&quot;&quot;)">
            <text:p/>
          </table:table-cell>
          <table:table-cell table:style-name="ce11" table:formula="of:=IF(AND([.$B3]=[.S$2];[.$G3]&lt;&gt;&quot;&quot;);[.$E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float" office:value="10.0532">
            <text:p>10,0532</text:p>
          </table:table-cell>
          <table:table-cell table:style-name="Default" office:value-type="float" office:value="5.2158">
            <text:p>5,2158</text:p>
          </table:table-cell>
          <table:table-cell table:style-name="Default" office:value-type="float" office:value="92.7592">
            <text:p>92,7592</text:p>
          </table:table-cell>
          <table:table-cell table:style-name="Default" office:value-type="float" office:value="754.487">
            <text:p>754,487</text:p>
          </table:table-cell>
          <table:table-cell table:style-name="Default" office:value-type="string">
            <text:p>/home/ramiro/Imagens/Faces to RPM/002.jpg</text:p>
          </table:table-cell>
          <table:table-cell table:formula="of:=IF(AND([.$B4]=[.H$2];[.$G4]&lt;&gt;&quot;&quot;);[.$C4];&quot;&quot;)">
            <text:p/>
          </table:table-cell>
          <table:table-cell table:formula="of:=IF(AND([.$B4]=[.I$2];[.$G4]&lt;&gt;&quot;&quot;);[.$C4];&quot;&quot;)" office:value-type="float" office:value="10.0532">
            <text:p>10,05</text:p>
          </table:table-cell>
          <table:table-cell table:formula="of:=IF(AND([.$B4]=[.J$2];[.$G4]&lt;&gt;&quot;&quot;);[.$C4];&quot;&quot;)">
            <text:p/>
          </table:table-cell>
          <table:table-cell table:formula="of:=IF(AND([.$B4]=[.K$2];[.$G4]&lt;&gt;&quot;&quot;);[.$C4];&quot;&quot;)">
            <text:p/>
          </table:table-cell>
          <table:table-cell table:formula="of:=IF(AND([.$B4]=[.L$2];[.$G4]&lt;&gt;&quot;&quot;);[.$C4];&quot;&quot;)">
            <text:p/>
          </table:table-cell>
          <table:table-cell table:formula="of:=IF(AND([.$B4]=[.M$2];[.$G4]&lt;&gt;&quot;&quot;);[.$C4];&quot;&quot;)">
            <text:p/>
          </table:table-cell>
          <table:table-cell table:style-name="ce11" table:formula="of:=IF(AND([.$B4]=[.N$2];[.$G4]&lt;&gt;&quot;&quot;);[.$E4];&quot;&quot;)">
            <text:p/>
          </table:table-cell>
          <table:table-cell table:style-name="ce11" table:formula="of:=IF(AND([.$B4]=[.O$2];[.$G4]&lt;&gt;&quot;&quot;);[.$E4];&quot;&quot;)" office:value-type="float" office:value="92.7592">
            <text:p>92,76</text:p>
          </table:table-cell>
          <table:table-cell table:style-name="ce11" table:formula="of:=IF(AND([.$B4]=[.P$2];[.$G4]&lt;&gt;&quot;&quot;);[.$E4];&quot;&quot;)">
            <text:p/>
          </table:table-cell>
          <table:table-cell table:style-name="ce11" table:formula="of:=IF(AND([.$B4]=[.Q$2];[.$G4]&lt;&gt;&quot;&quot;);[.$E4];&quot;&quot;)">
            <text:p/>
          </table:table-cell>
          <table:table-cell table:style-name="ce11" table:formula="of:=IF(AND([.$B4]=[.R$2];[.$G4]&lt;&gt;&quot;&quot;);[.$E4];&quot;&quot;)">
            <text:p/>
          </table:table-cell>
          <table:table-cell table:style-name="ce11" table:formula="of:=IF(AND([.$B4]=[.S$2];[.$G4]&lt;&gt;&quot;&quot;);[.$E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]=[.H$2];[.$G5]&lt;&gt;&quot;&quot;);[.$C5];&quot;&quot;)">
            <text:p/>
          </table:table-cell>
          <table:table-cell table:formula="of:=IF(AND([.$B5]=[.I$2];[.$G5]&lt;&gt;&quot;&quot;);[.$C5];&quot;&quot;)">
            <text:p/>
          </table:table-cell>
          <table:table-cell table:formula="of:=IF(AND([.$B5]=[.J$2];[.$G5]&lt;&gt;&quot;&quot;);[.$C5];&quot;&quot;)">
            <text:p/>
          </table:table-cell>
          <table:table-cell table:formula="of:=IF(AND([.$B5]=[.K$2];[.$G5]&lt;&gt;&quot;&quot;);[.$C5];&quot;&quot;)">
            <text:p/>
          </table:table-cell>
          <table:table-cell table:formula="of:=IF(AND([.$B5]=[.L$2];[.$G5]&lt;&gt;&quot;&quot;);[.$C5];&quot;&quot;)">
            <text:p/>
          </table:table-cell>
          <table:table-cell table:formula="of:=IF(AND([.$B5]=[.M$2];[.$G5]&lt;&gt;&quot;&quot;);[.$C5];&quot;&quot;)">
            <text:p/>
          </table:table-cell>
          <table:table-cell table:style-name="ce11" table:formula="of:=IF(AND([.$B5]=[.N$2];[.$G5]&lt;&gt;&quot;&quot;);[.$E5];&quot;&quot;)">
            <text:p/>
          </table:table-cell>
          <table:table-cell table:style-name="ce11" table:formula="of:=IF(AND([.$B5]=[.O$2];[.$G5]&lt;&gt;&quot;&quot;);[.$E5];&quot;&quot;)">
            <text:p/>
          </table:table-cell>
          <table:table-cell table:style-name="ce11" table:formula="of:=IF(AND([.$B5]=[.P$2];[.$G5]&lt;&gt;&quot;&quot;);[.$E5];&quot;&quot;)">
            <text:p/>
          </table:table-cell>
          <table:table-cell table:style-name="ce11" table:formula="of:=IF(AND([.$B5]=[.Q$2];[.$G5]&lt;&gt;&quot;&quot;);[.$E5];&quot;&quot;)">
            <text:p/>
          </table:table-cell>
          <table:table-cell table:style-name="ce11" table:formula="of:=IF(AND([.$B5]=[.R$2];[.$G5]&lt;&gt;&quot;&quot;);[.$E5];&quot;&quot;)">
            <text:p/>
          </table:table-cell>
          <table:table-cell table:style-name="ce11" table:formula="of:=IF(AND([.$B5]=[.S$2];[.$G5]&lt;&gt;&quot;&quot;);[.$E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 office:value-type="float" office:value="5.09757">
            <text:p>5,09757</text:p>
          </table:table-cell>
          <table:table-cell table:style-name="Default" office:value-type="float" office:value="1.66295">
            <text:p>1,66295</text:p>
          </table:table-cell>
          <table:table-cell table:style-name="Default" office:value-type="float" office:value="115.687">
            <text:p>115,687</text:p>
          </table:table-cell>
          <table:table-cell table:style-name="Default" office:value-type="float" office:value="1114.52">
            <text:p>1114,52</text:p>
          </table:table-cell>
          <table:table-cell table:style-name="Default" office:value-type="string">
            <text:p>/home/ramiro/Imagens/Faces to RPM/004.jpg</text:p>
          </table:table-cell>
          <table:table-cell table:formula="of:=IF(AND([.$B6]=[.H$2];[.$G6]&lt;&gt;&quot;&quot;);[.$C6];&quot;&quot;)" office:value-type="float" office:value="5.09757">
            <text:p>5,10</text:p>
          </table:table-cell>
          <table:table-cell table:formula="of:=IF(AND([.$B6]=[.I$2];[.$G6]&lt;&gt;&quot;&quot;);[.$C6];&quot;&quot;)">
            <text:p/>
          </table:table-cell>
          <table:table-cell table:formula="of:=IF(AND([.$B6]=[.J$2];[.$G6]&lt;&gt;&quot;&quot;);[.$C6];&quot;&quot;)">
            <text:p/>
          </table:table-cell>
          <table:table-cell table:formula="of:=IF(AND([.$B6]=[.K$2];[.$G6]&lt;&gt;&quot;&quot;);[.$C6];&quot;&quot;)">
            <text:p/>
          </table:table-cell>
          <table:table-cell table:formula="of:=IF(AND([.$B6]=[.L$2];[.$G6]&lt;&gt;&quot;&quot;);[.$C6];&quot;&quot;)">
            <text:p/>
          </table:table-cell>
          <table:table-cell table:formula="of:=IF(AND([.$B6]=[.M$2];[.$G6]&lt;&gt;&quot;&quot;);[.$C6];&quot;&quot;)">
            <text:p/>
          </table:table-cell>
          <table:table-cell table:style-name="ce11" table:formula="of:=IF(AND([.$B6]=[.N$2];[.$G6]&lt;&gt;&quot;&quot;);[.$E6];&quot;&quot;)" office:value-type="float" office:value="115.687">
            <text:p>115,69</text:p>
          </table:table-cell>
          <table:table-cell table:style-name="ce11" table:formula="of:=IF(AND([.$B6]=[.O$2];[.$G6]&lt;&gt;&quot;&quot;);[.$E6];&quot;&quot;)">
            <text:p/>
          </table:table-cell>
          <table:table-cell table:style-name="ce11" table:formula="of:=IF(AND([.$B6]=[.P$2];[.$G6]&lt;&gt;&quot;&quot;);[.$E6];&quot;&quot;)">
            <text:p/>
          </table:table-cell>
          <table:table-cell table:style-name="ce11" table:formula="of:=IF(AND([.$B6]=[.Q$2];[.$G6]&lt;&gt;&quot;&quot;);[.$E6];&quot;&quot;)">
            <text:p/>
          </table:table-cell>
          <table:table-cell table:style-name="ce11" table:formula="of:=IF(AND([.$B6]=[.R$2];[.$G6]&lt;&gt;&quot;&quot;);[.$E6];&quot;&quot;)">
            <text:p/>
          </table:table-cell>
          <table:table-cell table:style-name="ce11" table:formula="of:=IF(AND([.$B6]=[.S$2];[.$G6]&lt;&gt;&quot;&quot;);[.$E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Default" office:value-type="float" office:value="13.2491">
            <text:p>13,2491</text:p>
          </table:table-cell>
          <table:table-cell table:style-name="Default" office:value-type="float" office:value="5.61202">
            <text:p>5,61202</text:p>
          </table:table-cell>
          <table:table-cell table:style-name="Default" office:value-type="float" office:value="180.21">
            <text:p>180,21</text:p>
          </table:table-cell>
          <table:table-cell table:style-name="Default" office:value-type="float" office:value="2760.51">
            <text:p>2760,51</text:p>
          </table:table-cell>
          <table:table-cell table:style-name="Default" office:value-type="string">
            <text:p>/home/ramiro/Imagens/Faces to RPM/005.jpg</text:p>
          </table:table-cell>
          <table:table-cell table:formula="of:=IF(AND([.$B7]=[.H$2];[.$G7]&lt;&gt;&quot;&quot;);[.$C7];&quot;&quot;)">
            <text:p/>
          </table:table-cell>
          <table:table-cell table:formula="of:=IF(AND([.$B7]=[.I$2];[.$G7]&lt;&gt;&quot;&quot;);[.$C7];&quot;&quot;)">
            <text:p/>
          </table:table-cell>
          <table:table-cell table:formula="of:=IF(AND([.$B7]=[.J$2];[.$G7]&lt;&gt;&quot;&quot;);[.$C7];&quot;&quot;)">
            <text:p/>
          </table:table-cell>
          <table:table-cell table:formula="of:=IF(AND([.$B7]=[.K$2];[.$G7]&lt;&gt;&quot;&quot;);[.$C7];&quot;&quot;)" office:value-type="float" office:value="13.2491">
            <text:p>13,25</text:p>
          </table:table-cell>
          <table:table-cell table:formula="of:=IF(AND([.$B7]=[.L$2];[.$G7]&lt;&gt;&quot;&quot;);[.$C7];&quot;&quot;)">
            <text:p/>
          </table:table-cell>
          <table:table-cell table:formula="of:=IF(AND([.$B7]=[.M$2];[.$G7]&lt;&gt;&quot;&quot;);[.$C7];&quot;&quot;)">
            <text:p/>
          </table:table-cell>
          <table:table-cell table:style-name="ce11" table:formula="of:=IF(AND([.$B7]=[.N$2];[.$G7]&lt;&gt;&quot;&quot;);[.$E7];&quot;&quot;)">
            <text:p/>
          </table:table-cell>
          <table:table-cell table:style-name="ce11" table:formula="of:=IF(AND([.$B7]=[.O$2];[.$G7]&lt;&gt;&quot;&quot;);[.$E7];&quot;&quot;)">
            <text:p/>
          </table:table-cell>
          <table:table-cell table:style-name="ce11" table:formula="of:=IF(AND([.$B7]=[.P$2];[.$G7]&lt;&gt;&quot;&quot;);[.$E7];&quot;&quot;)">
            <text:p/>
          </table:table-cell>
          <table:table-cell table:style-name="ce11" table:formula="of:=IF(AND([.$B7]=[.Q$2];[.$G7]&lt;&gt;&quot;&quot;);[.$E7];&quot;&quot;)" office:value-type="float" office:value="180.21">
            <text:p>180,21</text:p>
          </table:table-cell>
          <table:table-cell table:style-name="ce11" table:formula="of:=IF(AND([.$B7]=[.R$2];[.$G7]&lt;&gt;&quot;&quot;);[.$E7];&quot;&quot;)">
            <text:p/>
          </table:table-cell>
          <table:table-cell table:style-name="ce11" table:formula="of:=IF(AND([.$B7]=[.S$2];[.$G7]&lt;&gt;&quot;&quot;);[.$E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]=[.H$2];[.$G8]&lt;&gt;&quot;&quot;);[.$C8];&quot;&quot;)">
            <text:p/>
          </table:table-cell>
          <table:table-cell table:formula="of:=IF(AND([.$B8]=[.I$2];[.$G8]&lt;&gt;&quot;&quot;);[.$C8];&quot;&quot;)">
            <text:p/>
          </table:table-cell>
          <table:table-cell table:formula="of:=IF(AND([.$B8]=[.J$2];[.$G8]&lt;&gt;&quot;&quot;);[.$C8];&quot;&quot;)">
            <text:p/>
          </table:table-cell>
          <table:table-cell table:formula="of:=IF(AND([.$B8]=[.K$2];[.$G8]&lt;&gt;&quot;&quot;);[.$C8];&quot;&quot;)">
            <text:p/>
          </table:table-cell>
          <table:table-cell table:formula="of:=IF(AND([.$B8]=[.L$2];[.$G8]&lt;&gt;&quot;&quot;);[.$C8];&quot;&quot;)">
            <text:p/>
          </table:table-cell>
          <table:table-cell table:formula="of:=IF(AND([.$B8]=[.M$2];[.$G8]&lt;&gt;&quot;&quot;);[.$C8];&quot;&quot;)">
            <text:p/>
          </table:table-cell>
          <table:table-cell table:style-name="ce11" table:formula="of:=IF(AND([.$B8]=[.N$2];[.$G8]&lt;&gt;&quot;&quot;);[.$E8];&quot;&quot;)">
            <text:p/>
          </table:table-cell>
          <table:table-cell table:style-name="ce11" table:formula="of:=IF(AND([.$B8]=[.O$2];[.$G8]&lt;&gt;&quot;&quot;);[.$E8];&quot;&quot;)">
            <text:p/>
          </table:table-cell>
          <table:table-cell table:style-name="ce11" table:formula="of:=IF(AND([.$B8]=[.P$2];[.$G8]&lt;&gt;&quot;&quot;);[.$E8];&quot;&quot;)">
            <text:p/>
          </table:table-cell>
          <table:table-cell table:style-name="ce11" table:formula="of:=IF(AND([.$B8]=[.Q$2];[.$G8]&lt;&gt;&quot;&quot;);[.$E8];&quot;&quot;)">
            <text:p/>
          </table:table-cell>
          <table:table-cell table:style-name="ce11" table:formula="of:=IF(AND([.$B8]=[.R$2];[.$G8]&lt;&gt;&quot;&quot;);[.$E8];&quot;&quot;)">
            <text:p/>
          </table:table-cell>
          <table:table-cell table:style-name="ce11" table:formula="of:=IF(AND([.$B8]=[.S$2];[.$G8]&lt;&gt;&quot;&quot;);[.$E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]=[.H$2];[.$G9]&lt;&gt;&quot;&quot;);[.$C9];&quot;&quot;)">
            <text:p/>
          </table:table-cell>
          <table:table-cell table:formula="of:=IF(AND([.$B9]=[.I$2];[.$G9]&lt;&gt;&quot;&quot;);[.$C9];&quot;&quot;)">
            <text:p/>
          </table:table-cell>
          <table:table-cell table:formula="of:=IF(AND([.$B9]=[.J$2];[.$G9]&lt;&gt;&quot;&quot;);[.$C9];&quot;&quot;)">
            <text:p/>
          </table:table-cell>
          <table:table-cell table:formula="of:=IF(AND([.$B9]=[.K$2];[.$G9]&lt;&gt;&quot;&quot;);[.$C9];&quot;&quot;)">
            <text:p/>
          </table:table-cell>
          <table:table-cell table:formula="of:=IF(AND([.$B9]=[.L$2];[.$G9]&lt;&gt;&quot;&quot;);[.$C9];&quot;&quot;)">
            <text:p/>
          </table:table-cell>
          <table:table-cell table:formula="of:=IF(AND([.$B9]=[.M$2];[.$G9]&lt;&gt;&quot;&quot;);[.$C9];&quot;&quot;)">
            <text:p/>
          </table:table-cell>
          <table:table-cell table:style-name="ce11" table:formula="of:=IF(AND([.$B9]=[.N$2];[.$G9]&lt;&gt;&quot;&quot;);[.$E9];&quot;&quot;)">
            <text:p/>
          </table:table-cell>
          <table:table-cell table:style-name="ce11" table:formula="of:=IF(AND([.$B9]=[.O$2];[.$G9]&lt;&gt;&quot;&quot;);[.$E9];&quot;&quot;)">
            <text:p/>
          </table:table-cell>
          <table:table-cell table:style-name="ce11" table:formula="of:=IF(AND([.$B9]=[.P$2];[.$G9]&lt;&gt;&quot;&quot;);[.$E9];&quot;&quot;)">
            <text:p/>
          </table:table-cell>
          <table:table-cell table:style-name="ce11" table:formula="of:=IF(AND([.$B9]=[.Q$2];[.$G9]&lt;&gt;&quot;&quot;);[.$E9];&quot;&quot;)">
            <text:p/>
          </table:table-cell>
          <table:table-cell table:style-name="ce11" table:formula="of:=IF(AND([.$B9]=[.R$2];[.$G9]&lt;&gt;&quot;&quot;);[.$E9];&quot;&quot;)">
            <text:p/>
          </table:table-cell>
          <table:table-cell table:style-name="ce11" table:formula="of:=IF(AND([.$B9]=[.S$2];[.$G9]&lt;&gt;&quot;&quot;);[.$E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Default" office:value-type="float" office:value="8.40682">
            <text:p>8,40682</text:p>
          </table:table-cell>
          <table:table-cell table:style-name="Default" office:value-type="float" office:value="11.4572">
            <text:p>11,4572</text:p>
          </table:table-cell>
          <table:table-cell table:style-name="Default" office:value-type="float" office:value="98.3112">
            <text:p>98,3112</text:p>
          </table:table-cell>
          <table:table-cell table:style-name="Default" office:value-type="float" office:value="1062.84">
            <text:p>1062,84</text:p>
          </table:table-cell>
          <table:table-cell table:style-name="Default" office:value-type="string">
            <text:p>/home/ramiro/Imagens/Faces to RPM/008.jpg</text:p>
          </table:table-cell>
          <table:table-cell table:formula="of:=IF(AND([.$B10]=[.H$2];[.$G10]&lt;&gt;&quot;&quot;);[.$C10];&quot;&quot;)" office:value-type="float" office:value="8.40682">
            <text:p>8,41</text:p>
          </table:table-cell>
          <table:table-cell table:formula="of:=IF(AND([.$B10]=[.I$2];[.$G10]&lt;&gt;&quot;&quot;);[.$C10];&quot;&quot;)">
            <text:p/>
          </table:table-cell>
          <table:table-cell table:formula="of:=IF(AND([.$B10]=[.J$2];[.$G10]&lt;&gt;&quot;&quot;);[.$C10];&quot;&quot;)">
            <text:p/>
          </table:table-cell>
          <table:table-cell table:formula="of:=IF(AND([.$B10]=[.K$2];[.$G10]&lt;&gt;&quot;&quot;);[.$C10];&quot;&quot;)">
            <text:p/>
          </table:table-cell>
          <table:table-cell table:formula="of:=IF(AND([.$B10]=[.L$2];[.$G10]&lt;&gt;&quot;&quot;);[.$C10];&quot;&quot;)">
            <text:p/>
          </table:table-cell>
          <table:table-cell table:formula="of:=IF(AND([.$B10]=[.M$2];[.$G10]&lt;&gt;&quot;&quot;);[.$C10];&quot;&quot;)">
            <text:p/>
          </table:table-cell>
          <table:table-cell table:style-name="ce11" table:formula="of:=IF(AND([.$B10]=[.N$2];[.$G10]&lt;&gt;&quot;&quot;);[.$E10];&quot;&quot;)" office:value-type="float" office:value="98.3112">
            <text:p>98,31</text:p>
          </table:table-cell>
          <table:table-cell table:style-name="ce11" table:formula="of:=IF(AND([.$B10]=[.O$2];[.$G10]&lt;&gt;&quot;&quot;);[.$E10];&quot;&quot;)">
            <text:p/>
          </table:table-cell>
          <table:table-cell table:style-name="ce11" table:formula="of:=IF(AND([.$B10]=[.P$2];[.$G10]&lt;&gt;&quot;&quot;);[.$E10];&quot;&quot;)">
            <text:p/>
          </table:table-cell>
          <table:table-cell table:style-name="ce11" table:formula="of:=IF(AND([.$B10]=[.Q$2];[.$G10]&lt;&gt;&quot;&quot;);[.$E10];&quot;&quot;)">
            <text:p/>
          </table:table-cell>
          <table:table-cell table:style-name="ce11" table:formula="of:=IF(AND([.$B10]=[.R$2];[.$G10]&lt;&gt;&quot;&quot;);[.$E10];&quot;&quot;)">
            <text:p/>
          </table:table-cell>
          <table:table-cell table:style-name="ce11" table:formula="of:=IF(AND([.$B10]=[.S$2];[.$G10]&lt;&gt;&quot;&quot;);[.$E1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Default" office:value-type="float" office:value="7.37709">
            <text:p>7,37709</text:p>
          </table:table-cell>
          <table:table-cell table:style-name="Default" office:value-type="float" office:value="5.70199">
            <text:p>5,70199</text:p>
          </table:table-cell>
          <table:table-cell table:style-name="Default" office:value-type="float" office:value="47.8335">
            <text:p>47,8335</text:p>
          </table:table-cell>
          <table:table-cell table:style-name="Default" office:value-type="float" office:value="963.142">
            <text:p>963,142</text:p>
          </table:table-cell>
          <table:table-cell table:style-name="Default" office:value-type="string">
            <text:p>/home/ramiro/Imagens/Faces to RPM/009.jpg</text:p>
          </table:table-cell>
          <table:table-cell table:formula="of:=IF(AND([.$B11]=[.H$2];[.$G11]&lt;&gt;&quot;&quot;);[.$C11];&quot;&quot;)" office:value-type="float" office:value="7.37709">
            <text:p>7,38</text:p>
          </table:table-cell>
          <table:table-cell table:formula="of:=IF(AND([.$B11]=[.I$2];[.$G11]&lt;&gt;&quot;&quot;);[.$C11];&quot;&quot;)">
            <text:p/>
          </table:table-cell>
          <table:table-cell table:formula="of:=IF(AND([.$B11]=[.J$2];[.$G11]&lt;&gt;&quot;&quot;);[.$C11];&quot;&quot;)">
            <text:p/>
          </table:table-cell>
          <table:table-cell table:formula="of:=IF(AND([.$B11]=[.K$2];[.$G11]&lt;&gt;&quot;&quot;);[.$C11];&quot;&quot;)">
            <text:p/>
          </table:table-cell>
          <table:table-cell table:formula="of:=IF(AND([.$B11]=[.L$2];[.$G11]&lt;&gt;&quot;&quot;);[.$C11];&quot;&quot;)">
            <text:p/>
          </table:table-cell>
          <table:table-cell table:formula="of:=IF(AND([.$B11]=[.M$2];[.$G11]&lt;&gt;&quot;&quot;);[.$C11];&quot;&quot;)">
            <text:p/>
          </table:table-cell>
          <table:table-cell table:style-name="ce11" table:formula="of:=IF(AND([.$B11]=[.N$2];[.$G11]&lt;&gt;&quot;&quot;);[.$E11];&quot;&quot;)" office:value-type="float" office:value="47.8335">
            <text:p>47,83</text:p>
          </table:table-cell>
          <table:table-cell table:style-name="ce11" table:formula="of:=IF(AND([.$B11]=[.O$2];[.$G11]&lt;&gt;&quot;&quot;);[.$E11];&quot;&quot;)">
            <text:p/>
          </table:table-cell>
          <table:table-cell table:style-name="ce11" table:formula="of:=IF(AND([.$B11]=[.P$2];[.$G11]&lt;&gt;&quot;&quot;);[.$E11];&quot;&quot;)">
            <text:p/>
          </table:table-cell>
          <table:table-cell table:style-name="ce11" table:formula="of:=IF(AND([.$B11]=[.Q$2];[.$G11]&lt;&gt;&quot;&quot;);[.$E11];&quot;&quot;)">
            <text:p/>
          </table:table-cell>
          <table:table-cell table:style-name="ce11" table:formula="of:=IF(AND([.$B11]=[.R$2];[.$G11]&lt;&gt;&quot;&quot;);[.$E11];&quot;&quot;)">
            <text:p/>
          </table:table-cell>
          <table:table-cell table:style-name="ce11" table:formula="of:=IF(AND([.$B11]=[.S$2];[.$G11]&lt;&gt;&quot;&quot;);[.$E1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8.85295">
            <text:p>8,85295</text:p>
          </table:table-cell>
          <table:table-cell table:style-name="Default" office:value-type="float" office:value="10.1564">
            <text:p>10,1564</text:p>
          </table:table-cell>
          <table:table-cell table:style-name="Default" office:value-type="float" office:value="109.413">
            <text:p>109,413</text:p>
          </table:table-cell>
          <table:table-cell table:style-name="Default" office:value-type="float" office:value="1478.69">
            <text:p>1478,69</text:p>
          </table:table-cell>
          <table:table-cell table:style-name="Default" office:value-type="string">
            <text:p>/home/ramiro/Imagens/Faces to RPM/010.jpg</text:p>
          </table:table-cell>
          <table:table-cell table:formula="of:=IF(AND([.$B12]=[.H$2];[.$G12]&lt;&gt;&quot;&quot;);[.$C12];&quot;&quot;)">
            <text:p/>
          </table:table-cell>
          <table:table-cell table:formula="of:=IF(AND([.$B12]=[.I$2];[.$G12]&lt;&gt;&quot;&quot;);[.$C12];&quot;&quot;)">
            <text:p/>
          </table:table-cell>
          <table:table-cell table:formula="of:=IF(AND([.$B12]=[.J$2];[.$G12]&lt;&gt;&quot;&quot;);[.$C12];&quot;&quot;)">
            <text:p/>
          </table:table-cell>
          <table:table-cell table:formula="of:=IF(AND([.$B12]=[.K$2];[.$G12]&lt;&gt;&quot;&quot;);[.$C12];&quot;&quot;)">
            <text:p/>
          </table:table-cell>
          <table:table-cell table:formula="of:=IF(AND([.$B12]=[.L$2];[.$G12]&lt;&gt;&quot;&quot;);[.$C12];&quot;&quot;)" office:value-type="float" office:value="8.85295">
            <text:p>8,85</text:p>
          </table:table-cell>
          <table:table-cell table:formula="of:=IF(AND([.$B12]=[.M$2];[.$G12]&lt;&gt;&quot;&quot;);[.$C12];&quot;&quot;)">
            <text:p/>
          </table:table-cell>
          <table:table-cell table:style-name="ce11" table:formula="of:=IF(AND([.$B12]=[.N$2];[.$G12]&lt;&gt;&quot;&quot;);[.$E12];&quot;&quot;)">
            <text:p/>
          </table:table-cell>
          <table:table-cell table:style-name="ce11" table:formula="of:=IF(AND([.$B12]=[.O$2];[.$G12]&lt;&gt;&quot;&quot;);[.$E12];&quot;&quot;)">
            <text:p/>
          </table:table-cell>
          <table:table-cell table:style-name="ce11" table:formula="of:=IF(AND([.$B12]=[.P$2];[.$G12]&lt;&gt;&quot;&quot;);[.$E12];&quot;&quot;)">
            <text:p/>
          </table:table-cell>
          <table:table-cell table:style-name="ce11" table:formula="of:=IF(AND([.$B12]=[.Q$2];[.$G12]&lt;&gt;&quot;&quot;);[.$E12];&quot;&quot;)">
            <text:p/>
          </table:table-cell>
          <table:table-cell table:style-name="ce11" table:formula="of:=IF(AND([.$B12]=[.R$2];[.$G12]&lt;&gt;&quot;&quot;);[.$E12];&quot;&quot;)" office:value-type="float" office:value="109.413">
            <text:p>109,41</text:p>
          </table:table-cell>
          <table:table-cell table:style-name="ce11" table:formula="of:=IF(AND([.$B12]=[.S$2];[.$G12]&lt;&gt;&quot;&quot;);[.$E1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Default" office:value-type="float" office:value="13.425">
            <text:p>13,425</text:p>
          </table:table-cell>
          <table:table-cell table:style-name="Default" office:value-type="float" office:value="13.6632">
            <text:p>13,6632</text:p>
          </table:table-cell>
          <table:table-cell table:style-name="Default" office:value-type="float" office:value="134.927">
            <text:p>134,927</text:p>
          </table:table-cell>
          <table:table-cell table:style-name="Default" office:value-type="float" office:value="1837.01">
            <text:p>1837,01</text:p>
          </table:table-cell>
          <table:table-cell table:style-name="Default" office:value-type="string">
            <text:p>/home/ramiro/Imagens/Faces to RPM/011.jpg</text:p>
          </table:table-cell>
          <table:table-cell table:formula="of:=IF(AND([.$B13]=[.H$2];[.$G13]&lt;&gt;&quot;&quot;);[.$C13];&quot;&quot;)">
            <text:p/>
          </table:table-cell>
          <table:table-cell table:formula="of:=IF(AND([.$B13]=[.I$2];[.$G13]&lt;&gt;&quot;&quot;);[.$C13];&quot;&quot;)">
            <text:p/>
          </table:table-cell>
          <table:table-cell table:formula="of:=IF(AND([.$B13]=[.J$2];[.$G13]&lt;&gt;&quot;&quot;);[.$C13];&quot;&quot;)">
            <text:p/>
          </table:table-cell>
          <table:table-cell table:formula="of:=IF(AND([.$B13]=[.K$2];[.$G13]&lt;&gt;&quot;&quot;);[.$C13];&quot;&quot;)">
            <text:p/>
          </table:table-cell>
          <table:table-cell table:formula="of:=IF(AND([.$B13]=[.L$2];[.$G13]&lt;&gt;&quot;&quot;);[.$C13];&quot;&quot;)" office:value-type="float" office:value="13.425">
            <text:p>13,43</text:p>
          </table:table-cell>
          <table:table-cell table:formula="of:=IF(AND([.$B13]=[.M$2];[.$G13]&lt;&gt;&quot;&quot;);[.$C13];&quot;&quot;)">
            <text:p/>
          </table:table-cell>
          <table:table-cell table:style-name="ce11" table:formula="of:=IF(AND([.$B13]=[.N$2];[.$G13]&lt;&gt;&quot;&quot;);[.$E13];&quot;&quot;)">
            <text:p/>
          </table:table-cell>
          <table:table-cell table:style-name="ce11" table:formula="of:=IF(AND([.$B13]=[.O$2];[.$G13]&lt;&gt;&quot;&quot;);[.$E13];&quot;&quot;)">
            <text:p/>
          </table:table-cell>
          <table:table-cell table:style-name="ce11" table:formula="of:=IF(AND([.$B13]=[.P$2];[.$G13]&lt;&gt;&quot;&quot;);[.$E13];&quot;&quot;)">
            <text:p/>
          </table:table-cell>
          <table:table-cell table:style-name="ce11" table:formula="of:=IF(AND([.$B13]=[.Q$2];[.$G13]&lt;&gt;&quot;&quot;);[.$E13];&quot;&quot;)">
            <text:p/>
          </table:table-cell>
          <table:table-cell table:style-name="ce11" table:formula="of:=IF(AND([.$B13]=[.R$2];[.$G13]&lt;&gt;&quot;&quot;);[.$E13];&quot;&quot;)" office:value-type="float" office:value="134.927">
            <text:p>134,93</text:p>
          </table:table-cell>
          <table:table-cell table:style-name="ce11" table:formula="of:=IF(AND([.$B13]=[.S$2];[.$G13]&lt;&gt;&quot;&quot;);[.$E1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Default" office:value-type="float" office:value="6.2902">
            <text:p>6,2902</text:p>
          </table:table-cell>
          <table:table-cell table:style-name="Default" office:value-type="float" office:value="3.04869">
            <text:p>3,04869</text:p>
          </table:table-cell>
          <table:table-cell table:style-name="Default" office:value-type="float" office:value="132.148">
            <text:p>132,148</text:p>
          </table:table-cell>
          <table:table-cell table:style-name="Default" office:value-type="float" office:value="1528.97">
            <text:p>1528,97</text:p>
          </table:table-cell>
          <table:table-cell table:style-name="Default" office:value-type="string">
            <text:p>/home/ramiro/Imagens/Faces to RPM/012.jpg</text:p>
          </table:table-cell>
          <table:table-cell table:formula="of:=IF(AND([.$B14]=[.H$2];[.$G14]&lt;&gt;&quot;&quot;);[.$C14];&quot;&quot;)">
            <text:p/>
          </table:table-cell>
          <table:table-cell table:formula="of:=IF(AND([.$B14]=[.I$2];[.$G14]&lt;&gt;&quot;&quot;);[.$C14];&quot;&quot;)">
            <text:p/>
          </table:table-cell>
          <table:table-cell table:formula="of:=IF(AND([.$B14]=[.J$2];[.$G14]&lt;&gt;&quot;&quot;);[.$C14];&quot;&quot;)" office:value-type="float" office:value="6.2902">
            <text:p>6,29</text:p>
          </table:table-cell>
          <table:table-cell table:formula="of:=IF(AND([.$B14]=[.K$2];[.$G14]&lt;&gt;&quot;&quot;);[.$C14];&quot;&quot;)">
            <text:p/>
          </table:table-cell>
          <table:table-cell table:formula="of:=IF(AND([.$B14]=[.L$2];[.$G14]&lt;&gt;&quot;&quot;);[.$C14];&quot;&quot;)">
            <text:p/>
          </table:table-cell>
          <table:table-cell table:formula="of:=IF(AND([.$B14]=[.M$2];[.$G14]&lt;&gt;&quot;&quot;);[.$C14];&quot;&quot;)">
            <text:p/>
          </table:table-cell>
          <table:table-cell table:style-name="ce11" table:formula="of:=IF(AND([.$B14]=[.N$2];[.$G14]&lt;&gt;&quot;&quot;);[.$E14];&quot;&quot;)">
            <text:p/>
          </table:table-cell>
          <table:table-cell table:style-name="ce11" table:formula="of:=IF(AND([.$B14]=[.O$2];[.$G14]&lt;&gt;&quot;&quot;);[.$E14];&quot;&quot;)">
            <text:p/>
          </table:table-cell>
          <table:table-cell table:style-name="ce11" table:formula="of:=IF(AND([.$B14]=[.P$2];[.$G14]&lt;&gt;&quot;&quot;);[.$E14];&quot;&quot;)" office:value-type="float" office:value="132.148">
            <text:p>132,15</text:p>
          </table:table-cell>
          <table:table-cell table:style-name="ce11" table:formula="of:=IF(AND([.$B14]=[.Q$2];[.$G14]&lt;&gt;&quot;&quot;);[.$E14];&quot;&quot;)">
            <text:p/>
          </table:table-cell>
          <table:table-cell table:style-name="ce11" table:formula="of:=IF(AND([.$B14]=[.R$2];[.$G14]&lt;&gt;&quot;&quot;);[.$E14];&quot;&quot;)">
            <text:p/>
          </table:table-cell>
          <table:table-cell table:style-name="ce11" table:formula="of:=IF(AND([.$B14]=[.S$2];[.$G14]&lt;&gt;&quot;&quot;);[.$E1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Default" office:value-type="float" office:value="12.7949">
            <text:p>12,7949</text:p>
          </table:table-cell>
          <table:table-cell table:style-name="Default" office:value-type="float" office:value="8.34271">
            <text:p>8,34271</text:p>
          </table:table-cell>
          <table:table-cell table:style-name="Default" office:value-type="float" office:value="79.2386">
            <text:p>79,2386</text:p>
          </table:table-cell>
          <table:table-cell table:style-name="Default" office:value-type="float" office:value="1081.08">
            <text:p>1081,08</text:p>
          </table:table-cell>
          <table:table-cell table:style-name="Default" office:value-type="string">
            <text:p>/home/ramiro/Imagens/Faces to RPM/013.jpg</text:p>
          </table:table-cell>
          <table:table-cell table:formula="of:=IF(AND([.$B15]=[.H$2];[.$G15]&lt;&gt;&quot;&quot;);[.$C15];&quot;&quot;)">
            <text:p/>
          </table:table-cell>
          <table:table-cell table:formula="of:=IF(AND([.$B15]=[.I$2];[.$G15]&lt;&gt;&quot;&quot;);[.$C15];&quot;&quot;)" office:value-type="float" office:value="12.7949">
            <text:p>12,79</text:p>
          </table:table-cell>
          <table:table-cell table:formula="of:=IF(AND([.$B15]=[.J$2];[.$G15]&lt;&gt;&quot;&quot;);[.$C15];&quot;&quot;)">
            <text:p/>
          </table:table-cell>
          <table:table-cell table:formula="of:=IF(AND([.$B15]=[.K$2];[.$G15]&lt;&gt;&quot;&quot;);[.$C15];&quot;&quot;)">
            <text:p/>
          </table:table-cell>
          <table:table-cell table:formula="of:=IF(AND([.$B15]=[.L$2];[.$G15]&lt;&gt;&quot;&quot;);[.$C15];&quot;&quot;)">
            <text:p/>
          </table:table-cell>
          <table:table-cell table:formula="of:=IF(AND([.$B15]=[.M$2];[.$G15]&lt;&gt;&quot;&quot;);[.$C15];&quot;&quot;)">
            <text:p/>
          </table:table-cell>
          <table:table-cell table:style-name="ce11" table:formula="of:=IF(AND([.$B15]=[.N$2];[.$G15]&lt;&gt;&quot;&quot;);[.$E15];&quot;&quot;)">
            <text:p/>
          </table:table-cell>
          <table:table-cell table:style-name="ce11" table:formula="of:=IF(AND([.$B15]=[.O$2];[.$G15]&lt;&gt;&quot;&quot;);[.$E15];&quot;&quot;)" office:value-type="float" office:value="79.2386">
            <text:p>79,24</text:p>
          </table:table-cell>
          <table:table-cell table:style-name="ce11" table:formula="of:=IF(AND([.$B15]=[.P$2];[.$G15]&lt;&gt;&quot;&quot;);[.$E15];&quot;&quot;)">
            <text:p/>
          </table:table-cell>
          <table:table-cell table:style-name="ce11" table:formula="of:=IF(AND([.$B15]=[.Q$2];[.$G15]&lt;&gt;&quot;&quot;);[.$E15];&quot;&quot;)">
            <text:p/>
          </table:table-cell>
          <table:table-cell table:style-name="ce11" table:formula="of:=IF(AND([.$B15]=[.R$2];[.$G15]&lt;&gt;&quot;&quot;);[.$E15];&quot;&quot;)">
            <text:p/>
          </table:table-cell>
          <table:table-cell table:style-name="ce11" table:formula="of:=IF(AND([.$B15]=[.S$2];[.$G15]&lt;&gt;&quot;&quot;);[.$E1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Default" office:value-type="float" office:value="12.8909">
            <text:p>12,8909</text:p>
          </table:table-cell>
          <table:table-cell table:style-name="Default" office:value-type="float" office:value="10.7078">
            <text:p>10,7078</text:p>
          </table:table-cell>
          <table:table-cell table:style-name="Default" office:value-type="float" office:value="116.859">
            <text:p>116,859</text:p>
          </table:table-cell>
          <table:table-cell table:style-name="Default" office:value-type="float" office:value="1223.5">
            <text:p>1223,5</text:p>
          </table:table-cell>
          <table:table-cell table:style-name="Default" office:value-type="string">
            <text:p>/home/ramiro/Imagens/Faces to RPM/014.jpg</text:p>
          </table:table-cell>
          <table:table-cell table:formula="of:=IF(AND([.$B16]=[.H$2];[.$G16]&lt;&gt;&quot;&quot;);[.$C16];&quot;&quot;)">
            <text:p/>
          </table:table-cell>
          <table:table-cell table:formula="of:=IF(AND([.$B16]=[.I$2];[.$G16]&lt;&gt;&quot;&quot;);[.$C16];&quot;&quot;)" office:value-type="float" office:value="12.8909">
            <text:p>12,89</text:p>
          </table:table-cell>
          <table:table-cell table:formula="of:=IF(AND([.$B16]=[.J$2];[.$G16]&lt;&gt;&quot;&quot;);[.$C16];&quot;&quot;)">
            <text:p/>
          </table:table-cell>
          <table:table-cell table:formula="of:=IF(AND([.$B16]=[.K$2];[.$G16]&lt;&gt;&quot;&quot;);[.$C16];&quot;&quot;)">
            <text:p/>
          </table:table-cell>
          <table:table-cell table:formula="of:=IF(AND([.$B16]=[.L$2];[.$G16]&lt;&gt;&quot;&quot;);[.$C16];&quot;&quot;)">
            <text:p/>
          </table:table-cell>
          <table:table-cell table:formula="of:=IF(AND([.$B16]=[.M$2];[.$G16]&lt;&gt;&quot;&quot;);[.$C16];&quot;&quot;)">
            <text:p/>
          </table:table-cell>
          <table:table-cell table:style-name="ce11" table:formula="of:=IF(AND([.$B16]=[.N$2];[.$G16]&lt;&gt;&quot;&quot;);[.$E16];&quot;&quot;)">
            <text:p/>
          </table:table-cell>
          <table:table-cell table:style-name="ce11" table:formula="of:=IF(AND([.$B16]=[.O$2];[.$G16]&lt;&gt;&quot;&quot;);[.$E16];&quot;&quot;)" office:value-type="float" office:value="116.859">
            <text:p>116,86</text:p>
          </table:table-cell>
          <table:table-cell table:style-name="ce11" table:formula="of:=IF(AND([.$B16]=[.P$2];[.$G16]&lt;&gt;&quot;&quot;);[.$E16];&quot;&quot;)">
            <text:p/>
          </table:table-cell>
          <table:table-cell table:style-name="ce11" table:formula="of:=IF(AND([.$B16]=[.Q$2];[.$G16]&lt;&gt;&quot;&quot;);[.$E16];&quot;&quot;)">
            <text:p/>
          </table:table-cell>
          <table:table-cell table:style-name="ce11" table:formula="of:=IF(AND([.$B16]=[.R$2];[.$G16]&lt;&gt;&quot;&quot;);[.$E16];&quot;&quot;)">
            <text:p/>
          </table:table-cell>
          <table:table-cell table:style-name="ce11" table:formula="of:=IF(AND([.$B16]=[.S$2];[.$G16]&lt;&gt;&quot;&quot;);[.$E1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7]=[.H$2];[.$G17]&lt;&gt;&quot;&quot;);[.$C17];&quot;&quot;)">
            <text:p/>
          </table:table-cell>
          <table:table-cell table:formula="of:=IF(AND([.$B17]=[.I$2];[.$G17]&lt;&gt;&quot;&quot;);[.$C17];&quot;&quot;)">
            <text:p/>
          </table:table-cell>
          <table:table-cell table:formula="of:=IF(AND([.$B17]=[.J$2];[.$G17]&lt;&gt;&quot;&quot;);[.$C17];&quot;&quot;)">
            <text:p/>
          </table:table-cell>
          <table:table-cell table:formula="of:=IF(AND([.$B17]=[.K$2];[.$G17]&lt;&gt;&quot;&quot;);[.$C17];&quot;&quot;)">
            <text:p/>
          </table:table-cell>
          <table:table-cell table:formula="of:=IF(AND([.$B17]=[.L$2];[.$G17]&lt;&gt;&quot;&quot;);[.$C17];&quot;&quot;)">
            <text:p/>
          </table:table-cell>
          <table:table-cell table:formula="of:=IF(AND([.$B17]=[.M$2];[.$G17]&lt;&gt;&quot;&quot;);[.$C17];&quot;&quot;)">
            <text:p/>
          </table:table-cell>
          <table:table-cell table:style-name="ce11" table:formula="of:=IF(AND([.$B17]=[.N$2];[.$G17]&lt;&gt;&quot;&quot;);[.$E17];&quot;&quot;)">
            <text:p/>
          </table:table-cell>
          <table:table-cell table:style-name="ce11" table:formula="of:=IF(AND([.$B17]=[.O$2];[.$G17]&lt;&gt;&quot;&quot;);[.$E17];&quot;&quot;)">
            <text:p/>
          </table:table-cell>
          <table:table-cell table:style-name="ce11" table:formula="of:=IF(AND([.$B17]=[.P$2];[.$G17]&lt;&gt;&quot;&quot;);[.$E17];&quot;&quot;)">
            <text:p/>
          </table:table-cell>
          <table:table-cell table:style-name="ce11" table:formula="of:=IF(AND([.$B17]=[.Q$2];[.$G17]&lt;&gt;&quot;&quot;);[.$E17];&quot;&quot;)">
            <text:p/>
          </table:table-cell>
          <table:table-cell table:style-name="ce11" table:formula="of:=IF(AND([.$B17]=[.R$2];[.$G17]&lt;&gt;&quot;&quot;);[.$E17];&quot;&quot;)">
            <text:p/>
          </table:table-cell>
          <table:table-cell table:style-name="ce11" table:formula="of:=IF(AND([.$B17]=[.S$2];[.$G17]&lt;&gt;&quot;&quot;);[.$E1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Default" office:value-type="float" office:value="12.2924">
            <text:p>12,2924</text:p>
          </table:table-cell>
          <table:table-cell table:style-name="Default" office:value-type="float" office:value="6.25762">
            <text:p>6,25762</text:p>
          </table:table-cell>
          <table:table-cell table:style-name="Default" office:value-type="float" office:value="117.007">
            <text:p>117,007</text:p>
          </table:table-cell>
          <table:table-cell table:style-name="Default" office:value-type="float" office:value="993.281">
            <text:p>993,281</text:p>
          </table:table-cell>
          <table:table-cell table:style-name="Default" office:value-type="string">
            <text:p>/home/ramiro/Imagens/Faces to RPM/016.jpg</text:p>
          </table:table-cell>
          <table:table-cell table:formula="of:=IF(AND([.$B18]=[.H$2];[.$G18]&lt;&gt;&quot;&quot;);[.$C18];&quot;&quot;)">
            <text:p/>
          </table:table-cell>
          <table:table-cell table:formula="of:=IF(AND([.$B18]=[.I$2];[.$G18]&lt;&gt;&quot;&quot;);[.$C18];&quot;&quot;)" office:value-type="float" office:value="12.2924">
            <text:p>12,29</text:p>
          </table:table-cell>
          <table:table-cell table:formula="of:=IF(AND([.$B18]=[.J$2];[.$G18]&lt;&gt;&quot;&quot;);[.$C18];&quot;&quot;)">
            <text:p/>
          </table:table-cell>
          <table:table-cell table:formula="of:=IF(AND([.$B18]=[.K$2];[.$G18]&lt;&gt;&quot;&quot;);[.$C18];&quot;&quot;)">
            <text:p/>
          </table:table-cell>
          <table:table-cell table:formula="of:=IF(AND([.$B18]=[.L$2];[.$G18]&lt;&gt;&quot;&quot;);[.$C18];&quot;&quot;)">
            <text:p/>
          </table:table-cell>
          <table:table-cell table:formula="of:=IF(AND([.$B18]=[.M$2];[.$G18]&lt;&gt;&quot;&quot;);[.$C18];&quot;&quot;)">
            <text:p/>
          </table:table-cell>
          <table:table-cell table:style-name="ce11" table:formula="of:=IF(AND([.$B18]=[.N$2];[.$G18]&lt;&gt;&quot;&quot;);[.$E18];&quot;&quot;)">
            <text:p/>
          </table:table-cell>
          <table:table-cell table:style-name="ce11" table:formula="of:=IF(AND([.$B18]=[.O$2];[.$G18]&lt;&gt;&quot;&quot;);[.$E18];&quot;&quot;)" office:value-type="float" office:value="117.007">
            <text:p>117,01</text:p>
          </table:table-cell>
          <table:table-cell table:style-name="ce11" table:formula="of:=IF(AND([.$B18]=[.P$2];[.$G18]&lt;&gt;&quot;&quot;);[.$E18];&quot;&quot;)">
            <text:p/>
          </table:table-cell>
          <table:table-cell table:style-name="ce11" table:formula="of:=IF(AND([.$B18]=[.Q$2];[.$G18]&lt;&gt;&quot;&quot;);[.$E18];&quot;&quot;)">
            <text:p/>
          </table:table-cell>
          <table:table-cell table:style-name="ce11" table:formula="of:=IF(AND([.$B18]=[.R$2];[.$G18]&lt;&gt;&quot;&quot;);[.$E18];&quot;&quot;)">
            <text:p/>
          </table:table-cell>
          <table:table-cell table:style-name="ce11" table:formula="of:=IF(AND([.$B18]=[.S$2];[.$G18]&lt;&gt;&quot;&quot;);[.$E1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Default" office:value-type="float" office:value="7.96962">
            <text:p>7,96962</text:p>
          </table:table-cell>
          <table:table-cell table:style-name="Default" office:value-type="float" office:value="4.81847">
            <text:p>4,81847</text:p>
          </table:table-cell>
          <table:table-cell table:style-name="Default" office:value-type="float" office:value="108.727">
            <text:p>108,727</text:p>
          </table:table-cell>
          <table:table-cell table:style-name="Default" office:value-type="float" office:value="678.72">
            <text:p>678,72</text:p>
          </table:table-cell>
          <table:table-cell table:style-name="Default" office:value-type="string">
            <text:p>/home/ramiro/Imagens/Faces to RPM/017.jpg</text:p>
          </table:table-cell>
          <table:table-cell table:formula="of:=IF(AND([.$B19]=[.H$2];[.$G19]&lt;&gt;&quot;&quot;);[.$C19];&quot;&quot;)">
            <text:p/>
          </table:table-cell>
          <table:table-cell table:formula="of:=IF(AND([.$B19]=[.I$2];[.$G19]&lt;&gt;&quot;&quot;);[.$C19];&quot;&quot;)">
            <text:p/>
          </table:table-cell>
          <table:table-cell table:formula="of:=IF(AND([.$B19]=[.J$2];[.$G19]&lt;&gt;&quot;&quot;);[.$C19];&quot;&quot;)">
            <text:p/>
          </table:table-cell>
          <table:table-cell table:formula="of:=IF(AND([.$B19]=[.K$2];[.$G19]&lt;&gt;&quot;&quot;);[.$C19];&quot;&quot;)" office:value-type="float" office:value="7.96962">
            <text:p>7,97</text:p>
          </table:table-cell>
          <table:table-cell table:formula="of:=IF(AND([.$B19]=[.L$2];[.$G19]&lt;&gt;&quot;&quot;);[.$C19];&quot;&quot;)">
            <text:p/>
          </table:table-cell>
          <table:table-cell table:formula="of:=IF(AND([.$B19]=[.M$2];[.$G19]&lt;&gt;&quot;&quot;);[.$C19];&quot;&quot;)">
            <text:p/>
          </table:table-cell>
          <table:table-cell table:style-name="ce11" table:formula="of:=IF(AND([.$B19]=[.N$2];[.$G19]&lt;&gt;&quot;&quot;);[.$E19];&quot;&quot;)">
            <text:p/>
          </table:table-cell>
          <table:table-cell table:style-name="ce11" table:formula="of:=IF(AND([.$B19]=[.O$2];[.$G19]&lt;&gt;&quot;&quot;);[.$E19];&quot;&quot;)">
            <text:p/>
          </table:table-cell>
          <table:table-cell table:style-name="ce11" table:formula="of:=IF(AND([.$B19]=[.P$2];[.$G19]&lt;&gt;&quot;&quot;);[.$E19];&quot;&quot;)">
            <text:p/>
          </table:table-cell>
          <table:table-cell table:style-name="ce11" table:formula="of:=IF(AND([.$B19]=[.Q$2];[.$G19]&lt;&gt;&quot;&quot;);[.$E19];&quot;&quot;)" office:value-type="float" office:value="108.727">
            <text:p>108,73</text:p>
          </table:table-cell>
          <table:table-cell table:style-name="ce11" table:formula="of:=IF(AND([.$B19]=[.R$2];[.$G19]&lt;&gt;&quot;&quot;);[.$E19];&quot;&quot;)">
            <text:p/>
          </table:table-cell>
          <table:table-cell table:style-name="ce11" table:formula="of:=IF(AND([.$B19]=[.S$2];[.$G19]&lt;&gt;&quot;&quot;);[.$E1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0]=[.H$2];[.$G20]&lt;&gt;&quot;&quot;);[.$C20];&quot;&quot;)">
            <text:p/>
          </table:table-cell>
          <table:table-cell table:formula="of:=IF(AND([.$B20]=[.I$2];[.$G20]&lt;&gt;&quot;&quot;);[.$C20];&quot;&quot;)">
            <text:p/>
          </table:table-cell>
          <table:table-cell table:formula="of:=IF(AND([.$B20]=[.J$2];[.$G20]&lt;&gt;&quot;&quot;);[.$C20];&quot;&quot;)">
            <text:p/>
          </table:table-cell>
          <table:table-cell table:formula="of:=IF(AND([.$B20]=[.K$2];[.$G20]&lt;&gt;&quot;&quot;);[.$C20];&quot;&quot;)">
            <text:p/>
          </table:table-cell>
          <table:table-cell table:formula="of:=IF(AND([.$B20]=[.L$2];[.$G20]&lt;&gt;&quot;&quot;);[.$C20];&quot;&quot;)">
            <text:p/>
          </table:table-cell>
          <table:table-cell table:formula="of:=IF(AND([.$B20]=[.M$2];[.$G20]&lt;&gt;&quot;&quot;);[.$C20];&quot;&quot;)">
            <text:p/>
          </table:table-cell>
          <table:table-cell table:style-name="ce11" table:formula="of:=IF(AND([.$B20]=[.N$2];[.$G20]&lt;&gt;&quot;&quot;);[.$E20];&quot;&quot;)">
            <text:p/>
          </table:table-cell>
          <table:table-cell table:style-name="ce11" table:formula="of:=IF(AND([.$B20]=[.O$2];[.$G20]&lt;&gt;&quot;&quot;);[.$E20];&quot;&quot;)">
            <text:p/>
          </table:table-cell>
          <table:table-cell table:style-name="ce11" table:formula="of:=IF(AND([.$B20]=[.P$2];[.$G20]&lt;&gt;&quot;&quot;);[.$E20];&quot;&quot;)">
            <text:p/>
          </table:table-cell>
          <table:table-cell table:style-name="ce11" table:formula="of:=IF(AND([.$B20]=[.Q$2];[.$G20]&lt;&gt;&quot;&quot;);[.$E20];&quot;&quot;)">
            <text:p/>
          </table:table-cell>
          <table:table-cell table:style-name="ce11" table:formula="of:=IF(AND([.$B20]=[.R$2];[.$G20]&lt;&gt;&quot;&quot;);[.$E20];&quot;&quot;)">
            <text:p/>
          </table:table-cell>
          <table:table-cell table:style-name="ce11" table:formula="of:=IF(AND([.$B20]=[.S$2];[.$G20]&lt;&gt;&quot;&quot;);[.$E2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Default" office:value-type="float" office:value="9.83058">
            <text:p>9,83058</text:p>
          </table:table-cell>
          <table:table-cell table:style-name="Default" office:value-type="float" office:value="4.08276">
            <text:p>4,08276</text:p>
          </table:table-cell>
          <table:table-cell table:style-name="Default" office:value-type="float" office:value="140.866">
            <text:p>140,866</text:p>
          </table:table-cell>
          <table:table-cell table:style-name="Default" office:value-type="float" office:value="1195.57">
            <text:p>1195,57</text:p>
          </table:table-cell>
          <table:table-cell table:style-name="Default" office:value-type="string">
            <text:p>/home/ramiro/Imagens/Faces to RPM/019.jpg</text:p>
          </table:table-cell>
          <table:table-cell table:formula="of:=IF(AND([.$B21]=[.H$2];[.$G21]&lt;&gt;&quot;&quot;);[.$C21];&quot;&quot;)">
            <text:p/>
          </table:table-cell>
          <table:table-cell table:formula="of:=IF(AND([.$B21]=[.I$2];[.$G21]&lt;&gt;&quot;&quot;);[.$C21];&quot;&quot;)" office:value-type="float" office:value="9.83058">
            <text:p>9,83</text:p>
          </table:table-cell>
          <table:table-cell table:formula="of:=IF(AND([.$B21]=[.J$2];[.$G21]&lt;&gt;&quot;&quot;);[.$C21];&quot;&quot;)">
            <text:p/>
          </table:table-cell>
          <table:table-cell table:formula="of:=IF(AND([.$B21]=[.K$2];[.$G21]&lt;&gt;&quot;&quot;);[.$C21];&quot;&quot;)">
            <text:p/>
          </table:table-cell>
          <table:table-cell table:formula="of:=IF(AND([.$B21]=[.L$2];[.$G21]&lt;&gt;&quot;&quot;);[.$C21];&quot;&quot;)">
            <text:p/>
          </table:table-cell>
          <table:table-cell table:formula="of:=IF(AND([.$B21]=[.M$2];[.$G21]&lt;&gt;&quot;&quot;);[.$C21];&quot;&quot;)">
            <text:p/>
          </table:table-cell>
          <table:table-cell table:style-name="ce11" table:formula="of:=IF(AND([.$B21]=[.N$2];[.$G21]&lt;&gt;&quot;&quot;);[.$E21];&quot;&quot;)">
            <text:p/>
          </table:table-cell>
          <table:table-cell table:style-name="ce11" table:formula="of:=IF(AND([.$B21]=[.O$2];[.$G21]&lt;&gt;&quot;&quot;);[.$E21];&quot;&quot;)" office:value-type="float" office:value="140.866">
            <text:p>140,87</text:p>
          </table:table-cell>
          <table:table-cell table:style-name="ce11" table:formula="of:=IF(AND([.$B21]=[.P$2];[.$G21]&lt;&gt;&quot;&quot;);[.$E21];&quot;&quot;)">
            <text:p/>
          </table:table-cell>
          <table:table-cell table:style-name="ce11" table:formula="of:=IF(AND([.$B21]=[.Q$2];[.$G21]&lt;&gt;&quot;&quot;);[.$E21];&quot;&quot;)">
            <text:p/>
          </table:table-cell>
          <table:table-cell table:style-name="ce11" table:formula="of:=IF(AND([.$B21]=[.R$2];[.$G21]&lt;&gt;&quot;&quot;);[.$E21];&quot;&quot;)">
            <text:p/>
          </table:table-cell>
          <table:table-cell table:style-name="ce11" table:formula="of:=IF(AND([.$B21]=[.S$2];[.$G21]&lt;&gt;&quot;&quot;);[.$E2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0.3701">
            <text:p>10,3701</text:p>
          </table:table-cell>
          <table:table-cell table:style-name="Default" office:value-type="float" office:value="4.74386">
            <text:p>4,74386</text:p>
          </table:table-cell>
          <table:table-cell table:style-name="Default" office:value-type="float" office:value="98.388">
            <text:p>98,388</text:p>
          </table:table-cell>
          <table:table-cell table:style-name="Default" office:value-type="float" office:value="540.559">
            <text:p>540,559</text:p>
          </table:table-cell>
          <table:table-cell table:style-name="Default" office:value-type="string">
            <text:p>/home/ramiro/Imagens/Faces to RPM/020.jpg</text:p>
          </table:table-cell>
          <table:table-cell table:formula="of:=IF(AND([.$B22]=[.H$2];[.$G22]&lt;&gt;&quot;&quot;);[.$C22];&quot;&quot;)">
            <text:p/>
          </table:table-cell>
          <table:table-cell table:formula="of:=IF(AND([.$B22]=[.I$2];[.$G22]&lt;&gt;&quot;&quot;);[.$C22];&quot;&quot;)" office:value-type="float" office:value="10.3701">
            <text:p>10,37</text:p>
          </table:table-cell>
          <table:table-cell table:formula="of:=IF(AND([.$B22]=[.J$2];[.$G22]&lt;&gt;&quot;&quot;);[.$C22];&quot;&quot;)">
            <text:p/>
          </table:table-cell>
          <table:table-cell table:formula="of:=IF(AND([.$B22]=[.K$2];[.$G22]&lt;&gt;&quot;&quot;);[.$C22];&quot;&quot;)">
            <text:p/>
          </table:table-cell>
          <table:table-cell table:formula="of:=IF(AND([.$B22]=[.L$2];[.$G22]&lt;&gt;&quot;&quot;);[.$C22];&quot;&quot;)">
            <text:p/>
          </table:table-cell>
          <table:table-cell table:formula="of:=IF(AND([.$B22]=[.M$2];[.$G22]&lt;&gt;&quot;&quot;);[.$C22];&quot;&quot;)">
            <text:p/>
          </table:table-cell>
          <table:table-cell table:style-name="ce11" table:formula="of:=IF(AND([.$B22]=[.N$2];[.$G22]&lt;&gt;&quot;&quot;);[.$E22];&quot;&quot;)">
            <text:p/>
          </table:table-cell>
          <table:table-cell table:style-name="ce11" table:formula="of:=IF(AND([.$B22]=[.O$2];[.$G22]&lt;&gt;&quot;&quot;);[.$E22];&quot;&quot;)" office:value-type="float" office:value="98.388">
            <text:p>98,39</text:p>
          </table:table-cell>
          <table:table-cell table:style-name="ce11" table:formula="of:=IF(AND([.$B22]=[.P$2];[.$G22]&lt;&gt;&quot;&quot;);[.$E22];&quot;&quot;)">
            <text:p/>
          </table:table-cell>
          <table:table-cell table:style-name="ce11" table:formula="of:=IF(AND([.$B22]=[.Q$2];[.$G22]&lt;&gt;&quot;&quot;);[.$E22];&quot;&quot;)">
            <text:p/>
          </table:table-cell>
          <table:table-cell table:style-name="ce11" table:formula="of:=IF(AND([.$B22]=[.R$2];[.$G22]&lt;&gt;&quot;&quot;);[.$E22];&quot;&quot;)">
            <text:p/>
          </table:table-cell>
          <table:table-cell table:style-name="ce11" table:formula="of:=IF(AND([.$B22]=[.S$2];[.$G22]&lt;&gt;&quot;&quot;);[.$E2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Default" office:value-type="float" office:value="11.2061">
            <text:p>11,2061</text:p>
          </table:table-cell>
          <table:table-cell table:style-name="Default" office:value-type="float" office:value="3.45757">
            <text:p>3,45757</text:p>
          </table:table-cell>
          <table:table-cell table:style-name="Default" office:value-type="float" office:value="97.2865">
            <text:p>97,2865</text:p>
          </table:table-cell>
          <table:table-cell table:style-name="Default" office:value-type="float" office:value="1641.21">
            <text:p>1641,21</text:p>
          </table:table-cell>
          <table:table-cell table:style-name="Default" office:value-type="string">
            <text:p>/home/ramiro/Imagens/Faces to RPM/021.jpg</text:p>
          </table:table-cell>
          <table:table-cell table:formula="of:=IF(AND([.$B23]=[.H$2];[.$G23]&lt;&gt;&quot;&quot;);[.$C23];&quot;&quot;)">
            <text:p/>
          </table:table-cell>
          <table:table-cell table:formula="of:=IF(AND([.$B23]=[.I$2];[.$G23]&lt;&gt;&quot;&quot;);[.$C23];&quot;&quot;)" office:value-type="float" office:value="11.2061">
            <text:p>11,21</text:p>
          </table:table-cell>
          <table:table-cell table:formula="of:=IF(AND([.$B23]=[.J$2];[.$G23]&lt;&gt;&quot;&quot;);[.$C23];&quot;&quot;)">
            <text:p/>
          </table:table-cell>
          <table:table-cell table:formula="of:=IF(AND([.$B23]=[.K$2];[.$G23]&lt;&gt;&quot;&quot;);[.$C23];&quot;&quot;)">
            <text:p/>
          </table:table-cell>
          <table:table-cell table:formula="of:=IF(AND([.$B23]=[.L$2];[.$G23]&lt;&gt;&quot;&quot;);[.$C23];&quot;&quot;)">
            <text:p/>
          </table:table-cell>
          <table:table-cell table:formula="of:=IF(AND([.$B23]=[.M$2];[.$G23]&lt;&gt;&quot;&quot;);[.$C23];&quot;&quot;)">
            <text:p/>
          </table:table-cell>
          <table:table-cell table:style-name="ce11" table:formula="of:=IF(AND([.$B23]=[.N$2];[.$G23]&lt;&gt;&quot;&quot;);[.$E23];&quot;&quot;)">
            <text:p/>
          </table:table-cell>
          <table:table-cell table:style-name="ce11" table:formula="of:=IF(AND([.$B23]=[.O$2];[.$G23]&lt;&gt;&quot;&quot;);[.$E23];&quot;&quot;)" office:value-type="float" office:value="97.2865">
            <text:p>97,29</text:p>
          </table:table-cell>
          <table:table-cell table:style-name="ce11" table:formula="of:=IF(AND([.$B23]=[.P$2];[.$G23]&lt;&gt;&quot;&quot;);[.$E23];&quot;&quot;)">
            <text:p/>
          </table:table-cell>
          <table:table-cell table:style-name="ce11" table:formula="of:=IF(AND([.$B23]=[.Q$2];[.$G23]&lt;&gt;&quot;&quot;);[.$E23];&quot;&quot;)">
            <text:p/>
          </table:table-cell>
          <table:table-cell table:style-name="ce11" table:formula="of:=IF(AND([.$B23]=[.R$2];[.$G23]&lt;&gt;&quot;&quot;);[.$E23];&quot;&quot;)">
            <text:p/>
          </table:table-cell>
          <table:table-cell table:style-name="ce11" table:formula="of:=IF(AND([.$B23]=[.S$2];[.$G23]&lt;&gt;&quot;&quot;);[.$E2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style-name="Default" office:value-type="float" office:value="9.28239">
            <text:p>9,28239</text:p>
          </table:table-cell>
          <table:table-cell table:style-name="Default" office:value-type="float" office:value="4.63065">
            <text:p>4,63065</text:p>
          </table:table-cell>
          <table:table-cell table:style-name="Default" office:value-type="float" office:value="112.946">
            <text:p>112,946</text:p>
          </table:table-cell>
          <table:table-cell table:style-name="Default" office:value-type="float" office:value="926.16">
            <text:p>926,16</text:p>
          </table:table-cell>
          <table:table-cell table:style-name="Default" office:value-type="string">
            <text:p>/home/ramiro/Imagens/Faces to RPM/022.jpg</text:p>
          </table:table-cell>
          <table:table-cell table:formula="of:=IF(AND([.$B24]=[.H$2];[.$G24]&lt;&gt;&quot;&quot;);[.$C24];&quot;&quot;)">
            <text:p/>
          </table:table-cell>
          <table:table-cell table:formula="of:=IF(AND([.$B24]=[.I$2];[.$G24]&lt;&gt;&quot;&quot;);[.$C24];&quot;&quot;)">
            <text:p/>
          </table:table-cell>
          <table:table-cell table:formula="of:=IF(AND([.$B24]=[.J$2];[.$G24]&lt;&gt;&quot;&quot;);[.$C24];&quot;&quot;)" office:value-type="float" office:value="9.28239">
            <text:p>9,28</text:p>
          </table:table-cell>
          <table:table-cell table:formula="of:=IF(AND([.$B24]=[.K$2];[.$G24]&lt;&gt;&quot;&quot;);[.$C24];&quot;&quot;)">
            <text:p/>
          </table:table-cell>
          <table:table-cell table:formula="of:=IF(AND([.$B24]=[.L$2];[.$G24]&lt;&gt;&quot;&quot;);[.$C24];&quot;&quot;)">
            <text:p/>
          </table:table-cell>
          <table:table-cell table:formula="of:=IF(AND([.$B24]=[.M$2];[.$G24]&lt;&gt;&quot;&quot;);[.$C24];&quot;&quot;)">
            <text:p/>
          </table:table-cell>
          <table:table-cell table:style-name="ce11" table:formula="of:=IF(AND([.$B24]=[.N$2];[.$G24]&lt;&gt;&quot;&quot;);[.$E24];&quot;&quot;)">
            <text:p/>
          </table:table-cell>
          <table:table-cell table:style-name="ce11" table:formula="of:=IF(AND([.$B24]=[.O$2];[.$G24]&lt;&gt;&quot;&quot;);[.$E24];&quot;&quot;)">
            <text:p/>
          </table:table-cell>
          <table:table-cell table:style-name="ce11" table:formula="of:=IF(AND([.$B24]=[.P$2];[.$G24]&lt;&gt;&quot;&quot;);[.$E24];&quot;&quot;)" office:value-type="float" office:value="112.946">
            <text:p>112,95</text:p>
          </table:table-cell>
          <table:table-cell table:style-name="ce11" table:formula="of:=IF(AND([.$B24]=[.Q$2];[.$G24]&lt;&gt;&quot;&quot;);[.$E24];&quot;&quot;)">
            <text:p/>
          </table:table-cell>
          <table:table-cell table:style-name="ce11" table:formula="of:=IF(AND([.$B24]=[.R$2];[.$G24]&lt;&gt;&quot;&quot;);[.$E24];&quot;&quot;)">
            <text:p/>
          </table:table-cell>
          <table:table-cell table:style-name="ce11" table:formula="of:=IF(AND([.$B24]=[.S$2];[.$G24]&lt;&gt;&quot;&quot;);[.$E2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Default" office:value-type="float" office:value="8.64061">
            <text:p>8,64061</text:p>
          </table:table-cell>
          <table:table-cell table:style-name="Default" office:value-type="float" office:value="13.3626">
            <text:p>13,3626</text:p>
          </table:table-cell>
          <table:table-cell table:style-name="Default" office:value-type="float" office:value="99.2926">
            <text:p>99,2926</text:p>
          </table:table-cell>
          <table:table-cell table:style-name="Default" office:value-type="float" office:value="3049.64">
            <text:p>3049,64</text:p>
          </table:table-cell>
          <table:table-cell table:style-name="Default" office:value-type="string">
            <text:p>/home/ramiro/Imagens/Faces to RPM/023.jpg</text:p>
          </table:table-cell>
          <table:table-cell table:formula="of:=IF(AND([.$B25]=[.H$2];[.$G25]&lt;&gt;&quot;&quot;);[.$C25];&quot;&quot;)" office:value-type="float" office:value="8.64061">
            <text:p>8,64</text:p>
          </table:table-cell>
          <table:table-cell table:formula="of:=IF(AND([.$B25]=[.I$2];[.$G25]&lt;&gt;&quot;&quot;);[.$C25];&quot;&quot;)">
            <text:p/>
          </table:table-cell>
          <table:table-cell table:formula="of:=IF(AND([.$B25]=[.J$2];[.$G25]&lt;&gt;&quot;&quot;);[.$C25];&quot;&quot;)">
            <text:p/>
          </table:table-cell>
          <table:table-cell table:formula="of:=IF(AND([.$B25]=[.K$2];[.$G25]&lt;&gt;&quot;&quot;);[.$C25];&quot;&quot;)">
            <text:p/>
          </table:table-cell>
          <table:table-cell table:formula="of:=IF(AND([.$B25]=[.L$2];[.$G25]&lt;&gt;&quot;&quot;);[.$C25];&quot;&quot;)">
            <text:p/>
          </table:table-cell>
          <table:table-cell table:formula="of:=IF(AND([.$B25]=[.M$2];[.$G25]&lt;&gt;&quot;&quot;);[.$C25];&quot;&quot;)">
            <text:p/>
          </table:table-cell>
          <table:table-cell table:style-name="ce11" table:formula="of:=IF(AND([.$B25]=[.N$2];[.$G25]&lt;&gt;&quot;&quot;);[.$E25];&quot;&quot;)" office:value-type="float" office:value="99.2926">
            <text:p>99,29</text:p>
          </table:table-cell>
          <table:table-cell table:style-name="ce11" table:formula="of:=IF(AND([.$B25]=[.O$2];[.$G25]&lt;&gt;&quot;&quot;);[.$E25];&quot;&quot;)">
            <text:p/>
          </table:table-cell>
          <table:table-cell table:style-name="ce11" table:formula="of:=IF(AND([.$B25]=[.P$2];[.$G25]&lt;&gt;&quot;&quot;);[.$E25];&quot;&quot;)">
            <text:p/>
          </table:table-cell>
          <table:table-cell table:style-name="ce11" table:formula="of:=IF(AND([.$B25]=[.Q$2];[.$G25]&lt;&gt;&quot;&quot;);[.$E25];&quot;&quot;)">
            <text:p/>
          </table:table-cell>
          <table:table-cell table:style-name="ce11" table:formula="of:=IF(AND([.$B25]=[.R$2];[.$G25]&lt;&gt;&quot;&quot;);[.$E25];&quot;&quot;)">
            <text:p/>
          </table:table-cell>
          <table:table-cell table:style-name="ce11" table:formula="of:=IF(AND([.$B25]=[.S$2];[.$G25]&lt;&gt;&quot;&quot;);[.$E2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6]=[.H$2];[.$G26]&lt;&gt;&quot;&quot;);[.$C26];&quot;&quot;)">
            <text:p/>
          </table:table-cell>
          <table:table-cell table:formula="of:=IF(AND([.$B26]=[.I$2];[.$G26]&lt;&gt;&quot;&quot;);[.$C26];&quot;&quot;)">
            <text:p/>
          </table:table-cell>
          <table:table-cell table:formula="of:=IF(AND([.$B26]=[.J$2];[.$G26]&lt;&gt;&quot;&quot;);[.$C26];&quot;&quot;)">
            <text:p/>
          </table:table-cell>
          <table:table-cell table:formula="of:=IF(AND([.$B26]=[.K$2];[.$G26]&lt;&gt;&quot;&quot;);[.$C26];&quot;&quot;)">
            <text:p/>
          </table:table-cell>
          <table:table-cell table:formula="of:=IF(AND([.$B26]=[.L$2];[.$G26]&lt;&gt;&quot;&quot;);[.$C26];&quot;&quot;)">
            <text:p/>
          </table:table-cell>
          <table:table-cell table:formula="of:=IF(AND([.$B26]=[.M$2];[.$G26]&lt;&gt;&quot;&quot;);[.$C26];&quot;&quot;)">
            <text:p/>
          </table:table-cell>
          <table:table-cell table:style-name="ce11" table:formula="of:=IF(AND([.$B26]=[.N$2];[.$G26]&lt;&gt;&quot;&quot;);[.$E26];&quot;&quot;)">
            <text:p/>
          </table:table-cell>
          <table:table-cell table:style-name="ce11" table:formula="of:=IF(AND([.$B26]=[.O$2];[.$G26]&lt;&gt;&quot;&quot;);[.$E26];&quot;&quot;)">
            <text:p/>
          </table:table-cell>
          <table:table-cell table:style-name="ce11" table:formula="of:=IF(AND([.$B26]=[.P$2];[.$G26]&lt;&gt;&quot;&quot;);[.$E26];&quot;&quot;)">
            <text:p/>
          </table:table-cell>
          <table:table-cell table:style-name="ce11" table:formula="of:=IF(AND([.$B26]=[.Q$2];[.$G26]&lt;&gt;&quot;&quot;);[.$E26];&quot;&quot;)">
            <text:p/>
          </table:table-cell>
          <table:table-cell table:style-name="ce11" table:formula="of:=IF(AND([.$B26]=[.R$2];[.$G26]&lt;&gt;&quot;&quot;);[.$E26];&quot;&quot;)">
            <text:p/>
          </table:table-cell>
          <table:table-cell table:style-name="ce11" table:formula="of:=IF(AND([.$B26]=[.S$2];[.$G26]&lt;&gt;&quot;&quot;);[.$E2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Default" office:value-type="float" office:value="7.42428">
            <text:p>7,42428</text:p>
          </table:table-cell>
          <table:table-cell table:style-name="Default" office:value-type="float" office:value="8.26936">
            <text:p>8,26936</text:p>
          </table:table-cell>
          <table:table-cell table:style-name="Default" office:value-type="float" office:value="94.168">
            <text:p>94,168</text:p>
          </table:table-cell>
          <table:table-cell table:style-name="Default" office:value-type="float" office:value="1096.38">
            <text:p>1096,38</text:p>
          </table:table-cell>
          <table:table-cell table:style-name="Default" office:value-type="string">
            <text:p>/home/ramiro/Imagens/Faces to RPM/025.jpg</text:p>
          </table:table-cell>
          <table:table-cell table:formula="of:=IF(AND([.$B27]=[.H$2];[.$G27]&lt;&gt;&quot;&quot;);[.$C27];&quot;&quot;)">
            <text:p/>
          </table:table-cell>
          <table:table-cell table:formula="of:=IF(AND([.$B27]=[.I$2];[.$G27]&lt;&gt;&quot;&quot;);[.$C27];&quot;&quot;)" office:value-type="float" office:value="7.42428">
            <text:p>7,42</text:p>
          </table:table-cell>
          <table:table-cell table:formula="of:=IF(AND([.$B27]=[.J$2];[.$G27]&lt;&gt;&quot;&quot;);[.$C27];&quot;&quot;)">
            <text:p/>
          </table:table-cell>
          <table:table-cell table:formula="of:=IF(AND([.$B27]=[.K$2];[.$G27]&lt;&gt;&quot;&quot;);[.$C27];&quot;&quot;)">
            <text:p/>
          </table:table-cell>
          <table:table-cell table:formula="of:=IF(AND([.$B27]=[.L$2];[.$G27]&lt;&gt;&quot;&quot;);[.$C27];&quot;&quot;)">
            <text:p/>
          </table:table-cell>
          <table:table-cell table:formula="of:=IF(AND([.$B27]=[.M$2];[.$G27]&lt;&gt;&quot;&quot;);[.$C27];&quot;&quot;)">
            <text:p/>
          </table:table-cell>
          <table:table-cell table:style-name="ce11" table:formula="of:=IF(AND([.$B27]=[.N$2];[.$G27]&lt;&gt;&quot;&quot;);[.$E27];&quot;&quot;)">
            <text:p/>
          </table:table-cell>
          <table:table-cell table:style-name="ce11" table:formula="of:=IF(AND([.$B27]=[.O$2];[.$G27]&lt;&gt;&quot;&quot;);[.$E27];&quot;&quot;)" office:value-type="float" office:value="94.168">
            <text:p>94,17</text:p>
          </table:table-cell>
          <table:table-cell table:style-name="ce11" table:formula="of:=IF(AND([.$B27]=[.P$2];[.$G27]&lt;&gt;&quot;&quot;);[.$E27];&quot;&quot;)">
            <text:p/>
          </table:table-cell>
          <table:table-cell table:style-name="ce11" table:formula="of:=IF(AND([.$B27]=[.Q$2];[.$G27]&lt;&gt;&quot;&quot;);[.$E27];&quot;&quot;)">
            <text:p/>
          </table:table-cell>
          <table:table-cell table:style-name="ce11" table:formula="of:=IF(AND([.$B27]=[.R$2];[.$G27]&lt;&gt;&quot;&quot;);[.$E27];&quot;&quot;)">
            <text:p/>
          </table:table-cell>
          <table:table-cell table:style-name="ce11" table:formula="of:=IF(AND([.$B27]=[.S$2];[.$G27]&lt;&gt;&quot;&quot;);[.$E2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Default" office:value-type="float" office:value="13.5246">
            <text:p>13,5246</text:p>
          </table:table-cell>
          <table:table-cell table:style-name="Default" office:value-type="float" office:value="2.25829">
            <text:p>2,25829</text:p>
          </table:table-cell>
          <table:table-cell table:style-name="Default" office:value-type="float" office:value="101.486">
            <text:p>101,486</text:p>
          </table:table-cell>
          <table:table-cell table:style-name="Default" office:value-type="float" office:value="675.101">
            <text:p>675,101</text:p>
          </table:table-cell>
          <table:table-cell table:style-name="Default" office:value-type="string">
            <text:p>/home/ramiro/Imagens/Faces to RPM/026.jpg</text:p>
          </table:table-cell>
          <table:table-cell table:formula="of:=IF(AND([.$B28]=[.H$2];[.$G28]&lt;&gt;&quot;&quot;);[.$C28];&quot;&quot;)" office:value-type="float" office:value="13.5246">
            <text:p>13,52</text:p>
          </table:table-cell>
          <table:table-cell table:formula="of:=IF(AND([.$B28]=[.I$2];[.$G28]&lt;&gt;&quot;&quot;);[.$C28];&quot;&quot;)">
            <text:p/>
          </table:table-cell>
          <table:table-cell table:formula="of:=IF(AND([.$B28]=[.J$2];[.$G28]&lt;&gt;&quot;&quot;);[.$C28];&quot;&quot;)">
            <text:p/>
          </table:table-cell>
          <table:table-cell table:formula="of:=IF(AND([.$B28]=[.K$2];[.$G28]&lt;&gt;&quot;&quot;);[.$C28];&quot;&quot;)">
            <text:p/>
          </table:table-cell>
          <table:table-cell table:formula="of:=IF(AND([.$B28]=[.L$2];[.$G28]&lt;&gt;&quot;&quot;);[.$C28];&quot;&quot;)">
            <text:p/>
          </table:table-cell>
          <table:table-cell table:formula="of:=IF(AND([.$B28]=[.M$2];[.$G28]&lt;&gt;&quot;&quot;);[.$C28];&quot;&quot;)">
            <text:p/>
          </table:table-cell>
          <table:table-cell table:style-name="ce11" table:formula="of:=IF(AND([.$B28]=[.N$2];[.$G28]&lt;&gt;&quot;&quot;);[.$E28];&quot;&quot;)" office:value-type="float" office:value="101.486">
            <text:p>101,49</text:p>
          </table:table-cell>
          <table:table-cell table:style-name="ce11" table:formula="of:=IF(AND([.$B28]=[.O$2];[.$G28]&lt;&gt;&quot;&quot;);[.$E28];&quot;&quot;)">
            <text:p/>
          </table:table-cell>
          <table:table-cell table:style-name="ce11" table:formula="of:=IF(AND([.$B28]=[.P$2];[.$G28]&lt;&gt;&quot;&quot;);[.$E28];&quot;&quot;)">
            <text:p/>
          </table:table-cell>
          <table:table-cell table:style-name="ce11" table:formula="of:=IF(AND([.$B28]=[.Q$2];[.$G28]&lt;&gt;&quot;&quot;);[.$E28];&quot;&quot;)">
            <text:p/>
          </table:table-cell>
          <table:table-cell table:style-name="ce11" table:formula="of:=IF(AND([.$B28]=[.R$2];[.$G28]&lt;&gt;&quot;&quot;);[.$E28];&quot;&quot;)">
            <text:p/>
          </table:table-cell>
          <table:table-cell table:style-name="ce11" table:formula="of:=IF(AND([.$B28]=[.S$2];[.$G28]&lt;&gt;&quot;&quot;);[.$E2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Default" office:value-type="float" office:value="11.2701">
            <text:p>11,2701</text:p>
          </table:table-cell>
          <table:table-cell table:style-name="Default" office:value-type="float" office:value="11.387">
            <text:p>11,387</text:p>
          </table:table-cell>
          <table:table-cell table:style-name="Default" office:value-type="float" office:value="81.6841">
            <text:p>81,6841</text:p>
          </table:table-cell>
          <table:table-cell table:style-name="Default" office:value-type="float" office:value="1318.62">
            <text:p>1318,62</text:p>
          </table:table-cell>
          <table:table-cell table:style-name="Default" office:value-type="string">
            <text:p>/home/ramiro/Imagens/Faces to RPM/027.jpg</text:p>
          </table:table-cell>
          <table:table-cell table:formula="of:=IF(AND([.$B29]=[.H$2];[.$G29]&lt;&gt;&quot;&quot;);[.$C29];&quot;&quot;)" office:value-type="float" office:value="11.2701">
            <text:p>11,27</text:p>
          </table:table-cell>
          <table:table-cell table:formula="of:=IF(AND([.$B29]=[.I$2];[.$G29]&lt;&gt;&quot;&quot;);[.$C29];&quot;&quot;)">
            <text:p/>
          </table:table-cell>
          <table:table-cell table:formula="of:=IF(AND([.$B29]=[.J$2];[.$G29]&lt;&gt;&quot;&quot;);[.$C29];&quot;&quot;)">
            <text:p/>
          </table:table-cell>
          <table:table-cell table:formula="of:=IF(AND([.$B29]=[.K$2];[.$G29]&lt;&gt;&quot;&quot;);[.$C29];&quot;&quot;)">
            <text:p/>
          </table:table-cell>
          <table:table-cell table:formula="of:=IF(AND([.$B29]=[.L$2];[.$G29]&lt;&gt;&quot;&quot;);[.$C29];&quot;&quot;)">
            <text:p/>
          </table:table-cell>
          <table:table-cell table:formula="of:=IF(AND([.$B29]=[.M$2];[.$G29]&lt;&gt;&quot;&quot;);[.$C29];&quot;&quot;)">
            <text:p/>
          </table:table-cell>
          <table:table-cell table:style-name="ce11" table:formula="of:=IF(AND([.$B29]=[.N$2];[.$G29]&lt;&gt;&quot;&quot;);[.$E29];&quot;&quot;)" office:value-type="float" office:value="81.6841">
            <text:p>81,68</text:p>
          </table:table-cell>
          <table:table-cell table:style-name="ce11" table:formula="of:=IF(AND([.$B29]=[.O$2];[.$G29]&lt;&gt;&quot;&quot;);[.$E29];&quot;&quot;)">
            <text:p/>
          </table:table-cell>
          <table:table-cell table:style-name="ce11" table:formula="of:=IF(AND([.$B29]=[.P$2];[.$G29]&lt;&gt;&quot;&quot;);[.$E29];&quot;&quot;)">
            <text:p/>
          </table:table-cell>
          <table:table-cell table:style-name="ce11" table:formula="of:=IF(AND([.$B29]=[.Q$2];[.$G29]&lt;&gt;&quot;&quot;);[.$E29];&quot;&quot;)">
            <text:p/>
          </table:table-cell>
          <table:table-cell table:style-name="ce11" table:formula="of:=IF(AND([.$B29]=[.R$2];[.$G29]&lt;&gt;&quot;&quot;);[.$E29];&quot;&quot;)">
            <text:p/>
          </table:table-cell>
          <table:table-cell table:style-name="ce11" table:formula="of:=IF(AND([.$B29]=[.S$2];[.$G29]&lt;&gt;&quot;&quot;);[.$E2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style-name="Default" office:value-type="float" office:value="10.5206">
            <text:p>10,5206</text:p>
          </table:table-cell>
          <table:table-cell table:style-name="Default" office:value-type="float" office:value="4.83154">
            <text:p>4,83154</text:p>
          </table:table-cell>
          <table:table-cell table:style-name="Default" office:value-type="float" office:value="115.388">
            <text:p>115,388</text:p>
          </table:table-cell>
          <table:table-cell table:style-name="Default" office:value-type="float" office:value="1756.4">
            <text:p>1756,4</text:p>
          </table:table-cell>
          <table:table-cell table:style-name="Default" office:value-type="string">
            <text:p>/home/ramiro/Imagens/Faces to RPM/028.jpg</text:p>
          </table:table-cell>
          <table:table-cell table:formula="of:=IF(AND([.$B30]=[.H$2];[.$G30]&lt;&gt;&quot;&quot;);[.$C30];&quot;&quot;)">
            <text:p/>
          </table:table-cell>
          <table:table-cell table:formula="of:=IF(AND([.$B30]=[.I$2];[.$G30]&lt;&gt;&quot;&quot;);[.$C30];&quot;&quot;)">
            <text:p/>
          </table:table-cell>
          <table:table-cell table:formula="of:=IF(AND([.$B30]=[.J$2];[.$G30]&lt;&gt;&quot;&quot;);[.$C30];&quot;&quot;)">
            <text:p/>
          </table:table-cell>
          <table:table-cell table:formula="of:=IF(AND([.$B30]=[.K$2];[.$G30]&lt;&gt;&quot;&quot;);[.$C30];&quot;&quot;)">
            <text:p/>
          </table:table-cell>
          <table:table-cell table:formula="of:=IF(AND([.$B30]=[.L$2];[.$G30]&lt;&gt;&quot;&quot;);[.$C30];&quot;&quot;)" office:value-type="float" office:value="10.5206">
            <text:p>10,52</text:p>
          </table:table-cell>
          <table:table-cell table:formula="of:=IF(AND([.$B30]=[.M$2];[.$G30]&lt;&gt;&quot;&quot;);[.$C30];&quot;&quot;)">
            <text:p/>
          </table:table-cell>
          <table:table-cell table:style-name="ce11" table:formula="of:=IF(AND([.$B30]=[.N$2];[.$G30]&lt;&gt;&quot;&quot;);[.$E30];&quot;&quot;)">
            <text:p/>
          </table:table-cell>
          <table:table-cell table:style-name="ce11" table:formula="of:=IF(AND([.$B30]=[.O$2];[.$G30]&lt;&gt;&quot;&quot;);[.$E30];&quot;&quot;)">
            <text:p/>
          </table:table-cell>
          <table:table-cell table:style-name="ce11" table:formula="of:=IF(AND([.$B30]=[.P$2];[.$G30]&lt;&gt;&quot;&quot;);[.$E30];&quot;&quot;)">
            <text:p/>
          </table:table-cell>
          <table:table-cell table:style-name="ce11" table:formula="of:=IF(AND([.$B30]=[.Q$2];[.$G30]&lt;&gt;&quot;&quot;);[.$E30];&quot;&quot;)">
            <text:p/>
          </table:table-cell>
          <table:table-cell table:style-name="ce11" table:formula="of:=IF(AND([.$B30]=[.R$2];[.$G30]&lt;&gt;&quot;&quot;);[.$E30];&quot;&quot;)" office:value-type="float" office:value="115.388">
            <text:p>115,39</text:p>
          </table:table-cell>
          <table:table-cell table:style-name="ce11" table:formula="of:=IF(AND([.$B30]=[.S$2];[.$G30]&lt;&gt;&quot;&quot;);[.$E3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Default" office:value-type="float" office:value="11.0681">
            <text:p>11,0681</text:p>
          </table:table-cell>
          <table:table-cell table:style-name="Default" office:value-type="float" office:value="8.87561">
            <text:p>8,87561</text:p>
          </table:table-cell>
          <table:table-cell table:style-name="Default" office:value-type="float" office:value="138.556">
            <text:p>138,556</text:p>
          </table:table-cell>
          <table:table-cell table:style-name="Default" office:value-type="float" office:value="1132.62">
            <text:p>1132,62</text:p>
          </table:table-cell>
          <table:table-cell table:style-name="Default" office:value-type="string">
            <text:p>/home/ramiro/Imagens/Faces to RPM/029.jpg</text:p>
          </table:table-cell>
          <table:table-cell table:formula="of:=IF(AND([.$B31]=[.H$2];[.$G31]&lt;&gt;&quot;&quot;);[.$C31];&quot;&quot;)">
            <text:p/>
          </table:table-cell>
          <table:table-cell table:formula="of:=IF(AND([.$B31]=[.I$2];[.$G31]&lt;&gt;&quot;&quot;);[.$C31];&quot;&quot;)">
            <text:p/>
          </table:table-cell>
          <table:table-cell table:formula="of:=IF(AND([.$B31]=[.J$2];[.$G31]&lt;&gt;&quot;&quot;);[.$C31];&quot;&quot;)">
            <text:p/>
          </table:table-cell>
          <table:table-cell table:formula="of:=IF(AND([.$B31]=[.K$2];[.$G31]&lt;&gt;&quot;&quot;);[.$C31];&quot;&quot;)" office:value-type="float" office:value="11.0681">
            <text:p>11,07</text:p>
          </table:table-cell>
          <table:table-cell table:formula="of:=IF(AND([.$B31]=[.L$2];[.$G31]&lt;&gt;&quot;&quot;);[.$C31];&quot;&quot;)">
            <text:p/>
          </table:table-cell>
          <table:table-cell table:formula="of:=IF(AND([.$B31]=[.M$2];[.$G31]&lt;&gt;&quot;&quot;);[.$C31];&quot;&quot;)">
            <text:p/>
          </table:table-cell>
          <table:table-cell table:style-name="ce11" table:formula="of:=IF(AND([.$B31]=[.N$2];[.$G31]&lt;&gt;&quot;&quot;);[.$E31];&quot;&quot;)">
            <text:p/>
          </table:table-cell>
          <table:table-cell table:style-name="ce11" table:formula="of:=IF(AND([.$B31]=[.O$2];[.$G31]&lt;&gt;&quot;&quot;);[.$E31];&quot;&quot;)">
            <text:p/>
          </table:table-cell>
          <table:table-cell table:style-name="ce11" table:formula="of:=IF(AND([.$B31]=[.P$2];[.$G31]&lt;&gt;&quot;&quot;);[.$E31];&quot;&quot;)">
            <text:p/>
          </table:table-cell>
          <table:table-cell table:style-name="ce11" table:formula="of:=IF(AND([.$B31]=[.Q$2];[.$G31]&lt;&gt;&quot;&quot;);[.$E31];&quot;&quot;)" office:value-type="float" office:value="138.556">
            <text:p>138,56</text:p>
          </table:table-cell>
          <table:table-cell table:style-name="ce11" table:formula="of:=IF(AND([.$B31]=[.R$2];[.$G31]&lt;&gt;&quot;&quot;);[.$E31];&quot;&quot;)">
            <text:p/>
          </table:table-cell>
          <table:table-cell table:style-name="ce11" table:formula="of:=IF(AND([.$B31]=[.S$2];[.$G31]&lt;&gt;&quot;&quot;);[.$E3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style-name="Default" office:value-type="float" office:value="10.9829">
            <text:p>10,9829</text:p>
          </table:table-cell>
          <table:table-cell table:style-name="Default" office:value-type="float" office:value="6.61946">
            <text:p>6,61946</text:p>
          </table:table-cell>
          <table:table-cell table:style-name="Default" office:value-type="float" office:value="181.451">
            <text:p>181,451</text:p>
          </table:table-cell>
          <table:table-cell table:style-name="Default" office:value-type="float" office:value="1667.62">
            <text:p>1667,62</text:p>
          </table:table-cell>
          <table:table-cell table:style-name="Default" office:value-type="string">
            <text:p>/home/ramiro/Imagens/Faces to RPM/030.jpg</text:p>
          </table:table-cell>
          <table:table-cell table:formula="of:=IF(AND([.$B32]=[.H$2];[.$G32]&lt;&gt;&quot;&quot;);[.$C32];&quot;&quot;)">
            <text:p/>
          </table:table-cell>
          <table:table-cell table:formula="of:=IF(AND([.$B32]=[.I$2];[.$G32]&lt;&gt;&quot;&quot;);[.$C32];&quot;&quot;)">
            <text:p/>
          </table:table-cell>
          <table:table-cell table:formula="of:=IF(AND([.$B32]=[.J$2];[.$G32]&lt;&gt;&quot;&quot;);[.$C32];&quot;&quot;)">
            <text:p/>
          </table:table-cell>
          <table:table-cell table:formula="of:=IF(AND([.$B32]=[.K$2];[.$G32]&lt;&gt;&quot;&quot;);[.$C32];&quot;&quot;)">
            <text:p/>
          </table:table-cell>
          <table:table-cell table:formula="of:=IF(AND([.$B32]=[.L$2];[.$G32]&lt;&gt;&quot;&quot;);[.$C32];&quot;&quot;)" office:value-type="float" office:value="10.9829">
            <text:p>10,98</text:p>
          </table:table-cell>
          <table:table-cell table:formula="of:=IF(AND([.$B32]=[.M$2];[.$G32]&lt;&gt;&quot;&quot;);[.$C32];&quot;&quot;)">
            <text:p/>
          </table:table-cell>
          <table:table-cell table:style-name="ce11" table:formula="of:=IF(AND([.$B32]=[.N$2];[.$G32]&lt;&gt;&quot;&quot;);[.$E32];&quot;&quot;)">
            <text:p/>
          </table:table-cell>
          <table:table-cell table:style-name="ce11" table:formula="of:=IF(AND([.$B32]=[.O$2];[.$G32]&lt;&gt;&quot;&quot;);[.$E32];&quot;&quot;)">
            <text:p/>
          </table:table-cell>
          <table:table-cell table:style-name="ce11" table:formula="of:=IF(AND([.$B32]=[.P$2];[.$G32]&lt;&gt;&quot;&quot;);[.$E32];&quot;&quot;)">
            <text:p/>
          </table:table-cell>
          <table:table-cell table:style-name="ce11" table:formula="of:=IF(AND([.$B32]=[.Q$2];[.$G32]&lt;&gt;&quot;&quot;);[.$E32];&quot;&quot;)">
            <text:p/>
          </table:table-cell>
          <table:table-cell table:style-name="ce11" table:formula="of:=IF(AND([.$B32]=[.R$2];[.$G32]&lt;&gt;&quot;&quot;);[.$E32];&quot;&quot;)" office:value-type="float" office:value="181.451">
            <text:p>181,45</text:p>
          </table:table-cell>
          <table:table-cell table:style-name="ce11" table:formula="of:=IF(AND([.$B32]=[.S$2];[.$G32]&lt;&gt;&quot;&quot;);[.$E3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3]=[.H$2];[.$G33]&lt;&gt;&quot;&quot;);[.$C33];&quot;&quot;)">
            <text:p/>
          </table:table-cell>
          <table:table-cell table:formula="of:=IF(AND([.$B33]=[.I$2];[.$G33]&lt;&gt;&quot;&quot;);[.$C33];&quot;&quot;)">
            <text:p/>
          </table:table-cell>
          <table:table-cell table:formula="of:=IF(AND([.$B33]=[.J$2];[.$G33]&lt;&gt;&quot;&quot;);[.$C33];&quot;&quot;)">
            <text:p/>
          </table:table-cell>
          <table:table-cell table:formula="of:=IF(AND([.$B33]=[.K$2];[.$G33]&lt;&gt;&quot;&quot;);[.$C33];&quot;&quot;)">
            <text:p/>
          </table:table-cell>
          <table:table-cell table:formula="of:=IF(AND([.$B33]=[.L$2];[.$G33]&lt;&gt;&quot;&quot;);[.$C33];&quot;&quot;)">
            <text:p/>
          </table:table-cell>
          <table:table-cell table:formula="of:=IF(AND([.$B33]=[.M$2];[.$G33]&lt;&gt;&quot;&quot;);[.$C33];&quot;&quot;)">
            <text:p/>
          </table:table-cell>
          <table:table-cell table:style-name="ce11" table:formula="of:=IF(AND([.$B33]=[.N$2];[.$G33]&lt;&gt;&quot;&quot;);[.$E33];&quot;&quot;)">
            <text:p/>
          </table:table-cell>
          <table:table-cell table:style-name="ce11" table:formula="of:=IF(AND([.$B33]=[.O$2];[.$G33]&lt;&gt;&quot;&quot;);[.$E33];&quot;&quot;)">
            <text:p/>
          </table:table-cell>
          <table:table-cell table:style-name="ce11" table:formula="of:=IF(AND([.$B33]=[.P$2];[.$G33]&lt;&gt;&quot;&quot;);[.$E33];&quot;&quot;)">
            <text:p/>
          </table:table-cell>
          <table:table-cell table:style-name="ce11" table:formula="of:=IF(AND([.$B33]=[.Q$2];[.$G33]&lt;&gt;&quot;&quot;);[.$E33];&quot;&quot;)">
            <text:p/>
          </table:table-cell>
          <table:table-cell table:style-name="ce11" table:formula="of:=IF(AND([.$B33]=[.R$2];[.$G33]&lt;&gt;&quot;&quot;);[.$E33];&quot;&quot;)">
            <text:p/>
          </table:table-cell>
          <table:table-cell table:style-name="ce11" table:formula="of:=IF(AND([.$B33]=[.S$2];[.$G33]&lt;&gt;&quot;&quot;);[.$E3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Default" office:value-type="float" office:value="10.7906">
            <text:p>10,7906</text:p>
          </table:table-cell>
          <table:table-cell table:style-name="Default" office:value-type="float" office:value="12.382">
            <text:p>12,382</text:p>
          </table:table-cell>
          <table:table-cell table:style-name="Default" office:value-type="float" office:value="42.4729">
            <text:p>42,4729</text:p>
          </table:table-cell>
          <table:table-cell table:style-name="Default" office:value-type="float" office:value="215.855">
            <text:p>215,855</text:p>
          </table:table-cell>
          <table:table-cell table:style-name="Default" office:value-type="string">
            <text:p>/home/ramiro/Imagens/Faces to RPM/032.jpg</text:p>
          </table:table-cell>
          <table:table-cell table:formula="of:=IF(AND([.$B34]=[.H$2];[.$G34]&lt;&gt;&quot;&quot;);[.$C34];&quot;&quot;)">
            <text:p/>
          </table:table-cell>
          <table:table-cell table:formula="of:=IF(AND([.$B34]=[.I$2];[.$G34]&lt;&gt;&quot;&quot;);[.$C34];&quot;&quot;)" office:value-type="float" office:value="10.7906">
            <text:p>10,79</text:p>
          </table:table-cell>
          <table:table-cell table:formula="of:=IF(AND([.$B34]=[.J$2];[.$G34]&lt;&gt;&quot;&quot;);[.$C34];&quot;&quot;)">
            <text:p/>
          </table:table-cell>
          <table:table-cell table:formula="of:=IF(AND([.$B34]=[.K$2];[.$G34]&lt;&gt;&quot;&quot;);[.$C34];&quot;&quot;)">
            <text:p/>
          </table:table-cell>
          <table:table-cell table:formula="of:=IF(AND([.$B34]=[.L$2];[.$G34]&lt;&gt;&quot;&quot;);[.$C34];&quot;&quot;)">
            <text:p/>
          </table:table-cell>
          <table:table-cell table:formula="of:=IF(AND([.$B34]=[.M$2];[.$G34]&lt;&gt;&quot;&quot;);[.$C34];&quot;&quot;)">
            <text:p/>
          </table:table-cell>
          <table:table-cell table:style-name="ce11" table:formula="of:=IF(AND([.$B34]=[.N$2];[.$G34]&lt;&gt;&quot;&quot;);[.$E34];&quot;&quot;)">
            <text:p/>
          </table:table-cell>
          <table:table-cell table:style-name="ce11" table:formula="of:=IF(AND([.$B34]=[.O$2];[.$G34]&lt;&gt;&quot;&quot;);[.$E34];&quot;&quot;)" office:value-type="float" office:value="42.4729">
            <text:p>42,47</text:p>
          </table:table-cell>
          <table:table-cell table:style-name="ce11" table:formula="of:=IF(AND([.$B34]=[.P$2];[.$G34]&lt;&gt;&quot;&quot;);[.$E34];&quot;&quot;)">
            <text:p/>
          </table:table-cell>
          <table:table-cell table:style-name="ce11" table:formula="of:=IF(AND([.$B34]=[.Q$2];[.$G34]&lt;&gt;&quot;&quot;);[.$E34];&quot;&quot;)">
            <text:p/>
          </table:table-cell>
          <table:table-cell table:style-name="ce11" table:formula="of:=IF(AND([.$B34]=[.R$2];[.$G34]&lt;&gt;&quot;&quot;);[.$E34];&quot;&quot;)">
            <text:p/>
          </table:table-cell>
          <table:table-cell table:style-name="ce11" table:formula="of:=IF(AND([.$B34]=[.S$2];[.$G34]&lt;&gt;&quot;&quot;);[.$E3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Default" office:value-type="float" office:value="11.7212">
            <text:p>11,7212</text:p>
          </table:table-cell>
          <table:table-cell table:style-name="Default" office:value-type="float" office:value="8.4641">
            <text:p>8,4641</text:p>
          </table:table-cell>
          <table:table-cell table:style-name="Default" office:value-type="float" office:value="116.44">
            <text:p>116,44</text:p>
          </table:table-cell>
          <table:table-cell table:style-name="Default" office:value-type="float" office:value="1286.14">
            <text:p>1286,14</text:p>
          </table:table-cell>
          <table:table-cell table:style-name="Default" office:value-type="string">
            <text:p>/home/ramiro/Imagens/Faces to RPM/033.jpg</text:p>
          </table:table-cell>
          <table:table-cell table:formula="of:=IF(AND([.$B35]=[.H$2];[.$G35]&lt;&gt;&quot;&quot;);[.$C35];&quot;&quot;)" office:value-type="float" office:value="11.7212">
            <text:p>11,72</text:p>
          </table:table-cell>
          <table:table-cell table:formula="of:=IF(AND([.$B35]=[.I$2];[.$G35]&lt;&gt;&quot;&quot;);[.$C35];&quot;&quot;)">
            <text:p/>
          </table:table-cell>
          <table:table-cell table:formula="of:=IF(AND([.$B35]=[.J$2];[.$G35]&lt;&gt;&quot;&quot;);[.$C35];&quot;&quot;)">
            <text:p/>
          </table:table-cell>
          <table:table-cell table:formula="of:=IF(AND([.$B35]=[.K$2];[.$G35]&lt;&gt;&quot;&quot;);[.$C35];&quot;&quot;)">
            <text:p/>
          </table:table-cell>
          <table:table-cell table:formula="of:=IF(AND([.$B35]=[.L$2];[.$G35]&lt;&gt;&quot;&quot;);[.$C35];&quot;&quot;)">
            <text:p/>
          </table:table-cell>
          <table:table-cell table:formula="of:=IF(AND([.$B35]=[.M$2];[.$G35]&lt;&gt;&quot;&quot;);[.$C35];&quot;&quot;)">
            <text:p/>
          </table:table-cell>
          <table:table-cell table:style-name="ce11" table:formula="of:=IF(AND([.$B35]=[.N$2];[.$G35]&lt;&gt;&quot;&quot;);[.$E35];&quot;&quot;)" office:value-type="float" office:value="116.44">
            <text:p>116,44</text:p>
          </table:table-cell>
          <table:table-cell table:style-name="ce11" table:formula="of:=IF(AND([.$B35]=[.O$2];[.$G35]&lt;&gt;&quot;&quot;);[.$E35];&quot;&quot;)">
            <text:p/>
          </table:table-cell>
          <table:table-cell table:style-name="ce11" table:formula="of:=IF(AND([.$B35]=[.P$2];[.$G35]&lt;&gt;&quot;&quot;);[.$E35];&quot;&quot;)">
            <text:p/>
          </table:table-cell>
          <table:table-cell table:style-name="ce11" table:formula="of:=IF(AND([.$B35]=[.Q$2];[.$G35]&lt;&gt;&quot;&quot;);[.$E35];&quot;&quot;)">
            <text:p/>
          </table:table-cell>
          <table:table-cell table:style-name="ce11" table:formula="of:=IF(AND([.$B35]=[.R$2];[.$G35]&lt;&gt;&quot;&quot;);[.$E35];&quot;&quot;)">
            <text:p/>
          </table:table-cell>
          <table:table-cell table:style-name="ce11" table:formula="of:=IF(AND([.$B35]=[.S$2];[.$G35]&lt;&gt;&quot;&quot;);[.$E3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Default" office:value-type="float" office:value="7.58274">
            <text:p>7,58274</text:p>
          </table:table-cell>
          <table:table-cell table:style-name="Default" office:value-type="float" office:value="3.6598">
            <text:p>3,6598</text:p>
          </table:table-cell>
          <table:table-cell table:style-name="Default" office:value-type="float" office:value="86.0417">
            <text:p>86,0417</text:p>
          </table:table-cell>
          <table:table-cell table:style-name="Default" office:value-type="float" office:value="565.22">
            <text:p>565,22</text:p>
          </table:table-cell>
          <table:table-cell table:style-name="Default" office:value-type="string">
            <text:p>/home/ramiro/Imagens/Faces to RPM/034.jpg</text:p>
          </table:table-cell>
          <table:table-cell table:formula="of:=IF(AND([.$B36]=[.H$2];[.$G36]&lt;&gt;&quot;&quot;);[.$C36];&quot;&quot;)" office:value-type="float" office:value="7.58274">
            <text:p>7,58</text:p>
          </table:table-cell>
          <table:table-cell table:formula="of:=IF(AND([.$B36]=[.I$2];[.$G36]&lt;&gt;&quot;&quot;);[.$C36];&quot;&quot;)">
            <text:p/>
          </table:table-cell>
          <table:table-cell table:formula="of:=IF(AND([.$B36]=[.J$2];[.$G36]&lt;&gt;&quot;&quot;);[.$C36];&quot;&quot;)">
            <text:p/>
          </table:table-cell>
          <table:table-cell table:formula="of:=IF(AND([.$B36]=[.K$2];[.$G36]&lt;&gt;&quot;&quot;);[.$C36];&quot;&quot;)">
            <text:p/>
          </table:table-cell>
          <table:table-cell table:formula="of:=IF(AND([.$B36]=[.L$2];[.$G36]&lt;&gt;&quot;&quot;);[.$C36];&quot;&quot;)">
            <text:p/>
          </table:table-cell>
          <table:table-cell table:formula="of:=IF(AND([.$B36]=[.M$2];[.$G36]&lt;&gt;&quot;&quot;);[.$C36];&quot;&quot;)">
            <text:p/>
          </table:table-cell>
          <table:table-cell table:style-name="ce11" table:formula="of:=IF(AND([.$B36]=[.N$2];[.$G36]&lt;&gt;&quot;&quot;);[.$E36];&quot;&quot;)" office:value-type="float" office:value="86.0417">
            <text:p>86,04</text:p>
          </table:table-cell>
          <table:table-cell table:style-name="ce11" table:formula="of:=IF(AND([.$B36]=[.O$2];[.$G36]&lt;&gt;&quot;&quot;);[.$E36];&quot;&quot;)">
            <text:p/>
          </table:table-cell>
          <table:table-cell table:style-name="ce11" table:formula="of:=IF(AND([.$B36]=[.P$2];[.$G36]&lt;&gt;&quot;&quot;);[.$E36];&quot;&quot;)">
            <text:p/>
          </table:table-cell>
          <table:table-cell table:style-name="ce11" table:formula="of:=IF(AND([.$B36]=[.Q$2];[.$G36]&lt;&gt;&quot;&quot;);[.$E36];&quot;&quot;)">
            <text:p/>
          </table:table-cell>
          <table:table-cell table:style-name="ce11" table:formula="of:=IF(AND([.$B36]=[.R$2];[.$G36]&lt;&gt;&quot;&quot;);[.$E36];&quot;&quot;)">
            <text:p/>
          </table:table-cell>
          <table:table-cell table:style-name="ce11" table:formula="of:=IF(AND([.$B36]=[.S$2];[.$G36]&lt;&gt;&quot;&quot;);[.$E3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Default" office:value-type="float" office:value="12.0239">
            <text:p>12,0239</text:p>
          </table:table-cell>
          <table:table-cell table:style-name="Default" office:value-type="float" office:value="9.27106">
            <text:p>9,27106</text:p>
          </table:table-cell>
          <table:table-cell table:style-name="Default" office:value-type="float" office:value="172.729">
            <text:p>172,729</text:p>
          </table:table-cell>
          <table:table-cell table:style-name="Default" office:value-type="float" office:value="551.087">
            <text:p>551,087</text:p>
          </table:table-cell>
          <table:table-cell table:style-name="Default" office:value-type="string">
            <text:p>/home/ramiro/Imagens/Faces to RPM/035.jpg</text:p>
          </table:table-cell>
          <table:table-cell table:formula="of:=IF(AND([.$B37]=[.H$2];[.$G37]&lt;&gt;&quot;&quot;);[.$C37];&quot;&quot;)">
            <text:p/>
          </table:table-cell>
          <table:table-cell table:formula="of:=IF(AND([.$B37]=[.I$2];[.$G37]&lt;&gt;&quot;&quot;);[.$C37];&quot;&quot;)">
            <text:p/>
          </table:table-cell>
          <table:table-cell table:formula="of:=IF(AND([.$B37]=[.J$2];[.$G37]&lt;&gt;&quot;&quot;);[.$C37];&quot;&quot;)">
            <text:p/>
          </table:table-cell>
          <table:table-cell table:formula="of:=IF(AND([.$B37]=[.K$2];[.$G37]&lt;&gt;&quot;&quot;);[.$C37];&quot;&quot;)" office:value-type="float" office:value="12.0239">
            <text:p>12,02</text:p>
          </table:table-cell>
          <table:table-cell table:formula="of:=IF(AND([.$B37]=[.L$2];[.$G37]&lt;&gt;&quot;&quot;);[.$C37];&quot;&quot;)">
            <text:p/>
          </table:table-cell>
          <table:table-cell table:formula="of:=IF(AND([.$B37]=[.M$2];[.$G37]&lt;&gt;&quot;&quot;);[.$C37];&quot;&quot;)">
            <text:p/>
          </table:table-cell>
          <table:table-cell table:style-name="ce11" table:formula="of:=IF(AND([.$B37]=[.N$2];[.$G37]&lt;&gt;&quot;&quot;);[.$E37];&quot;&quot;)">
            <text:p/>
          </table:table-cell>
          <table:table-cell table:style-name="ce11" table:formula="of:=IF(AND([.$B37]=[.O$2];[.$G37]&lt;&gt;&quot;&quot;);[.$E37];&quot;&quot;)">
            <text:p/>
          </table:table-cell>
          <table:table-cell table:style-name="ce11" table:formula="of:=IF(AND([.$B37]=[.P$2];[.$G37]&lt;&gt;&quot;&quot;);[.$E37];&quot;&quot;)">
            <text:p/>
          </table:table-cell>
          <table:table-cell table:style-name="ce11" table:formula="of:=IF(AND([.$B37]=[.Q$2];[.$G37]&lt;&gt;&quot;&quot;);[.$E37];&quot;&quot;)" office:value-type="float" office:value="172.729">
            <text:p>172,73</text:p>
          </table:table-cell>
          <table:table-cell table:style-name="ce11" table:formula="of:=IF(AND([.$B37]=[.R$2];[.$G37]&lt;&gt;&quot;&quot;);[.$E37];&quot;&quot;)">
            <text:p/>
          </table:table-cell>
          <table:table-cell table:style-name="ce11" table:formula="of:=IF(AND([.$B37]=[.S$2];[.$G37]&lt;&gt;&quot;&quot;);[.$E3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Default" office:value-type="float" office:value="11.1165">
            <text:p>11,1165</text:p>
          </table:table-cell>
          <table:table-cell table:style-name="Default" office:value-type="float" office:value="12.73">
            <text:p>12,73</text:p>
          </table:table-cell>
          <table:table-cell table:style-name="Default" office:value-type="float" office:value="140.974">
            <text:p>140,974</text:p>
          </table:table-cell>
          <table:table-cell table:style-name="Default" office:value-type="float" office:value="1341.58">
            <text:p>1341,58</text:p>
          </table:table-cell>
          <table:table-cell table:style-name="Default" office:value-type="string">
            <text:p>/home/ramiro/Imagens/Faces to RPM/036.jpg</text:p>
          </table:table-cell>
          <table:table-cell table:formula="of:=IF(AND([.$B38]=[.H$2];[.$G38]&lt;&gt;&quot;&quot;);[.$C38];&quot;&quot;)">
            <text:p/>
          </table:table-cell>
          <table:table-cell table:formula="of:=IF(AND([.$B38]=[.I$2];[.$G38]&lt;&gt;&quot;&quot;);[.$C38];&quot;&quot;)">
            <text:p/>
          </table:table-cell>
          <table:table-cell table:formula="of:=IF(AND([.$B38]=[.J$2];[.$G38]&lt;&gt;&quot;&quot;);[.$C38];&quot;&quot;)" office:value-type="float" office:value="11.1165">
            <text:p>11,12</text:p>
          </table:table-cell>
          <table:table-cell table:formula="of:=IF(AND([.$B38]=[.K$2];[.$G38]&lt;&gt;&quot;&quot;);[.$C38];&quot;&quot;)">
            <text:p/>
          </table:table-cell>
          <table:table-cell table:formula="of:=IF(AND([.$B38]=[.L$2];[.$G38]&lt;&gt;&quot;&quot;);[.$C38];&quot;&quot;)">
            <text:p/>
          </table:table-cell>
          <table:table-cell table:formula="of:=IF(AND([.$B38]=[.M$2];[.$G38]&lt;&gt;&quot;&quot;);[.$C38];&quot;&quot;)">
            <text:p/>
          </table:table-cell>
          <table:table-cell table:style-name="ce11" table:formula="of:=IF(AND([.$B38]=[.N$2];[.$G38]&lt;&gt;&quot;&quot;);[.$E38];&quot;&quot;)">
            <text:p/>
          </table:table-cell>
          <table:table-cell table:style-name="ce11" table:formula="of:=IF(AND([.$B38]=[.O$2];[.$G38]&lt;&gt;&quot;&quot;);[.$E38];&quot;&quot;)">
            <text:p/>
          </table:table-cell>
          <table:table-cell table:style-name="ce11" table:formula="of:=IF(AND([.$B38]=[.P$2];[.$G38]&lt;&gt;&quot;&quot;);[.$E38];&quot;&quot;)" office:value-type="float" office:value="140.974">
            <text:p>140,97</text:p>
          </table:table-cell>
          <table:table-cell table:style-name="ce11" table:formula="of:=IF(AND([.$B38]=[.Q$2];[.$G38]&lt;&gt;&quot;&quot;);[.$E38];&quot;&quot;)">
            <text:p/>
          </table:table-cell>
          <table:table-cell table:style-name="ce11" table:formula="of:=IF(AND([.$B38]=[.R$2];[.$G38]&lt;&gt;&quot;&quot;);[.$E38];&quot;&quot;)">
            <text:p/>
          </table:table-cell>
          <table:table-cell table:style-name="ce11" table:formula="of:=IF(AND([.$B38]=[.S$2];[.$G38]&lt;&gt;&quot;&quot;);[.$E3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style-name="Default" office:value-type="float" office:value="11.491">
            <text:p>11,491</text:p>
          </table:table-cell>
          <table:table-cell table:style-name="Default" office:value-type="float" office:value="5.54023">
            <text:p>5,54023</text:p>
          </table:table-cell>
          <table:table-cell table:style-name="Default" office:value-type="float" office:value="155.377">
            <text:p>155,377</text:p>
          </table:table-cell>
          <table:table-cell table:style-name="Default" office:value-type="float" office:value="1931.5">
            <text:p>1931,5</text:p>
          </table:table-cell>
          <table:table-cell table:style-name="Default" office:value-type="string">
            <text:p>/home/ramiro/Imagens/Faces to RPM/037.jpg</text:p>
          </table:table-cell>
          <table:table-cell table:formula="of:=IF(AND([.$B39]=[.H$2];[.$G39]&lt;&gt;&quot;&quot;);[.$C39];&quot;&quot;)">
            <text:p/>
          </table:table-cell>
          <table:table-cell table:formula="of:=IF(AND([.$B39]=[.I$2];[.$G39]&lt;&gt;&quot;&quot;);[.$C39];&quot;&quot;)">
            <text:p/>
          </table:table-cell>
          <table:table-cell table:formula="of:=IF(AND([.$B39]=[.J$2];[.$G39]&lt;&gt;&quot;&quot;);[.$C39];&quot;&quot;)">
            <text:p/>
          </table:table-cell>
          <table:table-cell table:formula="of:=IF(AND([.$B39]=[.K$2];[.$G39]&lt;&gt;&quot;&quot;);[.$C39];&quot;&quot;)">
            <text:p/>
          </table:table-cell>
          <table:table-cell table:formula="of:=IF(AND([.$B39]=[.L$2];[.$G39]&lt;&gt;&quot;&quot;);[.$C39];&quot;&quot;)" office:value-type="float" office:value="11.491">
            <text:p>11,49</text:p>
          </table:table-cell>
          <table:table-cell table:formula="of:=IF(AND([.$B39]=[.M$2];[.$G39]&lt;&gt;&quot;&quot;);[.$C39];&quot;&quot;)">
            <text:p/>
          </table:table-cell>
          <table:table-cell table:style-name="ce11" table:formula="of:=IF(AND([.$B39]=[.N$2];[.$G39]&lt;&gt;&quot;&quot;);[.$E39];&quot;&quot;)">
            <text:p/>
          </table:table-cell>
          <table:table-cell table:style-name="ce11" table:formula="of:=IF(AND([.$B39]=[.O$2];[.$G39]&lt;&gt;&quot;&quot;);[.$E39];&quot;&quot;)">
            <text:p/>
          </table:table-cell>
          <table:table-cell table:style-name="ce11" table:formula="of:=IF(AND([.$B39]=[.P$2];[.$G39]&lt;&gt;&quot;&quot;);[.$E39];&quot;&quot;)">
            <text:p/>
          </table:table-cell>
          <table:table-cell table:style-name="ce11" table:formula="of:=IF(AND([.$B39]=[.Q$2];[.$G39]&lt;&gt;&quot;&quot;);[.$E39];&quot;&quot;)">
            <text:p/>
          </table:table-cell>
          <table:table-cell table:style-name="ce11" table:formula="of:=IF(AND([.$B39]=[.R$2];[.$G39]&lt;&gt;&quot;&quot;);[.$E39];&quot;&quot;)" office:value-type="float" office:value="155.377">
            <text:p>155,38</text:p>
          </table:table-cell>
          <table:table-cell table:style-name="ce11" table:formula="of:=IF(AND([.$B39]=[.S$2];[.$G39]&lt;&gt;&quot;&quot;);[.$E3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Default" office:value-type="float" office:value="8.14879">
            <text:p>8,14879</text:p>
          </table:table-cell>
          <table:table-cell table:style-name="Default" office:value-type="float" office:value="8.61513">
            <text:p>8,61513</text:p>
          </table:table-cell>
          <table:table-cell table:style-name="Default" office:value-type="float" office:value="105.975">
            <text:p>105,975</text:p>
          </table:table-cell>
          <table:table-cell table:style-name="Default" office:value-type="float" office:value="802.048">
            <text:p>802,048</text:p>
          </table:table-cell>
          <table:table-cell table:style-name="Default" office:value-type="string">
            <text:p>/home/ramiro/Imagens/Faces to RPM/038.jpg</text:p>
          </table:table-cell>
          <table:table-cell table:formula="of:=IF(AND([.$B40]=[.H$2];[.$G40]&lt;&gt;&quot;&quot;);[.$C40];&quot;&quot;)">
            <text:p/>
          </table:table-cell>
          <table:table-cell table:formula="of:=IF(AND([.$B40]=[.I$2];[.$G40]&lt;&gt;&quot;&quot;);[.$C40];&quot;&quot;)" office:value-type="float" office:value="8.14879">
            <text:p>8,15</text:p>
          </table:table-cell>
          <table:table-cell table:formula="of:=IF(AND([.$B40]=[.J$2];[.$G40]&lt;&gt;&quot;&quot;);[.$C40];&quot;&quot;)">
            <text:p/>
          </table:table-cell>
          <table:table-cell table:formula="of:=IF(AND([.$B40]=[.K$2];[.$G40]&lt;&gt;&quot;&quot;);[.$C40];&quot;&quot;)">
            <text:p/>
          </table:table-cell>
          <table:table-cell table:formula="of:=IF(AND([.$B40]=[.L$2];[.$G40]&lt;&gt;&quot;&quot;);[.$C40];&quot;&quot;)">
            <text:p/>
          </table:table-cell>
          <table:table-cell table:formula="of:=IF(AND([.$B40]=[.M$2];[.$G40]&lt;&gt;&quot;&quot;);[.$C40];&quot;&quot;)">
            <text:p/>
          </table:table-cell>
          <table:table-cell table:style-name="ce11" table:formula="of:=IF(AND([.$B40]=[.N$2];[.$G40]&lt;&gt;&quot;&quot;);[.$E40];&quot;&quot;)">
            <text:p/>
          </table:table-cell>
          <table:table-cell table:style-name="ce11" table:formula="of:=IF(AND([.$B40]=[.O$2];[.$G40]&lt;&gt;&quot;&quot;);[.$E40];&quot;&quot;)" office:value-type="float" office:value="105.975">
            <text:p>105,98</text:p>
          </table:table-cell>
          <table:table-cell table:style-name="ce11" table:formula="of:=IF(AND([.$B40]=[.P$2];[.$G40]&lt;&gt;&quot;&quot;);[.$E40];&quot;&quot;)">
            <text:p/>
          </table:table-cell>
          <table:table-cell table:style-name="ce11" table:formula="of:=IF(AND([.$B40]=[.Q$2];[.$G40]&lt;&gt;&quot;&quot;);[.$E40];&quot;&quot;)">
            <text:p/>
          </table:table-cell>
          <table:table-cell table:style-name="ce11" table:formula="of:=IF(AND([.$B40]=[.R$2];[.$G40]&lt;&gt;&quot;&quot;);[.$E40];&quot;&quot;)">
            <text:p/>
          </table:table-cell>
          <table:table-cell table:style-name="ce11" table:formula="of:=IF(AND([.$B40]=[.S$2];[.$G40]&lt;&gt;&quot;&quot;);[.$E4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style-name="Default" office:value-type="float" office:value="11.9394">
            <text:p>11,9394</text:p>
          </table:table-cell>
          <table:table-cell table:style-name="Default" office:value-type="float" office:value="6.99972">
            <text:p>6,99972</text:p>
          </table:table-cell>
          <table:table-cell table:style-name="Default" office:value-type="float" office:value="160.001">
            <text:p>160,001</text:p>
          </table:table-cell>
          <table:table-cell table:style-name="Default" office:value-type="float" office:value="1421.2">
            <text:p>1421,2</text:p>
          </table:table-cell>
          <table:table-cell table:style-name="Default" office:value-type="string">
            <text:p>/home/ramiro/Imagens/Faces to RPM/039.jpg</text:p>
          </table:table-cell>
          <table:table-cell table:formula="of:=IF(AND([.$B41]=[.H$2];[.$G41]&lt;&gt;&quot;&quot;);[.$C41];&quot;&quot;)">
            <text:p/>
          </table:table-cell>
          <table:table-cell table:formula="of:=IF(AND([.$B41]=[.I$2];[.$G41]&lt;&gt;&quot;&quot;);[.$C41];&quot;&quot;)">
            <text:p/>
          </table:table-cell>
          <table:table-cell table:formula="of:=IF(AND([.$B41]=[.J$2];[.$G41]&lt;&gt;&quot;&quot;);[.$C41];&quot;&quot;)">
            <text:p/>
          </table:table-cell>
          <table:table-cell table:formula="of:=IF(AND([.$B41]=[.K$2];[.$G41]&lt;&gt;&quot;&quot;);[.$C41];&quot;&quot;)" office:value-type="float" office:value="11.9394">
            <text:p>11,94</text:p>
          </table:table-cell>
          <table:table-cell table:formula="of:=IF(AND([.$B41]=[.L$2];[.$G41]&lt;&gt;&quot;&quot;);[.$C41];&quot;&quot;)">
            <text:p/>
          </table:table-cell>
          <table:table-cell table:formula="of:=IF(AND([.$B41]=[.M$2];[.$G41]&lt;&gt;&quot;&quot;);[.$C41];&quot;&quot;)">
            <text:p/>
          </table:table-cell>
          <table:table-cell table:style-name="ce11" table:formula="of:=IF(AND([.$B41]=[.N$2];[.$G41]&lt;&gt;&quot;&quot;);[.$E41];&quot;&quot;)">
            <text:p/>
          </table:table-cell>
          <table:table-cell table:style-name="ce11" table:formula="of:=IF(AND([.$B41]=[.O$2];[.$G41]&lt;&gt;&quot;&quot;);[.$E41];&quot;&quot;)">
            <text:p/>
          </table:table-cell>
          <table:table-cell table:style-name="ce11" table:formula="of:=IF(AND([.$B41]=[.P$2];[.$G41]&lt;&gt;&quot;&quot;);[.$E41];&quot;&quot;)">
            <text:p/>
          </table:table-cell>
          <table:table-cell table:style-name="ce11" table:formula="of:=IF(AND([.$B41]=[.Q$2];[.$G41]&lt;&gt;&quot;&quot;);[.$E41];&quot;&quot;)" office:value-type="float" office:value="160.001">
            <text:p>160,00</text:p>
          </table:table-cell>
          <table:table-cell table:style-name="ce11" table:formula="of:=IF(AND([.$B41]=[.R$2];[.$G41]&lt;&gt;&quot;&quot;);[.$E41];&quot;&quot;)">
            <text:p/>
          </table:table-cell>
          <table:table-cell table:style-name="ce11" table:formula="of:=IF(AND([.$B41]=[.S$2];[.$G41]&lt;&gt;&quot;&quot;);[.$E4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style-name="Default" office:value-type="float" office:value="5.19619">
            <text:p>5,19619</text:p>
          </table:table-cell>
          <table:table-cell table:style-name="Default" office:value-type="float" office:value="1.67899">
            <text:p>1,67899</text:p>
          </table:table-cell>
          <table:table-cell table:style-name="Default" office:value-type="float" office:value="137.623">
            <text:p>137,623</text:p>
          </table:table-cell>
          <table:table-cell table:style-name="Default" office:value-type="float" office:value="462.555">
            <text:p>462,555</text:p>
          </table:table-cell>
          <table:table-cell table:style-name="Default" office:value-type="string">
            <text:p>/home/ramiro/Imagens/Faces to RPM/040.jpg</text:p>
          </table:table-cell>
          <table:table-cell table:formula="of:=IF(AND([.$B42]=[.H$2];[.$G42]&lt;&gt;&quot;&quot;);[.$C42];&quot;&quot;)">
            <text:p/>
          </table:table-cell>
          <table:table-cell table:formula="of:=IF(AND([.$B42]=[.I$2];[.$G42]&lt;&gt;&quot;&quot;);[.$C42];&quot;&quot;)">
            <text:p/>
          </table:table-cell>
          <table:table-cell table:formula="of:=IF(AND([.$B42]=[.J$2];[.$G42]&lt;&gt;&quot;&quot;);[.$C42];&quot;&quot;)">
            <text:p/>
          </table:table-cell>
          <table:table-cell table:formula="of:=IF(AND([.$B42]=[.K$2];[.$G42]&lt;&gt;&quot;&quot;);[.$C42];&quot;&quot;)">
            <text:p/>
          </table:table-cell>
          <table:table-cell table:formula="of:=IF(AND([.$B42]=[.L$2];[.$G42]&lt;&gt;&quot;&quot;);[.$C42];&quot;&quot;)" office:value-type="float" office:value="5.19619">
            <text:p>5,20</text:p>
          </table:table-cell>
          <table:table-cell table:formula="of:=IF(AND([.$B42]=[.M$2];[.$G42]&lt;&gt;&quot;&quot;);[.$C42];&quot;&quot;)">
            <text:p/>
          </table:table-cell>
          <table:table-cell table:style-name="ce11" table:formula="of:=IF(AND([.$B42]=[.N$2];[.$G42]&lt;&gt;&quot;&quot;);[.$E42];&quot;&quot;)">
            <text:p/>
          </table:table-cell>
          <table:table-cell table:style-name="ce11" table:formula="of:=IF(AND([.$B42]=[.O$2];[.$G42]&lt;&gt;&quot;&quot;);[.$E42];&quot;&quot;)">
            <text:p/>
          </table:table-cell>
          <table:table-cell table:style-name="ce11" table:formula="of:=IF(AND([.$B42]=[.P$2];[.$G42]&lt;&gt;&quot;&quot;);[.$E42];&quot;&quot;)">
            <text:p/>
          </table:table-cell>
          <table:table-cell table:style-name="ce11" table:formula="of:=IF(AND([.$B42]=[.Q$2];[.$G42]&lt;&gt;&quot;&quot;);[.$E42];&quot;&quot;)">
            <text:p/>
          </table:table-cell>
          <table:table-cell table:style-name="ce11" table:formula="of:=IF(AND([.$B42]=[.R$2];[.$G42]&lt;&gt;&quot;&quot;);[.$E42];&quot;&quot;)" office:value-type="float" office:value="137.623">
            <text:p>137,62</text:p>
          </table:table-cell>
          <table:table-cell table:style-name="ce11" table:formula="of:=IF(AND([.$B42]=[.S$2];[.$G42]&lt;&gt;&quot;&quot;);[.$E4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Default" office:value-type="float" office:value="11.3672">
            <text:p>11,3672</text:p>
          </table:table-cell>
          <table:table-cell table:style-name="Default" office:value-type="float" office:value="8.36501">
            <text:p>8,36501</text:p>
          </table:table-cell>
          <table:table-cell table:style-name="Default" office:value-type="float" office:value="120.846">
            <text:p>120,846</text:p>
          </table:table-cell>
          <table:table-cell table:style-name="Default" office:value-type="float" office:value="2111.2">
            <text:p>2111,2</text:p>
          </table:table-cell>
          <table:table-cell table:style-name="Default" office:value-type="string">
            <text:p>/home/ramiro/Imagens/Faces to RPM/041.jpg</text:p>
          </table:table-cell>
          <table:table-cell table:formula="of:=IF(AND([.$B43]=[.H$2];[.$G43]&lt;&gt;&quot;&quot;);[.$C43];&quot;&quot;)">
            <text:p/>
          </table:table-cell>
          <table:table-cell table:formula="of:=IF(AND([.$B43]=[.I$2];[.$G43]&lt;&gt;&quot;&quot;);[.$C43];&quot;&quot;)">
            <text:p/>
          </table:table-cell>
          <table:table-cell table:formula="of:=IF(AND([.$B43]=[.J$2];[.$G43]&lt;&gt;&quot;&quot;);[.$C43];&quot;&quot;)">
            <text:p/>
          </table:table-cell>
          <table:table-cell table:formula="of:=IF(AND([.$B43]=[.K$2];[.$G43]&lt;&gt;&quot;&quot;);[.$C43];&quot;&quot;)">
            <text:p/>
          </table:table-cell>
          <table:table-cell table:formula="of:=IF(AND([.$B43]=[.L$2];[.$G43]&lt;&gt;&quot;&quot;);[.$C43];&quot;&quot;)" office:value-type="float" office:value="11.3672">
            <text:p>11,37</text:p>
          </table:table-cell>
          <table:table-cell table:formula="of:=IF(AND([.$B43]=[.M$2];[.$G43]&lt;&gt;&quot;&quot;);[.$C43];&quot;&quot;)">
            <text:p/>
          </table:table-cell>
          <table:table-cell table:style-name="ce11" table:formula="of:=IF(AND([.$B43]=[.N$2];[.$G43]&lt;&gt;&quot;&quot;);[.$E43];&quot;&quot;)">
            <text:p/>
          </table:table-cell>
          <table:table-cell table:style-name="ce11" table:formula="of:=IF(AND([.$B43]=[.O$2];[.$G43]&lt;&gt;&quot;&quot;);[.$E43];&quot;&quot;)">
            <text:p/>
          </table:table-cell>
          <table:table-cell table:style-name="ce11" table:formula="of:=IF(AND([.$B43]=[.P$2];[.$G43]&lt;&gt;&quot;&quot;);[.$E43];&quot;&quot;)">
            <text:p/>
          </table:table-cell>
          <table:table-cell table:style-name="ce11" table:formula="of:=IF(AND([.$B43]=[.Q$2];[.$G43]&lt;&gt;&quot;&quot;);[.$E43];&quot;&quot;)">
            <text:p/>
          </table:table-cell>
          <table:table-cell table:style-name="ce11" table:formula="of:=IF(AND([.$B43]=[.R$2];[.$G43]&lt;&gt;&quot;&quot;);[.$E43];&quot;&quot;)" office:value-type="float" office:value="120.846">
            <text:p>120,85</text:p>
          </table:table-cell>
          <table:table-cell table:style-name="ce11" table:formula="of:=IF(AND([.$B43]=[.S$2];[.$G43]&lt;&gt;&quot;&quot;);[.$E4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style-name="Default" office:value-type="float" office:value="11.9928">
            <text:p>11,9928</text:p>
          </table:table-cell>
          <table:table-cell table:style-name="Default" office:value-type="float" office:value="4.64944">
            <text:p>4,64944</text:p>
          </table:table-cell>
          <table:table-cell table:style-name="Default" office:value-type="float" office:value="131.975">
            <text:p>131,975</text:p>
          </table:table-cell>
          <table:table-cell table:style-name="Default" office:value-type="float" office:value="1237.65">
            <text:p>1237,65</text:p>
          </table:table-cell>
          <table:table-cell table:style-name="Default" office:value-type="string">
            <text:p>/home/ramiro/Imagens/Faces to RPM/042.jpg</text:p>
          </table:table-cell>
          <table:table-cell table:formula="of:=IF(AND([.$B44]=[.H$2];[.$G44]&lt;&gt;&quot;&quot;);[.$C44];&quot;&quot;)">
            <text:p/>
          </table:table-cell>
          <table:table-cell table:formula="of:=IF(AND([.$B44]=[.I$2];[.$G44]&lt;&gt;&quot;&quot;);[.$C44];&quot;&quot;)">
            <text:p/>
          </table:table-cell>
          <table:table-cell table:formula="of:=IF(AND([.$B44]=[.J$2];[.$G44]&lt;&gt;&quot;&quot;);[.$C44];&quot;&quot;)">
            <text:p/>
          </table:table-cell>
          <table:table-cell table:formula="of:=IF(AND([.$B44]=[.K$2];[.$G44]&lt;&gt;&quot;&quot;);[.$C44];&quot;&quot;)">
            <text:p/>
          </table:table-cell>
          <table:table-cell table:formula="of:=IF(AND([.$B44]=[.L$2];[.$G44]&lt;&gt;&quot;&quot;);[.$C44];&quot;&quot;)" office:value-type="float" office:value="11.9928">
            <text:p>11,99</text:p>
          </table:table-cell>
          <table:table-cell table:formula="of:=IF(AND([.$B44]=[.M$2];[.$G44]&lt;&gt;&quot;&quot;);[.$C44];&quot;&quot;)">
            <text:p/>
          </table:table-cell>
          <table:table-cell table:style-name="ce11" table:formula="of:=IF(AND([.$B44]=[.N$2];[.$G44]&lt;&gt;&quot;&quot;);[.$E44];&quot;&quot;)">
            <text:p/>
          </table:table-cell>
          <table:table-cell table:style-name="ce11" table:formula="of:=IF(AND([.$B44]=[.O$2];[.$G44]&lt;&gt;&quot;&quot;);[.$E44];&quot;&quot;)">
            <text:p/>
          </table:table-cell>
          <table:table-cell table:style-name="ce11" table:formula="of:=IF(AND([.$B44]=[.P$2];[.$G44]&lt;&gt;&quot;&quot;);[.$E44];&quot;&quot;)">
            <text:p/>
          </table:table-cell>
          <table:table-cell table:style-name="ce11" table:formula="of:=IF(AND([.$B44]=[.Q$2];[.$G44]&lt;&gt;&quot;&quot;);[.$E44];&quot;&quot;)">
            <text:p/>
          </table:table-cell>
          <table:table-cell table:style-name="ce11" table:formula="of:=IF(AND([.$B44]=[.R$2];[.$G44]&lt;&gt;&quot;&quot;);[.$E44];&quot;&quot;)" office:value-type="float" office:value="131.975">
            <text:p>131,98</text:p>
          </table:table-cell>
          <table:table-cell table:style-name="ce11" table:formula="of:=IF(AND([.$B44]=[.S$2];[.$G44]&lt;&gt;&quot;&quot;);[.$E4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Default" office:value-type="float" office:value="10.2694">
            <text:p>10,2694</text:p>
          </table:table-cell>
          <table:table-cell table:style-name="Default" office:value-type="float" office:value="8.32361">
            <text:p>8,32361</text:p>
          </table:table-cell>
          <table:table-cell table:style-name="Default" office:value-type="float" office:value="135.317">
            <text:p>135,317</text:p>
          </table:table-cell>
          <table:table-cell table:style-name="Default" office:value-type="float" office:value="1890.01">
            <text:p>1890,01</text:p>
          </table:table-cell>
          <table:table-cell table:style-name="Default" office:value-type="string">
            <text:p>/home/ramiro/Imagens/Faces to RPM/043.jpg</text:p>
          </table:table-cell>
          <table:table-cell table:formula="of:=IF(AND([.$B45]=[.H$2];[.$G45]&lt;&gt;&quot;&quot;);[.$C45];&quot;&quot;)">
            <text:p/>
          </table:table-cell>
          <table:table-cell table:formula="of:=IF(AND([.$B45]=[.I$2];[.$G45]&lt;&gt;&quot;&quot;);[.$C45];&quot;&quot;)">
            <text:p/>
          </table:table-cell>
          <table:table-cell table:formula="of:=IF(AND([.$B45]=[.J$2];[.$G45]&lt;&gt;&quot;&quot;);[.$C45];&quot;&quot;)">
            <text:p/>
          </table:table-cell>
          <table:table-cell table:formula="of:=IF(AND([.$B45]=[.K$2];[.$G45]&lt;&gt;&quot;&quot;);[.$C45];&quot;&quot;)">
            <text:p/>
          </table:table-cell>
          <table:table-cell table:formula="of:=IF(AND([.$B45]=[.L$2];[.$G45]&lt;&gt;&quot;&quot;);[.$C45];&quot;&quot;)" office:value-type="float" office:value="10.2694">
            <text:p>10,27</text:p>
          </table:table-cell>
          <table:table-cell table:formula="of:=IF(AND([.$B45]=[.M$2];[.$G45]&lt;&gt;&quot;&quot;);[.$C45];&quot;&quot;)">
            <text:p/>
          </table:table-cell>
          <table:table-cell table:style-name="ce11" table:formula="of:=IF(AND([.$B45]=[.N$2];[.$G45]&lt;&gt;&quot;&quot;);[.$E45];&quot;&quot;)">
            <text:p/>
          </table:table-cell>
          <table:table-cell table:style-name="ce11" table:formula="of:=IF(AND([.$B45]=[.O$2];[.$G45]&lt;&gt;&quot;&quot;);[.$E45];&quot;&quot;)">
            <text:p/>
          </table:table-cell>
          <table:table-cell table:style-name="ce11" table:formula="of:=IF(AND([.$B45]=[.P$2];[.$G45]&lt;&gt;&quot;&quot;);[.$E45];&quot;&quot;)">
            <text:p/>
          </table:table-cell>
          <table:table-cell table:style-name="ce11" table:formula="of:=IF(AND([.$B45]=[.Q$2];[.$G45]&lt;&gt;&quot;&quot;);[.$E45];&quot;&quot;)">
            <text:p/>
          </table:table-cell>
          <table:table-cell table:style-name="ce11" table:formula="of:=IF(AND([.$B45]=[.R$2];[.$G45]&lt;&gt;&quot;&quot;);[.$E45];&quot;&quot;)" office:value-type="float" office:value="135.317">
            <text:p>135,32</text:p>
          </table:table-cell>
          <table:table-cell table:style-name="ce11" table:formula="of:=IF(AND([.$B45]=[.S$2];[.$G45]&lt;&gt;&quot;&quot;);[.$E4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Default" office:value-type="float" office:value="6.56891">
            <text:p>6,56891</text:p>
          </table:table-cell>
          <table:table-cell table:style-name="Default" office:value-type="float" office:value="3.98353">
            <text:p>3,98353</text:p>
          </table:table-cell>
          <table:table-cell table:style-name="Default" office:value-type="float" office:value="98.5352">
            <text:p>98,5352</text:p>
          </table:table-cell>
          <table:table-cell table:style-name="Default" office:value-type="float" office:value="1237.68">
            <text:p>1237,68</text:p>
          </table:table-cell>
          <table:table-cell table:style-name="Default" office:value-type="string">
            <text:p>/home/ramiro/Imagens/Faces to RPM/044.jpg</text:p>
          </table:table-cell>
          <table:table-cell table:formula="of:=IF(AND([.$B46]=[.H$2];[.$G46]&lt;&gt;&quot;&quot;);[.$C46];&quot;&quot;)" office:value-type="float" office:value="6.56891">
            <text:p>6,57</text:p>
          </table:table-cell>
          <table:table-cell table:formula="of:=IF(AND([.$B46]=[.I$2];[.$G46]&lt;&gt;&quot;&quot;);[.$C46];&quot;&quot;)">
            <text:p/>
          </table:table-cell>
          <table:table-cell table:formula="of:=IF(AND([.$B46]=[.J$2];[.$G46]&lt;&gt;&quot;&quot;);[.$C46];&quot;&quot;)">
            <text:p/>
          </table:table-cell>
          <table:table-cell table:formula="of:=IF(AND([.$B46]=[.K$2];[.$G46]&lt;&gt;&quot;&quot;);[.$C46];&quot;&quot;)">
            <text:p/>
          </table:table-cell>
          <table:table-cell table:formula="of:=IF(AND([.$B46]=[.L$2];[.$G46]&lt;&gt;&quot;&quot;);[.$C46];&quot;&quot;)">
            <text:p/>
          </table:table-cell>
          <table:table-cell table:formula="of:=IF(AND([.$B46]=[.M$2];[.$G46]&lt;&gt;&quot;&quot;);[.$C46];&quot;&quot;)">
            <text:p/>
          </table:table-cell>
          <table:table-cell table:style-name="ce11" table:formula="of:=IF(AND([.$B46]=[.N$2];[.$G46]&lt;&gt;&quot;&quot;);[.$E46];&quot;&quot;)" office:value-type="float" office:value="98.5352">
            <text:p>98,54</text:p>
          </table:table-cell>
          <table:table-cell table:style-name="ce11" table:formula="of:=IF(AND([.$B46]=[.O$2];[.$G46]&lt;&gt;&quot;&quot;);[.$E46];&quot;&quot;)">
            <text:p/>
          </table:table-cell>
          <table:table-cell table:style-name="ce11" table:formula="of:=IF(AND([.$B46]=[.P$2];[.$G46]&lt;&gt;&quot;&quot;);[.$E46];&quot;&quot;)">
            <text:p/>
          </table:table-cell>
          <table:table-cell table:style-name="ce11" table:formula="of:=IF(AND([.$B46]=[.Q$2];[.$G46]&lt;&gt;&quot;&quot;);[.$E46];&quot;&quot;)">
            <text:p/>
          </table:table-cell>
          <table:table-cell table:style-name="ce11" table:formula="of:=IF(AND([.$B46]=[.R$2];[.$G46]&lt;&gt;&quot;&quot;);[.$E46];&quot;&quot;)">
            <text:p/>
          </table:table-cell>
          <table:table-cell table:style-name="ce11" table:formula="of:=IF(AND([.$B46]=[.S$2];[.$G46]&lt;&gt;&quot;&quot;);[.$E4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Default" office:value-type="float" office:value="9.96807">
            <text:p>9,96807</text:p>
          </table:table-cell>
          <table:table-cell table:style-name="Default" office:value-type="float" office:value="8.49549">
            <text:p>8,49549</text:p>
          </table:table-cell>
          <table:table-cell table:style-name="Default" office:value-type="float" office:value="105.403">
            <text:p>105,403</text:p>
          </table:table-cell>
          <table:table-cell table:style-name="Default" office:value-type="float" office:value="1223.85">
            <text:p>1223,85</text:p>
          </table:table-cell>
          <table:table-cell table:style-name="Default" office:value-type="string">
            <text:p>/home/ramiro/Imagens/Faces to RPM/045.jpg</text:p>
          </table:table-cell>
          <table:table-cell table:formula="of:=IF(AND([.$B47]=[.H$2];[.$G47]&lt;&gt;&quot;&quot;);[.$C47];&quot;&quot;)">
            <text:p/>
          </table:table-cell>
          <table:table-cell table:formula="of:=IF(AND([.$B47]=[.I$2];[.$G47]&lt;&gt;&quot;&quot;);[.$C47];&quot;&quot;)">
            <text:p/>
          </table:table-cell>
          <table:table-cell table:formula="of:=IF(AND([.$B47]=[.J$2];[.$G47]&lt;&gt;&quot;&quot;);[.$C47];&quot;&quot;)">
            <text:p/>
          </table:table-cell>
          <table:table-cell table:formula="of:=IF(AND([.$B47]=[.K$2];[.$G47]&lt;&gt;&quot;&quot;);[.$C47];&quot;&quot;)" office:value-type="float" office:value="9.96807">
            <text:p>9,97</text:p>
          </table:table-cell>
          <table:table-cell table:formula="of:=IF(AND([.$B47]=[.L$2];[.$G47]&lt;&gt;&quot;&quot;);[.$C47];&quot;&quot;)">
            <text:p/>
          </table:table-cell>
          <table:table-cell table:formula="of:=IF(AND([.$B47]=[.M$2];[.$G47]&lt;&gt;&quot;&quot;);[.$C47];&quot;&quot;)">
            <text:p/>
          </table:table-cell>
          <table:table-cell table:style-name="ce11" table:formula="of:=IF(AND([.$B47]=[.N$2];[.$G47]&lt;&gt;&quot;&quot;);[.$E47];&quot;&quot;)">
            <text:p/>
          </table:table-cell>
          <table:table-cell table:style-name="ce11" table:formula="of:=IF(AND([.$B47]=[.O$2];[.$G47]&lt;&gt;&quot;&quot;);[.$E47];&quot;&quot;)">
            <text:p/>
          </table:table-cell>
          <table:table-cell table:style-name="ce11" table:formula="of:=IF(AND([.$B47]=[.P$2];[.$G47]&lt;&gt;&quot;&quot;);[.$E47];&quot;&quot;)">
            <text:p/>
          </table:table-cell>
          <table:table-cell table:style-name="ce11" table:formula="of:=IF(AND([.$B47]=[.Q$2];[.$G47]&lt;&gt;&quot;&quot;);[.$E47];&quot;&quot;)" office:value-type="float" office:value="105.403">
            <text:p>105,40</text:p>
          </table:table-cell>
          <table:table-cell table:style-name="ce11" table:formula="of:=IF(AND([.$B47]=[.R$2];[.$G47]&lt;&gt;&quot;&quot;);[.$E47];&quot;&quot;)">
            <text:p/>
          </table:table-cell>
          <table:table-cell table:style-name="ce11" table:formula="of:=IF(AND([.$B47]=[.S$2];[.$G47]&lt;&gt;&quot;&quot;);[.$E4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Default" office:value-type="float" office:value="9.44419">
            <text:p>9,44419</text:p>
          </table:table-cell>
          <table:table-cell table:style-name="Default" office:value-type="float" office:value="9.40837">
            <text:p>9,40837</text:p>
          </table:table-cell>
          <table:table-cell table:style-name="Default" office:value-type="float" office:value="107.687">
            <text:p>107,687</text:p>
          </table:table-cell>
          <table:table-cell table:style-name="Default" office:value-type="float" office:value="820.009">
            <text:p>820,009</text:p>
          </table:table-cell>
          <table:table-cell table:style-name="Default" office:value-type="string">
            <text:p>/home/ramiro/Imagens/Faces to RPM/046.jpg</text:p>
          </table:table-cell>
          <table:table-cell table:formula="of:=IF(AND([.$B48]=[.H$2];[.$G48]&lt;&gt;&quot;&quot;);[.$C48];&quot;&quot;)" office:value-type="float" office:value="9.44419">
            <text:p>9,44</text:p>
          </table:table-cell>
          <table:table-cell table:formula="of:=IF(AND([.$B48]=[.I$2];[.$G48]&lt;&gt;&quot;&quot;);[.$C48];&quot;&quot;)">
            <text:p/>
          </table:table-cell>
          <table:table-cell table:formula="of:=IF(AND([.$B48]=[.J$2];[.$G48]&lt;&gt;&quot;&quot;);[.$C48];&quot;&quot;)">
            <text:p/>
          </table:table-cell>
          <table:table-cell table:formula="of:=IF(AND([.$B48]=[.K$2];[.$G48]&lt;&gt;&quot;&quot;);[.$C48];&quot;&quot;)">
            <text:p/>
          </table:table-cell>
          <table:table-cell table:formula="of:=IF(AND([.$B48]=[.L$2];[.$G48]&lt;&gt;&quot;&quot;);[.$C48];&quot;&quot;)">
            <text:p/>
          </table:table-cell>
          <table:table-cell table:formula="of:=IF(AND([.$B48]=[.M$2];[.$G48]&lt;&gt;&quot;&quot;);[.$C48];&quot;&quot;)">
            <text:p/>
          </table:table-cell>
          <table:table-cell table:style-name="ce11" table:formula="of:=IF(AND([.$B48]=[.N$2];[.$G48]&lt;&gt;&quot;&quot;);[.$E48];&quot;&quot;)" office:value-type="float" office:value="107.687">
            <text:p>107,69</text:p>
          </table:table-cell>
          <table:table-cell table:style-name="ce11" table:formula="of:=IF(AND([.$B48]=[.O$2];[.$G48]&lt;&gt;&quot;&quot;);[.$E48];&quot;&quot;)">
            <text:p/>
          </table:table-cell>
          <table:table-cell table:style-name="ce11" table:formula="of:=IF(AND([.$B48]=[.P$2];[.$G48]&lt;&gt;&quot;&quot;);[.$E48];&quot;&quot;)">
            <text:p/>
          </table:table-cell>
          <table:table-cell table:style-name="ce11" table:formula="of:=IF(AND([.$B48]=[.Q$2];[.$G48]&lt;&gt;&quot;&quot;);[.$E48];&quot;&quot;)">
            <text:p/>
          </table:table-cell>
          <table:table-cell table:style-name="ce11" table:formula="of:=IF(AND([.$B48]=[.R$2];[.$G48]&lt;&gt;&quot;&quot;);[.$E48];&quot;&quot;)">
            <text:p/>
          </table:table-cell>
          <table:table-cell table:style-name="ce11" table:formula="of:=IF(AND([.$B48]=[.S$2];[.$G48]&lt;&gt;&quot;&quot;);[.$E4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49]=[.H$2];[.$G49]&lt;&gt;&quot;&quot;);[.$C49];&quot;&quot;)">
            <text:p/>
          </table:table-cell>
          <table:table-cell table:formula="of:=IF(AND([.$B49]=[.I$2];[.$G49]&lt;&gt;&quot;&quot;);[.$C49];&quot;&quot;)">
            <text:p/>
          </table:table-cell>
          <table:table-cell table:formula="of:=IF(AND([.$B49]=[.J$2];[.$G49]&lt;&gt;&quot;&quot;);[.$C49];&quot;&quot;)">
            <text:p/>
          </table:table-cell>
          <table:table-cell table:formula="of:=IF(AND([.$B49]=[.K$2];[.$G49]&lt;&gt;&quot;&quot;);[.$C49];&quot;&quot;)">
            <text:p/>
          </table:table-cell>
          <table:table-cell table:formula="of:=IF(AND([.$B49]=[.L$2];[.$G49]&lt;&gt;&quot;&quot;);[.$C49];&quot;&quot;)">
            <text:p/>
          </table:table-cell>
          <table:table-cell table:formula="of:=IF(AND([.$B49]=[.M$2];[.$G49]&lt;&gt;&quot;&quot;);[.$C49];&quot;&quot;)">
            <text:p/>
          </table:table-cell>
          <table:table-cell table:style-name="ce11" table:formula="of:=IF(AND([.$B49]=[.N$2];[.$G49]&lt;&gt;&quot;&quot;);[.$E49];&quot;&quot;)">
            <text:p/>
          </table:table-cell>
          <table:table-cell table:style-name="ce11" table:formula="of:=IF(AND([.$B49]=[.O$2];[.$G49]&lt;&gt;&quot;&quot;);[.$E49];&quot;&quot;)">
            <text:p/>
          </table:table-cell>
          <table:table-cell table:style-name="ce11" table:formula="of:=IF(AND([.$B49]=[.P$2];[.$G49]&lt;&gt;&quot;&quot;);[.$E49];&quot;&quot;)">
            <text:p/>
          </table:table-cell>
          <table:table-cell table:style-name="ce11" table:formula="of:=IF(AND([.$B49]=[.Q$2];[.$G49]&lt;&gt;&quot;&quot;);[.$E49];&quot;&quot;)">
            <text:p/>
          </table:table-cell>
          <table:table-cell table:style-name="ce11" table:formula="of:=IF(AND([.$B49]=[.R$2];[.$G49]&lt;&gt;&quot;&quot;);[.$E49];&quot;&quot;)">
            <text:p/>
          </table:table-cell>
          <table:table-cell table:style-name="ce11" table:formula="of:=IF(AND([.$B49]=[.S$2];[.$G49]&lt;&gt;&quot;&quot;);[.$E4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style-name="Default" office:value-type="float" office:value="12.2918">
            <text:p>12,2918</text:p>
          </table:table-cell>
          <table:table-cell table:style-name="Default" office:value-type="float" office:value="7.97878">
            <text:p>7,97878</text:p>
          </table:table-cell>
          <table:table-cell table:style-name="Default" office:value-type="float" office:value="127.334">
            <text:p>127,334</text:p>
          </table:table-cell>
          <table:table-cell table:style-name="Default" office:value-type="float" office:value="588.583">
            <text:p>588,583</text:p>
          </table:table-cell>
          <table:table-cell table:style-name="Default" office:value-type="string">
            <text:p>/home/ramiro/Imagens/Faces to RPM/048.jpg</text:p>
          </table:table-cell>
          <table:table-cell table:formula="of:=IF(AND([.$B50]=[.H$2];[.$G50]&lt;&gt;&quot;&quot;);[.$C50];&quot;&quot;)">
            <text:p/>
          </table:table-cell>
          <table:table-cell table:formula="of:=IF(AND([.$B50]=[.I$2];[.$G50]&lt;&gt;&quot;&quot;);[.$C50];&quot;&quot;)">
            <text:p/>
          </table:table-cell>
          <table:table-cell table:formula="of:=IF(AND([.$B50]=[.J$2];[.$G50]&lt;&gt;&quot;&quot;);[.$C50];&quot;&quot;)">
            <text:p/>
          </table:table-cell>
          <table:table-cell table:formula="of:=IF(AND([.$B50]=[.K$2];[.$G50]&lt;&gt;&quot;&quot;);[.$C50];&quot;&quot;)">
            <text:p/>
          </table:table-cell>
          <table:table-cell table:formula="of:=IF(AND([.$B50]=[.L$2];[.$G50]&lt;&gt;&quot;&quot;);[.$C50];&quot;&quot;)" office:value-type="float" office:value="12.2918">
            <text:p>12,29</text:p>
          </table:table-cell>
          <table:table-cell table:formula="of:=IF(AND([.$B50]=[.M$2];[.$G50]&lt;&gt;&quot;&quot;);[.$C50];&quot;&quot;)">
            <text:p/>
          </table:table-cell>
          <table:table-cell table:style-name="ce11" table:formula="of:=IF(AND([.$B50]=[.N$2];[.$G50]&lt;&gt;&quot;&quot;);[.$E50];&quot;&quot;)">
            <text:p/>
          </table:table-cell>
          <table:table-cell table:style-name="ce11" table:formula="of:=IF(AND([.$B50]=[.O$2];[.$G50]&lt;&gt;&quot;&quot;);[.$E50];&quot;&quot;)">
            <text:p/>
          </table:table-cell>
          <table:table-cell table:style-name="ce11" table:formula="of:=IF(AND([.$B50]=[.P$2];[.$G50]&lt;&gt;&quot;&quot;);[.$E50];&quot;&quot;)">
            <text:p/>
          </table:table-cell>
          <table:table-cell table:style-name="ce11" table:formula="of:=IF(AND([.$B50]=[.Q$2];[.$G50]&lt;&gt;&quot;&quot;);[.$E50];&quot;&quot;)">
            <text:p/>
          </table:table-cell>
          <table:table-cell table:style-name="ce11" table:formula="of:=IF(AND([.$B50]=[.R$2];[.$G50]&lt;&gt;&quot;&quot;);[.$E50];&quot;&quot;)" office:value-type="float" office:value="127.334">
            <text:p>127,33</text:p>
          </table:table-cell>
          <table:table-cell table:style-name="ce11" table:formula="of:=IF(AND([.$B50]=[.S$2];[.$G50]&lt;&gt;&quot;&quot;);[.$E5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Default" office:value-type="float" office:value="8.56149">
            <text:p>8,56149</text:p>
          </table:table-cell>
          <table:table-cell table:style-name="Default" office:value-type="float" office:value="10.5904">
            <text:p>10,5904</text:p>
          </table:table-cell>
          <table:table-cell table:style-name="Default" office:value-type="float" office:value="129.713">
            <text:p>129,713</text:p>
          </table:table-cell>
          <table:table-cell table:style-name="Default" office:value-type="float" office:value="1317.38">
            <text:p>1317,38</text:p>
          </table:table-cell>
          <table:table-cell table:style-name="Default" office:value-type="string">
            <text:p>/home/ramiro/Imagens/Faces to RPM/049.jpg</text:p>
          </table:table-cell>
          <table:table-cell table:formula="of:=IF(AND([.$B51]=[.H$2];[.$G51]&lt;&gt;&quot;&quot;);[.$C51];&quot;&quot;)">
            <text:p/>
          </table:table-cell>
          <table:table-cell table:formula="of:=IF(AND([.$B51]=[.I$2];[.$G51]&lt;&gt;&quot;&quot;);[.$C51];&quot;&quot;)">
            <text:p/>
          </table:table-cell>
          <table:table-cell table:formula="of:=IF(AND([.$B51]=[.J$2];[.$G51]&lt;&gt;&quot;&quot;);[.$C51];&quot;&quot;)">
            <text:p/>
          </table:table-cell>
          <table:table-cell table:formula="of:=IF(AND([.$B51]=[.K$2];[.$G51]&lt;&gt;&quot;&quot;);[.$C51];&quot;&quot;)">
            <text:p/>
          </table:table-cell>
          <table:table-cell table:formula="of:=IF(AND([.$B51]=[.L$2];[.$G51]&lt;&gt;&quot;&quot;);[.$C51];&quot;&quot;)" office:value-type="float" office:value="8.56149">
            <text:p>8,56</text:p>
          </table:table-cell>
          <table:table-cell table:formula="of:=IF(AND([.$B51]=[.M$2];[.$G51]&lt;&gt;&quot;&quot;);[.$C51];&quot;&quot;)">
            <text:p/>
          </table:table-cell>
          <table:table-cell table:style-name="ce11" table:formula="of:=IF(AND([.$B51]=[.N$2];[.$G51]&lt;&gt;&quot;&quot;);[.$E51];&quot;&quot;)">
            <text:p/>
          </table:table-cell>
          <table:table-cell table:style-name="ce11" table:formula="of:=IF(AND([.$B51]=[.O$2];[.$G51]&lt;&gt;&quot;&quot;);[.$E51];&quot;&quot;)">
            <text:p/>
          </table:table-cell>
          <table:table-cell table:style-name="ce11" table:formula="of:=IF(AND([.$B51]=[.P$2];[.$G51]&lt;&gt;&quot;&quot;);[.$E51];&quot;&quot;)">
            <text:p/>
          </table:table-cell>
          <table:table-cell table:style-name="ce11" table:formula="of:=IF(AND([.$B51]=[.Q$2];[.$G51]&lt;&gt;&quot;&quot;);[.$E51];&quot;&quot;)">
            <text:p/>
          </table:table-cell>
          <table:table-cell table:style-name="ce11" table:formula="of:=IF(AND([.$B51]=[.R$2];[.$G51]&lt;&gt;&quot;&quot;);[.$E51];&quot;&quot;)" office:value-type="float" office:value="129.713">
            <text:p>129,71</text:p>
          </table:table-cell>
          <table:table-cell table:style-name="ce11" table:formula="of:=IF(AND([.$B51]=[.S$2];[.$G51]&lt;&gt;&quot;&quot;);[.$E5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style-name="Default" office:value-type="float" office:value="8.76878">
            <text:p>8,76878</text:p>
          </table:table-cell>
          <table:table-cell table:style-name="Default" office:value-type="float" office:value="7.36073">
            <text:p>7,36073</text:p>
          </table:table-cell>
          <table:table-cell table:style-name="Default" office:value-type="float" office:value="93.7775">
            <text:p>93,7775</text:p>
          </table:table-cell>
          <table:table-cell table:style-name="Default" office:value-type="float" office:value="720.344">
            <text:p>720,344</text:p>
          </table:table-cell>
          <table:table-cell table:style-name="Default" office:value-type="string">
            <text:p>/home/ramiro/Imagens/Faces to RPM/050.jpg</text:p>
          </table:table-cell>
          <table:table-cell table:formula="of:=IF(AND([.$B52]=[.H$2];[.$G52]&lt;&gt;&quot;&quot;);[.$C52];&quot;&quot;)">
            <text:p/>
          </table:table-cell>
          <table:table-cell table:formula="of:=IF(AND([.$B52]=[.I$2];[.$G52]&lt;&gt;&quot;&quot;);[.$C52];&quot;&quot;)">
            <text:p/>
          </table:table-cell>
          <table:table-cell table:formula="of:=IF(AND([.$B52]=[.J$2];[.$G52]&lt;&gt;&quot;&quot;);[.$C52];&quot;&quot;)">
            <text:p/>
          </table:table-cell>
          <table:table-cell table:formula="of:=IF(AND([.$B52]=[.K$2];[.$G52]&lt;&gt;&quot;&quot;);[.$C52];&quot;&quot;)">
            <text:p/>
          </table:table-cell>
          <table:table-cell table:formula="of:=IF(AND([.$B52]=[.L$2];[.$G52]&lt;&gt;&quot;&quot;);[.$C52];&quot;&quot;)" office:value-type="float" office:value="8.76878">
            <text:p>8,77</text:p>
          </table:table-cell>
          <table:table-cell table:formula="of:=IF(AND([.$B52]=[.M$2];[.$G52]&lt;&gt;&quot;&quot;);[.$C52];&quot;&quot;)">
            <text:p/>
          </table:table-cell>
          <table:table-cell table:style-name="ce11" table:formula="of:=IF(AND([.$B52]=[.N$2];[.$G52]&lt;&gt;&quot;&quot;);[.$E52];&quot;&quot;)">
            <text:p/>
          </table:table-cell>
          <table:table-cell table:style-name="ce11" table:formula="of:=IF(AND([.$B52]=[.O$2];[.$G52]&lt;&gt;&quot;&quot;);[.$E52];&quot;&quot;)">
            <text:p/>
          </table:table-cell>
          <table:table-cell table:style-name="ce11" table:formula="of:=IF(AND([.$B52]=[.P$2];[.$G52]&lt;&gt;&quot;&quot;);[.$E52];&quot;&quot;)">
            <text:p/>
          </table:table-cell>
          <table:table-cell table:style-name="ce11" table:formula="of:=IF(AND([.$B52]=[.Q$2];[.$G52]&lt;&gt;&quot;&quot;);[.$E52];&quot;&quot;)">
            <text:p/>
          </table:table-cell>
          <table:table-cell table:style-name="ce11" table:formula="of:=IF(AND([.$B52]=[.R$2];[.$G52]&lt;&gt;&quot;&quot;);[.$E52];&quot;&quot;)" office:value-type="float" office:value="93.7775">
            <text:p>93,78</text:p>
          </table:table-cell>
          <table:table-cell table:style-name="ce11" table:formula="of:=IF(AND([.$B52]=[.S$2];[.$G52]&lt;&gt;&quot;&quot;);[.$E5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Default" office:value-type="float" office:value="11.1037">
            <text:p>11,1037</text:p>
          </table:table-cell>
          <table:table-cell table:style-name="Default" office:value-type="float" office:value="3.6278">
            <text:p>3,6278</text:p>
          </table:table-cell>
          <table:table-cell table:style-name="Default" office:value-type="float" office:value="126.863">
            <text:p>126,863</text:p>
          </table:table-cell>
          <table:table-cell table:style-name="Default" office:value-type="float" office:value="887.249">
            <text:p>887,249</text:p>
          </table:table-cell>
          <table:table-cell table:style-name="Default" office:value-type="string">
            <text:p>/home/ramiro/Imagens/Faces to RPM/051.jpg</text:p>
          </table:table-cell>
          <table:table-cell table:formula="of:=IF(AND([.$B53]=[.H$2];[.$G53]&lt;&gt;&quot;&quot;);[.$C53];&quot;&quot;)">
            <text:p/>
          </table:table-cell>
          <table:table-cell table:formula="of:=IF(AND([.$B53]=[.I$2];[.$G53]&lt;&gt;&quot;&quot;);[.$C53];&quot;&quot;)">
            <text:p/>
          </table:table-cell>
          <table:table-cell table:formula="of:=IF(AND([.$B53]=[.J$2];[.$G53]&lt;&gt;&quot;&quot;);[.$C53];&quot;&quot;)">
            <text:p/>
          </table:table-cell>
          <table:table-cell table:formula="of:=IF(AND([.$B53]=[.K$2];[.$G53]&lt;&gt;&quot;&quot;);[.$C53];&quot;&quot;)">
            <text:p/>
          </table:table-cell>
          <table:table-cell table:formula="of:=IF(AND([.$B53]=[.L$2];[.$G53]&lt;&gt;&quot;&quot;);[.$C53];&quot;&quot;)" office:value-type="float" office:value="11.1037">
            <text:p>11,10</text:p>
          </table:table-cell>
          <table:table-cell table:formula="of:=IF(AND([.$B53]=[.M$2];[.$G53]&lt;&gt;&quot;&quot;);[.$C53];&quot;&quot;)">
            <text:p/>
          </table:table-cell>
          <table:table-cell table:style-name="ce11" table:formula="of:=IF(AND([.$B53]=[.N$2];[.$G53]&lt;&gt;&quot;&quot;);[.$E53];&quot;&quot;)">
            <text:p/>
          </table:table-cell>
          <table:table-cell table:style-name="ce11" table:formula="of:=IF(AND([.$B53]=[.O$2];[.$G53]&lt;&gt;&quot;&quot;);[.$E53];&quot;&quot;)">
            <text:p/>
          </table:table-cell>
          <table:table-cell table:style-name="ce11" table:formula="of:=IF(AND([.$B53]=[.P$2];[.$G53]&lt;&gt;&quot;&quot;);[.$E53];&quot;&quot;)">
            <text:p/>
          </table:table-cell>
          <table:table-cell table:style-name="ce11" table:formula="of:=IF(AND([.$B53]=[.Q$2];[.$G53]&lt;&gt;&quot;&quot;);[.$E53];&quot;&quot;)">
            <text:p/>
          </table:table-cell>
          <table:table-cell table:style-name="ce11" table:formula="of:=IF(AND([.$B53]=[.R$2];[.$G53]&lt;&gt;&quot;&quot;);[.$E53];&quot;&quot;)" office:value-type="float" office:value="126.863">
            <text:p>126,86</text:p>
          </table:table-cell>
          <table:table-cell table:style-name="ce11" table:formula="of:=IF(AND([.$B53]=[.S$2];[.$G53]&lt;&gt;&quot;&quot;);[.$E5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style-name="Default" office:value-type="float" office:value="11.0216">
            <text:p>11,0216</text:p>
          </table:table-cell>
          <table:table-cell table:style-name="Default" office:value-type="float" office:value="6.52106">
            <text:p>6,52106</text:p>
          </table:table-cell>
          <table:table-cell table:style-name="Default" office:value-type="float" office:value="148.207">
            <text:p>148,207</text:p>
          </table:table-cell>
          <table:table-cell table:style-name="Default" office:value-type="float" office:value="1895.13">
            <text:p>1895,13</text:p>
          </table:table-cell>
          <table:table-cell table:style-name="Default" office:value-type="string">
            <text:p>/home/ramiro/Imagens/Faces to RPM/052.jpg</text:p>
          </table:table-cell>
          <table:table-cell table:formula="of:=IF(AND([.$B54]=[.H$2];[.$G54]&lt;&gt;&quot;&quot;);[.$C54];&quot;&quot;)">
            <text:p/>
          </table:table-cell>
          <table:table-cell table:formula="of:=IF(AND([.$B54]=[.I$2];[.$G54]&lt;&gt;&quot;&quot;);[.$C54];&quot;&quot;)">
            <text:p/>
          </table:table-cell>
          <table:table-cell table:formula="of:=IF(AND([.$B54]=[.J$2];[.$G54]&lt;&gt;&quot;&quot;);[.$C54];&quot;&quot;)">
            <text:p/>
          </table:table-cell>
          <table:table-cell table:formula="of:=IF(AND([.$B54]=[.K$2];[.$G54]&lt;&gt;&quot;&quot;);[.$C54];&quot;&quot;)" office:value-type="float" office:value="11.0216">
            <text:p>11,02</text:p>
          </table:table-cell>
          <table:table-cell table:formula="of:=IF(AND([.$B54]=[.L$2];[.$G54]&lt;&gt;&quot;&quot;);[.$C54];&quot;&quot;)">
            <text:p/>
          </table:table-cell>
          <table:table-cell table:formula="of:=IF(AND([.$B54]=[.M$2];[.$G54]&lt;&gt;&quot;&quot;);[.$C54];&quot;&quot;)">
            <text:p/>
          </table:table-cell>
          <table:table-cell table:style-name="ce11" table:formula="of:=IF(AND([.$B54]=[.N$2];[.$G54]&lt;&gt;&quot;&quot;);[.$E54];&quot;&quot;)">
            <text:p/>
          </table:table-cell>
          <table:table-cell table:style-name="ce11" table:formula="of:=IF(AND([.$B54]=[.O$2];[.$G54]&lt;&gt;&quot;&quot;);[.$E54];&quot;&quot;)">
            <text:p/>
          </table:table-cell>
          <table:table-cell table:style-name="ce11" table:formula="of:=IF(AND([.$B54]=[.P$2];[.$G54]&lt;&gt;&quot;&quot;);[.$E54];&quot;&quot;)">
            <text:p/>
          </table:table-cell>
          <table:table-cell table:style-name="ce11" table:formula="of:=IF(AND([.$B54]=[.Q$2];[.$G54]&lt;&gt;&quot;&quot;);[.$E54];&quot;&quot;)" office:value-type="float" office:value="148.207">
            <text:p>148,21</text:p>
          </table:table-cell>
          <table:table-cell table:style-name="ce11" table:formula="of:=IF(AND([.$B54]=[.R$2];[.$G54]&lt;&gt;&quot;&quot;);[.$E54];&quot;&quot;)">
            <text:p/>
          </table:table-cell>
          <table:table-cell table:style-name="ce11" table:formula="of:=IF(AND([.$B54]=[.S$2];[.$G54]&lt;&gt;&quot;&quot;);[.$E5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table:style-name="Default" office:value-type="float" office:value="7.32439">
            <text:p>7,32439</text:p>
          </table:table-cell>
          <table:table-cell table:style-name="Default" office:value-type="float" office:value="7.44832">
            <text:p>7,44832</text:p>
          </table:table-cell>
          <table:table-cell table:style-name="Default" office:value-type="float" office:value="111.586">
            <text:p>111,586</text:p>
          </table:table-cell>
          <table:table-cell table:style-name="Default" office:value-type="float" office:value="818.222">
            <text:p>818,222</text:p>
          </table:table-cell>
          <table:table-cell table:style-name="Default" office:value-type="string">
            <text:p>/home/ramiro/Imagens/Faces to RPM/053.jpg</text:p>
          </table:table-cell>
          <table:table-cell table:formula="of:=IF(AND([.$B55]=[.H$2];[.$G55]&lt;&gt;&quot;&quot;);[.$C55];&quot;&quot;)">
            <text:p/>
          </table:table-cell>
          <table:table-cell table:formula="of:=IF(AND([.$B55]=[.I$2];[.$G55]&lt;&gt;&quot;&quot;);[.$C55];&quot;&quot;)">
            <text:p/>
          </table:table-cell>
          <table:table-cell table:formula="of:=IF(AND([.$B55]=[.J$2];[.$G55]&lt;&gt;&quot;&quot;);[.$C55];&quot;&quot;)">
            <text:p/>
          </table:table-cell>
          <table:table-cell table:formula="of:=IF(AND([.$B55]=[.K$2];[.$G55]&lt;&gt;&quot;&quot;);[.$C55];&quot;&quot;)" office:value-type="float" office:value="7.32439">
            <text:p>7,32</text:p>
          </table:table-cell>
          <table:table-cell table:formula="of:=IF(AND([.$B55]=[.L$2];[.$G55]&lt;&gt;&quot;&quot;);[.$C55];&quot;&quot;)">
            <text:p/>
          </table:table-cell>
          <table:table-cell table:formula="of:=IF(AND([.$B55]=[.M$2];[.$G55]&lt;&gt;&quot;&quot;);[.$C55];&quot;&quot;)">
            <text:p/>
          </table:table-cell>
          <table:table-cell table:style-name="ce11" table:formula="of:=IF(AND([.$B55]=[.N$2];[.$G55]&lt;&gt;&quot;&quot;);[.$E55];&quot;&quot;)">
            <text:p/>
          </table:table-cell>
          <table:table-cell table:style-name="ce11" table:formula="of:=IF(AND([.$B55]=[.O$2];[.$G55]&lt;&gt;&quot;&quot;);[.$E55];&quot;&quot;)">
            <text:p/>
          </table:table-cell>
          <table:table-cell table:style-name="ce11" table:formula="of:=IF(AND([.$B55]=[.P$2];[.$G55]&lt;&gt;&quot;&quot;);[.$E55];&quot;&quot;)">
            <text:p/>
          </table:table-cell>
          <table:table-cell table:style-name="ce11" table:formula="of:=IF(AND([.$B55]=[.Q$2];[.$G55]&lt;&gt;&quot;&quot;);[.$E55];&quot;&quot;)" office:value-type="float" office:value="111.586">
            <text:p>111,59</text:p>
          </table:table-cell>
          <table:table-cell table:style-name="ce11" table:formula="of:=IF(AND([.$B55]=[.R$2];[.$G55]&lt;&gt;&quot;&quot;);[.$E55];&quot;&quot;)">
            <text:p/>
          </table:table-cell>
          <table:table-cell table:style-name="ce11" table:formula="of:=IF(AND([.$B55]=[.S$2];[.$G55]&lt;&gt;&quot;&quot;);[.$E5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style-name="Default" office:value-type="float" office:value="7.64395">
            <text:p>7,64395</text:p>
          </table:table-cell>
          <table:table-cell table:style-name="Default" office:value-type="float" office:value="8.64872">
            <text:p>8,64872</text:p>
          </table:table-cell>
          <table:table-cell table:style-name="Default" office:value-type="float" office:value="89.7887">
            <text:p>89,7887</text:p>
          </table:table-cell>
          <table:table-cell table:style-name="Default" office:value-type="float" office:value="2049.89">
            <text:p>2049,89</text:p>
          </table:table-cell>
          <table:table-cell table:style-name="Default" office:value-type="string">
            <text:p>/home/ramiro/Imagens/Faces to RPM/054.jpg</text:p>
          </table:table-cell>
          <table:table-cell table:formula="of:=IF(AND([.$B56]=[.H$2];[.$G56]&lt;&gt;&quot;&quot;);[.$C56];&quot;&quot;)">
            <text:p/>
          </table:table-cell>
          <table:table-cell table:formula="of:=IF(AND([.$B56]=[.I$2];[.$G56]&lt;&gt;&quot;&quot;);[.$C56];&quot;&quot;)">
            <text:p/>
          </table:table-cell>
          <table:table-cell table:formula="of:=IF(AND([.$B56]=[.J$2];[.$G56]&lt;&gt;&quot;&quot;);[.$C56];&quot;&quot;)">
            <text:p/>
          </table:table-cell>
          <table:table-cell table:formula="of:=IF(AND([.$B56]=[.K$2];[.$G56]&lt;&gt;&quot;&quot;);[.$C56];&quot;&quot;)">
            <text:p/>
          </table:table-cell>
          <table:table-cell table:formula="of:=IF(AND([.$B56]=[.L$2];[.$G56]&lt;&gt;&quot;&quot;);[.$C56];&quot;&quot;)" office:value-type="float" office:value="7.64395">
            <text:p>7,64</text:p>
          </table:table-cell>
          <table:table-cell table:formula="of:=IF(AND([.$B56]=[.M$2];[.$G56]&lt;&gt;&quot;&quot;);[.$C56];&quot;&quot;)">
            <text:p/>
          </table:table-cell>
          <table:table-cell table:style-name="ce11" table:formula="of:=IF(AND([.$B56]=[.N$2];[.$G56]&lt;&gt;&quot;&quot;);[.$E56];&quot;&quot;)">
            <text:p/>
          </table:table-cell>
          <table:table-cell table:style-name="ce11" table:formula="of:=IF(AND([.$B56]=[.O$2];[.$G56]&lt;&gt;&quot;&quot;);[.$E56];&quot;&quot;)">
            <text:p/>
          </table:table-cell>
          <table:table-cell table:style-name="ce11" table:formula="of:=IF(AND([.$B56]=[.P$2];[.$G56]&lt;&gt;&quot;&quot;);[.$E56];&quot;&quot;)">
            <text:p/>
          </table:table-cell>
          <table:table-cell table:style-name="ce11" table:formula="of:=IF(AND([.$B56]=[.Q$2];[.$G56]&lt;&gt;&quot;&quot;);[.$E56];&quot;&quot;)">
            <text:p/>
          </table:table-cell>
          <table:table-cell table:style-name="ce11" table:formula="of:=IF(AND([.$B56]=[.R$2];[.$G56]&lt;&gt;&quot;&quot;);[.$E56];&quot;&quot;)" office:value-type="float" office:value="89.7887">
            <text:p>89,79</text:p>
          </table:table-cell>
          <table:table-cell table:style-name="ce11" table:formula="of:=IF(AND([.$B56]=[.S$2];[.$G56]&lt;&gt;&quot;&quot;);[.$E5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Default" office:value-type="float" office:value="7.53997">
            <text:p>7,53997</text:p>
          </table:table-cell>
          <table:table-cell table:style-name="Default" office:value-type="float" office:value="7.76358">
            <text:p>7,76358</text:p>
          </table:table-cell>
          <table:table-cell table:style-name="Default" office:value-type="float" office:value="74.8931">
            <text:p>74,8931</text:p>
          </table:table-cell>
          <table:table-cell table:style-name="Default" office:value-type="float" office:value="908.839">
            <text:p>908,839</text:p>
          </table:table-cell>
          <table:table-cell table:style-name="Default" office:value-type="string">
            <text:p>/home/ramiro/Imagens/Faces to RPM/055.jpg</text:p>
          </table:table-cell>
          <table:table-cell table:formula="of:=IF(AND([.$B57]=[.H$2];[.$G57]&lt;&gt;&quot;&quot;);[.$C57];&quot;&quot;)">
            <text:p/>
          </table:table-cell>
          <table:table-cell table:formula="of:=IF(AND([.$B57]=[.I$2];[.$G57]&lt;&gt;&quot;&quot;);[.$C57];&quot;&quot;)" office:value-type="float" office:value="7.53997">
            <text:p>7,54</text:p>
          </table:table-cell>
          <table:table-cell table:formula="of:=IF(AND([.$B57]=[.J$2];[.$G57]&lt;&gt;&quot;&quot;);[.$C57];&quot;&quot;)">
            <text:p/>
          </table:table-cell>
          <table:table-cell table:formula="of:=IF(AND([.$B57]=[.K$2];[.$G57]&lt;&gt;&quot;&quot;);[.$C57];&quot;&quot;)">
            <text:p/>
          </table:table-cell>
          <table:table-cell table:formula="of:=IF(AND([.$B57]=[.L$2];[.$G57]&lt;&gt;&quot;&quot;);[.$C57];&quot;&quot;)">
            <text:p/>
          </table:table-cell>
          <table:table-cell table:formula="of:=IF(AND([.$B57]=[.M$2];[.$G57]&lt;&gt;&quot;&quot;);[.$C57];&quot;&quot;)">
            <text:p/>
          </table:table-cell>
          <table:table-cell table:style-name="ce11" table:formula="of:=IF(AND([.$B57]=[.N$2];[.$G57]&lt;&gt;&quot;&quot;);[.$E57];&quot;&quot;)">
            <text:p/>
          </table:table-cell>
          <table:table-cell table:style-name="ce11" table:formula="of:=IF(AND([.$B57]=[.O$2];[.$G57]&lt;&gt;&quot;&quot;);[.$E57];&quot;&quot;)" office:value-type="float" office:value="74.8931">
            <text:p>74,89</text:p>
          </table:table-cell>
          <table:table-cell table:style-name="ce11" table:formula="of:=IF(AND([.$B57]=[.P$2];[.$G57]&lt;&gt;&quot;&quot;);[.$E57];&quot;&quot;)">
            <text:p/>
          </table:table-cell>
          <table:table-cell table:style-name="ce11" table:formula="of:=IF(AND([.$B57]=[.Q$2];[.$G57]&lt;&gt;&quot;&quot;);[.$E57];&quot;&quot;)">
            <text:p/>
          </table:table-cell>
          <table:table-cell table:style-name="ce11" table:formula="of:=IF(AND([.$B57]=[.R$2];[.$G57]&lt;&gt;&quot;&quot;);[.$E57];&quot;&quot;)">
            <text:p/>
          </table:table-cell>
          <table:table-cell table:style-name="ce11" table:formula="of:=IF(AND([.$B57]=[.S$2];[.$G57]&lt;&gt;&quot;&quot;);[.$E5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8]=[.H$2];[.$G58]&lt;&gt;&quot;&quot;);[.$C58];&quot;&quot;)">
            <text:p/>
          </table:table-cell>
          <table:table-cell table:formula="of:=IF(AND([.$B58]=[.I$2];[.$G58]&lt;&gt;&quot;&quot;);[.$C58];&quot;&quot;)">
            <text:p/>
          </table:table-cell>
          <table:table-cell table:formula="of:=IF(AND([.$B58]=[.J$2];[.$G58]&lt;&gt;&quot;&quot;);[.$C58];&quot;&quot;)">
            <text:p/>
          </table:table-cell>
          <table:table-cell table:formula="of:=IF(AND([.$B58]=[.K$2];[.$G58]&lt;&gt;&quot;&quot;);[.$C58];&quot;&quot;)">
            <text:p/>
          </table:table-cell>
          <table:table-cell table:formula="of:=IF(AND([.$B58]=[.L$2];[.$G58]&lt;&gt;&quot;&quot;);[.$C58];&quot;&quot;)">
            <text:p/>
          </table:table-cell>
          <table:table-cell table:formula="of:=IF(AND([.$B58]=[.M$2];[.$G58]&lt;&gt;&quot;&quot;);[.$C58];&quot;&quot;)">
            <text:p/>
          </table:table-cell>
          <table:table-cell table:style-name="ce11" table:formula="of:=IF(AND([.$B58]=[.N$2];[.$G58]&lt;&gt;&quot;&quot;);[.$E58];&quot;&quot;)">
            <text:p/>
          </table:table-cell>
          <table:table-cell table:style-name="ce11" table:formula="of:=IF(AND([.$B58]=[.O$2];[.$G58]&lt;&gt;&quot;&quot;);[.$E58];&quot;&quot;)">
            <text:p/>
          </table:table-cell>
          <table:table-cell table:style-name="ce11" table:formula="of:=IF(AND([.$B58]=[.P$2];[.$G58]&lt;&gt;&quot;&quot;);[.$E58];&quot;&quot;)">
            <text:p/>
          </table:table-cell>
          <table:table-cell table:style-name="ce11" table:formula="of:=IF(AND([.$B58]=[.Q$2];[.$G58]&lt;&gt;&quot;&quot;);[.$E58];&quot;&quot;)">
            <text:p/>
          </table:table-cell>
          <table:table-cell table:style-name="ce11" table:formula="of:=IF(AND([.$B58]=[.R$2];[.$G58]&lt;&gt;&quot;&quot;);[.$E58];&quot;&quot;)">
            <text:p/>
          </table:table-cell>
          <table:table-cell table:style-name="ce11" table:formula="of:=IF(AND([.$B58]=[.S$2];[.$G58]&lt;&gt;&quot;&quot;);[.$E5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Default" office:value-type="float" office:value="8.77179">
            <text:p>8,77179</text:p>
          </table:table-cell>
          <table:table-cell table:style-name="Default" office:value-type="float" office:value="8.9629">
            <text:p>8,9629</text:p>
          </table:table-cell>
          <table:table-cell table:style-name="Default" office:value-type="float" office:value="112.42">
            <text:p>112,42</text:p>
          </table:table-cell>
          <table:table-cell table:style-name="Default" office:value-type="float" office:value="1205.61">
            <text:p>1205,61</text:p>
          </table:table-cell>
          <table:table-cell table:style-name="Default" office:value-type="string">
            <text:p>/home/ramiro/Imagens/Faces to RPM/057.jpg</text:p>
          </table:table-cell>
          <table:table-cell table:formula="of:=IF(AND([.$B59]=[.H$2];[.$G59]&lt;&gt;&quot;&quot;);[.$C59];&quot;&quot;)">
            <text:p/>
          </table:table-cell>
          <table:table-cell table:formula="of:=IF(AND([.$B59]=[.I$2];[.$G59]&lt;&gt;&quot;&quot;);[.$C59];&quot;&quot;)">
            <text:p/>
          </table:table-cell>
          <table:table-cell table:formula="of:=IF(AND([.$B59]=[.J$2];[.$G59]&lt;&gt;&quot;&quot;);[.$C59];&quot;&quot;)" office:value-type="float" office:value="8.77179">
            <text:p>8,77</text:p>
          </table:table-cell>
          <table:table-cell table:formula="of:=IF(AND([.$B59]=[.K$2];[.$G59]&lt;&gt;&quot;&quot;);[.$C59];&quot;&quot;)">
            <text:p/>
          </table:table-cell>
          <table:table-cell table:formula="of:=IF(AND([.$B59]=[.L$2];[.$G59]&lt;&gt;&quot;&quot;);[.$C59];&quot;&quot;)">
            <text:p/>
          </table:table-cell>
          <table:table-cell table:formula="of:=IF(AND([.$B59]=[.M$2];[.$G59]&lt;&gt;&quot;&quot;);[.$C59];&quot;&quot;)">
            <text:p/>
          </table:table-cell>
          <table:table-cell table:style-name="ce11" table:formula="of:=IF(AND([.$B59]=[.N$2];[.$G59]&lt;&gt;&quot;&quot;);[.$E59];&quot;&quot;)">
            <text:p/>
          </table:table-cell>
          <table:table-cell table:style-name="ce11" table:formula="of:=IF(AND([.$B59]=[.O$2];[.$G59]&lt;&gt;&quot;&quot;);[.$E59];&quot;&quot;)">
            <text:p/>
          </table:table-cell>
          <table:table-cell table:style-name="ce11" table:formula="of:=IF(AND([.$B59]=[.P$2];[.$G59]&lt;&gt;&quot;&quot;);[.$E59];&quot;&quot;)" office:value-type="float" office:value="112.42">
            <text:p>112,42</text:p>
          </table:table-cell>
          <table:table-cell table:style-name="ce11" table:formula="of:=IF(AND([.$B59]=[.Q$2];[.$G59]&lt;&gt;&quot;&quot;);[.$E59];&quot;&quot;)">
            <text:p/>
          </table:table-cell>
          <table:table-cell table:style-name="ce11" table:formula="of:=IF(AND([.$B59]=[.R$2];[.$G59]&lt;&gt;&quot;&quot;);[.$E59];&quot;&quot;)">
            <text:p/>
          </table:table-cell>
          <table:table-cell table:style-name="ce11" table:formula="of:=IF(AND([.$B59]=[.S$2];[.$G59]&lt;&gt;&quot;&quot;);[.$E5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Default" office:value-type="float" office:value="7.38867">
            <text:p>7,38867</text:p>
          </table:table-cell>
          <table:table-cell table:style-name="Default" office:value-type="float" office:value="4.65911">
            <text:p>4,65911</text:p>
          </table:table-cell>
          <table:table-cell table:style-name="Default" office:value-type="float" office:value="116.879">
            <text:p>116,879</text:p>
          </table:table-cell>
          <table:table-cell table:style-name="Default" office:value-type="float" office:value="761.633">
            <text:p>761,633</text:p>
          </table:table-cell>
          <table:table-cell table:style-name="Default" office:value-type="string">
            <text:p>/home/ramiro/Imagens/Faces to RPM/058.jpg</text:p>
          </table:table-cell>
          <table:table-cell table:formula="of:=IF(AND([.$B60]=[.H$2];[.$G60]&lt;&gt;&quot;&quot;);[.$C60];&quot;&quot;)">
            <text:p/>
          </table:table-cell>
          <table:table-cell table:formula="of:=IF(AND([.$B60]=[.I$2];[.$G60]&lt;&gt;&quot;&quot;);[.$C60];&quot;&quot;)" office:value-type="float" office:value="7.38867">
            <text:p>7,39</text:p>
          </table:table-cell>
          <table:table-cell table:formula="of:=IF(AND([.$B60]=[.J$2];[.$G60]&lt;&gt;&quot;&quot;);[.$C60];&quot;&quot;)">
            <text:p/>
          </table:table-cell>
          <table:table-cell table:formula="of:=IF(AND([.$B60]=[.K$2];[.$G60]&lt;&gt;&quot;&quot;);[.$C60];&quot;&quot;)">
            <text:p/>
          </table:table-cell>
          <table:table-cell table:formula="of:=IF(AND([.$B60]=[.L$2];[.$G60]&lt;&gt;&quot;&quot;);[.$C60];&quot;&quot;)">
            <text:p/>
          </table:table-cell>
          <table:table-cell table:formula="of:=IF(AND([.$B60]=[.M$2];[.$G60]&lt;&gt;&quot;&quot;);[.$C60];&quot;&quot;)">
            <text:p/>
          </table:table-cell>
          <table:table-cell table:style-name="ce11" table:formula="of:=IF(AND([.$B60]=[.N$2];[.$G60]&lt;&gt;&quot;&quot;);[.$E60];&quot;&quot;)">
            <text:p/>
          </table:table-cell>
          <table:table-cell table:style-name="ce11" table:formula="of:=IF(AND([.$B60]=[.O$2];[.$G60]&lt;&gt;&quot;&quot;);[.$E60];&quot;&quot;)" office:value-type="float" office:value="116.879">
            <text:p>116,88</text:p>
          </table:table-cell>
          <table:table-cell table:style-name="ce11" table:formula="of:=IF(AND([.$B60]=[.P$2];[.$G60]&lt;&gt;&quot;&quot;);[.$E60];&quot;&quot;)">
            <text:p/>
          </table:table-cell>
          <table:table-cell table:style-name="ce11" table:formula="of:=IF(AND([.$B60]=[.Q$2];[.$G60]&lt;&gt;&quot;&quot;);[.$E60];&quot;&quot;)">
            <text:p/>
          </table:table-cell>
          <table:table-cell table:style-name="ce11" table:formula="of:=IF(AND([.$B60]=[.R$2];[.$G60]&lt;&gt;&quot;&quot;);[.$E60];&quot;&quot;)">
            <text:p/>
          </table:table-cell>
          <table:table-cell table:style-name="ce11" table:formula="of:=IF(AND([.$B60]=[.S$2];[.$G60]&lt;&gt;&quot;&quot;);[.$E6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Default" office:value-type="float" office:value="9.22181">
            <text:p>9,22181</text:p>
          </table:table-cell>
          <table:table-cell table:style-name="Default" office:value-type="float" office:value="7.41813">
            <text:p>7,41813</text:p>
          </table:table-cell>
          <table:table-cell table:style-name="Default" office:value-type="float" office:value="102.466">
            <text:p>102,466</text:p>
          </table:table-cell>
          <table:table-cell table:style-name="Default" office:value-type="float" office:value="2451.71">
            <text:p>2451,71</text:p>
          </table:table-cell>
          <table:table-cell table:style-name="Default" office:value-type="string">
            <text:p>/home/ramiro/Imagens/Faces to RPM/059.jpg</text:p>
          </table:table-cell>
          <table:table-cell table:formula="of:=IF(AND([.$B61]=[.H$2];[.$G61]&lt;&gt;&quot;&quot;);[.$C61];&quot;&quot;)">
            <text:p/>
          </table:table-cell>
          <table:table-cell table:formula="of:=IF(AND([.$B61]=[.I$2];[.$G61]&lt;&gt;&quot;&quot;);[.$C61];&quot;&quot;)">
            <text:p/>
          </table:table-cell>
          <table:table-cell table:formula="of:=IF(AND([.$B61]=[.J$2];[.$G61]&lt;&gt;&quot;&quot;);[.$C61];&quot;&quot;)" office:value-type="float" office:value="9.22181">
            <text:p>9,22</text:p>
          </table:table-cell>
          <table:table-cell table:formula="of:=IF(AND([.$B61]=[.K$2];[.$G61]&lt;&gt;&quot;&quot;);[.$C61];&quot;&quot;)">
            <text:p/>
          </table:table-cell>
          <table:table-cell table:formula="of:=IF(AND([.$B61]=[.L$2];[.$G61]&lt;&gt;&quot;&quot;);[.$C61];&quot;&quot;)">
            <text:p/>
          </table:table-cell>
          <table:table-cell table:formula="of:=IF(AND([.$B61]=[.M$2];[.$G61]&lt;&gt;&quot;&quot;);[.$C61];&quot;&quot;)">
            <text:p/>
          </table:table-cell>
          <table:table-cell table:style-name="ce11" table:formula="of:=IF(AND([.$B61]=[.N$2];[.$G61]&lt;&gt;&quot;&quot;);[.$E61];&quot;&quot;)">
            <text:p/>
          </table:table-cell>
          <table:table-cell table:style-name="ce11" table:formula="of:=IF(AND([.$B61]=[.O$2];[.$G61]&lt;&gt;&quot;&quot;);[.$E61];&quot;&quot;)">
            <text:p/>
          </table:table-cell>
          <table:table-cell table:style-name="ce11" table:formula="of:=IF(AND([.$B61]=[.P$2];[.$G61]&lt;&gt;&quot;&quot;);[.$E61];&quot;&quot;)" office:value-type="float" office:value="102.466">
            <text:p>102,47</text:p>
          </table:table-cell>
          <table:table-cell table:style-name="ce11" table:formula="of:=IF(AND([.$B61]=[.Q$2];[.$G61]&lt;&gt;&quot;&quot;);[.$E61];&quot;&quot;)">
            <text:p/>
          </table:table-cell>
          <table:table-cell table:style-name="ce11" table:formula="of:=IF(AND([.$B61]=[.R$2];[.$G61]&lt;&gt;&quot;&quot;);[.$E61];&quot;&quot;)">
            <text:p/>
          </table:table-cell>
          <table:table-cell table:style-name="ce11" table:formula="of:=IF(AND([.$B61]=[.S$2];[.$G61]&lt;&gt;&quot;&quot;);[.$E6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Default" office:value-type="float" office:value="10.9705">
            <text:p>10,9705</text:p>
          </table:table-cell>
          <table:table-cell table:style-name="Default" office:value-type="float" office:value="6.46168">
            <text:p>6,46168</text:p>
          </table:table-cell>
          <table:table-cell table:style-name="Default" office:value-type="float" office:value="112.854">
            <text:p>112,854</text:p>
          </table:table-cell>
          <table:table-cell table:style-name="Default" office:value-type="float" office:value="2036.38">
            <text:p>2036,38</text:p>
          </table:table-cell>
          <table:table-cell table:style-name="Default" office:value-type="string">
            <text:p>/home/ramiro/Imagens/Faces to RPM/060.jpg</text:p>
          </table:table-cell>
          <table:table-cell table:formula="of:=IF(AND([.$B62]=[.H$2];[.$G62]&lt;&gt;&quot;&quot;);[.$C62];&quot;&quot;)" office:value-type="float" office:value="10.9705">
            <text:p>10,97</text:p>
          </table:table-cell>
          <table:table-cell table:formula="of:=IF(AND([.$B62]=[.I$2];[.$G62]&lt;&gt;&quot;&quot;);[.$C62];&quot;&quot;)">
            <text:p/>
          </table:table-cell>
          <table:table-cell table:formula="of:=IF(AND([.$B62]=[.J$2];[.$G62]&lt;&gt;&quot;&quot;);[.$C62];&quot;&quot;)">
            <text:p/>
          </table:table-cell>
          <table:table-cell table:formula="of:=IF(AND([.$B62]=[.K$2];[.$G62]&lt;&gt;&quot;&quot;);[.$C62];&quot;&quot;)">
            <text:p/>
          </table:table-cell>
          <table:table-cell table:formula="of:=IF(AND([.$B62]=[.L$2];[.$G62]&lt;&gt;&quot;&quot;);[.$C62];&quot;&quot;)">
            <text:p/>
          </table:table-cell>
          <table:table-cell table:formula="of:=IF(AND([.$B62]=[.M$2];[.$G62]&lt;&gt;&quot;&quot;);[.$C62];&quot;&quot;)">
            <text:p/>
          </table:table-cell>
          <table:table-cell table:style-name="ce11" table:formula="of:=IF(AND([.$B62]=[.N$2];[.$G62]&lt;&gt;&quot;&quot;);[.$E62];&quot;&quot;)" office:value-type="float" office:value="112.854">
            <text:p>112,85</text:p>
          </table:table-cell>
          <table:table-cell table:style-name="ce11" table:formula="of:=IF(AND([.$B62]=[.O$2];[.$G62]&lt;&gt;&quot;&quot;);[.$E62];&quot;&quot;)">
            <text:p/>
          </table:table-cell>
          <table:table-cell table:style-name="ce11" table:formula="of:=IF(AND([.$B62]=[.P$2];[.$G62]&lt;&gt;&quot;&quot;);[.$E62];&quot;&quot;)">
            <text:p/>
          </table:table-cell>
          <table:table-cell table:style-name="ce11" table:formula="of:=IF(AND([.$B62]=[.Q$2];[.$G62]&lt;&gt;&quot;&quot;);[.$E62];&quot;&quot;)">
            <text:p/>
          </table:table-cell>
          <table:table-cell table:style-name="ce11" table:formula="of:=IF(AND([.$B62]=[.R$2];[.$G62]&lt;&gt;&quot;&quot;);[.$E62];&quot;&quot;)">
            <text:p/>
          </table:table-cell>
          <table:table-cell table:style-name="ce11" table:formula="of:=IF(AND([.$B62]=[.S$2];[.$G62]&lt;&gt;&quot;&quot;);[.$E6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style-name="Default" office:value-type="float" office:value="11.6247">
            <text:p>11,6247</text:p>
          </table:table-cell>
          <table:table-cell table:style-name="Default" office:value-type="float" office:value="3.1405">
            <text:p>3,1405</text:p>
          </table:table-cell>
          <table:table-cell table:style-name="Default" office:value-type="float" office:value="138.352">
            <text:p>138,352</text:p>
          </table:table-cell>
          <table:table-cell table:style-name="Default" office:value-type="float" office:value="1206.02">
            <text:p>1206,02</text:p>
          </table:table-cell>
          <table:table-cell table:style-name="Default" office:value-type="string">
            <text:p>/home/ramiro/Imagens/Faces to RPM/061.jpg</text:p>
          </table:table-cell>
          <table:table-cell table:formula="of:=IF(AND([.$B63]=[.H$2];[.$G63]&lt;&gt;&quot;&quot;);[.$C63];&quot;&quot;)">
            <text:p/>
          </table:table-cell>
          <table:table-cell table:formula="of:=IF(AND([.$B63]=[.I$2];[.$G63]&lt;&gt;&quot;&quot;);[.$C63];&quot;&quot;)">
            <text:p/>
          </table:table-cell>
          <table:table-cell table:formula="of:=IF(AND([.$B63]=[.J$2];[.$G63]&lt;&gt;&quot;&quot;);[.$C63];&quot;&quot;)" office:value-type="float" office:value="11.6247">
            <text:p>11,62</text:p>
          </table:table-cell>
          <table:table-cell table:formula="of:=IF(AND([.$B63]=[.K$2];[.$G63]&lt;&gt;&quot;&quot;);[.$C63];&quot;&quot;)">
            <text:p/>
          </table:table-cell>
          <table:table-cell table:formula="of:=IF(AND([.$B63]=[.L$2];[.$G63]&lt;&gt;&quot;&quot;);[.$C63];&quot;&quot;)">
            <text:p/>
          </table:table-cell>
          <table:table-cell table:formula="of:=IF(AND([.$B63]=[.M$2];[.$G63]&lt;&gt;&quot;&quot;);[.$C63];&quot;&quot;)">
            <text:p/>
          </table:table-cell>
          <table:table-cell table:style-name="ce11" table:formula="of:=IF(AND([.$B63]=[.N$2];[.$G63]&lt;&gt;&quot;&quot;);[.$E63];&quot;&quot;)">
            <text:p/>
          </table:table-cell>
          <table:table-cell table:style-name="ce11" table:formula="of:=IF(AND([.$B63]=[.O$2];[.$G63]&lt;&gt;&quot;&quot;);[.$E63];&quot;&quot;)">
            <text:p/>
          </table:table-cell>
          <table:table-cell table:style-name="ce11" table:formula="of:=IF(AND([.$B63]=[.P$2];[.$G63]&lt;&gt;&quot;&quot;);[.$E63];&quot;&quot;)" office:value-type="float" office:value="138.352">
            <text:p>138,35</text:p>
          </table:table-cell>
          <table:table-cell table:style-name="ce11" table:formula="of:=IF(AND([.$B63]=[.Q$2];[.$G63]&lt;&gt;&quot;&quot;);[.$E63];&quot;&quot;)">
            <text:p/>
          </table:table-cell>
          <table:table-cell table:style-name="ce11" table:formula="of:=IF(AND([.$B63]=[.R$2];[.$G63]&lt;&gt;&quot;&quot;);[.$E63];&quot;&quot;)">
            <text:p/>
          </table:table-cell>
          <table:table-cell table:style-name="ce11" table:formula="of:=IF(AND([.$B63]=[.S$2];[.$G63]&lt;&gt;&quot;&quot;);[.$E6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style-name="Default" office:value-type="float" office:value="8.93591">
            <text:p>8,93591</text:p>
          </table:table-cell>
          <table:table-cell table:style-name="Default" office:value-type="float" office:value="9.46772">
            <text:p>9,46772</text:p>
          </table:table-cell>
          <table:table-cell table:style-name="Default" office:value-type="float" office:value="77.6497">
            <text:p>77,6497</text:p>
          </table:table-cell>
          <table:table-cell table:style-name="Default" office:value-type="float" office:value="1367.51">
            <text:p>1367,51</text:p>
          </table:table-cell>
          <table:table-cell table:style-name="Default" office:value-type="string">
            <text:p>/home/ramiro/Imagens/Faces to RPM/062.jpg</text:p>
          </table:table-cell>
          <table:table-cell table:formula="of:=IF(AND([.$B64]=[.H$2];[.$G64]&lt;&gt;&quot;&quot;);[.$C64];&quot;&quot;)">
            <text:p/>
          </table:table-cell>
          <table:table-cell table:formula="of:=IF(AND([.$B64]=[.I$2];[.$G64]&lt;&gt;&quot;&quot;);[.$C64];&quot;&quot;)">
            <text:p/>
          </table:table-cell>
          <table:table-cell table:formula="of:=IF(AND([.$B64]=[.J$2];[.$G64]&lt;&gt;&quot;&quot;);[.$C64];&quot;&quot;)">
            <text:p/>
          </table:table-cell>
          <table:table-cell table:formula="of:=IF(AND([.$B64]=[.K$2];[.$G64]&lt;&gt;&quot;&quot;);[.$C64];&quot;&quot;)">
            <text:p/>
          </table:table-cell>
          <table:table-cell table:formula="of:=IF(AND([.$B64]=[.L$2];[.$G64]&lt;&gt;&quot;&quot;);[.$C64];&quot;&quot;)">
            <text:p/>
          </table:table-cell>
          <table:table-cell table:formula="of:=IF(AND([.$B64]=[.M$2];[.$G64]&lt;&gt;&quot;&quot;);[.$C64];&quot;&quot;)" office:value-type="float" office:value="8.93591">
            <text:p>8,94</text:p>
          </table:table-cell>
          <table:table-cell table:style-name="ce11" table:formula="of:=IF(AND([.$B64]=[.N$2];[.$G64]&lt;&gt;&quot;&quot;);[.$E64];&quot;&quot;)">
            <text:p/>
          </table:table-cell>
          <table:table-cell table:style-name="ce11" table:formula="of:=IF(AND([.$B64]=[.O$2];[.$G64]&lt;&gt;&quot;&quot;);[.$E64];&quot;&quot;)">
            <text:p/>
          </table:table-cell>
          <table:table-cell table:style-name="ce11" table:formula="of:=IF(AND([.$B64]=[.P$2];[.$G64]&lt;&gt;&quot;&quot;);[.$E64];&quot;&quot;)">
            <text:p/>
          </table:table-cell>
          <table:table-cell table:style-name="ce11" table:formula="of:=IF(AND([.$B64]=[.Q$2];[.$G64]&lt;&gt;&quot;&quot;);[.$E64];&quot;&quot;)">
            <text:p/>
          </table:table-cell>
          <table:table-cell table:style-name="ce11" table:formula="of:=IF(AND([.$B64]=[.R$2];[.$G64]&lt;&gt;&quot;&quot;);[.$E64];&quot;&quot;)">
            <text:p/>
          </table:table-cell>
          <table:table-cell table:style-name="ce11" table:formula="of:=IF(AND([.$B64]=[.S$2];[.$G64]&lt;&gt;&quot;&quot;);[.$E64];&quot;&quot;)" office:value-type="float" office:value="77.6497">
            <text:p>77,65</text:p>
          </table:table-cell>
          <table:table-cell table:number-columns-repeated="100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style-name="Default" office:value-type="float" office:value="13.1563">
            <text:p>13,1563</text:p>
          </table:table-cell>
          <table:table-cell table:style-name="Default" office:value-type="float" office:value="3.81403">
            <text:p>3,81403</text:p>
          </table:table-cell>
          <table:table-cell table:style-name="Default" office:value-type="float" office:value="129.399">
            <text:p>129,399</text:p>
          </table:table-cell>
          <table:table-cell table:style-name="Default" office:value-type="float" office:value="794.767">
            <text:p>794,767</text:p>
          </table:table-cell>
          <table:table-cell table:style-name="Default" office:value-type="string">
            <text:p>/home/ramiro/Imagens/Faces to RPM/063.jpg</text:p>
          </table:table-cell>
          <table:table-cell table:formula="of:=IF(AND([.$B65]=[.H$2];[.$G65]&lt;&gt;&quot;&quot;);[.$C65];&quot;&quot;)">
            <text:p/>
          </table:table-cell>
          <table:table-cell table:formula="of:=IF(AND([.$B65]=[.I$2];[.$G65]&lt;&gt;&quot;&quot;);[.$C65];&quot;&quot;)">
            <text:p/>
          </table:table-cell>
          <table:table-cell table:formula="of:=IF(AND([.$B65]=[.J$2];[.$G65]&lt;&gt;&quot;&quot;);[.$C65];&quot;&quot;)">
            <text:p/>
          </table:table-cell>
          <table:table-cell table:formula="of:=IF(AND([.$B65]=[.K$2];[.$G65]&lt;&gt;&quot;&quot;);[.$C65];&quot;&quot;)">
            <text:p/>
          </table:table-cell>
          <table:table-cell table:formula="of:=IF(AND([.$B65]=[.L$2];[.$G65]&lt;&gt;&quot;&quot;);[.$C65];&quot;&quot;)" office:value-type="float" office:value="13.1563">
            <text:p>13,16</text:p>
          </table:table-cell>
          <table:table-cell table:formula="of:=IF(AND([.$B65]=[.M$2];[.$G65]&lt;&gt;&quot;&quot;);[.$C65];&quot;&quot;)">
            <text:p/>
          </table:table-cell>
          <table:table-cell table:style-name="ce11" table:formula="of:=IF(AND([.$B65]=[.N$2];[.$G65]&lt;&gt;&quot;&quot;);[.$E65];&quot;&quot;)">
            <text:p/>
          </table:table-cell>
          <table:table-cell table:style-name="ce11" table:formula="of:=IF(AND([.$B65]=[.O$2];[.$G65]&lt;&gt;&quot;&quot;);[.$E65];&quot;&quot;)">
            <text:p/>
          </table:table-cell>
          <table:table-cell table:style-name="ce11" table:formula="of:=IF(AND([.$B65]=[.P$2];[.$G65]&lt;&gt;&quot;&quot;);[.$E65];&quot;&quot;)">
            <text:p/>
          </table:table-cell>
          <table:table-cell table:style-name="ce11" table:formula="of:=IF(AND([.$B65]=[.Q$2];[.$G65]&lt;&gt;&quot;&quot;);[.$E65];&quot;&quot;)">
            <text:p/>
          </table:table-cell>
          <table:table-cell table:style-name="ce11" table:formula="of:=IF(AND([.$B65]=[.R$2];[.$G65]&lt;&gt;&quot;&quot;);[.$E65];&quot;&quot;)" office:value-type="float" office:value="129.399">
            <text:p>129,40</text:p>
          </table:table-cell>
          <table:table-cell table:style-name="ce11" table:formula="of:=IF(AND([.$B65]=[.S$2];[.$G65]&lt;&gt;&quot;&quot;);[.$E6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Default" office:value-type="float" office:value="6.76335">
            <text:p>6,76335</text:p>
          </table:table-cell>
          <table:table-cell table:style-name="Default" office:value-type="float" office:value="1.78373">
            <text:p>1,78373</text:p>
          </table:table-cell>
          <table:table-cell table:style-name="Default" office:value-type="float" office:value="101.616">
            <text:p>101,616</text:p>
          </table:table-cell>
          <table:table-cell table:style-name="Default" office:value-type="float" office:value="421.665">
            <text:p>421,665</text:p>
          </table:table-cell>
          <table:table-cell table:style-name="Default" office:value-type="string">
            <text:p>/home/ramiro/Imagens/Faces to RPM/064.jpg</text:p>
          </table:table-cell>
          <table:table-cell table:formula="of:=IF(AND([.$B66]=[.H$2];[.$G66]&lt;&gt;&quot;&quot;);[.$C66];&quot;&quot;)">
            <text:p/>
          </table:table-cell>
          <table:table-cell table:formula="of:=IF(AND([.$B66]=[.I$2];[.$G66]&lt;&gt;&quot;&quot;);[.$C66];&quot;&quot;)" office:value-type="float" office:value="6.76335">
            <text:p>6,76</text:p>
          </table:table-cell>
          <table:table-cell table:formula="of:=IF(AND([.$B66]=[.J$2];[.$G66]&lt;&gt;&quot;&quot;);[.$C66];&quot;&quot;)">
            <text:p/>
          </table:table-cell>
          <table:table-cell table:formula="of:=IF(AND([.$B66]=[.K$2];[.$G66]&lt;&gt;&quot;&quot;);[.$C66];&quot;&quot;)">
            <text:p/>
          </table:table-cell>
          <table:table-cell table:formula="of:=IF(AND([.$B66]=[.L$2];[.$G66]&lt;&gt;&quot;&quot;);[.$C66];&quot;&quot;)">
            <text:p/>
          </table:table-cell>
          <table:table-cell table:formula="of:=IF(AND([.$B66]=[.M$2];[.$G66]&lt;&gt;&quot;&quot;);[.$C66];&quot;&quot;)">
            <text:p/>
          </table:table-cell>
          <table:table-cell table:style-name="ce11" table:formula="of:=IF(AND([.$B66]=[.N$2];[.$G66]&lt;&gt;&quot;&quot;);[.$E66];&quot;&quot;)">
            <text:p/>
          </table:table-cell>
          <table:table-cell table:style-name="ce11" table:formula="of:=IF(AND([.$B66]=[.O$2];[.$G66]&lt;&gt;&quot;&quot;);[.$E66];&quot;&quot;)" office:value-type="float" office:value="101.616">
            <text:p>101,62</text:p>
          </table:table-cell>
          <table:table-cell table:style-name="ce11" table:formula="of:=IF(AND([.$B66]=[.P$2];[.$G66]&lt;&gt;&quot;&quot;);[.$E66];&quot;&quot;)">
            <text:p/>
          </table:table-cell>
          <table:table-cell table:style-name="ce11" table:formula="of:=IF(AND([.$B66]=[.Q$2];[.$G66]&lt;&gt;&quot;&quot;);[.$E66];&quot;&quot;)">
            <text:p/>
          </table:table-cell>
          <table:table-cell table:style-name="ce11" table:formula="of:=IF(AND([.$B66]=[.R$2];[.$G66]&lt;&gt;&quot;&quot;);[.$E66];&quot;&quot;)">
            <text:p/>
          </table:table-cell>
          <table:table-cell table:style-name="ce11" table:formula="of:=IF(AND([.$B66]=[.S$2];[.$G66]&lt;&gt;&quot;&quot;);[.$E6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7]=[.H$2];[.$G67]&lt;&gt;&quot;&quot;);[.$C67];&quot;&quot;)">
            <text:p/>
          </table:table-cell>
          <table:table-cell table:formula="of:=IF(AND([.$B67]=[.I$2];[.$G67]&lt;&gt;&quot;&quot;);[.$C67];&quot;&quot;)">
            <text:p/>
          </table:table-cell>
          <table:table-cell table:formula="of:=IF(AND([.$B67]=[.J$2];[.$G67]&lt;&gt;&quot;&quot;);[.$C67];&quot;&quot;)">
            <text:p/>
          </table:table-cell>
          <table:table-cell table:formula="of:=IF(AND([.$B67]=[.K$2];[.$G67]&lt;&gt;&quot;&quot;);[.$C67];&quot;&quot;)">
            <text:p/>
          </table:table-cell>
          <table:table-cell table:formula="of:=IF(AND([.$B67]=[.L$2];[.$G67]&lt;&gt;&quot;&quot;);[.$C67];&quot;&quot;)">
            <text:p/>
          </table:table-cell>
          <table:table-cell table:formula="of:=IF(AND([.$B67]=[.M$2];[.$G67]&lt;&gt;&quot;&quot;);[.$C67];&quot;&quot;)">
            <text:p/>
          </table:table-cell>
          <table:table-cell table:style-name="ce11" table:formula="of:=IF(AND([.$B67]=[.N$2];[.$G67]&lt;&gt;&quot;&quot;);[.$E67];&quot;&quot;)">
            <text:p/>
          </table:table-cell>
          <table:table-cell table:style-name="ce11" table:formula="of:=IF(AND([.$B67]=[.O$2];[.$G67]&lt;&gt;&quot;&quot;);[.$E67];&quot;&quot;)">
            <text:p/>
          </table:table-cell>
          <table:table-cell table:style-name="ce11" table:formula="of:=IF(AND([.$B67]=[.P$2];[.$G67]&lt;&gt;&quot;&quot;);[.$E67];&quot;&quot;)">
            <text:p/>
          </table:table-cell>
          <table:table-cell table:style-name="ce11" table:formula="of:=IF(AND([.$B67]=[.Q$2];[.$G67]&lt;&gt;&quot;&quot;);[.$E67];&quot;&quot;)">
            <text:p/>
          </table:table-cell>
          <table:table-cell table:style-name="ce11" table:formula="of:=IF(AND([.$B67]=[.R$2];[.$G67]&lt;&gt;&quot;&quot;);[.$E67];&quot;&quot;)">
            <text:p/>
          </table:table-cell>
          <table:table-cell table:style-name="ce11" table:formula="of:=IF(AND([.$B67]=[.S$2];[.$G67]&lt;&gt;&quot;&quot;);[.$E6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style-name="Default" office:value-type="float" office:value="12.4684">
            <text:p>12,4684</text:p>
          </table:table-cell>
          <table:table-cell table:style-name="Default" office:value-type="float" office:value="7.36657">
            <text:p>7,36657</text:p>
          </table:table-cell>
          <table:table-cell table:style-name="Default" office:value-type="float" office:value="115.942">
            <text:p>115,942</text:p>
          </table:table-cell>
          <table:table-cell table:style-name="Default" office:value-type="float" office:value="933.224">
            <text:p>933,224</text:p>
          </table:table-cell>
          <table:table-cell table:style-name="Default" office:value-type="string">
            <text:p>/home/ramiro/Imagens/Faces to RPM/066.jpg</text:p>
          </table:table-cell>
          <table:table-cell table:formula="of:=IF(AND([.$B68]=[.H$2];[.$G68]&lt;&gt;&quot;&quot;);[.$C68];&quot;&quot;)" office:value-type="float" office:value="12.4684">
            <text:p>12,47</text:p>
          </table:table-cell>
          <table:table-cell table:formula="of:=IF(AND([.$B68]=[.I$2];[.$G68]&lt;&gt;&quot;&quot;);[.$C68];&quot;&quot;)">
            <text:p/>
          </table:table-cell>
          <table:table-cell table:formula="of:=IF(AND([.$B68]=[.J$2];[.$G68]&lt;&gt;&quot;&quot;);[.$C68];&quot;&quot;)">
            <text:p/>
          </table:table-cell>
          <table:table-cell table:formula="of:=IF(AND([.$B68]=[.K$2];[.$G68]&lt;&gt;&quot;&quot;);[.$C68];&quot;&quot;)">
            <text:p/>
          </table:table-cell>
          <table:table-cell table:formula="of:=IF(AND([.$B68]=[.L$2];[.$G68]&lt;&gt;&quot;&quot;);[.$C68];&quot;&quot;)">
            <text:p/>
          </table:table-cell>
          <table:table-cell table:formula="of:=IF(AND([.$B68]=[.M$2];[.$G68]&lt;&gt;&quot;&quot;);[.$C68];&quot;&quot;)">
            <text:p/>
          </table:table-cell>
          <table:table-cell table:style-name="ce11" table:formula="of:=IF(AND([.$B68]=[.N$2];[.$G68]&lt;&gt;&quot;&quot;);[.$E68];&quot;&quot;)" office:value-type="float" office:value="115.942">
            <text:p>115,94</text:p>
          </table:table-cell>
          <table:table-cell table:style-name="ce11" table:formula="of:=IF(AND([.$B68]=[.O$2];[.$G68]&lt;&gt;&quot;&quot;);[.$E68];&quot;&quot;)">
            <text:p/>
          </table:table-cell>
          <table:table-cell table:style-name="ce11" table:formula="of:=IF(AND([.$B68]=[.P$2];[.$G68]&lt;&gt;&quot;&quot;);[.$E68];&quot;&quot;)">
            <text:p/>
          </table:table-cell>
          <table:table-cell table:style-name="ce11" table:formula="of:=IF(AND([.$B68]=[.Q$2];[.$G68]&lt;&gt;&quot;&quot;);[.$E68];&quot;&quot;)">
            <text:p/>
          </table:table-cell>
          <table:table-cell table:style-name="ce11" table:formula="of:=IF(AND([.$B68]=[.R$2];[.$G68]&lt;&gt;&quot;&quot;);[.$E68];&quot;&quot;)">
            <text:p/>
          </table:table-cell>
          <table:table-cell table:style-name="ce11" table:formula="of:=IF(AND([.$B68]=[.S$2];[.$G68]&lt;&gt;&quot;&quot;);[.$E6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style-name="Default" office:value-type="float" office:value="8.67106">
            <text:p>8,67106</text:p>
          </table:table-cell>
          <table:table-cell table:style-name="Default" office:value-type="float" office:value="8.81271">
            <text:p>8,81271</text:p>
          </table:table-cell>
          <table:table-cell table:style-name="Default" office:value-type="float" office:value="138.765">
            <text:p>138,765</text:p>
          </table:table-cell>
          <table:table-cell table:style-name="Default" office:value-type="float" office:value="2485.22">
            <text:p>2485,22</text:p>
          </table:table-cell>
          <table:table-cell table:style-name="Default" office:value-type="string">
            <text:p>/home/ramiro/Imagens/Faces to RPM/067.jpg</text:p>
          </table:table-cell>
          <table:table-cell table:formula="of:=IF(AND([.$B69]=[.H$2];[.$G69]&lt;&gt;&quot;&quot;);[.$C69];&quot;&quot;)" office:value-type="float" office:value="8.67106">
            <text:p>8,67</text:p>
          </table:table-cell>
          <table:table-cell table:formula="of:=IF(AND([.$B69]=[.I$2];[.$G69]&lt;&gt;&quot;&quot;);[.$C69];&quot;&quot;)">
            <text:p/>
          </table:table-cell>
          <table:table-cell table:formula="of:=IF(AND([.$B69]=[.J$2];[.$G69]&lt;&gt;&quot;&quot;);[.$C69];&quot;&quot;)">
            <text:p/>
          </table:table-cell>
          <table:table-cell table:formula="of:=IF(AND([.$B69]=[.K$2];[.$G69]&lt;&gt;&quot;&quot;);[.$C69];&quot;&quot;)">
            <text:p/>
          </table:table-cell>
          <table:table-cell table:formula="of:=IF(AND([.$B69]=[.L$2];[.$G69]&lt;&gt;&quot;&quot;);[.$C69];&quot;&quot;)">
            <text:p/>
          </table:table-cell>
          <table:table-cell table:formula="of:=IF(AND([.$B69]=[.M$2];[.$G69]&lt;&gt;&quot;&quot;);[.$C69];&quot;&quot;)">
            <text:p/>
          </table:table-cell>
          <table:table-cell table:style-name="ce11" table:formula="of:=IF(AND([.$B69]=[.N$2];[.$G69]&lt;&gt;&quot;&quot;);[.$E69];&quot;&quot;)" office:value-type="float" office:value="138.765">
            <text:p>138,77</text:p>
          </table:table-cell>
          <table:table-cell table:style-name="ce11" table:formula="of:=IF(AND([.$B69]=[.O$2];[.$G69]&lt;&gt;&quot;&quot;);[.$E69];&quot;&quot;)">
            <text:p/>
          </table:table-cell>
          <table:table-cell table:style-name="ce11" table:formula="of:=IF(AND([.$B69]=[.P$2];[.$G69]&lt;&gt;&quot;&quot;);[.$E69];&quot;&quot;)">
            <text:p/>
          </table:table-cell>
          <table:table-cell table:style-name="ce11" table:formula="of:=IF(AND([.$B69]=[.Q$2];[.$G69]&lt;&gt;&quot;&quot;);[.$E69];&quot;&quot;)">
            <text:p/>
          </table:table-cell>
          <table:table-cell table:style-name="ce11" table:formula="of:=IF(AND([.$B69]=[.R$2];[.$G69]&lt;&gt;&quot;&quot;);[.$E69];&quot;&quot;)">
            <text:p/>
          </table:table-cell>
          <table:table-cell table:style-name="ce11" table:formula="of:=IF(AND([.$B69]=[.S$2];[.$G69]&lt;&gt;&quot;&quot;);[.$E6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Default" office:value-type="float" office:value="12.1906">
            <text:p>12,1906</text:p>
          </table:table-cell>
          <table:table-cell table:style-name="Default" office:value-type="float" office:value="4.51106">
            <text:p>4,51106</text:p>
          </table:table-cell>
          <table:table-cell table:style-name="Default" office:value-type="float" office:value="130.495">
            <text:p>130,495</text:p>
          </table:table-cell>
          <table:table-cell table:style-name="Default" office:value-type="float" office:value="1147.3">
            <text:p>1147,3</text:p>
          </table:table-cell>
          <table:table-cell table:style-name="Default" office:value-type="string">
            <text:p>/home/ramiro/Imagens/Faces to RPM/068.jpg</text:p>
          </table:table-cell>
          <table:table-cell table:formula="of:=IF(AND([.$B70]=[.H$2];[.$G70]&lt;&gt;&quot;&quot;);[.$C70];&quot;&quot;)">
            <text:p/>
          </table:table-cell>
          <table:table-cell table:formula="of:=IF(AND([.$B70]=[.I$2];[.$G70]&lt;&gt;&quot;&quot;);[.$C70];&quot;&quot;)" office:value-type="float" office:value="12.1906">
            <text:p>12,19</text:p>
          </table:table-cell>
          <table:table-cell table:formula="of:=IF(AND([.$B70]=[.J$2];[.$G70]&lt;&gt;&quot;&quot;);[.$C70];&quot;&quot;)">
            <text:p/>
          </table:table-cell>
          <table:table-cell table:formula="of:=IF(AND([.$B70]=[.K$2];[.$G70]&lt;&gt;&quot;&quot;);[.$C70];&quot;&quot;)">
            <text:p/>
          </table:table-cell>
          <table:table-cell table:formula="of:=IF(AND([.$B70]=[.L$2];[.$G70]&lt;&gt;&quot;&quot;);[.$C70];&quot;&quot;)">
            <text:p/>
          </table:table-cell>
          <table:table-cell table:formula="of:=IF(AND([.$B70]=[.M$2];[.$G70]&lt;&gt;&quot;&quot;);[.$C70];&quot;&quot;)">
            <text:p/>
          </table:table-cell>
          <table:table-cell table:style-name="ce11" table:formula="of:=IF(AND([.$B70]=[.N$2];[.$G70]&lt;&gt;&quot;&quot;);[.$E70];&quot;&quot;)">
            <text:p/>
          </table:table-cell>
          <table:table-cell table:style-name="ce11" table:formula="of:=IF(AND([.$B70]=[.O$2];[.$G70]&lt;&gt;&quot;&quot;);[.$E70];&quot;&quot;)" office:value-type="float" office:value="130.495">
            <text:p>130,50</text:p>
          </table:table-cell>
          <table:table-cell table:style-name="ce11" table:formula="of:=IF(AND([.$B70]=[.P$2];[.$G70]&lt;&gt;&quot;&quot;);[.$E70];&quot;&quot;)">
            <text:p/>
          </table:table-cell>
          <table:table-cell table:style-name="ce11" table:formula="of:=IF(AND([.$B70]=[.Q$2];[.$G70]&lt;&gt;&quot;&quot;);[.$E70];&quot;&quot;)">
            <text:p/>
          </table:table-cell>
          <table:table-cell table:style-name="ce11" table:formula="of:=IF(AND([.$B70]=[.R$2];[.$G70]&lt;&gt;&quot;&quot;);[.$E70];&quot;&quot;)">
            <text:p/>
          </table:table-cell>
          <table:table-cell table:style-name="ce11" table:formula="of:=IF(AND([.$B70]=[.S$2];[.$G70]&lt;&gt;&quot;&quot;);[.$E7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Default" office:value-type="float" office:value="10.938">
            <text:p>10,938</text:p>
          </table:table-cell>
          <table:table-cell table:style-name="Default" office:value-type="float" office:value="5.49732">
            <text:p>5,49732</text:p>
          </table:table-cell>
          <table:table-cell table:style-name="Default" office:value-type="float" office:value="129.674">
            <text:p>129,674</text:p>
          </table:table-cell>
          <table:table-cell table:style-name="Default" office:value-type="float" office:value="790.714">
            <text:p>790,714</text:p>
          </table:table-cell>
          <table:table-cell table:style-name="Default" office:value-type="string">
            <text:p>/home/ramiro/Imagens/Faces to RPM/069.jpg</text:p>
          </table:table-cell>
          <table:table-cell table:formula="of:=IF(AND([.$B71]=[.H$2];[.$G71]&lt;&gt;&quot;&quot;);[.$C71];&quot;&quot;)">
            <text:p/>
          </table:table-cell>
          <table:table-cell table:formula="of:=IF(AND([.$B71]=[.I$2];[.$G71]&lt;&gt;&quot;&quot;);[.$C71];&quot;&quot;)" office:value-type="float" office:value="10.938">
            <text:p>10,94</text:p>
          </table:table-cell>
          <table:table-cell table:formula="of:=IF(AND([.$B71]=[.J$2];[.$G71]&lt;&gt;&quot;&quot;);[.$C71];&quot;&quot;)">
            <text:p/>
          </table:table-cell>
          <table:table-cell table:formula="of:=IF(AND([.$B71]=[.K$2];[.$G71]&lt;&gt;&quot;&quot;);[.$C71];&quot;&quot;)">
            <text:p/>
          </table:table-cell>
          <table:table-cell table:formula="of:=IF(AND([.$B71]=[.L$2];[.$G71]&lt;&gt;&quot;&quot;);[.$C71];&quot;&quot;)">
            <text:p/>
          </table:table-cell>
          <table:table-cell table:formula="of:=IF(AND([.$B71]=[.M$2];[.$G71]&lt;&gt;&quot;&quot;);[.$C71];&quot;&quot;)">
            <text:p/>
          </table:table-cell>
          <table:table-cell table:style-name="ce11" table:formula="of:=IF(AND([.$B71]=[.N$2];[.$G71]&lt;&gt;&quot;&quot;);[.$E71];&quot;&quot;)">
            <text:p/>
          </table:table-cell>
          <table:table-cell table:style-name="ce11" table:formula="of:=IF(AND([.$B71]=[.O$2];[.$G71]&lt;&gt;&quot;&quot;);[.$E71];&quot;&quot;)" office:value-type="float" office:value="129.674">
            <text:p>129,67</text:p>
          </table:table-cell>
          <table:table-cell table:style-name="ce11" table:formula="of:=IF(AND([.$B71]=[.P$2];[.$G71]&lt;&gt;&quot;&quot;);[.$E71];&quot;&quot;)">
            <text:p/>
          </table:table-cell>
          <table:table-cell table:style-name="ce11" table:formula="of:=IF(AND([.$B71]=[.Q$2];[.$G71]&lt;&gt;&quot;&quot;);[.$E71];&quot;&quot;)">
            <text:p/>
          </table:table-cell>
          <table:table-cell table:style-name="ce11" table:formula="of:=IF(AND([.$B71]=[.R$2];[.$G71]&lt;&gt;&quot;&quot;);[.$E71];&quot;&quot;)">
            <text:p/>
          </table:table-cell>
          <table:table-cell table:style-name="ce11" table:formula="of:=IF(AND([.$B71]=[.S$2];[.$G71]&lt;&gt;&quot;&quot;);[.$E7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Default" office:value-type="float" office:value="14.9747">
            <text:p>14,9747</text:p>
          </table:table-cell>
          <table:table-cell table:style-name="Default" office:value-type="float" office:value="5.75281">
            <text:p>5,75281</text:p>
          </table:table-cell>
          <table:table-cell table:style-name="Default" office:value-type="float" office:value="134.351">
            <text:p>134,351</text:p>
          </table:table-cell>
          <table:table-cell table:style-name="Default" office:value-type="float" office:value="1041.16">
            <text:p>1041,16</text:p>
          </table:table-cell>
          <table:table-cell table:style-name="Default" office:value-type="string">
            <text:p>/home/ramiro/Imagens/Faces to RPM/070.jpg</text:p>
          </table:table-cell>
          <table:table-cell table:formula="of:=IF(AND([.$B72]=[.H$2];[.$G72]&lt;&gt;&quot;&quot;);[.$C72];&quot;&quot;)" office:value-type="float" office:value="14.9747">
            <text:p>14,97</text:p>
          </table:table-cell>
          <table:table-cell table:formula="of:=IF(AND([.$B72]=[.I$2];[.$G72]&lt;&gt;&quot;&quot;);[.$C72];&quot;&quot;)">
            <text:p/>
          </table:table-cell>
          <table:table-cell table:formula="of:=IF(AND([.$B72]=[.J$2];[.$G72]&lt;&gt;&quot;&quot;);[.$C72];&quot;&quot;)">
            <text:p/>
          </table:table-cell>
          <table:table-cell table:formula="of:=IF(AND([.$B72]=[.K$2];[.$G72]&lt;&gt;&quot;&quot;);[.$C72];&quot;&quot;)">
            <text:p/>
          </table:table-cell>
          <table:table-cell table:formula="of:=IF(AND([.$B72]=[.L$2];[.$G72]&lt;&gt;&quot;&quot;);[.$C72];&quot;&quot;)">
            <text:p/>
          </table:table-cell>
          <table:table-cell table:formula="of:=IF(AND([.$B72]=[.M$2];[.$G72]&lt;&gt;&quot;&quot;);[.$C72];&quot;&quot;)">
            <text:p/>
          </table:table-cell>
          <table:table-cell table:style-name="ce11" table:formula="of:=IF(AND([.$B72]=[.N$2];[.$G72]&lt;&gt;&quot;&quot;);[.$E72];&quot;&quot;)" office:value-type="float" office:value="134.351">
            <text:p>134,35</text:p>
          </table:table-cell>
          <table:table-cell table:style-name="ce11" table:formula="of:=IF(AND([.$B72]=[.O$2];[.$G72]&lt;&gt;&quot;&quot;);[.$E72];&quot;&quot;)">
            <text:p/>
          </table:table-cell>
          <table:table-cell table:style-name="ce11" table:formula="of:=IF(AND([.$B72]=[.P$2];[.$G72]&lt;&gt;&quot;&quot;);[.$E72];&quot;&quot;)">
            <text:p/>
          </table:table-cell>
          <table:table-cell table:style-name="ce11" table:formula="of:=IF(AND([.$B72]=[.Q$2];[.$G72]&lt;&gt;&quot;&quot;);[.$E72];&quot;&quot;)">
            <text:p/>
          </table:table-cell>
          <table:table-cell table:style-name="ce11" table:formula="of:=IF(AND([.$B72]=[.R$2];[.$G72]&lt;&gt;&quot;&quot;);[.$E72];&quot;&quot;)">
            <text:p/>
          </table:table-cell>
          <table:table-cell table:style-name="ce11" table:formula="of:=IF(AND([.$B72]=[.S$2];[.$G72]&lt;&gt;&quot;&quot;);[.$E7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Default" office:value-type="float" office:value="13.4728">
            <text:p>13,4728</text:p>
          </table:table-cell>
          <table:table-cell table:style-name="Default" office:value-type="float" office:value="6.05183">
            <text:p>6,05183</text:p>
          </table:table-cell>
          <table:table-cell table:style-name="Default" office:value-type="float" office:value="106.947">
            <text:p>106,947</text:p>
          </table:table-cell>
          <table:table-cell table:style-name="Default" office:value-type="float" office:value="1252.88">
            <text:p>1252,88</text:p>
          </table:table-cell>
          <table:table-cell table:style-name="Default" office:value-type="string">
            <text:p>/home/ramiro/Imagens/Faces to RPM/071.jpg</text:p>
          </table:table-cell>
          <table:table-cell table:formula="of:=IF(AND([.$B73]=[.H$2];[.$G73]&lt;&gt;&quot;&quot;);[.$C73];&quot;&quot;)">
            <text:p/>
          </table:table-cell>
          <table:table-cell table:formula="of:=IF(AND([.$B73]=[.I$2];[.$G73]&lt;&gt;&quot;&quot;);[.$C73];&quot;&quot;)" office:value-type="float" office:value="13.4728">
            <text:p>13,47</text:p>
          </table:table-cell>
          <table:table-cell table:formula="of:=IF(AND([.$B73]=[.J$2];[.$G73]&lt;&gt;&quot;&quot;);[.$C73];&quot;&quot;)">
            <text:p/>
          </table:table-cell>
          <table:table-cell table:formula="of:=IF(AND([.$B73]=[.K$2];[.$G73]&lt;&gt;&quot;&quot;);[.$C73];&quot;&quot;)">
            <text:p/>
          </table:table-cell>
          <table:table-cell table:formula="of:=IF(AND([.$B73]=[.L$2];[.$G73]&lt;&gt;&quot;&quot;);[.$C73];&quot;&quot;)">
            <text:p/>
          </table:table-cell>
          <table:table-cell table:formula="of:=IF(AND([.$B73]=[.M$2];[.$G73]&lt;&gt;&quot;&quot;);[.$C73];&quot;&quot;)">
            <text:p/>
          </table:table-cell>
          <table:table-cell table:style-name="ce11" table:formula="of:=IF(AND([.$B73]=[.N$2];[.$G73]&lt;&gt;&quot;&quot;);[.$E73];&quot;&quot;)">
            <text:p/>
          </table:table-cell>
          <table:table-cell table:style-name="ce11" table:formula="of:=IF(AND([.$B73]=[.O$2];[.$G73]&lt;&gt;&quot;&quot;);[.$E73];&quot;&quot;)" office:value-type="float" office:value="106.947">
            <text:p>106,95</text:p>
          </table:table-cell>
          <table:table-cell table:style-name="ce11" table:formula="of:=IF(AND([.$B73]=[.P$2];[.$G73]&lt;&gt;&quot;&quot;);[.$E73];&quot;&quot;)">
            <text:p/>
          </table:table-cell>
          <table:table-cell table:style-name="ce11" table:formula="of:=IF(AND([.$B73]=[.Q$2];[.$G73]&lt;&gt;&quot;&quot;);[.$E73];&quot;&quot;)">
            <text:p/>
          </table:table-cell>
          <table:table-cell table:style-name="ce11" table:formula="of:=IF(AND([.$B73]=[.R$2];[.$G73]&lt;&gt;&quot;&quot;);[.$E73];&quot;&quot;)">
            <text:p/>
          </table:table-cell>
          <table:table-cell table:style-name="ce11" table:formula="of:=IF(AND([.$B73]=[.S$2];[.$G73]&lt;&gt;&quot;&quot;);[.$E7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Default" office:value-type="float" office:value="8.45363">
            <text:p>8,45363</text:p>
          </table:table-cell>
          <table:table-cell table:style-name="Default" office:value-type="float" office:value="15.1787">
            <text:p>15,1787</text:p>
          </table:table-cell>
          <table:table-cell table:style-name="Default" office:value-type="float" office:value="72.4047">
            <text:p>72,4047</text:p>
          </table:table-cell>
          <table:table-cell table:style-name="Default" office:value-type="float" office:value="1147.24">
            <text:p>1147,24</text:p>
          </table:table-cell>
          <table:table-cell table:style-name="Default" office:value-type="string">
            <text:p>/home/ramiro/Imagens/Faces to RPM/072.jpg</text:p>
          </table:table-cell>
          <table:table-cell table:formula="of:=IF(AND([.$B74]=[.H$2];[.$G74]&lt;&gt;&quot;&quot;);[.$C74];&quot;&quot;)">
            <text:p/>
          </table:table-cell>
          <table:table-cell table:formula="of:=IF(AND([.$B74]=[.I$2];[.$G74]&lt;&gt;&quot;&quot;);[.$C74];&quot;&quot;)">
            <text:p/>
          </table:table-cell>
          <table:table-cell table:formula="of:=IF(AND([.$B74]=[.J$2];[.$G74]&lt;&gt;&quot;&quot;);[.$C74];&quot;&quot;)" office:value-type="float" office:value="8.45363">
            <text:p>8,45</text:p>
          </table:table-cell>
          <table:table-cell table:formula="of:=IF(AND([.$B74]=[.K$2];[.$G74]&lt;&gt;&quot;&quot;);[.$C74];&quot;&quot;)">
            <text:p/>
          </table:table-cell>
          <table:table-cell table:formula="of:=IF(AND([.$B74]=[.L$2];[.$G74]&lt;&gt;&quot;&quot;);[.$C74];&quot;&quot;)">
            <text:p/>
          </table:table-cell>
          <table:table-cell table:formula="of:=IF(AND([.$B74]=[.M$2];[.$G74]&lt;&gt;&quot;&quot;);[.$C74];&quot;&quot;)">
            <text:p/>
          </table:table-cell>
          <table:table-cell table:style-name="ce11" table:formula="of:=IF(AND([.$B74]=[.N$2];[.$G74]&lt;&gt;&quot;&quot;);[.$E74];&quot;&quot;)">
            <text:p/>
          </table:table-cell>
          <table:table-cell table:style-name="ce11" table:formula="of:=IF(AND([.$B74]=[.O$2];[.$G74]&lt;&gt;&quot;&quot;);[.$E74];&quot;&quot;)">
            <text:p/>
          </table:table-cell>
          <table:table-cell table:style-name="ce11" table:formula="of:=IF(AND([.$B74]=[.P$2];[.$G74]&lt;&gt;&quot;&quot;);[.$E74];&quot;&quot;)" office:value-type="float" office:value="72.4047">
            <text:p>72,40</text:p>
          </table:table-cell>
          <table:table-cell table:style-name="ce11" table:formula="of:=IF(AND([.$B74]=[.Q$2];[.$G74]&lt;&gt;&quot;&quot;);[.$E74];&quot;&quot;)">
            <text:p/>
          </table:table-cell>
          <table:table-cell table:style-name="ce11" table:formula="of:=IF(AND([.$B74]=[.R$2];[.$G74]&lt;&gt;&quot;&quot;);[.$E74];&quot;&quot;)">
            <text:p/>
          </table:table-cell>
          <table:table-cell table:style-name="ce11" table:formula="of:=IF(AND([.$B74]=[.S$2];[.$G74]&lt;&gt;&quot;&quot;);[.$E7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table:style-name="Default" office:value-type="float" office:value="7.75">
            <text:p>7,75</text:p>
          </table:table-cell>
          <table:table-cell table:style-name="Default" office:value-type="float" office:value="9.1875">
            <text:p>9,1875</text:p>
          </table:table-cell>
          <table:table-cell table:style-name="Default" office:value-type="float" office:value="6.5">
            <text:p>6,5</text:p>
          </table:table-cell>
          <table:table-cell table:style-name="Default" office:value-type="float" office:value="0.75">
            <text:p>0,75</text:p>
          </table:table-cell>
          <table:table-cell table:style-name="Default" office:value-type="string">
            <text:p>/home/ramiro/Imagens/Faces to RPM/073.jpg</text:p>
          </table:table-cell>
          <table:table-cell table:formula="of:=IF(AND([.$B75]=[.H$2];[.$G75]&lt;&gt;&quot;&quot;);[.$C75];&quot;&quot;)">
            <text:p/>
          </table:table-cell>
          <table:table-cell table:formula="of:=IF(AND([.$B75]=[.I$2];[.$G75]&lt;&gt;&quot;&quot;);[.$C75];&quot;&quot;)">
            <text:p/>
          </table:table-cell>
          <table:table-cell table:formula="of:=IF(AND([.$B75]=[.J$2];[.$G75]&lt;&gt;&quot;&quot;);[.$C75];&quot;&quot;)">
            <text:p/>
          </table:table-cell>
          <table:table-cell table:formula="of:=IF(AND([.$B75]=[.K$2];[.$G75]&lt;&gt;&quot;&quot;);[.$C75];&quot;&quot;)">
            <text:p/>
          </table:table-cell>
          <table:table-cell table:formula="of:=IF(AND([.$B75]=[.L$2];[.$G75]&lt;&gt;&quot;&quot;);[.$C75];&quot;&quot;)">
            <text:p/>
          </table:table-cell>
          <table:table-cell table:formula="of:=IF(AND([.$B75]=[.M$2];[.$G75]&lt;&gt;&quot;&quot;);[.$C75];&quot;&quot;)" office:value-type="float" office:value="7.75">
            <text:p>7,75</text:p>
          </table:table-cell>
          <table:table-cell table:style-name="ce11" table:formula="of:=IF(AND([.$B75]=[.N$2];[.$G75]&lt;&gt;&quot;&quot;);[.$E75];&quot;&quot;)">
            <text:p/>
          </table:table-cell>
          <table:table-cell table:style-name="ce11" table:formula="of:=IF(AND([.$B75]=[.O$2];[.$G75]&lt;&gt;&quot;&quot;);[.$E75];&quot;&quot;)">
            <text:p/>
          </table:table-cell>
          <table:table-cell table:style-name="ce11" table:formula="of:=IF(AND([.$B75]=[.P$2];[.$G75]&lt;&gt;&quot;&quot;);[.$E75];&quot;&quot;)">
            <text:p/>
          </table:table-cell>
          <table:table-cell table:style-name="ce11" table:formula="of:=IF(AND([.$B75]=[.Q$2];[.$G75]&lt;&gt;&quot;&quot;);[.$E75];&quot;&quot;)">
            <text:p/>
          </table:table-cell>
          <table:table-cell table:style-name="ce11" table:formula="of:=IF(AND([.$B75]=[.R$2];[.$G75]&lt;&gt;&quot;&quot;);[.$E75];&quot;&quot;)">
            <text:p/>
          </table:table-cell>
          <table:table-cell table:style-name="ce11" table:formula="of:=IF(AND([.$B75]=[.S$2];[.$G75]&lt;&gt;&quot;&quot;);[.$E75];&quot;&quot;)" office:value-type="float" office:value="6.5">
            <text:p>6,50</text:p>
          </table:table-cell>
          <table:table-cell table:number-columns-repeated="100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6]=[.H$2];[.$G76]&lt;&gt;&quot;&quot;);[.$C76];&quot;&quot;)">
            <text:p/>
          </table:table-cell>
          <table:table-cell table:formula="of:=IF(AND([.$B76]=[.I$2];[.$G76]&lt;&gt;&quot;&quot;);[.$C76];&quot;&quot;)">
            <text:p/>
          </table:table-cell>
          <table:table-cell table:formula="of:=IF(AND([.$B76]=[.J$2];[.$G76]&lt;&gt;&quot;&quot;);[.$C76];&quot;&quot;)">
            <text:p/>
          </table:table-cell>
          <table:table-cell table:formula="of:=IF(AND([.$B76]=[.K$2];[.$G76]&lt;&gt;&quot;&quot;);[.$C76];&quot;&quot;)">
            <text:p/>
          </table:table-cell>
          <table:table-cell table:formula="of:=IF(AND([.$B76]=[.L$2];[.$G76]&lt;&gt;&quot;&quot;);[.$C76];&quot;&quot;)">
            <text:p/>
          </table:table-cell>
          <table:table-cell table:formula="of:=IF(AND([.$B76]=[.M$2];[.$G76]&lt;&gt;&quot;&quot;);[.$C76];&quot;&quot;)">
            <text:p/>
          </table:table-cell>
          <table:table-cell table:style-name="ce11" table:formula="of:=IF(AND([.$B76]=[.N$2];[.$G76]&lt;&gt;&quot;&quot;);[.$E76];&quot;&quot;)">
            <text:p/>
          </table:table-cell>
          <table:table-cell table:style-name="ce11" table:formula="of:=IF(AND([.$B76]=[.O$2];[.$G76]&lt;&gt;&quot;&quot;);[.$E76];&quot;&quot;)">
            <text:p/>
          </table:table-cell>
          <table:table-cell table:style-name="ce11" table:formula="of:=IF(AND([.$B76]=[.P$2];[.$G76]&lt;&gt;&quot;&quot;);[.$E76];&quot;&quot;)">
            <text:p/>
          </table:table-cell>
          <table:table-cell table:style-name="ce11" table:formula="of:=IF(AND([.$B76]=[.Q$2];[.$G76]&lt;&gt;&quot;&quot;);[.$E76];&quot;&quot;)">
            <text:p/>
          </table:table-cell>
          <table:table-cell table:style-name="ce11" table:formula="of:=IF(AND([.$B76]=[.R$2];[.$G76]&lt;&gt;&quot;&quot;);[.$E76];&quot;&quot;)">
            <text:p/>
          </table:table-cell>
          <table:table-cell table:style-name="ce11" table:formula="of:=IF(AND([.$B76]=[.S$2];[.$G76]&lt;&gt;&quot;&quot;);[.$E7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7]=[.H$2];[.$G77]&lt;&gt;&quot;&quot;);[.$C77];&quot;&quot;)">
            <text:p/>
          </table:table-cell>
          <table:table-cell table:formula="of:=IF(AND([.$B77]=[.I$2];[.$G77]&lt;&gt;&quot;&quot;);[.$C77];&quot;&quot;)">
            <text:p/>
          </table:table-cell>
          <table:table-cell table:formula="of:=IF(AND([.$B77]=[.J$2];[.$G77]&lt;&gt;&quot;&quot;);[.$C77];&quot;&quot;)">
            <text:p/>
          </table:table-cell>
          <table:table-cell table:formula="of:=IF(AND([.$B77]=[.K$2];[.$G77]&lt;&gt;&quot;&quot;);[.$C77];&quot;&quot;)">
            <text:p/>
          </table:table-cell>
          <table:table-cell table:formula="of:=IF(AND([.$B77]=[.L$2];[.$G77]&lt;&gt;&quot;&quot;);[.$C77];&quot;&quot;)">
            <text:p/>
          </table:table-cell>
          <table:table-cell table:formula="of:=IF(AND([.$B77]=[.M$2];[.$G77]&lt;&gt;&quot;&quot;);[.$C77];&quot;&quot;)">
            <text:p/>
          </table:table-cell>
          <table:table-cell table:style-name="ce11" table:formula="of:=IF(AND([.$B77]=[.N$2];[.$G77]&lt;&gt;&quot;&quot;);[.$E77];&quot;&quot;)">
            <text:p/>
          </table:table-cell>
          <table:table-cell table:style-name="ce11" table:formula="of:=IF(AND([.$B77]=[.O$2];[.$G77]&lt;&gt;&quot;&quot;);[.$E77];&quot;&quot;)">
            <text:p/>
          </table:table-cell>
          <table:table-cell table:style-name="ce11" table:formula="of:=IF(AND([.$B77]=[.P$2];[.$G77]&lt;&gt;&quot;&quot;);[.$E77];&quot;&quot;)">
            <text:p/>
          </table:table-cell>
          <table:table-cell table:style-name="ce11" table:formula="of:=IF(AND([.$B77]=[.Q$2];[.$G77]&lt;&gt;&quot;&quot;);[.$E77];&quot;&quot;)">
            <text:p/>
          </table:table-cell>
          <table:table-cell table:style-name="ce11" table:formula="of:=IF(AND([.$B77]=[.R$2];[.$G77]&lt;&gt;&quot;&quot;);[.$E77];&quot;&quot;)">
            <text:p/>
          </table:table-cell>
          <table:table-cell table:style-name="ce11" table:formula="of:=IF(AND([.$B77]=[.S$2];[.$G77]&lt;&gt;&quot;&quot;);[.$E7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8]=[.H$2];[.$G78]&lt;&gt;&quot;&quot;);[.$C78];&quot;&quot;)">
            <text:p/>
          </table:table-cell>
          <table:table-cell table:formula="of:=IF(AND([.$B78]=[.I$2];[.$G78]&lt;&gt;&quot;&quot;);[.$C78];&quot;&quot;)">
            <text:p/>
          </table:table-cell>
          <table:table-cell table:formula="of:=IF(AND([.$B78]=[.J$2];[.$G78]&lt;&gt;&quot;&quot;);[.$C78];&quot;&quot;)">
            <text:p/>
          </table:table-cell>
          <table:table-cell table:formula="of:=IF(AND([.$B78]=[.K$2];[.$G78]&lt;&gt;&quot;&quot;);[.$C78];&quot;&quot;)">
            <text:p/>
          </table:table-cell>
          <table:table-cell table:formula="of:=IF(AND([.$B78]=[.L$2];[.$G78]&lt;&gt;&quot;&quot;);[.$C78];&quot;&quot;)">
            <text:p/>
          </table:table-cell>
          <table:table-cell table:formula="of:=IF(AND([.$B78]=[.M$2];[.$G78]&lt;&gt;&quot;&quot;);[.$C78];&quot;&quot;)">
            <text:p/>
          </table:table-cell>
          <table:table-cell table:style-name="ce11" table:formula="of:=IF(AND([.$B78]=[.N$2];[.$G78]&lt;&gt;&quot;&quot;);[.$E78];&quot;&quot;)">
            <text:p/>
          </table:table-cell>
          <table:table-cell table:style-name="ce11" table:formula="of:=IF(AND([.$B78]=[.O$2];[.$G78]&lt;&gt;&quot;&quot;);[.$E78];&quot;&quot;)">
            <text:p/>
          </table:table-cell>
          <table:table-cell table:style-name="ce11" table:formula="of:=IF(AND([.$B78]=[.P$2];[.$G78]&lt;&gt;&quot;&quot;);[.$E78];&quot;&quot;)">
            <text:p/>
          </table:table-cell>
          <table:table-cell table:style-name="ce11" table:formula="of:=IF(AND([.$B78]=[.Q$2];[.$G78]&lt;&gt;&quot;&quot;);[.$E78];&quot;&quot;)">
            <text:p/>
          </table:table-cell>
          <table:table-cell table:style-name="ce11" table:formula="of:=IF(AND([.$B78]=[.R$2];[.$G78]&lt;&gt;&quot;&quot;);[.$E78];&quot;&quot;)">
            <text:p/>
          </table:table-cell>
          <table:table-cell table:style-name="ce11" table:formula="of:=IF(AND([.$B78]=[.S$2];[.$G78]&lt;&gt;&quot;&quot;);[.$E7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table:style-name="Default" office:value-type="float" office:value="6.75497">
            <text:p>6,75497</text:p>
          </table:table-cell>
          <table:table-cell table:style-name="Default" office:value-type="float" office:value="7.23135">
            <text:p>7,23135</text:p>
          </table:table-cell>
          <table:table-cell table:style-name="Default" office:value-type="float" office:value="99.965">
            <text:p>99,965</text:p>
          </table:table-cell>
          <table:table-cell table:style-name="Default" office:value-type="float" office:value="696.477">
            <text:p>696,477</text:p>
          </table:table-cell>
          <table:table-cell table:style-name="Default" office:value-type="string">
            <text:p>/home/ramiro/Imagens/Faces to RPM/077.jpg</text:p>
          </table:table-cell>
          <table:table-cell table:formula="of:=IF(AND([.$B79]=[.H$2];[.$G79]&lt;&gt;&quot;&quot;);[.$C79];&quot;&quot;)">
            <text:p/>
          </table:table-cell>
          <table:table-cell table:formula="of:=IF(AND([.$B79]=[.I$2];[.$G79]&lt;&gt;&quot;&quot;);[.$C79];&quot;&quot;)">
            <text:p/>
          </table:table-cell>
          <table:table-cell table:formula="of:=IF(AND([.$B79]=[.J$2];[.$G79]&lt;&gt;&quot;&quot;);[.$C79];&quot;&quot;)">
            <text:p/>
          </table:table-cell>
          <table:table-cell table:formula="of:=IF(AND([.$B79]=[.K$2];[.$G79]&lt;&gt;&quot;&quot;);[.$C79];&quot;&quot;)" office:value-type="float" office:value="6.75497">
            <text:p>6,75</text:p>
          </table:table-cell>
          <table:table-cell table:formula="of:=IF(AND([.$B79]=[.L$2];[.$G79]&lt;&gt;&quot;&quot;);[.$C79];&quot;&quot;)">
            <text:p/>
          </table:table-cell>
          <table:table-cell table:formula="of:=IF(AND([.$B79]=[.M$2];[.$G79]&lt;&gt;&quot;&quot;);[.$C79];&quot;&quot;)">
            <text:p/>
          </table:table-cell>
          <table:table-cell table:style-name="ce11" table:formula="of:=IF(AND([.$B79]=[.N$2];[.$G79]&lt;&gt;&quot;&quot;);[.$E79];&quot;&quot;)">
            <text:p/>
          </table:table-cell>
          <table:table-cell table:style-name="ce11" table:formula="of:=IF(AND([.$B79]=[.O$2];[.$G79]&lt;&gt;&quot;&quot;);[.$E79];&quot;&quot;)">
            <text:p/>
          </table:table-cell>
          <table:table-cell table:style-name="ce11" table:formula="of:=IF(AND([.$B79]=[.P$2];[.$G79]&lt;&gt;&quot;&quot;);[.$E79];&quot;&quot;)">
            <text:p/>
          </table:table-cell>
          <table:table-cell table:style-name="ce11" table:formula="of:=IF(AND([.$B79]=[.Q$2];[.$G79]&lt;&gt;&quot;&quot;);[.$E79];&quot;&quot;)" office:value-type="float" office:value="99.965">
            <text:p>99,97</text:p>
          </table:table-cell>
          <table:table-cell table:style-name="ce11" table:formula="of:=IF(AND([.$B79]=[.R$2];[.$G79]&lt;&gt;&quot;&quot;);[.$E79];&quot;&quot;)">
            <text:p/>
          </table:table-cell>
          <table:table-cell table:style-name="ce11" table:formula="of:=IF(AND([.$B79]=[.S$2];[.$G79]&lt;&gt;&quot;&quot;);[.$E7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0]=[.H$2];[.$G80]&lt;&gt;&quot;&quot;);[.$C80];&quot;&quot;)">
            <text:p/>
          </table:table-cell>
          <table:table-cell table:formula="of:=IF(AND([.$B80]=[.I$2];[.$G80]&lt;&gt;&quot;&quot;);[.$C80];&quot;&quot;)">
            <text:p/>
          </table:table-cell>
          <table:table-cell table:formula="of:=IF(AND([.$B80]=[.J$2];[.$G80]&lt;&gt;&quot;&quot;);[.$C80];&quot;&quot;)">
            <text:p/>
          </table:table-cell>
          <table:table-cell table:formula="of:=IF(AND([.$B80]=[.K$2];[.$G80]&lt;&gt;&quot;&quot;);[.$C80];&quot;&quot;)">
            <text:p/>
          </table:table-cell>
          <table:table-cell table:formula="of:=IF(AND([.$B80]=[.L$2];[.$G80]&lt;&gt;&quot;&quot;);[.$C80];&quot;&quot;)">
            <text:p/>
          </table:table-cell>
          <table:table-cell table:formula="of:=IF(AND([.$B80]=[.M$2];[.$G80]&lt;&gt;&quot;&quot;);[.$C80];&quot;&quot;)">
            <text:p/>
          </table:table-cell>
          <table:table-cell table:style-name="ce11" table:formula="of:=IF(AND([.$B80]=[.N$2];[.$G80]&lt;&gt;&quot;&quot;);[.$E80];&quot;&quot;)">
            <text:p/>
          </table:table-cell>
          <table:table-cell table:style-name="ce11" table:formula="of:=IF(AND([.$B80]=[.O$2];[.$G80]&lt;&gt;&quot;&quot;);[.$E80];&quot;&quot;)">
            <text:p/>
          </table:table-cell>
          <table:table-cell table:style-name="ce11" table:formula="of:=IF(AND([.$B80]=[.P$2];[.$G80]&lt;&gt;&quot;&quot;);[.$E80];&quot;&quot;)">
            <text:p/>
          </table:table-cell>
          <table:table-cell table:style-name="ce11" table:formula="of:=IF(AND([.$B80]=[.Q$2];[.$G80]&lt;&gt;&quot;&quot;);[.$E80];&quot;&quot;)">
            <text:p/>
          </table:table-cell>
          <table:table-cell table:style-name="ce11" table:formula="of:=IF(AND([.$B80]=[.R$2];[.$G80]&lt;&gt;&quot;&quot;);[.$E80];&quot;&quot;)">
            <text:p/>
          </table:table-cell>
          <table:table-cell table:style-name="ce11" table:formula="of:=IF(AND([.$B80]=[.S$2];[.$G80]&lt;&gt;&quot;&quot;);[.$E8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1]=[.H$2];[.$G81]&lt;&gt;&quot;&quot;);[.$C81];&quot;&quot;)">
            <text:p/>
          </table:table-cell>
          <table:table-cell table:formula="of:=IF(AND([.$B81]=[.I$2];[.$G81]&lt;&gt;&quot;&quot;);[.$C81];&quot;&quot;)">
            <text:p/>
          </table:table-cell>
          <table:table-cell table:formula="of:=IF(AND([.$B81]=[.J$2];[.$G81]&lt;&gt;&quot;&quot;);[.$C81];&quot;&quot;)">
            <text:p/>
          </table:table-cell>
          <table:table-cell table:formula="of:=IF(AND([.$B81]=[.K$2];[.$G81]&lt;&gt;&quot;&quot;);[.$C81];&quot;&quot;)">
            <text:p/>
          </table:table-cell>
          <table:table-cell table:formula="of:=IF(AND([.$B81]=[.L$2];[.$G81]&lt;&gt;&quot;&quot;);[.$C81];&quot;&quot;)">
            <text:p/>
          </table:table-cell>
          <table:table-cell table:formula="of:=IF(AND([.$B81]=[.M$2];[.$G81]&lt;&gt;&quot;&quot;);[.$C81];&quot;&quot;)">
            <text:p/>
          </table:table-cell>
          <table:table-cell table:style-name="ce11" table:formula="of:=IF(AND([.$B81]=[.N$2];[.$G81]&lt;&gt;&quot;&quot;);[.$E81];&quot;&quot;)">
            <text:p/>
          </table:table-cell>
          <table:table-cell table:style-name="ce11" table:formula="of:=IF(AND([.$B81]=[.O$2];[.$G81]&lt;&gt;&quot;&quot;);[.$E81];&quot;&quot;)">
            <text:p/>
          </table:table-cell>
          <table:table-cell table:style-name="ce11" table:formula="of:=IF(AND([.$B81]=[.P$2];[.$G81]&lt;&gt;&quot;&quot;);[.$E81];&quot;&quot;)">
            <text:p/>
          </table:table-cell>
          <table:table-cell table:style-name="ce11" table:formula="of:=IF(AND([.$B81]=[.Q$2];[.$G81]&lt;&gt;&quot;&quot;);[.$E81];&quot;&quot;)">
            <text:p/>
          </table:table-cell>
          <table:table-cell table:style-name="ce11" table:formula="of:=IF(AND([.$B81]=[.R$2];[.$G81]&lt;&gt;&quot;&quot;);[.$E81];&quot;&quot;)">
            <text:p/>
          </table:table-cell>
          <table:table-cell table:style-name="ce11" table:formula="of:=IF(AND([.$B81]=[.S$2];[.$G81]&lt;&gt;&quot;&quot;);[.$E8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style-name="Default" office:value-type="float" office:value="7.7284">
            <text:p>7,7284</text:p>
          </table:table-cell>
          <table:table-cell table:style-name="Default" office:value-type="float" office:value="6.90823">
            <text:p>6,90823</text:p>
          </table:table-cell>
          <table:table-cell table:style-name="Default" office:value-type="float" office:value="95.63">
            <text:p>95,63</text:p>
          </table:table-cell>
          <table:table-cell table:style-name="Default" office:value-type="float" office:value="925.551">
            <text:p>925,551</text:p>
          </table:table-cell>
          <table:table-cell table:style-name="Default" office:value-type="string">
            <text:p>/home/ramiro/Imagens/Faces to RPM/080.jpg</text:p>
          </table:table-cell>
          <table:table-cell table:formula="of:=IF(AND([.$B82]=[.H$2];[.$G82]&lt;&gt;&quot;&quot;);[.$C82];&quot;&quot;)">
            <text:p/>
          </table:table-cell>
          <table:table-cell table:formula="of:=IF(AND([.$B82]=[.I$2];[.$G82]&lt;&gt;&quot;&quot;);[.$C82];&quot;&quot;)">
            <text:p/>
          </table:table-cell>
          <table:table-cell table:formula="of:=IF(AND([.$B82]=[.J$2];[.$G82]&lt;&gt;&quot;&quot;);[.$C82];&quot;&quot;)" office:value-type="float" office:value="7.7284">
            <text:p>7,73</text:p>
          </table:table-cell>
          <table:table-cell table:formula="of:=IF(AND([.$B82]=[.K$2];[.$G82]&lt;&gt;&quot;&quot;);[.$C82];&quot;&quot;)">
            <text:p/>
          </table:table-cell>
          <table:table-cell table:formula="of:=IF(AND([.$B82]=[.L$2];[.$G82]&lt;&gt;&quot;&quot;);[.$C82];&quot;&quot;)">
            <text:p/>
          </table:table-cell>
          <table:table-cell table:formula="of:=IF(AND([.$B82]=[.M$2];[.$G82]&lt;&gt;&quot;&quot;);[.$C82];&quot;&quot;)">
            <text:p/>
          </table:table-cell>
          <table:table-cell table:style-name="ce11" table:formula="of:=IF(AND([.$B82]=[.N$2];[.$G82]&lt;&gt;&quot;&quot;);[.$E82];&quot;&quot;)">
            <text:p/>
          </table:table-cell>
          <table:table-cell table:style-name="ce11" table:formula="of:=IF(AND([.$B82]=[.O$2];[.$G82]&lt;&gt;&quot;&quot;);[.$E82];&quot;&quot;)">
            <text:p/>
          </table:table-cell>
          <table:table-cell table:style-name="ce11" table:formula="of:=IF(AND([.$B82]=[.P$2];[.$G82]&lt;&gt;&quot;&quot;);[.$E82];&quot;&quot;)" office:value-type="float" office:value="95.63">
            <text:p>95,63</text:p>
          </table:table-cell>
          <table:table-cell table:style-name="ce11" table:formula="of:=IF(AND([.$B82]=[.Q$2];[.$G82]&lt;&gt;&quot;&quot;);[.$E82];&quot;&quot;)">
            <text:p/>
          </table:table-cell>
          <table:table-cell table:style-name="ce11" table:formula="of:=IF(AND([.$B82]=[.R$2];[.$G82]&lt;&gt;&quot;&quot;);[.$E82];&quot;&quot;)">
            <text:p/>
          </table:table-cell>
          <table:table-cell table:style-name="ce11" table:formula="of:=IF(AND([.$B82]=[.S$2];[.$G82]&lt;&gt;&quot;&quot;);[.$E8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style-name="Default" office:value-type="float" office:value="10.3321">
            <text:p>10,3321</text:p>
          </table:table-cell>
          <table:table-cell table:style-name="Default" office:value-type="float" office:value="6.91562">
            <text:p>6,91562</text:p>
          </table:table-cell>
          <table:table-cell table:style-name="Default" office:value-type="float" office:value="79.1053">
            <text:p>79,1053</text:p>
          </table:table-cell>
          <table:table-cell table:style-name="Default" office:value-type="float" office:value="1954.87">
            <text:p>1954,87</text:p>
          </table:table-cell>
          <table:table-cell table:style-name="Default" office:value-type="string">
            <text:p>/home/ramiro/Imagens/Faces to RPM/081.jpg</text:p>
          </table:table-cell>
          <table:table-cell table:formula="of:=IF(AND([.$B83]=[.H$2];[.$G83]&lt;&gt;&quot;&quot;);[.$C83];&quot;&quot;)" office:value-type="float" office:value="10.3321">
            <text:p>10,33</text:p>
          </table:table-cell>
          <table:table-cell table:formula="of:=IF(AND([.$B83]=[.I$2];[.$G83]&lt;&gt;&quot;&quot;);[.$C83];&quot;&quot;)">
            <text:p/>
          </table:table-cell>
          <table:table-cell table:formula="of:=IF(AND([.$B83]=[.J$2];[.$G83]&lt;&gt;&quot;&quot;);[.$C83];&quot;&quot;)">
            <text:p/>
          </table:table-cell>
          <table:table-cell table:formula="of:=IF(AND([.$B83]=[.K$2];[.$G83]&lt;&gt;&quot;&quot;);[.$C83];&quot;&quot;)">
            <text:p/>
          </table:table-cell>
          <table:table-cell table:formula="of:=IF(AND([.$B83]=[.L$2];[.$G83]&lt;&gt;&quot;&quot;);[.$C83];&quot;&quot;)">
            <text:p/>
          </table:table-cell>
          <table:table-cell table:formula="of:=IF(AND([.$B83]=[.M$2];[.$G83]&lt;&gt;&quot;&quot;);[.$C83];&quot;&quot;)">
            <text:p/>
          </table:table-cell>
          <table:table-cell table:style-name="ce11" table:formula="of:=IF(AND([.$B83]=[.N$2];[.$G83]&lt;&gt;&quot;&quot;);[.$E83];&quot;&quot;)" office:value-type="float" office:value="79.1053">
            <text:p>79,11</text:p>
          </table:table-cell>
          <table:table-cell table:style-name="ce11" table:formula="of:=IF(AND([.$B83]=[.O$2];[.$G83]&lt;&gt;&quot;&quot;);[.$E83];&quot;&quot;)">
            <text:p/>
          </table:table-cell>
          <table:table-cell table:style-name="ce11" table:formula="of:=IF(AND([.$B83]=[.P$2];[.$G83]&lt;&gt;&quot;&quot;);[.$E83];&quot;&quot;)">
            <text:p/>
          </table:table-cell>
          <table:table-cell table:style-name="ce11" table:formula="of:=IF(AND([.$B83]=[.Q$2];[.$G83]&lt;&gt;&quot;&quot;);[.$E83];&quot;&quot;)">
            <text:p/>
          </table:table-cell>
          <table:table-cell table:style-name="ce11" table:formula="of:=IF(AND([.$B83]=[.R$2];[.$G83]&lt;&gt;&quot;&quot;);[.$E83];&quot;&quot;)">
            <text:p/>
          </table:table-cell>
          <table:table-cell table:style-name="ce11" table:formula="of:=IF(AND([.$B83]=[.S$2];[.$G83]&lt;&gt;&quot;&quot;);[.$E8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style-name="Default" office:value-type="float" office:value="9.95074">
            <text:p>9,95074</text:p>
          </table:table-cell>
          <table:table-cell table:style-name="Default" office:value-type="float" office:value="8.59069">
            <text:p>8,59069</text:p>
          </table:table-cell>
          <table:table-cell table:style-name="Default" office:value-type="float" office:value="80.9325">
            <text:p>80,9325</text:p>
          </table:table-cell>
          <table:table-cell table:style-name="Default" office:value-type="float" office:value="893.585">
            <text:p>893,585</text:p>
          </table:table-cell>
          <table:table-cell table:style-name="Default" office:value-type="string">
            <text:p>/home/ramiro/Imagens/Faces to RPM/082.jpg</text:p>
          </table:table-cell>
          <table:table-cell table:formula="of:=IF(AND([.$B84]=[.H$2];[.$G84]&lt;&gt;&quot;&quot;);[.$C84];&quot;&quot;)" office:value-type="float" office:value="9.95074">
            <text:p>9,95</text:p>
          </table:table-cell>
          <table:table-cell table:formula="of:=IF(AND([.$B84]=[.I$2];[.$G84]&lt;&gt;&quot;&quot;);[.$C84];&quot;&quot;)">
            <text:p/>
          </table:table-cell>
          <table:table-cell table:formula="of:=IF(AND([.$B84]=[.J$2];[.$G84]&lt;&gt;&quot;&quot;);[.$C84];&quot;&quot;)">
            <text:p/>
          </table:table-cell>
          <table:table-cell table:formula="of:=IF(AND([.$B84]=[.K$2];[.$G84]&lt;&gt;&quot;&quot;);[.$C84];&quot;&quot;)">
            <text:p/>
          </table:table-cell>
          <table:table-cell table:formula="of:=IF(AND([.$B84]=[.L$2];[.$G84]&lt;&gt;&quot;&quot;);[.$C84];&quot;&quot;)">
            <text:p/>
          </table:table-cell>
          <table:table-cell table:formula="of:=IF(AND([.$B84]=[.M$2];[.$G84]&lt;&gt;&quot;&quot;);[.$C84];&quot;&quot;)">
            <text:p/>
          </table:table-cell>
          <table:table-cell table:style-name="ce11" table:formula="of:=IF(AND([.$B84]=[.N$2];[.$G84]&lt;&gt;&quot;&quot;);[.$E84];&quot;&quot;)" office:value-type="float" office:value="80.9325">
            <text:p>80,93</text:p>
          </table:table-cell>
          <table:table-cell table:style-name="ce11" table:formula="of:=IF(AND([.$B84]=[.O$2];[.$G84]&lt;&gt;&quot;&quot;);[.$E84];&quot;&quot;)">
            <text:p/>
          </table:table-cell>
          <table:table-cell table:style-name="ce11" table:formula="of:=IF(AND([.$B84]=[.P$2];[.$G84]&lt;&gt;&quot;&quot;);[.$E84];&quot;&quot;)">
            <text:p/>
          </table:table-cell>
          <table:table-cell table:style-name="ce11" table:formula="of:=IF(AND([.$B84]=[.Q$2];[.$G84]&lt;&gt;&quot;&quot;);[.$E84];&quot;&quot;)">
            <text:p/>
          </table:table-cell>
          <table:table-cell table:style-name="ce11" table:formula="of:=IF(AND([.$B84]=[.R$2];[.$G84]&lt;&gt;&quot;&quot;);[.$E84];&quot;&quot;)">
            <text:p/>
          </table:table-cell>
          <table:table-cell table:style-name="ce11" table:formula="of:=IF(AND([.$B84]=[.S$2];[.$G84]&lt;&gt;&quot;&quot;);[.$E8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table:style-name="Default" office:value-type="float" office:value="14.8006">
            <text:p>14,8006</text:p>
          </table:table-cell>
          <table:table-cell table:style-name="Default" office:value-type="float" office:value="3.88414">
            <text:p>3,88414</text:p>
          </table:table-cell>
          <table:table-cell table:style-name="Default" office:value-type="float" office:value="149.613">
            <text:p>149,613</text:p>
          </table:table-cell>
          <table:table-cell table:style-name="Default" office:value-type="float" office:value="1683.16">
            <text:p>1683,16</text:p>
          </table:table-cell>
          <table:table-cell table:style-name="Default" office:value-type="string">
            <text:p>/home/ramiro/Imagens/Faces to RPM/083.jpg</text:p>
          </table:table-cell>
          <table:table-cell table:formula="of:=IF(AND([.$B85]=[.H$2];[.$G85]&lt;&gt;&quot;&quot;);[.$C85];&quot;&quot;)">
            <text:p/>
          </table:table-cell>
          <table:table-cell table:formula="of:=IF(AND([.$B85]=[.I$2];[.$G85]&lt;&gt;&quot;&quot;);[.$C85];&quot;&quot;)">
            <text:p/>
          </table:table-cell>
          <table:table-cell table:formula="of:=IF(AND([.$B85]=[.J$2];[.$G85]&lt;&gt;&quot;&quot;);[.$C85];&quot;&quot;)">
            <text:p/>
          </table:table-cell>
          <table:table-cell table:formula="of:=IF(AND([.$B85]=[.K$2];[.$G85]&lt;&gt;&quot;&quot;);[.$C85];&quot;&quot;)">
            <text:p/>
          </table:table-cell>
          <table:table-cell table:formula="of:=IF(AND([.$B85]=[.L$2];[.$G85]&lt;&gt;&quot;&quot;);[.$C85];&quot;&quot;)">
            <text:p/>
          </table:table-cell>
          <table:table-cell table:formula="of:=IF(AND([.$B85]=[.M$2];[.$G85]&lt;&gt;&quot;&quot;);[.$C85];&quot;&quot;)" office:value-type="float" office:value="14.8006">
            <text:p>14,80</text:p>
          </table:table-cell>
          <table:table-cell table:style-name="ce11" table:formula="of:=IF(AND([.$B85]=[.N$2];[.$G85]&lt;&gt;&quot;&quot;);[.$E85];&quot;&quot;)">
            <text:p/>
          </table:table-cell>
          <table:table-cell table:style-name="ce11" table:formula="of:=IF(AND([.$B85]=[.O$2];[.$G85]&lt;&gt;&quot;&quot;);[.$E85];&quot;&quot;)">
            <text:p/>
          </table:table-cell>
          <table:table-cell table:style-name="ce11" table:formula="of:=IF(AND([.$B85]=[.P$2];[.$G85]&lt;&gt;&quot;&quot;);[.$E85];&quot;&quot;)">
            <text:p/>
          </table:table-cell>
          <table:table-cell table:style-name="ce11" table:formula="of:=IF(AND([.$B85]=[.Q$2];[.$G85]&lt;&gt;&quot;&quot;);[.$E85];&quot;&quot;)">
            <text:p/>
          </table:table-cell>
          <table:table-cell table:style-name="ce11" table:formula="of:=IF(AND([.$B85]=[.R$2];[.$G85]&lt;&gt;&quot;&quot;);[.$E85];&quot;&quot;)">
            <text:p/>
          </table:table-cell>
          <table:table-cell table:style-name="ce11" table:formula="of:=IF(AND([.$B85]=[.S$2];[.$G85]&lt;&gt;&quot;&quot;);[.$E85];&quot;&quot;)" office:value-type="float" office:value="149.613">
            <text:p>149,61</text:p>
          </table:table-cell>
          <table:table-cell table:number-columns-repeated="100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Default" office:value-type="float" office:value="10.3071">
            <text:p>10,3071</text:p>
          </table:table-cell>
          <table:table-cell table:style-name="Default" office:value-type="float" office:value="7.97715">
            <text:p>7,97715</text:p>
          </table:table-cell>
          <table:table-cell table:style-name="Default" office:value-type="float" office:value="111.077">
            <text:p>111,077</text:p>
          </table:table-cell>
          <table:table-cell table:style-name="Default" office:value-type="float" office:value="336.428">
            <text:p>336,428</text:p>
          </table:table-cell>
          <table:table-cell table:style-name="Default" office:value-type="string">
            <text:p>/home/ramiro/Imagens/Faces to RPM/084.jpg</text:p>
          </table:table-cell>
          <table:table-cell table:formula="of:=IF(AND([.$B86]=[.H$2];[.$G86]&lt;&gt;&quot;&quot;);[.$C86];&quot;&quot;)">
            <text:p/>
          </table:table-cell>
          <table:table-cell table:formula="of:=IF(AND([.$B86]=[.I$2];[.$G86]&lt;&gt;&quot;&quot;);[.$C86];&quot;&quot;)" office:value-type="float" office:value="10.3071">
            <text:p>10,31</text:p>
          </table:table-cell>
          <table:table-cell table:formula="of:=IF(AND([.$B86]=[.J$2];[.$G86]&lt;&gt;&quot;&quot;);[.$C86];&quot;&quot;)">
            <text:p/>
          </table:table-cell>
          <table:table-cell table:formula="of:=IF(AND([.$B86]=[.K$2];[.$G86]&lt;&gt;&quot;&quot;);[.$C86];&quot;&quot;)">
            <text:p/>
          </table:table-cell>
          <table:table-cell table:formula="of:=IF(AND([.$B86]=[.L$2];[.$G86]&lt;&gt;&quot;&quot;);[.$C86];&quot;&quot;)">
            <text:p/>
          </table:table-cell>
          <table:table-cell table:formula="of:=IF(AND([.$B86]=[.M$2];[.$G86]&lt;&gt;&quot;&quot;);[.$C86];&quot;&quot;)">
            <text:p/>
          </table:table-cell>
          <table:table-cell table:style-name="ce11" table:formula="of:=IF(AND([.$B86]=[.N$2];[.$G86]&lt;&gt;&quot;&quot;);[.$E86];&quot;&quot;)">
            <text:p/>
          </table:table-cell>
          <table:table-cell table:style-name="ce11" table:formula="of:=IF(AND([.$B86]=[.O$2];[.$G86]&lt;&gt;&quot;&quot;);[.$E86];&quot;&quot;)" office:value-type="float" office:value="111.077">
            <text:p>111,08</text:p>
          </table:table-cell>
          <table:table-cell table:style-name="ce11" table:formula="of:=IF(AND([.$B86]=[.P$2];[.$G86]&lt;&gt;&quot;&quot;);[.$E86];&quot;&quot;)">
            <text:p/>
          </table:table-cell>
          <table:table-cell table:style-name="ce11" table:formula="of:=IF(AND([.$B86]=[.Q$2];[.$G86]&lt;&gt;&quot;&quot;);[.$E86];&quot;&quot;)">
            <text:p/>
          </table:table-cell>
          <table:table-cell table:style-name="ce11" table:formula="of:=IF(AND([.$B86]=[.R$2];[.$G86]&lt;&gt;&quot;&quot;);[.$E86];&quot;&quot;)">
            <text:p/>
          </table:table-cell>
          <table:table-cell table:style-name="ce11" table:formula="of:=IF(AND([.$B86]=[.S$2];[.$G86]&lt;&gt;&quot;&quot;);[.$E8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7]=[.H$2];[.$G87]&lt;&gt;&quot;&quot;);[.$C87];&quot;&quot;)">
            <text:p/>
          </table:table-cell>
          <table:table-cell table:formula="of:=IF(AND([.$B87]=[.I$2];[.$G87]&lt;&gt;&quot;&quot;);[.$C87];&quot;&quot;)">
            <text:p/>
          </table:table-cell>
          <table:table-cell table:formula="of:=IF(AND([.$B87]=[.J$2];[.$G87]&lt;&gt;&quot;&quot;);[.$C87];&quot;&quot;)">
            <text:p/>
          </table:table-cell>
          <table:table-cell table:formula="of:=IF(AND([.$B87]=[.K$2];[.$G87]&lt;&gt;&quot;&quot;);[.$C87];&quot;&quot;)">
            <text:p/>
          </table:table-cell>
          <table:table-cell table:formula="of:=IF(AND([.$B87]=[.L$2];[.$G87]&lt;&gt;&quot;&quot;);[.$C87];&quot;&quot;)">
            <text:p/>
          </table:table-cell>
          <table:table-cell table:formula="of:=IF(AND([.$B87]=[.M$2];[.$G87]&lt;&gt;&quot;&quot;);[.$C87];&quot;&quot;)">
            <text:p/>
          </table:table-cell>
          <table:table-cell table:style-name="ce11" table:formula="of:=IF(AND([.$B87]=[.N$2];[.$G87]&lt;&gt;&quot;&quot;);[.$E87];&quot;&quot;)">
            <text:p/>
          </table:table-cell>
          <table:table-cell table:style-name="ce11" table:formula="of:=IF(AND([.$B87]=[.O$2];[.$G87]&lt;&gt;&quot;&quot;);[.$E87];&quot;&quot;)">
            <text:p/>
          </table:table-cell>
          <table:table-cell table:style-name="ce11" table:formula="of:=IF(AND([.$B87]=[.P$2];[.$G87]&lt;&gt;&quot;&quot;);[.$E87];&quot;&quot;)">
            <text:p/>
          </table:table-cell>
          <table:table-cell table:style-name="ce11" table:formula="of:=IF(AND([.$B87]=[.Q$2];[.$G87]&lt;&gt;&quot;&quot;);[.$E87];&quot;&quot;)">
            <text:p/>
          </table:table-cell>
          <table:table-cell table:style-name="ce11" table:formula="of:=IF(AND([.$B87]=[.R$2];[.$G87]&lt;&gt;&quot;&quot;);[.$E87];&quot;&quot;)">
            <text:p/>
          </table:table-cell>
          <table:table-cell table:style-name="ce11" table:formula="of:=IF(AND([.$B87]=[.S$2];[.$G87]&lt;&gt;&quot;&quot;);[.$E8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style-name="Default" office:value-type="float" office:value="15.2165">
            <text:p>15,2165</text:p>
          </table:table-cell>
          <table:table-cell table:style-name="Default" office:value-type="float" office:value="2.53851">
            <text:p>2,53851</text:p>
          </table:table-cell>
          <table:table-cell table:style-name="Default" office:value-type="float" office:value="182.056">
            <text:p>182,056</text:p>
          </table:table-cell>
          <table:table-cell table:style-name="Default" office:value-type="float" office:value="914.587">
            <text:p>914,587</text:p>
          </table:table-cell>
          <table:table-cell table:style-name="Default" office:value-type="string">
            <text:p>/home/ramiro/Imagens/Faces to RPM/086.jpg</text:p>
          </table:table-cell>
          <table:table-cell table:formula="of:=IF(AND([.$B88]=[.H$2];[.$G88]&lt;&gt;&quot;&quot;);[.$C88];&quot;&quot;)">
            <text:p/>
          </table:table-cell>
          <table:table-cell table:formula="of:=IF(AND([.$B88]=[.I$2];[.$G88]&lt;&gt;&quot;&quot;);[.$C88];&quot;&quot;)">
            <text:p/>
          </table:table-cell>
          <table:table-cell table:formula="of:=IF(AND([.$B88]=[.J$2];[.$G88]&lt;&gt;&quot;&quot;);[.$C88];&quot;&quot;)">
            <text:p/>
          </table:table-cell>
          <table:table-cell table:formula="of:=IF(AND([.$B88]=[.K$2];[.$G88]&lt;&gt;&quot;&quot;);[.$C88];&quot;&quot;)">
            <text:p/>
          </table:table-cell>
          <table:table-cell table:formula="of:=IF(AND([.$B88]=[.L$2];[.$G88]&lt;&gt;&quot;&quot;);[.$C88];&quot;&quot;)">
            <text:p/>
          </table:table-cell>
          <table:table-cell table:formula="of:=IF(AND([.$B88]=[.M$2];[.$G88]&lt;&gt;&quot;&quot;);[.$C88];&quot;&quot;)" office:value-type="float" office:value="15.2165">
            <text:p>15,22</text:p>
          </table:table-cell>
          <table:table-cell table:style-name="ce11" table:formula="of:=IF(AND([.$B88]=[.N$2];[.$G88]&lt;&gt;&quot;&quot;);[.$E88];&quot;&quot;)">
            <text:p/>
          </table:table-cell>
          <table:table-cell table:style-name="ce11" table:formula="of:=IF(AND([.$B88]=[.O$2];[.$G88]&lt;&gt;&quot;&quot;);[.$E88];&quot;&quot;)">
            <text:p/>
          </table:table-cell>
          <table:table-cell table:style-name="ce11" table:formula="of:=IF(AND([.$B88]=[.P$2];[.$G88]&lt;&gt;&quot;&quot;);[.$E88];&quot;&quot;)">
            <text:p/>
          </table:table-cell>
          <table:table-cell table:style-name="ce11" table:formula="of:=IF(AND([.$B88]=[.Q$2];[.$G88]&lt;&gt;&quot;&quot;);[.$E88];&quot;&quot;)">
            <text:p/>
          </table:table-cell>
          <table:table-cell table:style-name="ce11" table:formula="of:=IF(AND([.$B88]=[.R$2];[.$G88]&lt;&gt;&quot;&quot;);[.$E88];&quot;&quot;)">
            <text:p/>
          </table:table-cell>
          <table:table-cell table:style-name="ce11" table:formula="of:=IF(AND([.$B88]=[.S$2];[.$G88]&lt;&gt;&quot;&quot;);[.$E88];&quot;&quot;)" office:value-type="float" office:value="182.056">
            <text:p>182,06</text:p>
          </table:table-cell>
          <table:table-cell table:number-columns-repeated="100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9]=[.H$2];[.$G89]&lt;&gt;&quot;&quot;);[.$C89];&quot;&quot;)">
            <text:p/>
          </table:table-cell>
          <table:table-cell table:formula="of:=IF(AND([.$B89]=[.I$2];[.$G89]&lt;&gt;&quot;&quot;);[.$C89];&quot;&quot;)">
            <text:p/>
          </table:table-cell>
          <table:table-cell table:formula="of:=IF(AND([.$B89]=[.J$2];[.$G89]&lt;&gt;&quot;&quot;);[.$C89];&quot;&quot;)">
            <text:p/>
          </table:table-cell>
          <table:table-cell table:formula="of:=IF(AND([.$B89]=[.K$2];[.$G89]&lt;&gt;&quot;&quot;);[.$C89];&quot;&quot;)">
            <text:p/>
          </table:table-cell>
          <table:table-cell table:formula="of:=IF(AND([.$B89]=[.L$2];[.$G89]&lt;&gt;&quot;&quot;);[.$C89];&quot;&quot;)">
            <text:p/>
          </table:table-cell>
          <table:table-cell table:formula="of:=IF(AND([.$B89]=[.M$2];[.$G89]&lt;&gt;&quot;&quot;);[.$C89];&quot;&quot;)">
            <text:p/>
          </table:table-cell>
          <table:table-cell table:style-name="ce11" table:formula="of:=IF(AND([.$B89]=[.N$2];[.$G89]&lt;&gt;&quot;&quot;);[.$E89];&quot;&quot;)">
            <text:p/>
          </table:table-cell>
          <table:table-cell table:style-name="ce11" table:formula="of:=IF(AND([.$B89]=[.O$2];[.$G89]&lt;&gt;&quot;&quot;);[.$E89];&quot;&quot;)">
            <text:p/>
          </table:table-cell>
          <table:table-cell table:style-name="ce11" table:formula="of:=IF(AND([.$B89]=[.P$2];[.$G89]&lt;&gt;&quot;&quot;);[.$E89];&quot;&quot;)">
            <text:p/>
          </table:table-cell>
          <table:table-cell table:style-name="ce11" table:formula="of:=IF(AND([.$B89]=[.Q$2];[.$G89]&lt;&gt;&quot;&quot;);[.$E89];&quot;&quot;)">
            <text:p/>
          </table:table-cell>
          <table:table-cell table:style-name="ce11" table:formula="of:=IF(AND([.$B89]=[.R$2];[.$G89]&lt;&gt;&quot;&quot;);[.$E89];&quot;&quot;)">
            <text:p/>
          </table:table-cell>
          <table:table-cell table:style-name="ce11" table:formula="of:=IF(AND([.$B89]=[.S$2];[.$G89]&lt;&gt;&quot;&quot;);[.$E8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11.3046">
            <text:p>11,3046</text:p>
          </table:table-cell>
          <table:table-cell table:style-name="Default" office:value-type="float" office:value="15.6113">
            <text:p>15,6113</text:p>
          </table:table-cell>
          <table:table-cell table:style-name="Default" office:value-type="float" office:value="116.745">
            <text:p>116,745</text:p>
          </table:table-cell>
          <table:table-cell table:style-name="Default" office:value-type="float" office:value="1301.3">
            <text:p>1301,3</text:p>
          </table:table-cell>
          <table:table-cell table:style-name="Default" office:value-type="string">
            <text:p>/home/ramiro/Imagens/Faces to RPM/088.jpg</text:p>
          </table:table-cell>
          <table:table-cell table:formula="of:=IF(AND([.$B90]=[.H$2];[.$G90]&lt;&gt;&quot;&quot;);[.$C90];&quot;&quot;)" office:value-type="float" office:value="11.3046">
            <text:p>11,30</text:p>
          </table:table-cell>
          <table:table-cell table:formula="of:=IF(AND([.$B90]=[.I$2];[.$G90]&lt;&gt;&quot;&quot;);[.$C90];&quot;&quot;)">
            <text:p/>
          </table:table-cell>
          <table:table-cell table:formula="of:=IF(AND([.$B90]=[.J$2];[.$G90]&lt;&gt;&quot;&quot;);[.$C90];&quot;&quot;)">
            <text:p/>
          </table:table-cell>
          <table:table-cell table:formula="of:=IF(AND([.$B90]=[.K$2];[.$G90]&lt;&gt;&quot;&quot;);[.$C90];&quot;&quot;)">
            <text:p/>
          </table:table-cell>
          <table:table-cell table:formula="of:=IF(AND([.$B90]=[.L$2];[.$G90]&lt;&gt;&quot;&quot;);[.$C90];&quot;&quot;)">
            <text:p/>
          </table:table-cell>
          <table:table-cell table:formula="of:=IF(AND([.$B90]=[.M$2];[.$G90]&lt;&gt;&quot;&quot;);[.$C90];&quot;&quot;)">
            <text:p/>
          </table:table-cell>
          <table:table-cell table:style-name="ce11" table:formula="of:=IF(AND([.$B90]=[.N$2];[.$G90]&lt;&gt;&quot;&quot;);[.$E90];&quot;&quot;)" office:value-type="float" office:value="116.745">
            <text:p>116,75</text:p>
          </table:table-cell>
          <table:table-cell table:style-name="ce11" table:formula="of:=IF(AND([.$B90]=[.O$2];[.$G90]&lt;&gt;&quot;&quot;);[.$E90];&quot;&quot;)">
            <text:p/>
          </table:table-cell>
          <table:table-cell table:style-name="ce11" table:formula="of:=IF(AND([.$B90]=[.P$2];[.$G90]&lt;&gt;&quot;&quot;);[.$E90];&quot;&quot;)">
            <text:p/>
          </table:table-cell>
          <table:table-cell table:style-name="ce11" table:formula="of:=IF(AND([.$B90]=[.Q$2];[.$G90]&lt;&gt;&quot;&quot;);[.$E90];&quot;&quot;)">
            <text:p/>
          </table:table-cell>
          <table:table-cell table:style-name="ce11" table:formula="of:=IF(AND([.$B90]=[.R$2];[.$G90]&lt;&gt;&quot;&quot;);[.$E90];&quot;&quot;)">
            <text:p/>
          </table:table-cell>
          <table:table-cell table:style-name="ce11" table:formula="of:=IF(AND([.$B90]=[.S$2];[.$G90]&lt;&gt;&quot;&quot;);[.$E9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style-name="Default" office:value-type="float" office:value="12.6913">
            <text:p>12,6913</text:p>
          </table:table-cell>
          <table:table-cell table:style-name="Default" office:value-type="float" office:value="5.06236">
            <text:p>5,06236</text:p>
          </table:table-cell>
          <table:table-cell table:style-name="Default" office:value-type="float" office:value="117.402">
            <text:p>117,402</text:p>
          </table:table-cell>
          <table:table-cell table:style-name="Default" office:value-type="float" office:value="1038.78">
            <text:p>1038,78</text:p>
          </table:table-cell>
          <table:table-cell table:style-name="Default" office:value-type="string">
            <text:p>/home/ramiro/Imagens/Faces to RPM/089.jpg</text:p>
          </table:table-cell>
          <table:table-cell table:formula="of:=IF(AND([.$B91]=[.H$2];[.$G91]&lt;&gt;&quot;&quot;);[.$C91];&quot;&quot;)" office:value-type="float" office:value="12.6913">
            <text:p>12,69</text:p>
          </table:table-cell>
          <table:table-cell table:formula="of:=IF(AND([.$B91]=[.I$2];[.$G91]&lt;&gt;&quot;&quot;);[.$C91];&quot;&quot;)">
            <text:p/>
          </table:table-cell>
          <table:table-cell table:formula="of:=IF(AND([.$B91]=[.J$2];[.$G91]&lt;&gt;&quot;&quot;);[.$C91];&quot;&quot;)">
            <text:p/>
          </table:table-cell>
          <table:table-cell table:formula="of:=IF(AND([.$B91]=[.K$2];[.$G91]&lt;&gt;&quot;&quot;);[.$C91];&quot;&quot;)">
            <text:p/>
          </table:table-cell>
          <table:table-cell table:formula="of:=IF(AND([.$B91]=[.L$2];[.$G91]&lt;&gt;&quot;&quot;);[.$C91];&quot;&quot;)">
            <text:p/>
          </table:table-cell>
          <table:table-cell table:formula="of:=IF(AND([.$B91]=[.M$2];[.$G91]&lt;&gt;&quot;&quot;);[.$C91];&quot;&quot;)">
            <text:p/>
          </table:table-cell>
          <table:table-cell table:style-name="ce11" table:formula="of:=IF(AND([.$B91]=[.N$2];[.$G91]&lt;&gt;&quot;&quot;);[.$E91];&quot;&quot;)" office:value-type="float" office:value="117.402">
            <text:p>117,40</text:p>
          </table:table-cell>
          <table:table-cell table:style-name="ce11" table:formula="of:=IF(AND([.$B91]=[.O$2];[.$G91]&lt;&gt;&quot;&quot;);[.$E91];&quot;&quot;)">
            <text:p/>
          </table:table-cell>
          <table:table-cell table:style-name="ce11" table:formula="of:=IF(AND([.$B91]=[.P$2];[.$G91]&lt;&gt;&quot;&quot;);[.$E91];&quot;&quot;)">
            <text:p/>
          </table:table-cell>
          <table:table-cell table:style-name="ce11" table:formula="of:=IF(AND([.$B91]=[.Q$2];[.$G91]&lt;&gt;&quot;&quot;);[.$E91];&quot;&quot;)">
            <text:p/>
          </table:table-cell>
          <table:table-cell table:style-name="ce11" table:formula="of:=IF(AND([.$B91]=[.R$2];[.$G91]&lt;&gt;&quot;&quot;);[.$E91];&quot;&quot;)">
            <text:p/>
          </table:table-cell>
          <table:table-cell table:style-name="ce11" table:formula="of:=IF(AND([.$B91]=[.S$2];[.$G91]&lt;&gt;&quot;&quot;);[.$E9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style-name="Default" office:value-type="float" office:value="10.5314">
            <text:p>10,5314</text:p>
          </table:table-cell>
          <table:table-cell table:style-name="Default" office:value-type="float" office:value="7.76602">
            <text:p>7,76602</text:p>
          </table:table-cell>
          <table:table-cell table:style-name="Default" office:value-type="float" office:value="117.041">
            <text:p>117,041</text:p>
          </table:table-cell>
          <table:table-cell table:style-name="Default" office:value-type="float" office:value="1202.23">
            <text:p>1202,23</text:p>
          </table:table-cell>
          <table:table-cell table:style-name="Default" office:value-type="string">
            <text:p>/home/ramiro/Imagens/Faces to RPM/090.jpg</text:p>
          </table:table-cell>
          <table:table-cell table:formula="of:=IF(AND([.$B92]=[.H$2];[.$G92]&lt;&gt;&quot;&quot;);[.$C92];&quot;&quot;)">
            <text:p/>
          </table:table-cell>
          <table:table-cell table:formula="of:=IF(AND([.$B92]=[.I$2];[.$G92]&lt;&gt;&quot;&quot;);[.$C92];&quot;&quot;)">
            <text:p/>
          </table:table-cell>
          <table:table-cell table:formula="of:=IF(AND([.$B92]=[.J$2];[.$G92]&lt;&gt;&quot;&quot;);[.$C92];&quot;&quot;)">
            <text:p/>
          </table:table-cell>
          <table:table-cell table:formula="of:=IF(AND([.$B92]=[.K$2];[.$G92]&lt;&gt;&quot;&quot;);[.$C92];&quot;&quot;)">
            <text:p/>
          </table:table-cell>
          <table:table-cell table:formula="of:=IF(AND([.$B92]=[.L$2];[.$G92]&lt;&gt;&quot;&quot;);[.$C92];&quot;&quot;)" office:value-type="float" office:value="10.5314">
            <text:p>10,53</text:p>
          </table:table-cell>
          <table:table-cell table:formula="of:=IF(AND([.$B92]=[.M$2];[.$G92]&lt;&gt;&quot;&quot;);[.$C92];&quot;&quot;)">
            <text:p/>
          </table:table-cell>
          <table:table-cell table:style-name="ce11" table:formula="of:=IF(AND([.$B92]=[.N$2];[.$G92]&lt;&gt;&quot;&quot;);[.$E92];&quot;&quot;)">
            <text:p/>
          </table:table-cell>
          <table:table-cell table:style-name="ce11" table:formula="of:=IF(AND([.$B92]=[.O$2];[.$G92]&lt;&gt;&quot;&quot;);[.$E92];&quot;&quot;)">
            <text:p/>
          </table:table-cell>
          <table:table-cell table:style-name="ce11" table:formula="of:=IF(AND([.$B92]=[.P$2];[.$G92]&lt;&gt;&quot;&quot;);[.$E92];&quot;&quot;)">
            <text:p/>
          </table:table-cell>
          <table:table-cell table:style-name="ce11" table:formula="of:=IF(AND([.$B92]=[.Q$2];[.$G92]&lt;&gt;&quot;&quot;);[.$E92];&quot;&quot;)">
            <text:p/>
          </table:table-cell>
          <table:table-cell table:style-name="ce11" table:formula="of:=IF(AND([.$B92]=[.R$2];[.$G92]&lt;&gt;&quot;&quot;);[.$E92];&quot;&quot;)" office:value-type="float" office:value="117.041">
            <text:p>117,04</text:p>
          </table:table-cell>
          <table:table-cell table:style-name="ce11" table:formula="of:=IF(AND([.$B92]=[.S$2];[.$G92]&lt;&gt;&quot;&quot;);[.$E9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style-name="Default" office:value-type="float" office:value="10.4262">
            <text:p>10,4262</text:p>
          </table:table-cell>
          <table:table-cell table:style-name="Default" office:value-type="float" office:value="8.98345">
            <text:p>8,98345</text:p>
          </table:table-cell>
          <table:table-cell table:style-name="Default" office:value-type="float" office:value="81.95">
            <text:p>81,95</text:p>
          </table:table-cell>
          <table:table-cell table:style-name="Default" office:value-type="float" office:value="434.583">
            <text:p>434,583</text:p>
          </table:table-cell>
          <table:table-cell table:style-name="Default" office:value-type="string">
            <text:p>/home/ramiro/Imagens/Faces to RPM/091.jpg</text:p>
          </table:table-cell>
          <table:table-cell table:formula="of:=IF(AND([.$B93]=[.H$2];[.$G93]&lt;&gt;&quot;&quot;);[.$C93];&quot;&quot;)" office:value-type="float" office:value="10.4262">
            <text:p>10,43</text:p>
          </table:table-cell>
          <table:table-cell table:formula="of:=IF(AND([.$B93]=[.I$2];[.$G93]&lt;&gt;&quot;&quot;);[.$C93];&quot;&quot;)">
            <text:p/>
          </table:table-cell>
          <table:table-cell table:formula="of:=IF(AND([.$B93]=[.J$2];[.$G93]&lt;&gt;&quot;&quot;);[.$C93];&quot;&quot;)">
            <text:p/>
          </table:table-cell>
          <table:table-cell table:formula="of:=IF(AND([.$B93]=[.K$2];[.$G93]&lt;&gt;&quot;&quot;);[.$C93];&quot;&quot;)">
            <text:p/>
          </table:table-cell>
          <table:table-cell table:formula="of:=IF(AND([.$B93]=[.L$2];[.$G93]&lt;&gt;&quot;&quot;);[.$C93];&quot;&quot;)">
            <text:p/>
          </table:table-cell>
          <table:table-cell table:formula="of:=IF(AND([.$B93]=[.M$2];[.$G93]&lt;&gt;&quot;&quot;);[.$C93];&quot;&quot;)">
            <text:p/>
          </table:table-cell>
          <table:table-cell table:style-name="ce11" table:formula="of:=IF(AND([.$B93]=[.N$2];[.$G93]&lt;&gt;&quot;&quot;);[.$E93];&quot;&quot;)" office:value-type="float" office:value="81.95">
            <text:p>81,95</text:p>
          </table:table-cell>
          <table:table-cell table:style-name="ce11" table:formula="of:=IF(AND([.$B93]=[.O$2];[.$G93]&lt;&gt;&quot;&quot;);[.$E93];&quot;&quot;)">
            <text:p/>
          </table:table-cell>
          <table:table-cell table:style-name="ce11" table:formula="of:=IF(AND([.$B93]=[.P$2];[.$G93]&lt;&gt;&quot;&quot;);[.$E93];&quot;&quot;)">
            <text:p/>
          </table:table-cell>
          <table:table-cell table:style-name="ce11" table:formula="of:=IF(AND([.$B93]=[.Q$2];[.$G93]&lt;&gt;&quot;&quot;);[.$E93];&quot;&quot;)">
            <text:p/>
          </table:table-cell>
          <table:table-cell table:style-name="ce11" table:formula="of:=IF(AND([.$B93]=[.R$2];[.$G93]&lt;&gt;&quot;&quot;);[.$E93];&quot;&quot;)">
            <text:p/>
          </table:table-cell>
          <table:table-cell table:style-name="ce11" table:formula="of:=IF(AND([.$B93]=[.S$2];[.$G93]&lt;&gt;&quot;&quot;);[.$E9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style-name="Default" office:value-type="float" office:value="13.7858">
            <text:p>13,7858</text:p>
          </table:table-cell>
          <table:table-cell table:style-name="Default" office:value-type="float" office:value="4.64981">
            <text:p>4,64981</text:p>
          </table:table-cell>
          <table:table-cell table:style-name="Default" office:value-type="float" office:value="130.633">
            <text:p>130,633</text:p>
          </table:table-cell>
          <table:table-cell table:style-name="Default" office:value-type="float" office:value="1799.47">
            <text:p>1799,47</text:p>
          </table:table-cell>
          <table:table-cell table:style-name="Default" office:value-type="string">
            <text:p>/home/ramiro/Imagens/Faces to RPM/092.jpg</text:p>
          </table:table-cell>
          <table:table-cell table:formula="of:=IF(AND([.$B94]=[.H$2];[.$G94]&lt;&gt;&quot;&quot;);[.$C94];&quot;&quot;)" office:value-type="float" office:value="13.7858">
            <text:p>13,79</text:p>
          </table:table-cell>
          <table:table-cell table:formula="of:=IF(AND([.$B94]=[.I$2];[.$G94]&lt;&gt;&quot;&quot;);[.$C94];&quot;&quot;)">
            <text:p/>
          </table:table-cell>
          <table:table-cell table:formula="of:=IF(AND([.$B94]=[.J$2];[.$G94]&lt;&gt;&quot;&quot;);[.$C94];&quot;&quot;)">
            <text:p/>
          </table:table-cell>
          <table:table-cell table:formula="of:=IF(AND([.$B94]=[.K$2];[.$G94]&lt;&gt;&quot;&quot;);[.$C94];&quot;&quot;)">
            <text:p/>
          </table:table-cell>
          <table:table-cell table:formula="of:=IF(AND([.$B94]=[.L$2];[.$G94]&lt;&gt;&quot;&quot;);[.$C94];&quot;&quot;)">
            <text:p/>
          </table:table-cell>
          <table:table-cell table:formula="of:=IF(AND([.$B94]=[.M$2];[.$G94]&lt;&gt;&quot;&quot;);[.$C94];&quot;&quot;)">
            <text:p/>
          </table:table-cell>
          <table:table-cell table:style-name="ce11" table:formula="of:=IF(AND([.$B94]=[.N$2];[.$G94]&lt;&gt;&quot;&quot;);[.$E94];&quot;&quot;)" office:value-type="float" office:value="130.633">
            <text:p>130,63</text:p>
          </table:table-cell>
          <table:table-cell table:style-name="ce11" table:formula="of:=IF(AND([.$B94]=[.O$2];[.$G94]&lt;&gt;&quot;&quot;);[.$E94];&quot;&quot;)">
            <text:p/>
          </table:table-cell>
          <table:table-cell table:style-name="ce11" table:formula="of:=IF(AND([.$B94]=[.P$2];[.$G94]&lt;&gt;&quot;&quot;);[.$E94];&quot;&quot;)">
            <text:p/>
          </table:table-cell>
          <table:table-cell table:style-name="ce11" table:formula="of:=IF(AND([.$B94]=[.Q$2];[.$G94]&lt;&gt;&quot;&quot;);[.$E94];&quot;&quot;)">
            <text:p/>
          </table:table-cell>
          <table:table-cell table:style-name="ce11" table:formula="of:=IF(AND([.$B94]=[.R$2];[.$G94]&lt;&gt;&quot;&quot;);[.$E94];&quot;&quot;)">
            <text:p/>
          </table:table-cell>
          <table:table-cell table:style-name="ce11" table:formula="of:=IF(AND([.$B94]=[.S$2];[.$G94]&lt;&gt;&quot;&quot;);[.$E9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5]=[.H$2];[.$G95]&lt;&gt;&quot;&quot;);[.$C95];&quot;&quot;)">
            <text:p/>
          </table:table-cell>
          <table:table-cell table:formula="of:=IF(AND([.$B95]=[.I$2];[.$G95]&lt;&gt;&quot;&quot;);[.$C95];&quot;&quot;)">
            <text:p/>
          </table:table-cell>
          <table:table-cell table:formula="of:=IF(AND([.$B95]=[.J$2];[.$G95]&lt;&gt;&quot;&quot;);[.$C95];&quot;&quot;)">
            <text:p/>
          </table:table-cell>
          <table:table-cell table:formula="of:=IF(AND([.$B95]=[.K$2];[.$G95]&lt;&gt;&quot;&quot;);[.$C95];&quot;&quot;)">
            <text:p/>
          </table:table-cell>
          <table:table-cell table:formula="of:=IF(AND([.$B95]=[.L$2];[.$G95]&lt;&gt;&quot;&quot;);[.$C95];&quot;&quot;)">
            <text:p/>
          </table:table-cell>
          <table:table-cell table:formula="of:=IF(AND([.$B95]=[.M$2];[.$G95]&lt;&gt;&quot;&quot;);[.$C95];&quot;&quot;)">
            <text:p/>
          </table:table-cell>
          <table:table-cell table:style-name="ce11" table:formula="of:=IF(AND([.$B95]=[.N$2];[.$G95]&lt;&gt;&quot;&quot;);[.$E95];&quot;&quot;)">
            <text:p/>
          </table:table-cell>
          <table:table-cell table:style-name="ce11" table:formula="of:=IF(AND([.$B95]=[.O$2];[.$G95]&lt;&gt;&quot;&quot;);[.$E95];&quot;&quot;)">
            <text:p/>
          </table:table-cell>
          <table:table-cell table:style-name="ce11" table:formula="of:=IF(AND([.$B95]=[.P$2];[.$G95]&lt;&gt;&quot;&quot;);[.$E95];&quot;&quot;)">
            <text:p/>
          </table:table-cell>
          <table:table-cell table:style-name="ce11" table:formula="of:=IF(AND([.$B95]=[.Q$2];[.$G95]&lt;&gt;&quot;&quot;);[.$E95];&quot;&quot;)">
            <text:p/>
          </table:table-cell>
          <table:table-cell table:style-name="ce11" table:formula="of:=IF(AND([.$B95]=[.R$2];[.$G95]&lt;&gt;&quot;&quot;);[.$E95];&quot;&quot;)">
            <text:p/>
          </table:table-cell>
          <table:table-cell table:style-name="ce11" table:formula="of:=IF(AND([.$B95]=[.S$2];[.$G95]&lt;&gt;&quot;&quot;);[.$E9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style-name="Default" office:value-type="float" office:value="10.1361">
            <text:p>10,1361</text:p>
          </table:table-cell>
          <table:table-cell table:style-name="Default" office:value-type="float" office:value="5.82522">
            <text:p>5,82522</text:p>
          </table:table-cell>
          <table:table-cell table:style-name="Default" office:value-type="float" office:value="144.369">
            <text:p>144,369</text:p>
          </table:table-cell>
          <table:table-cell table:style-name="Default" office:value-type="float" office:value="1217">
            <text:p>1217</text:p>
          </table:table-cell>
          <table:table-cell table:style-name="Default" office:value-type="string">
            <text:p>/home/ramiro/Imagens/Faces to RPM/094.jpg</text:p>
          </table:table-cell>
          <table:table-cell table:formula="of:=IF(AND([.$B96]=[.H$2];[.$G96]&lt;&gt;&quot;&quot;);[.$C96];&quot;&quot;)">
            <text:p/>
          </table:table-cell>
          <table:table-cell table:formula="of:=IF(AND([.$B96]=[.I$2];[.$G96]&lt;&gt;&quot;&quot;);[.$C96];&quot;&quot;)">
            <text:p/>
          </table:table-cell>
          <table:table-cell table:formula="of:=IF(AND([.$B96]=[.J$2];[.$G96]&lt;&gt;&quot;&quot;);[.$C96];&quot;&quot;)">
            <text:p/>
          </table:table-cell>
          <table:table-cell table:formula="of:=IF(AND([.$B96]=[.K$2];[.$G96]&lt;&gt;&quot;&quot;);[.$C96];&quot;&quot;)">
            <text:p/>
          </table:table-cell>
          <table:table-cell table:formula="of:=IF(AND([.$B96]=[.L$2];[.$G96]&lt;&gt;&quot;&quot;);[.$C96];&quot;&quot;)" office:value-type="float" office:value="10.1361">
            <text:p>10,14</text:p>
          </table:table-cell>
          <table:table-cell table:formula="of:=IF(AND([.$B96]=[.M$2];[.$G96]&lt;&gt;&quot;&quot;);[.$C96];&quot;&quot;)">
            <text:p/>
          </table:table-cell>
          <table:table-cell table:style-name="ce11" table:formula="of:=IF(AND([.$B96]=[.N$2];[.$G96]&lt;&gt;&quot;&quot;);[.$E96];&quot;&quot;)">
            <text:p/>
          </table:table-cell>
          <table:table-cell table:style-name="ce11" table:formula="of:=IF(AND([.$B96]=[.O$2];[.$G96]&lt;&gt;&quot;&quot;);[.$E96];&quot;&quot;)">
            <text:p/>
          </table:table-cell>
          <table:table-cell table:style-name="ce11" table:formula="of:=IF(AND([.$B96]=[.P$2];[.$G96]&lt;&gt;&quot;&quot;);[.$E96];&quot;&quot;)">
            <text:p/>
          </table:table-cell>
          <table:table-cell table:style-name="ce11" table:formula="of:=IF(AND([.$B96]=[.Q$2];[.$G96]&lt;&gt;&quot;&quot;);[.$E96];&quot;&quot;)">
            <text:p/>
          </table:table-cell>
          <table:table-cell table:style-name="ce11" table:formula="of:=IF(AND([.$B96]=[.R$2];[.$G96]&lt;&gt;&quot;&quot;);[.$E96];&quot;&quot;)" office:value-type="float" office:value="144.369">
            <text:p>144,37</text:p>
          </table:table-cell>
          <table:table-cell table:style-name="ce11" table:formula="of:=IF(AND([.$B96]=[.S$2];[.$G96]&lt;&gt;&quot;&quot;);[.$E9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style-name="Default" office:value-type="float" office:value="10.8837">
            <text:p>10,8837</text:p>
          </table:table-cell>
          <table:table-cell table:style-name="Default" office:value-type="float" office:value="11.9769">
            <text:p>11,9769</text:p>
          </table:table-cell>
          <table:table-cell table:style-name="Default" office:value-type="float" office:value="49.5545">
            <text:p>49,5545</text:p>
          </table:table-cell>
          <table:table-cell table:style-name="Default" office:value-type="float" office:value="1186.61">
            <text:p>1186,61</text:p>
          </table:table-cell>
          <table:table-cell table:style-name="Default" office:value-type="string">
            <text:p>/home/ramiro/Imagens/Faces to RPM/095.jpg</text:p>
          </table:table-cell>
          <table:table-cell table:formula="of:=IF(AND([.$B97]=[.H$2];[.$G97]&lt;&gt;&quot;&quot;);[.$C97];&quot;&quot;)" office:value-type="float" office:value="10.8837">
            <text:p>10,88</text:p>
          </table:table-cell>
          <table:table-cell table:formula="of:=IF(AND([.$B97]=[.I$2];[.$G97]&lt;&gt;&quot;&quot;);[.$C97];&quot;&quot;)">
            <text:p/>
          </table:table-cell>
          <table:table-cell table:formula="of:=IF(AND([.$B97]=[.J$2];[.$G97]&lt;&gt;&quot;&quot;);[.$C97];&quot;&quot;)">
            <text:p/>
          </table:table-cell>
          <table:table-cell table:formula="of:=IF(AND([.$B97]=[.K$2];[.$G97]&lt;&gt;&quot;&quot;);[.$C97];&quot;&quot;)">
            <text:p/>
          </table:table-cell>
          <table:table-cell table:formula="of:=IF(AND([.$B97]=[.L$2];[.$G97]&lt;&gt;&quot;&quot;);[.$C97];&quot;&quot;)">
            <text:p/>
          </table:table-cell>
          <table:table-cell table:formula="of:=IF(AND([.$B97]=[.M$2];[.$G97]&lt;&gt;&quot;&quot;);[.$C97];&quot;&quot;)">
            <text:p/>
          </table:table-cell>
          <table:table-cell table:style-name="ce11" table:formula="of:=IF(AND([.$B97]=[.N$2];[.$G97]&lt;&gt;&quot;&quot;);[.$E97];&quot;&quot;)" office:value-type="float" office:value="49.5545">
            <text:p>49,55</text:p>
          </table:table-cell>
          <table:table-cell table:style-name="ce11" table:formula="of:=IF(AND([.$B97]=[.O$2];[.$G97]&lt;&gt;&quot;&quot;);[.$E97];&quot;&quot;)">
            <text:p/>
          </table:table-cell>
          <table:table-cell table:style-name="ce11" table:formula="of:=IF(AND([.$B97]=[.P$2];[.$G97]&lt;&gt;&quot;&quot;);[.$E97];&quot;&quot;)">
            <text:p/>
          </table:table-cell>
          <table:table-cell table:style-name="ce11" table:formula="of:=IF(AND([.$B97]=[.Q$2];[.$G97]&lt;&gt;&quot;&quot;);[.$E97];&quot;&quot;)">
            <text:p/>
          </table:table-cell>
          <table:table-cell table:style-name="ce11" table:formula="of:=IF(AND([.$B97]=[.R$2];[.$G97]&lt;&gt;&quot;&quot;);[.$E97];&quot;&quot;)">
            <text:p/>
          </table:table-cell>
          <table:table-cell table:style-name="ce11" table:formula="of:=IF(AND([.$B97]=[.S$2];[.$G97]&lt;&gt;&quot;&quot;);[.$E9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table:style-name="Default" office:value-type="float" office:value="4.59258">
            <text:p>4,59258</text:p>
          </table:table-cell>
          <table:table-cell table:style-name="Default" office:value-type="float" office:value="0.999414">
            <text:p>0,999414</text:p>
          </table:table-cell>
          <table:table-cell table:style-name="Default" office:value-type="float" office:value="102.664">
            <text:p>102,664</text:p>
          </table:table-cell>
          <table:table-cell table:style-name="Default" office:value-type="float" office:value="148.922">
            <text:p>148,922</text:p>
          </table:table-cell>
          <table:table-cell table:style-name="Default" office:value-type="string">
            <text:p>/home/ramiro/Imagens/Faces to RPM/096.jpg</text:p>
          </table:table-cell>
          <table:table-cell table:formula="of:=IF(AND([.$B98]=[.H$2];[.$G98]&lt;&gt;&quot;&quot;);[.$C98];&quot;&quot;)">
            <text:p/>
          </table:table-cell>
          <table:table-cell table:formula="of:=IF(AND([.$B98]=[.I$2];[.$G98]&lt;&gt;&quot;&quot;);[.$C98];&quot;&quot;)">
            <text:p/>
          </table:table-cell>
          <table:table-cell table:formula="of:=IF(AND([.$B98]=[.J$2];[.$G98]&lt;&gt;&quot;&quot;);[.$C98];&quot;&quot;)" office:value-type="float" office:value="4.59258">
            <text:p>4,59</text:p>
          </table:table-cell>
          <table:table-cell table:formula="of:=IF(AND([.$B98]=[.K$2];[.$G98]&lt;&gt;&quot;&quot;);[.$C98];&quot;&quot;)">
            <text:p/>
          </table:table-cell>
          <table:table-cell table:formula="of:=IF(AND([.$B98]=[.L$2];[.$G98]&lt;&gt;&quot;&quot;);[.$C98];&quot;&quot;)">
            <text:p/>
          </table:table-cell>
          <table:table-cell table:formula="of:=IF(AND([.$B98]=[.M$2];[.$G98]&lt;&gt;&quot;&quot;);[.$C98];&quot;&quot;)">
            <text:p/>
          </table:table-cell>
          <table:table-cell table:style-name="ce11" table:formula="of:=IF(AND([.$B98]=[.N$2];[.$G98]&lt;&gt;&quot;&quot;);[.$E98];&quot;&quot;)">
            <text:p/>
          </table:table-cell>
          <table:table-cell table:style-name="ce11" table:formula="of:=IF(AND([.$B98]=[.O$2];[.$G98]&lt;&gt;&quot;&quot;);[.$E98];&quot;&quot;)">
            <text:p/>
          </table:table-cell>
          <table:table-cell table:style-name="ce11" table:formula="of:=IF(AND([.$B98]=[.P$2];[.$G98]&lt;&gt;&quot;&quot;);[.$E98];&quot;&quot;)" office:value-type="float" office:value="102.664">
            <text:p>102,66</text:p>
          </table:table-cell>
          <table:table-cell table:style-name="ce11" table:formula="of:=IF(AND([.$B98]=[.Q$2];[.$G98]&lt;&gt;&quot;&quot;);[.$E98];&quot;&quot;)">
            <text:p/>
          </table:table-cell>
          <table:table-cell table:style-name="ce11" table:formula="of:=IF(AND([.$B98]=[.R$2];[.$G98]&lt;&gt;&quot;&quot;);[.$E98];&quot;&quot;)">
            <text:p/>
          </table:table-cell>
          <table:table-cell table:style-name="ce11" table:formula="of:=IF(AND([.$B98]=[.S$2];[.$G98]&lt;&gt;&quot;&quot;);[.$E9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Default" office:value-type="float" office:value="8.55039">
            <text:p>8,55039</text:p>
          </table:table-cell>
          <table:table-cell table:style-name="Default" office:value-type="float" office:value="8.68466">
            <text:p>8,68466</text:p>
          </table:table-cell>
          <table:table-cell table:style-name="Default" office:value-type="float" office:value="96.9721">
            <text:p>96,9721</text:p>
          </table:table-cell>
          <table:table-cell table:style-name="Default" office:value-type="float" office:value="981.203">
            <text:p>981,203</text:p>
          </table:table-cell>
          <table:table-cell table:style-name="Default" office:value-type="string">
            <text:p>/home/ramiro/Imagens/Faces to RPM/097.jpg</text:p>
          </table:table-cell>
          <table:table-cell table:formula="of:=IF(AND([.$B99]=[.H$2];[.$G99]&lt;&gt;&quot;&quot;);[.$C99];&quot;&quot;)">
            <text:p/>
          </table:table-cell>
          <table:table-cell table:formula="of:=IF(AND([.$B99]=[.I$2];[.$G99]&lt;&gt;&quot;&quot;);[.$C99];&quot;&quot;)" office:value-type="float" office:value="8.55039">
            <text:p>8,55</text:p>
          </table:table-cell>
          <table:table-cell table:formula="of:=IF(AND([.$B99]=[.J$2];[.$G99]&lt;&gt;&quot;&quot;);[.$C99];&quot;&quot;)">
            <text:p/>
          </table:table-cell>
          <table:table-cell table:formula="of:=IF(AND([.$B99]=[.K$2];[.$G99]&lt;&gt;&quot;&quot;);[.$C99];&quot;&quot;)">
            <text:p/>
          </table:table-cell>
          <table:table-cell table:formula="of:=IF(AND([.$B99]=[.L$2];[.$G99]&lt;&gt;&quot;&quot;);[.$C99];&quot;&quot;)">
            <text:p/>
          </table:table-cell>
          <table:table-cell table:formula="of:=IF(AND([.$B99]=[.M$2];[.$G99]&lt;&gt;&quot;&quot;);[.$C99];&quot;&quot;)">
            <text:p/>
          </table:table-cell>
          <table:table-cell table:style-name="ce11" table:formula="of:=IF(AND([.$B99]=[.N$2];[.$G99]&lt;&gt;&quot;&quot;);[.$E99];&quot;&quot;)">
            <text:p/>
          </table:table-cell>
          <table:table-cell table:style-name="ce11" table:formula="of:=IF(AND([.$B99]=[.O$2];[.$G99]&lt;&gt;&quot;&quot;);[.$E99];&quot;&quot;)" office:value-type="float" office:value="96.9721">
            <text:p>96,97</text:p>
          </table:table-cell>
          <table:table-cell table:style-name="ce11" table:formula="of:=IF(AND([.$B99]=[.P$2];[.$G99]&lt;&gt;&quot;&quot;);[.$E99];&quot;&quot;)">
            <text:p/>
          </table:table-cell>
          <table:table-cell table:style-name="ce11" table:formula="of:=IF(AND([.$B99]=[.Q$2];[.$G99]&lt;&gt;&quot;&quot;);[.$E99];&quot;&quot;)">
            <text:p/>
          </table:table-cell>
          <table:table-cell table:style-name="ce11" table:formula="of:=IF(AND([.$B99]=[.R$2];[.$G99]&lt;&gt;&quot;&quot;);[.$E99];&quot;&quot;)">
            <text:p/>
          </table:table-cell>
          <table:table-cell table:style-name="ce11" table:formula="of:=IF(AND([.$B99]=[.S$2];[.$G99]&lt;&gt;&quot;&quot;);[.$E9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style-name="Default" office:value-type="float" office:value="8.16289">
            <text:p>8,16289</text:p>
          </table:table-cell>
          <table:table-cell table:style-name="Default" office:value-type="float" office:value="7.64941">
            <text:p>7,64941</text:p>
          </table:table-cell>
          <table:table-cell table:style-name="Default" office:value-type="float" office:value="92.0201">
            <text:p>92,0201</text:p>
          </table:table-cell>
          <table:table-cell table:style-name="Default" office:value-type="float" office:value="486.775">
            <text:p>486,775</text:p>
          </table:table-cell>
          <table:table-cell table:style-name="Default" office:value-type="string">
            <text:p>/home/ramiro/Imagens/Faces to RPM/098.jpg</text:p>
          </table:table-cell>
          <table:table-cell table:formula="of:=IF(AND([.$B100]=[.H$2];[.$G100]&lt;&gt;&quot;&quot;);[.$C100];&quot;&quot;)" office:value-type="float" office:value="8.16289">
            <text:p>8,16</text:p>
          </table:table-cell>
          <table:table-cell table:formula="of:=IF(AND([.$B100]=[.I$2];[.$G100]&lt;&gt;&quot;&quot;);[.$C100];&quot;&quot;)">
            <text:p/>
          </table:table-cell>
          <table:table-cell table:formula="of:=IF(AND([.$B100]=[.J$2];[.$G100]&lt;&gt;&quot;&quot;);[.$C100];&quot;&quot;)">
            <text:p/>
          </table:table-cell>
          <table:table-cell table:formula="of:=IF(AND([.$B100]=[.K$2];[.$G100]&lt;&gt;&quot;&quot;);[.$C100];&quot;&quot;)">
            <text:p/>
          </table:table-cell>
          <table:table-cell table:formula="of:=IF(AND([.$B100]=[.L$2];[.$G100]&lt;&gt;&quot;&quot;);[.$C100];&quot;&quot;)">
            <text:p/>
          </table:table-cell>
          <table:table-cell table:formula="of:=IF(AND([.$B100]=[.M$2];[.$G100]&lt;&gt;&quot;&quot;);[.$C100];&quot;&quot;)">
            <text:p/>
          </table:table-cell>
          <table:table-cell table:style-name="ce11" table:formula="of:=IF(AND([.$B100]=[.N$2];[.$G100]&lt;&gt;&quot;&quot;);[.$E100];&quot;&quot;)" office:value-type="float" office:value="92.0201">
            <text:p>92,02</text:p>
          </table:table-cell>
          <table:table-cell table:style-name="ce11" table:formula="of:=IF(AND([.$B100]=[.O$2];[.$G100]&lt;&gt;&quot;&quot;);[.$E100];&quot;&quot;)">
            <text:p/>
          </table:table-cell>
          <table:table-cell table:style-name="ce11" table:formula="of:=IF(AND([.$B100]=[.P$2];[.$G100]&lt;&gt;&quot;&quot;);[.$E100];&quot;&quot;)">
            <text:p/>
          </table:table-cell>
          <table:table-cell table:style-name="ce11" table:formula="of:=IF(AND([.$B100]=[.Q$2];[.$G100]&lt;&gt;&quot;&quot;);[.$E100];&quot;&quot;)">
            <text:p/>
          </table:table-cell>
          <table:table-cell table:style-name="ce11" table:formula="of:=IF(AND([.$B100]=[.R$2];[.$G100]&lt;&gt;&quot;&quot;);[.$E100];&quot;&quot;)">
            <text:p/>
          </table:table-cell>
          <table:table-cell table:style-name="ce11" table:formula="of:=IF(AND([.$B100]=[.S$2];[.$G100]&lt;&gt;&quot;&quot;);[.$E10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style-name="Default" office:value-type="float" office:value="12.2379">
            <text:p>12,2379</text:p>
          </table:table-cell>
          <table:table-cell table:style-name="Default" office:value-type="float" office:value="3.6423">
            <text:p>3,6423</text:p>
          </table:table-cell>
          <table:table-cell table:style-name="Default" office:value-type="float" office:value="149.533">
            <text:p>149,533</text:p>
          </table:table-cell>
          <table:table-cell table:style-name="Default" office:value-type="float" office:value="491.984">
            <text:p>491,984</text:p>
          </table:table-cell>
          <table:table-cell table:style-name="Default" office:value-type="string">
            <text:p>/home/ramiro/Imagens/Faces to RPM/099.jpg</text:p>
          </table:table-cell>
          <table:table-cell table:formula="of:=IF(AND([.$B101]=[.H$2];[.$G101]&lt;&gt;&quot;&quot;);[.$C101];&quot;&quot;)">
            <text:p/>
          </table:table-cell>
          <table:table-cell table:formula="of:=IF(AND([.$B101]=[.I$2];[.$G101]&lt;&gt;&quot;&quot;);[.$C101];&quot;&quot;)">
            <text:p/>
          </table:table-cell>
          <table:table-cell table:formula="of:=IF(AND([.$B101]=[.J$2];[.$G101]&lt;&gt;&quot;&quot;);[.$C101];&quot;&quot;)">
            <text:p/>
          </table:table-cell>
          <table:table-cell table:formula="of:=IF(AND([.$B101]=[.K$2];[.$G101]&lt;&gt;&quot;&quot;);[.$C101];&quot;&quot;)" office:value-type="float" office:value="12.2379">
            <text:p>12,24</text:p>
          </table:table-cell>
          <table:table-cell table:formula="of:=IF(AND([.$B101]=[.L$2];[.$G101]&lt;&gt;&quot;&quot;);[.$C101];&quot;&quot;)">
            <text:p/>
          </table:table-cell>
          <table:table-cell table:formula="of:=IF(AND([.$B101]=[.M$2];[.$G101]&lt;&gt;&quot;&quot;);[.$C101];&quot;&quot;)">
            <text:p/>
          </table:table-cell>
          <table:table-cell table:style-name="ce11" table:formula="of:=IF(AND([.$B101]=[.N$2];[.$G101]&lt;&gt;&quot;&quot;);[.$E101];&quot;&quot;)">
            <text:p/>
          </table:table-cell>
          <table:table-cell table:style-name="ce11" table:formula="of:=IF(AND([.$B101]=[.O$2];[.$G101]&lt;&gt;&quot;&quot;);[.$E101];&quot;&quot;)">
            <text:p/>
          </table:table-cell>
          <table:table-cell table:style-name="ce11" table:formula="of:=IF(AND([.$B101]=[.P$2];[.$G101]&lt;&gt;&quot;&quot;);[.$E101];&quot;&quot;)">
            <text:p/>
          </table:table-cell>
          <table:table-cell table:style-name="ce11" table:formula="of:=IF(AND([.$B101]=[.Q$2];[.$G101]&lt;&gt;&quot;&quot;);[.$E101];&quot;&quot;)" office:value-type="float" office:value="149.533">
            <text:p>149,53</text:p>
          </table:table-cell>
          <table:table-cell table:style-name="ce11" table:formula="of:=IF(AND([.$B101]=[.R$2];[.$G101]&lt;&gt;&quot;&quot;);[.$E101];&quot;&quot;)">
            <text:p/>
          </table:table-cell>
          <table:table-cell table:style-name="ce11" table:formula="of:=IF(AND([.$B101]=[.S$2];[.$G101]&lt;&gt;&quot;&quot;);[.$E10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10.5442">
            <text:p>10,5442</text:p>
          </table:table-cell>
          <table:table-cell table:style-name="Default" office:value-type="float" office:value="11.4279">
            <text:p>11,4279</text:p>
          </table:table-cell>
          <table:table-cell table:style-name="Default" office:value-type="float" office:value="111.063">
            <text:p>111,063</text:p>
          </table:table-cell>
          <table:table-cell table:style-name="Default" office:value-type="float" office:value="2573.17">
            <text:p>2573,17</text:p>
          </table:table-cell>
          <table:table-cell table:style-name="Default" office:value-type="string">
            <text:p>/home/ramiro/Imagens/Faces to RPM/100.jpg</text:p>
          </table:table-cell>
          <table:table-cell table:formula="of:=IF(AND([.$B102]=[.H$2];[.$G102]&lt;&gt;&quot;&quot;);[.$C102];&quot;&quot;)" office:value-type="float" office:value="10.5442">
            <text:p>10,54</text:p>
          </table:table-cell>
          <table:table-cell table:formula="of:=IF(AND([.$B102]=[.I$2];[.$G102]&lt;&gt;&quot;&quot;);[.$C102];&quot;&quot;)">
            <text:p/>
          </table:table-cell>
          <table:table-cell table:formula="of:=IF(AND([.$B102]=[.J$2];[.$G102]&lt;&gt;&quot;&quot;);[.$C102];&quot;&quot;)">
            <text:p/>
          </table:table-cell>
          <table:table-cell table:formula="of:=IF(AND([.$B102]=[.K$2];[.$G102]&lt;&gt;&quot;&quot;);[.$C102];&quot;&quot;)">
            <text:p/>
          </table:table-cell>
          <table:table-cell table:formula="of:=IF(AND([.$B102]=[.L$2];[.$G102]&lt;&gt;&quot;&quot;);[.$C102];&quot;&quot;)">
            <text:p/>
          </table:table-cell>
          <table:table-cell table:formula="of:=IF(AND([.$B102]=[.M$2];[.$G102]&lt;&gt;&quot;&quot;);[.$C102];&quot;&quot;)">
            <text:p/>
          </table:table-cell>
          <table:table-cell table:style-name="ce11" table:formula="of:=IF(AND([.$B102]=[.N$2];[.$G102]&lt;&gt;&quot;&quot;);[.$E102];&quot;&quot;)" office:value-type="float" office:value="111.063">
            <text:p>111,06</text:p>
          </table:table-cell>
          <table:table-cell table:style-name="ce11" table:formula="of:=IF(AND([.$B102]=[.O$2];[.$G102]&lt;&gt;&quot;&quot;);[.$E102];&quot;&quot;)">
            <text:p/>
          </table:table-cell>
          <table:table-cell table:style-name="ce11" table:formula="of:=IF(AND([.$B102]=[.P$2];[.$G102]&lt;&gt;&quot;&quot;);[.$E102];&quot;&quot;)">
            <text:p/>
          </table:table-cell>
          <table:table-cell table:style-name="ce11" table:formula="of:=IF(AND([.$B102]=[.Q$2];[.$G102]&lt;&gt;&quot;&quot;);[.$E102];&quot;&quot;)">
            <text:p/>
          </table:table-cell>
          <table:table-cell table:style-name="ce11" table:formula="of:=IF(AND([.$B102]=[.R$2];[.$G102]&lt;&gt;&quot;&quot;);[.$E102];&quot;&quot;)">
            <text:p/>
          </table:table-cell>
          <table:table-cell table:style-name="ce11" table:formula="of:=IF(AND([.$B102]=[.S$2];[.$G102]&lt;&gt;&quot;&quot;);[.$E10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style-name="Default" office:value-type="float" office:value="10.7886">
            <text:p>10,7886</text:p>
          </table:table-cell>
          <table:table-cell table:style-name="Default" office:value-type="float" office:value="6.1673">
            <text:p>6,1673</text:p>
          </table:table-cell>
          <table:table-cell table:style-name="Default" office:value-type="float" office:value="118.888">
            <text:p>118,888</text:p>
          </table:table-cell>
          <table:table-cell table:style-name="Default" office:value-type="float" office:value="821.19">
            <text:p>821,19</text:p>
          </table:table-cell>
          <table:table-cell table:style-name="Default" office:value-type="string">
            <text:p>/home/ramiro/Imagens/Faces to RPM/101.jpg</text:p>
          </table:table-cell>
          <table:table-cell table:formula="of:=IF(AND([.$B103]=[.H$2];[.$G103]&lt;&gt;&quot;&quot;);[.$C103];&quot;&quot;)" office:value-type="float" office:value="10.7886">
            <text:p>10,79</text:p>
          </table:table-cell>
          <table:table-cell table:formula="of:=IF(AND([.$B103]=[.I$2];[.$G103]&lt;&gt;&quot;&quot;);[.$C103];&quot;&quot;)">
            <text:p/>
          </table:table-cell>
          <table:table-cell table:formula="of:=IF(AND([.$B103]=[.J$2];[.$G103]&lt;&gt;&quot;&quot;);[.$C103];&quot;&quot;)">
            <text:p/>
          </table:table-cell>
          <table:table-cell table:formula="of:=IF(AND([.$B103]=[.K$2];[.$G103]&lt;&gt;&quot;&quot;);[.$C103];&quot;&quot;)">
            <text:p/>
          </table:table-cell>
          <table:table-cell table:formula="of:=IF(AND([.$B103]=[.L$2];[.$G103]&lt;&gt;&quot;&quot;);[.$C103];&quot;&quot;)">
            <text:p/>
          </table:table-cell>
          <table:table-cell table:formula="of:=IF(AND([.$B103]=[.M$2];[.$G103]&lt;&gt;&quot;&quot;);[.$C103];&quot;&quot;)">
            <text:p/>
          </table:table-cell>
          <table:table-cell table:style-name="ce11" table:formula="of:=IF(AND([.$B103]=[.N$2];[.$G103]&lt;&gt;&quot;&quot;);[.$E103];&quot;&quot;)" office:value-type="float" office:value="118.888">
            <text:p>118,89</text:p>
          </table:table-cell>
          <table:table-cell table:style-name="ce11" table:formula="of:=IF(AND([.$B103]=[.O$2];[.$G103]&lt;&gt;&quot;&quot;);[.$E103];&quot;&quot;)">
            <text:p/>
          </table:table-cell>
          <table:table-cell table:style-name="ce11" table:formula="of:=IF(AND([.$B103]=[.P$2];[.$G103]&lt;&gt;&quot;&quot;);[.$E103];&quot;&quot;)">
            <text:p/>
          </table:table-cell>
          <table:table-cell table:style-name="ce11" table:formula="of:=IF(AND([.$B103]=[.Q$2];[.$G103]&lt;&gt;&quot;&quot;);[.$E103];&quot;&quot;)">
            <text:p/>
          </table:table-cell>
          <table:table-cell table:style-name="ce11" table:formula="of:=IF(AND([.$B103]=[.R$2];[.$G103]&lt;&gt;&quot;&quot;);[.$E103];&quot;&quot;)">
            <text:p/>
          </table:table-cell>
          <table:table-cell table:style-name="ce11" table:formula="of:=IF(AND([.$B103]=[.S$2];[.$G103]&lt;&gt;&quot;&quot;);[.$E10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table:style-name="Default" office:value-type="float" office:value="7.58004">
            <text:p>7,58004</text:p>
          </table:table-cell>
          <table:table-cell table:style-name="Default" office:value-type="float" office:value="6.67405">
            <text:p>6,67405</text:p>
          </table:table-cell>
          <table:table-cell table:style-name="Default" office:value-type="float" office:value="39.5934">
            <text:p>39,5934</text:p>
          </table:table-cell>
          <table:table-cell table:style-name="Default" office:value-type="float" office:value="331.673">
            <text:p>331,673</text:p>
          </table:table-cell>
          <table:table-cell table:style-name="Default" office:value-type="string">
            <text:p>/home/ramiro/Imagens/Faces to RPM/102.jpg</text:p>
          </table:table-cell>
          <table:table-cell table:formula="of:=IF(AND([.$B104]=[.H$2];[.$G104]&lt;&gt;&quot;&quot;);[.$C104];&quot;&quot;)" office:value-type="float" office:value="7.58004">
            <text:p>7,58</text:p>
          </table:table-cell>
          <table:table-cell table:formula="of:=IF(AND([.$B104]=[.I$2];[.$G104]&lt;&gt;&quot;&quot;);[.$C104];&quot;&quot;)">
            <text:p/>
          </table:table-cell>
          <table:table-cell table:formula="of:=IF(AND([.$B104]=[.J$2];[.$G104]&lt;&gt;&quot;&quot;);[.$C104];&quot;&quot;)">
            <text:p/>
          </table:table-cell>
          <table:table-cell table:formula="of:=IF(AND([.$B104]=[.K$2];[.$G104]&lt;&gt;&quot;&quot;);[.$C104];&quot;&quot;)">
            <text:p/>
          </table:table-cell>
          <table:table-cell table:formula="of:=IF(AND([.$B104]=[.L$2];[.$G104]&lt;&gt;&quot;&quot;);[.$C104];&quot;&quot;)">
            <text:p/>
          </table:table-cell>
          <table:table-cell table:formula="of:=IF(AND([.$B104]=[.M$2];[.$G104]&lt;&gt;&quot;&quot;);[.$C104];&quot;&quot;)">
            <text:p/>
          </table:table-cell>
          <table:table-cell table:style-name="ce11" table:formula="of:=IF(AND([.$B104]=[.N$2];[.$G104]&lt;&gt;&quot;&quot;);[.$E104];&quot;&quot;)" office:value-type="float" office:value="39.5934">
            <text:p>39,59</text:p>
          </table:table-cell>
          <table:table-cell table:style-name="ce11" table:formula="of:=IF(AND([.$B104]=[.O$2];[.$G104]&lt;&gt;&quot;&quot;);[.$E104];&quot;&quot;)">
            <text:p/>
          </table:table-cell>
          <table:table-cell table:style-name="ce11" table:formula="of:=IF(AND([.$B104]=[.P$2];[.$G104]&lt;&gt;&quot;&quot;);[.$E104];&quot;&quot;)">
            <text:p/>
          </table:table-cell>
          <table:table-cell table:style-name="ce11" table:formula="of:=IF(AND([.$B104]=[.Q$2];[.$G104]&lt;&gt;&quot;&quot;);[.$E104];&quot;&quot;)">
            <text:p/>
          </table:table-cell>
          <table:table-cell table:style-name="ce11" table:formula="of:=IF(AND([.$B104]=[.R$2];[.$G104]&lt;&gt;&quot;&quot;);[.$E104];&quot;&quot;)">
            <text:p/>
          </table:table-cell>
          <table:table-cell table:style-name="ce11" table:formula="of:=IF(AND([.$B104]=[.S$2];[.$G104]&lt;&gt;&quot;&quot;);[.$E10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Default" office:value-type="float" office:value="9.96724">
            <text:p>9,96724</text:p>
          </table:table-cell>
          <table:table-cell table:style-name="Default" office:value-type="float" office:value="6.29225">
            <text:p>6,29225</text:p>
          </table:table-cell>
          <table:table-cell table:style-name="Default" office:value-type="float" office:value="109.59">
            <text:p>109,59</text:p>
          </table:table-cell>
          <table:table-cell table:style-name="Default" office:value-type="float" office:value="1142.73">
            <text:p>1142,73</text:p>
          </table:table-cell>
          <table:table-cell table:style-name="Default" office:value-type="string">
            <text:p>/home/ramiro/Imagens/Faces to RPM/103.jpg</text:p>
          </table:table-cell>
          <table:table-cell table:formula="of:=IF(AND([.$B105]=[.H$2];[.$G105]&lt;&gt;&quot;&quot;);[.$C105];&quot;&quot;)" office:value-type="float" office:value="9.96724">
            <text:p>9,97</text:p>
          </table:table-cell>
          <table:table-cell table:formula="of:=IF(AND([.$B105]=[.I$2];[.$G105]&lt;&gt;&quot;&quot;);[.$C105];&quot;&quot;)">
            <text:p/>
          </table:table-cell>
          <table:table-cell table:formula="of:=IF(AND([.$B105]=[.J$2];[.$G105]&lt;&gt;&quot;&quot;);[.$C105];&quot;&quot;)">
            <text:p/>
          </table:table-cell>
          <table:table-cell table:formula="of:=IF(AND([.$B105]=[.K$2];[.$G105]&lt;&gt;&quot;&quot;);[.$C105];&quot;&quot;)">
            <text:p/>
          </table:table-cell>
          <table:table-cell table:formula="of:=IF(AND([.$B105]=[.L$2];[.$G105]&lt;&gt;&quot;&quot;);[.$C105];&quot;&quot;)">
            <text:p/>
          </table:table-cell>
          <table:table-cell table:formula="of:=IF(AND([.$B105]=[.M$2];[.$G105]&lt;&gt;&quot;&quot;);[.$C105];&quot;&quot;)">
            <text:p/>
          </table:table-cell>
          <table:table-cell table:style-name="ce11" table:formula="of:=IF(AND([.$B105]=[.N$2];[.$G105]&lt;&gt;&quot;&quot;);[.$E105];&quot;&quot;)" office:value-type="float" office:value="109.59">
            <text:p>109,59</text:p>
          </table:table-cell>
          <table:table-cell table:style-name="ce11" table:formula="of:=IF(AND([.$B105]=[.O$2];[.$G105]&lt;&gt;&quot;&quot;);[.$E105];&quot;&quot;)">
            <text:p/>
          </table:table-cell>
          <table:table-cell table:style-name="ce11" table:formula="of:=IF(AND([.$B105]=[.P$2];[.$G105]&lt;&gt;&quot;&quot;);[.$E105];&quot;&quot;)">
            <text:p/>
          </table:table-cell>
          <table:table-cell table:style-name="ce11" table:formula="of:=IF(AND([.$B105]=[.Q$2];[.$G105]&lt;&gt;&quot;&quot;);[.$E105];&quot;&quot;)">
            <text:p/>
          </table:table-cell>
          <table:table-cell table:style-name="ce11" table:formula="of:=IF(AND([.$B105]=[.R$2];[.$G105]&lt;&gt;&quot;&quot;);[.$E105];&quot;&quot;)">
            <text:p/>
          </table:table-cell>
          <table:table-cell table:style-name="ce11" table:formula="of:=IF(AND([.$B105]=[.S$2];[.$G105]&lt;&gt;&quot;&quot;);[.$E10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table:style-name="Default" office:value-type="float" office:value="12.1463">
            <text:p>12,1463</text:p>
          </table:table-cell>
          <table:table-cell table:style-name="Default" office:value-type="float" office:value="5.99198">
            <text:p>5,99198</text:p>
          </table:table-cell>
          <table:table-cell table:style-name="Default" office:value-type="float" office:value="121.046">
            <text:p>121,046</text:p>
          </table:table-cell>
          <table:table-cell table:style-name="Default" office:value-type="float" office:value="2989.87">
            <text:p>2989,87</text:p>
          </table:table-cell>
          <table:table-cell table:style-name="Default" office:value-type="string">
            <text:p>/home/ramiro/Imagens/Faces to RPM/104.jpg</text:p>
          </table:table-cell>
          <table:table-cell table:formula="of:=IF(AND([.$B106]=[.H$2];[.$G106]&lt;&gt;&quot;&quot;);[.$C106];&quot;&quot;)" office:value-type="float" office:value="12.1463">
            <text:p>12,15</text:p>
          </table:table-cell>
          <table:table-cell table:formula="of:=IF(AND([.$B106]=[.I$2];[.$G106]&lt;&gt;&quot;&quot;);[.$C106];&quot;&quot;)">
            <text:p/>
          </table:table-cell>
          <table:table-cell table:formula="of:=IF(AND([.$B106]=[.J$2];[.$G106]&lt;&gt;&quot;&quot;);[.$C106];&quot;&quot;)">
            <text:p/>
          </table:table-cell>
          <table:table-cell table:formula="of:=IF(AND([.$B106]=[.K$2];[.$G106]&lt;&gt;&quot;&quot;);[.$C106];&quot;&quot;)">
            <text:p/>
          </table:table-cell>
          <table:table-cell table:formula="of:=IF(AND([.$B106]=[.L$2];[.$G106]&lt;&gt;&quot;&quot;);[.$C106];&quot;&quot;)">
            <text:p/>
          </table:table-cell>
          <table:table-cell table:formula="of:=IF(AND([.$B106]=[.M$2];[.$G106]&lt;&gt;&quot;&quot;);[.$C106];&quot;&quot;)">
            <text:p/>
          </table:table-cell>
          <table:table-cell table:style-name="ce11" table:formula="of:=IF(AND([.$B106]=[.N$2];[.$G106]&lt;&gt;&quot;&quot;);[.$E106];&quot;&quot;)" office:value-type="float" office:value="121.046">
            <text:p>121,05</text:p>
          </table:table-cell>
          <table:table-cell table:style-name="ce11" table:formula="of:=IF(AND([.$B106]=[.O$2];[.$G106]&lt;&gt;&quot;&quot;);[.$E106];&quot;&quot;)">
            <text:p/>
          </table:table-cell>
          <table:table-cell table:style-name="ce11" table:formula="of:=IF(AND([.$B106]=[.P$2];[.$G106]&lt;&gt;&quot;&quot;);[.$E106];&quot;&quot;)">
            <text:p/>
          </table:table-cell>
          <table:table-cell table:style-name="ce11" table:formula="of:=IF(AND([.$B106]=[.Q$2];[.$G106]&lt;&gt;&quot;&quot;);[.$E106];&quot;&quot;)">
            <text:p/>
          </table:table-cell>
          <table:table-cell table:style-name="ce11" table:formula="of:=IF(AND([.$B106]=[.R$2];[.$G106]&lt;&gt;&quot;&quot;);[.$E106];&quot;&quot;)">
            <text:p/>
          </table:table-cell>
          <table:table-cell table:style-name="ce11" table:formula="of:=IF(AND([.$B106]=[.S$2];[.$G106]&lt;&gt;&quot;&quot;);[.$E10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Default" office:value-type="float" office:value="6.71525">
            <text:p>6,71525</text:p>
          </table:table-cell>
          <table:table-cell table:style-name="Default" office:value-type="float" office:value="2.47181">
            <text:p>2,47181</text:p>
          </table:table-cell>
          <table:table-cell table:style-name="Default" office:value-type="float" office:value="121.27">
            <text:p>121,27</text:p>
          </table:table-cell>
          <table:table-cell table:style-name="Default" office:value-type="float" office:value="395.982">
            <text:p>395,982</text:p>
          </table:table-cell>
          <table:table-cell table:style-name="Default" office:value-type="string">
            <text:p>/home/ramiro/Imagens/Faces to RPM/105.jpg</text:p>
          </table:table-cell>
          <table:table-cell table:formula="of:=IF(AND([.$B107]=[.H$2];[.$G107]&lt;&gt;&quot;&quot;);[.$C107];&quot;&quot;)">
            <text:p/>
          </table:table-cell>
          <table:table-cell table:formula="of:=IF(AND([.$B107]=[.I$2];[.$G107]&lt;&gt;&quot;&quot;);[.$C107];&quot;&quot;)">
            <text:p/>
          </table:table-cell>
          <table:table-cell table:formula="of:=IF(AND([.$B107]=[.J$2];[.$G107]&lt;&gt;&quot;&quot;);[.$C107];&quot;&quot;)" office:value-type="float" office:value="6.71525">
            <text:p>6,72</text:p>
          </table:table-cell>
          <table:table-cell table:formula="of:=IF(AND([.$B107]=[.K$2];[.$G107]&lt;&gt;&quot;&quot;);[.$C107];&quot;&quot;)">
            <text:p/>
          </table:table-cell>
          <table:table-cell table:formula="of:=IF(AND([.$B107]=[.L$2];[.$G107]&lt;&gt;&quot;&quot;);[.$C107];&quot;&quot;)">
            <text:p/>
          </table:table-cell>
          <table:table-cell table:formula="of:=IF(AND([.$B107]=[.M$2];[.$G107]&lt;&gt;&quot;&quot;);[.$C107];&quot;&quot;)">
            <text:p/>
          </table:table-cell>
          <table:table-cell table:style-name="ce11" table:formula="of:=IF(AND([.$B107]=[.N$2];[.$G107]&lt;&gt;&quot;&quot;);[.$E107];&quot;&quot;)">
            <text:p/>
          </table:table-cell>
          <table:table-cell table:style-name="ce11" table:formula="of:=IF(AND([.$B107]=[.O$2];[.$G107]&lt;&gt;&quot;&quot;);[.$E107];&quot;&quot;)">
            <text:p/>
          </table:table-cell>
          <table:table-cell table:style-name="ce11" table:formula="of:=IF(AND([.$B107]=[.P$2];[.$G107]&lt;&gt;&quot;&quot;);[.$E107];&quot;&quot;)" office:value-type="float" office:value="121.27">
            <text:p>121,27</text:p>
          </table:table-cell>
          <table:table-cell table:style-name="ce11" table:formula="of:=IF(AND([.$B107]=[.Q$2];[.$G107]&lt;&gt;&quot;&quot;);[.$E107];&quot;&quot;)">
            <text:p/>
          </table:table-cell>
          <table:table-cell table:style-name="ce11" table:formula="of:=IF(AND([.$B107]=[.R$2];[.$G107]&lt;&gt;&quot;&quot;);[.$E107];&quot;&quot;)">
            <text:p/>
          </table:table-cell>
          <table:table-cell table:style-name="ce11" table:formula="of:=IF(AND([.$B107]=[.S$2];[.$G107]&lt;&gt;&quot;&quot;);[.$E10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style-name="Default" office:value-type="float" office:value="10.8687">
            <text:p>10,8687</text:p>
          </table:table-cell>
          <table:table-cell table:style-name="Default" office:value-type="float" office:value="9.17036">
            <text:p>9,17036</text:p>
          </table:table-cell>
          <table:table-cell table:style-name="Default" office:value-type="float" office:value="117.239">
            <text:p>117,239</text:p>
          </table:table-cell>
          <table:table-cell table:style-name="Default" office:value-type="float" office:value="519.435">
            <text:p>519,435</text:p>
          </table:table-cell>
          <table:table-cell table:style-name="Default" office:value-type="string">
            <text:p>/home/ramiro/Imagens/Faces to RPM/106.jpg</text:p>
          </table:table-cell>
          <table:table-cell table:formula="of:=IF(AND([.$B108]=[.H$2];[.$G108]&lt;&gt;&quot;&quot;);[.$C108];&quot;&quot;)" office:value-type="float" office:value="10.8687">
            <text:p>10,87</text:p>
          </table:table-cell>
          <table:table-cell table:formula="of:=IF(AND([.$B108]=[.I$2];[.$G108]&lt;&gt;&quot;&quot;);[.$C108];&quot;&quot;)">
            <text:p/>
          </table:table-cell>
          <table:table-cell table:formula="of:=IF(AND([.$B108]=[.J$2];[.$G108]&lt;&gt;&quot;&quot;);[.$C108];&quot;&quot;)">
            <text:p/>
          </table:table-cell>
          <table:table-cell table:formula="of:=IF(AND([.$B108]=[.K$2];[.$G108]&lt;&gt;&quot;&quot;);[.$C108];&quot;&quot;)">
            <text:p/>
          </table:table-cell>
          <table:table-cell table:formula="of:=IF(AND([.$B108]=[.L$2];[.$G108]&lt;&gt;&quot;&quot;);[.$C108];&quot;&quot;)">
            <text:p/>
          </table:table-cell>
          <table:table-cell table:formula="of:=IF(AND([.$B108]=[.M$2];[.$G108]&lt;&gt;&quot;&quot;);[.$C108];&quot;&quot;)">
            <text:p/>
          </table:table-cell>
          <table:table-cell table:style-name="ce11" table:formula="of:=IF(AND([.$B108]=[.N$2];[.$G108]&lt;&gt;&quot;&quot;);[.$E108];&quot;&quot;)" office:value-type="float" office:value="117.239">
            <text:p>117,24</text:p>
          </table:table-cell>
          <table:table-cell table:style-name="ce11" table:formula="of:=IF(AND([.$B108]=[.O$2];[.$G108]&lt;&gt;&quot;&quot;);[.$E108];&quot;&quot;)">
            <text:p/>
          </table:table-cell>
          <table:table-cell table:style-name="ce11" table:formula="of:=IF(AND([.$B108]=[.P$2];[.$G108]&lt;&gt;&quot;&quot;);[.$E108];&quot;&quot;)">
            <text:p/>
          </table:table-cell>
          <table:table-cell table:style-name="ce11" table:formula="of:=IF(AND([.$B108]=[.Q$2];[.$G108]&lt;&gt;&quot;&quot;);[.$E108];&quot;&quot;)">
            <text:p/>
          </table:table-cell>
          <table:table-cell table:style-name="ce11" table:formula="of:=IF(AND([.$B108]=[.R$2];[.$G108]&lt;&gt;&quot;&quot;);[.$E108];&quot;&quot;)">
            <text:p/>
          </table:table-cell>
          <table:table-cell table:style-name="ce11" table:formula="of:=IF(AND([.$B108]=[.S$2];[.$G108]&lt;&gt;&quot;&quot;);[.$E10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09]=[.H$2];[.$G109]&lt;&gt;&quot;&quot;);[.$C109];&quot;&quot;)">
            <text:p/>
          </table:table-cell>
          <table:table-cell table:formula="of:=IF(AND([.$B109]=[.I$2];[.$G109]&lt;&gt;&quot;&quot;);[.$C109];&quot;&quot;)">
            <text:p/>
          </table:table-cell>
          <table:table-cell table:formula="of:=IF(AND([.$B109]=[.J$2];[.$G109]&lt;&gt;&quot;&quot;);[.$C109];&quot;&quot;)">
            <text:p/>
          </table:table-cell>
          <table:table-cell table:formula="of:=IF(AND([.$B109]=[.K$2];[.$G109]&lt;&gt;&quot;&quot;);[.$C109];&quot;&quot;)">
            <text:p/>
          </table:table-cell>
          <table:table-cell table:formula="of:=IF(AND([.$B109]=[.L$2];[.$G109]&lt;&gt;&quot;&quot;);[.$C109];&quot;&quot;)">
            <text:p/>
          </table:table-cell>
          <table:table-cell table:formula="of:=IF(AND([.$B109]=[.M$2];[.$G109]&lt;&gt;&quot;&quot;);[.$C109];&quot;&quot;)">
            <text:p/>
          </table:table-cell>
          <table:table-cell table:style-name="ce11" table:formula="of:=IF(AND([.$B109]=[.N$2];[.$G109]&lt;&gt;&quot;&quot;);[.$E109];&quot;&quot;)">
            <text:p/>
          </table:table-cell>
          <table:table-cell table:style-name="ce11" table:formula="of:=IF(AND([.$B109]=[.O$2];[.$G109]&lt;&gt;&quot;&quot;);[.$E109];&quot;&quot;)">
            <text:p/>
          </table:table-cell>
          <table:table-cell table:style-name="ce11" table:formula="of:=IF(AND([.$B109]=[.P$2];[.$G109]&lt;&gt;&quot;&quot;);[.$E109];&quot;&quot;)">
            <text:p/>
          </table:table-cell>
          <table:table-cell table:style-name="ce11" table:formula="of:=IF(AND([.$B109]=[.Q$2];[.$G109]&lt;&gt;&quot;&quot;);[.$E109];&quot;&quot;)">
            <text:p/>
          </table:table-cell>
          <table:table-cell table:style-name="ce11" table:formula="of:=IF(AND([.$B109]=[.R$2];[.$G109]&lt;&gt;&quot;&quot;);[.$E109];&quot;&quot;)">
            <text:p/>
          </table:table-cell>
          <table:table-cell table:style-name="ce11" table:formula="of:=IF(AND([.$B109]=[.S$2];[.$G109]&lt;&gt;&quot;&quot;);[.$E10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style-name="Default" office:value-type="float" office:value="8.12679">
            <text:p>8,12679</text:p>
          </table:table-cell>
          <table:table-cell table:style-name="Default" office:value-type="float" office:value="8.46161">
            <text:p>8,46161</text:p>
          </table:table-cell>
          <table:table-cell table:style-name="Default" office:value-type="float" office:value="99.7743">
            <text:p>99,7743</text:p>
          </table:table-cell>
          <table:table-cell table:style-name="Default" office:value-type="float" office:value="783.518">
            <text:p>783,518</text:p>
          </table:table-cell>
          <table:table-cell table:style-name="Default" office:value-type="string">
            <text:p>/home/ramiro/Imagens/Faces to RPM/108.jpg</text:p>
          </table:table-cell>
          <table:table-cell table:formula="of:=IF(AND([.$B110]=[.H$2];[.$G110]&lt;&gt;&quot;&quot;);[.$C110];&quot;&quot;)" office:value-type="float" office:value="8.12679">
            <text:p>8,13</text:p>
          </table:table-cell>
          <table:table-cell table:formula="of:=IF(AND([.$B110]=[.I$2];[.$G110]&lt;&gt;&quot;&quot;);[.$C110];&quot;&quot;)">
            <text:p/>
          </table:table-cell>
          <table:table-cell table:formula="of:=IF(AND([.$B110]=[.J$2];[.$G110]&lt;&gt;&quot;&quot;);[.$C110];&quot;&quot;)">
            <text:p/>
          </table:table-cell>
          <table:table-cell table:formula="of:=IF(AND([.$B110]=[.K$2];[.$G110]&lt;&gt;&quot;&quot;);[.$C110];&quot;&quot;)">
            <text:p/>
          </table:table-cell>
          <table:table-cell table:formula="of:=IF(AND([.$B110]=[.L$2];[.$G110]&lt;&gt;&quot;&quot;);[.$C110];&quot;&quot;)">
            <text:p/>
          </table:table-cell>
          <table:table-cell table:formula="of:=IF(AND([.$B110]=[.M$2];[.$G110]&lt;&gt;&quot;&quot;);[.$C110];&quot;&quot;)">
            <text:p/>
          </table:table-cell>
          <table:table-cell table:style-name="ce11" table:formula="of:=IF(AND([.$B110]=[.N$2];[.$G110]&lt;&gt;&quot;&quot;);[.$E110];&quot;&quot;)" office:value-type="float" office:value="99.7743">
            <text:p>99,77</text:p>
          </table:table-cell>
          <table:table-cell table:style-name="ce11" table:formula="of:=IF(AND([.$B110]=[.O$2];[.$G110]&lt;&gt;&quot;&quot;);[.$E110];&quot;&quot;)">
            <text:p/>
          </table:table-cell>
          <table:table-cell table:style-name="ce11" table:formula="of:=IF(AND([.$B110]=[.P$2];[.$G110]&lt;&gt;&quot;&quot;);[.$E110];&quot;&quot;)">
            <text:p/>
          </table:table-cell>
          <table:table-cell table:style-name="ce11" table:formula="of:=IF(AND([.$B110]=[.Q$2];[.$G110]&lt;&gt;&quot;&quot;);[.$E110];&quot;&quot;)">
            <text:p/>
          </table:table-cell>
          <table:table-cell table:style-name="ce11" table:formula="of:=IF(AND([.$B110]=[.R$2];[.$G110]&lt;&gt;&quot;&quot;);[.$E110];&quot;&quot;)">
            <text:p/>
          </table:table-cell>
          <table:table-cell table:style-name="ce11" table:formula="of:=IF(AND([.$B110]=[.S$2];[.$G110]&lt;&gt;&quot;&quot;);[.$E11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table:style-name="Default" office:value-type="float" office:value="11.3001">
            <text:p>11,3001</text:p>
          </table:table-cell>
          <table:table-cell table:style-name="Default" office:value-type="float" office:value="7.62943">
            <text:p>7,62943</text:p>
          </table:table-cell>
          <table:table-cell table:style-name="Default" office:value-type="float" office:value="138.314">
            <text:p>138,314</text:p>
          </table:table-cell>
          <table:table-cell table:style-name="Default" office:value-type="float" office:value="733.122">
            <text:p>733,122</text:p>
          </table:table-cell>
          <table:table-cell table:style-name="Default" office:value-type="string">
            <text:p>/home/ramiro/Imagens/Faces to RPM/109.jpg</text:p>
          </table:table-cell>
          <table:table-cell table:formula="of:=IF(AND([.$B111]=[.H$2];[.$G111]&lt;&gt;&quot;&quot;);[.$C111];&quot;&quot;)">
            <text:p/>
          </table:table-cell>
          <table:table-cell table:formula="of:=IF(AND([.$B111]=[.I$2];[.$G111]&lt;&gt;&quot;&quot;);[.$C111];&quot;&quot;)">
            <text:p/>
          </table:table-cell>
          <table:table-cell table:formula="of:=IF(AND([.$B111]=[.J$2];[.$G111]&lt;&gt;&quot;&quot;);[.$C111];&quot;&quot;)" office:value-type="float" office:value="11.3001">
            <text:p>11,30</text:p>
          </table:table-cell>
          <table:table-cell table:formula="of:=IF(AND([.$B111]=[.K$2];[.$G111]&lt;&gt;&quot;&quot;);[.$C111];&quot;&quot;)">
            <text:p/>
          </table:table-cell>
          <table:table-cell table:formula="of:=IF(AND([.$B111]=[.L$2];[.$G111]&lt;&gt;&quot;&quot;);[.$C111];&quot;&quot;)">
            <text:p/>
          </table:table-cell>
          <table:table-cell table:formula="of:=IF(AND([.$B111]=[.M$2];[.$G111]&lt;&gt;&quot;&quot;);[.$C111];&quot;&quot;)">
            <text:p/>
          </table:table-cell>
          <table:table-cell table:style-name="ce11" table:formula="of:=IF(AND([.$B111]=[.N$2];[.$G111]&lt;&gt;&quot;&quot;);[.$E111];&quot;&quot;)">
            <text:p/>
          </table:table-cell>
          <table:table-cell table:style-name="ce11" table:formula="of:=IF(AND([.$B111]=[.O$2];[.$G111]&lt;&gt;&quot;&quot;);[.$E111];&quot;&quot;)">
            <text:p/>
          </table:table-cell>
          <table:table-cell table:style-name="ce11" table:formula="of:=IF(AND([.$B111]=[.P$2];[.$G111]&lt;&gt;&quot;&quot;);[.$E111];&quot;&quot;)" office:value-type="float" office:value="138.314">
            <text:p>138,31</text:p>
          </table:table-cell>
          <table:table-cell table:style-name="ce11" table:formula="of:=IF(AND([.$B111]=[.Q$2];[.$G111]&lt;&gt;&quot;&quot;);[.$E111];&quot;&quot;)">
            <text:p/>
          </table:table-cell>
          <table:table-cell table:style-name="ce11" table:formula="of:=IF(AND([.$B111]=[.R$2];[.$G111]&lt;&gt;&quot;&quot;);[.$E111];&quot;&quot;)">
            <text:p/>
          </table:table-cell>
          <table:table-cell table:style-name="ce11" table:formula="of:=IF(AND([.$B111]=[.S$2];[.$G111]&lt;&gt;&quot;&quot;);[.$E11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2]=[.H$2];[.$G112]&lt;&gt;&quot;&quot;);[.$C112];&quot;&quot;)">
            <text:p/>
          </table:table-cell>
          <table:table-cell table:formula="of:=IF(AND([.$B112]=[.I$2];[.$G112]&lt;&gt;&quot;&quot;);[.$C112];&quot;&quot;)">
            <text:p/>
          </table:table-cell>
          <table:table-cell table:formula="of:=IF(AND([.$B112]=[.J$2];[.$G112]&lt;&gt;&quot;&quot;);[.$C112];&quot;&quot;)">
            <text:p/>
          </table:table-cell>
          <table:table-cell table:formula="of:=IF(AND([.$B112]=[.K$2];[.$G112]&lt;&gt;&quot;&quot;);[.$C112];&quot;&quot;)">
            <text:p/>
          </table:table-cell>
          <table:table-cell table:formula="of:=IF(AND([.$B112]=[.L$2];[.$G112]&lt;&gt;&quot;&quot;);[.$C112];&quot;&quot;)">
            <text:p/>
          </table:table-cell>
          <table:table-cell table:formula="of:=IF(AND([.$B112]=[.M$2];[.$G112]&lt;&gt;&quot;&quot;);[.$C112];&quot;&quot;)">
            <text:p/>
          </table:table-cell>
          <table:table-cell table:style-name="ce11" table:formula="of:=IF(AND([.$B112]=[.N$2];[.$G112]&lt;&gt;&quot;&quot;);[.$E112];&quot;&quot;)">
            <text:p/>
          </table:table-cell>
          <table:table-cell table:style-name="ce11" table:formula="of:=IF(AND([.$B112]=[.O$2];[.$G112]&lt;&gt;&quot;&quot;);[.$E112];&quot;&quot;)">
            <text:p/>
          </table:table-cell>
          <table:table-cell table:style-name="ce11" table:formula="of:=IF(AND([.$B112]=[.P$2];[.$G112]&lt;&gt;&quot;&quot;);[.$E112];&quot;&quot;)">
            <text:p/>
          </table:table-cell>
          <table:table-cell table:style-name="ce11" table:formula="of:=IF(AND([.$B112]=[.Q$2];[.$G112]&lt;&gt;&quot;&quot;);[.$E112];&quot;&quot;)">
            <text:p/>
          </table:table-cell>
          <table:table-cell table:style-name="ce11" table:formula="of:=IF(AND([.$B112]=[.R$2];[.$G112]&lt;&gt;&quot;&quot;);[.$E112];&quot;&quot;)">
            <text:p/>
          </table:table-cell>
          <table:table-cell table:style-name="ce11" table:formula="of:=IF(AND([.$B112]=[.S$2];[.$G112]&lt;&gt;&quot;&quot;);[.$E11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3]=[.H$2];[.$G113]&lt;&gt;&quot;&quot;);[.$C113];&quot;&quot;)">
            <text:p/>
          </table:table-cell>
          <table:table-cell table:formula="of:=IF(AND([.$B113]=[.I$2];[.$G113]&lt;&gt;&quot;&quot;);[.$C113];&quot;&quot;)">
            <text:p/>
          </table:table-cell>
          <table:table-cell table:formula="of:=IF(AND([.$B113]=[.J$2];[.$G113]&lt;&gt;&quot;&quot;);[.$C113];&quot;&quot;)">
            <text:p/>
          </table:table-cell>
          <table:table-cell table:formula="of:=IF(AND([.$B113]=[.K$2];[.$G113]&lt;&gt;&quot;&quot;);[.$C113];&quot;&quot;)">
            <text:p/>
          </table:table-cell>
          <table:table-cell table:formula="of:=IF(AND([.$B113]=[.L$2];[.$G113]&lt;&gt;&quot;&quot;);[.$C113];&quot;&quot;)">
            <text:p/>
          </table:table-cell>
          <table:table-cell table:formula="of:=IF(AND([.$B113]=[.M$2];[.$G113]&lt;&gt;&quot;&quot;);[.$C113];&quot;&quot;)">
            <text:p/>
          </table:table-cell>
          <table:table-cell table:style-name="ce11" table:formula="of:=IF(AND([.$B113]=[.N$2];[.$G113]&lt;&gt;&quot;&quot;);[.$E113];&quot;&quot;)">
            <text:p/>
          </table:table-cell>
          <table:table-cell table:style-name="ce11" table:formula="of:=IF(AND([.$B113]=[.O$2];[.$G113]&lt;&gt;&quot;&quot;);[.$E113];&quot;&quot;)">
            <text:p/>
          </table:table-cell>
          <table:table-cell table:style-name="ce11" table:formula="of:=IF(AND([.$B113]=[.P$2];[.$G113]&lt;&gt;&quot;&quot;);[.$E113];&quot;&quot;)">
            <text:p/>
          </table:table-cell>
          <table:table-cell table:style-name="ce11" table:formula="of:=IF(AND([.$B113]=[.Q$2];[.$G113]&lt;&gt;&quot;&quot;);[.$E113];&quot;&quot;)">
            <text:p/>
          </table:table-cell>
          <table:table-cell table:style-name="ce11" table:formula="of:=IF(AND([.$B113]=[.R$2];[.$G113]&lt;&gt;&quot;&quot;);[.$E113];&quot;&quot;)">
            <text:p/>
          </table:table-cell>
          <table:table-cell table:style-name="ce11" table:formula="of:=IF(AND([.$B113]=[.S$2];[.$G113]&lt;&gt;&quot;&quot;);[.$E11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table:style-name="Default" office:value-type="float" office:value="9.66556">
            <text:p>9,66556</text:p>
          </table:table-cell>
          <table:table-cell table:style-name="Default" office:value-type="float" office:value="6.10507">
            <text:p>6,10507</text:p>
          </table:table-cell>
          <table:table-cell table:style-name="Default" office:value-type="float" office:value="80.8394">
            <text:p>80,8394</text:p>
          </table:table-cell>
          <table:table-cell table:style-name="Default" office:value-type="float" office:value="804.186">
            <text:p>804,186</text:p>
          </table:table-cell>
          <table:table-cell table:style-name="Default" office:value-type="string">
            <text:p>/home/ramiro/Imagens/Faces to RPM/112.jpg</text:p>
          </table:table-cell>
          <table:table-cell table:formula="of:=IF(AND([.$B114]=[.H$2];[.$G114]&lt;&gt;&quot;&quot;);[.$C114];&quot;&quot;)">
            <text:p/>
          </table:table-cell>
          <table:table-cell table:formula="of:=IF(AND([.$B114]=[.I$2];[.$G114]&lt;&gt;&quot;&quot;);[.$C114];&quot;&quot;)">
            <text:p/>
          </table:table-cell>
          <table:table-cell table:formula="of:=IF(AND([.$B114]=[.J$2];[.$G114]&lt;&gt;&quot;&quot;);[.$C114];&quot;&quot;)">
            <text:p/>
          </table:table-cell>
          <table:table-cell table:formula="of:=IF(AND([.$B114]=[.K$2];[.$G114]&lt;&gt;&quot;&quot;);[.$C114];&quot;&quot;)">
            <text:p/>
          </table:table-cell>
          <table:table-cell table:formula="of:=IF(AND([.$B114]=[.L$2];[.$G114]&lt;&gt;&quot;&quot;);[.$C114];&quot;&quot;)" office:value-type="float" office:value="9.66556">
            <text:p>9,67</text:p>
          </table:table-cell>
          <table:table-cell table:formula="of:=IF(AND([.$B114]=[.M$2];[.$G114]&lt;&gt;&quot;&quot;);[.$C114];&quot;&quot;)">
            <text:p/>
          </table:table-cell>
          <table:table-cell table:style-name="ce11" table:formula="of:=IF(AND([.$B114]=[.N$2];[.$G114]&lt;&gt;&quot;&quot;);[.$E114];&quot;&quot;)">
            <text:p/>
          </table:table-cell>
          <table:table-cell table:style-name="ce11" table:formula="of:=IF(AND([.$B114]=[.O$2];[.$G114]&lt;&gt;&quot;&quot;);[.$E114];&quot;&quot;)">
            <text:p/>
          </table:table-cell>
          <table:table-cell table:style-name="ce11" table:formula="of:=IF(AND([.$B114]=[.P$2];[.$G114]&lt;&gt;&quot;&quot;);[.$E114];&quot;&quot;)">
            <text:p/>
          </table:table-cell>
          <table:table-cell table:style-name="ce11" table:formula="of:=IF(AND([.$B114]=[.Q$2];[.$G114]&lt;&gt;&quot;&quot;);[.$E114];&quot;&quot;)">
            <text:p/>
          </table:table-cell>
          <table:table-cell table:style-name="ce11" table:formula="of:=IF(AND([.$B114]=[.R$2];[.$G114]&lt;&gt;&quot;&quot;);[.$E114];&quot;&quot;)" office:value-type="float" office:value="80.8394">
            <text:p>80,84</text:p>
          </table:table-cell>
          <table:table-cell table:style-name="ce11" table:formula="of:=IF(AND([.$B114]=[.S$2];[.$G114]&lt;&gt;&quot;&quot;);[.$E11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5]=[.H$2];[.$G115]&lt;&gt;&quot;&quot;);[.$C115];&quot;&quot;)">
            <text:p/>
          </table:table-cell>
          <table:table-cell table:formula="of:=IF(AND([.$B115]=[.I$2];[.$G115]&lt;&gt;&quot;&quot;);[.$C115];&quot;&quot;)">
            <text:p/>
          </table:table-cell>
          <table:table-cell table:formula="of:=IF(AND([.$B115]=[.J$2];[.$G115]&lt;&gt;&quot;&quot;);[.$C115];&quot;&quot;)">
            <text:p/>
          </table:table-cell>
          <table:table-cell table:formula="of:=IF(AND([.$B115]=[.K$2];[.$G115]&lt;&gt;&quot;&quot;);[.$C115];&quot;&quot;)">
            <text:p/>
          </table:table-cell>
          <table:table-cell table:formula="of:=IF(AND([.$B115]=[.L$2];[.$G115]&lt;&gt;&quot;&quot;);[.$C115];&quot;&quot;)">
            <text:p/>
          </table:table-cell>
          <table:table-cell table:formula="of:=IF(AND([.$B115]=[.M$2];[.$G115]&lt;&gt;&quot;&quot;);[.$C115];&quot;&quot;)">
            <text:p/>
          </table:table-cell>
          <table:table-cell table:style-name="ce11" table:formula="of:=IF(AND([.$B115]=[.N$2];[.$G115]&lt;&gt;&quot;&quot;);[.$E115];&quot;&quot;)">
            <text:p/>
          </table:table-cell>
          <table:table-cell table:style-name="ce11" table:formula="of:=IF(AND([.$B115]=[.O$2];[.$G115]&lt;&gt;&quot;&quot;);[.$E115];&quot;&quot;)">
            <text:p/>
          </table:table-cell>
          <table:table-cell table:style-name="ce11" table:formula="of:=IF(AND([.$B115]=[.P$2];[.$G115]&lt;&gt;&quot;&quot;);[.$E115];&quot;&quot;)">
            <text:p/>
          </table:table-cell>
          <table:table-cell table:style-name="ce11" table:formula="of:=IF(AND([.$B115]=[.Q$2];[.$G115]&lt;&gt;&quot;&quot;);[.$E115];&quot;&quot;)">
            <text:p/>
          </table:table-cell>
          <table:table-cell table:style-name="ce11" table:formula="of:=IF(AND([.$B115]=[.R$2];[.$G115]&lt;&gt;&quot;&quot;);[.$E115];&quot;&quot;)">
            <text:p/>
          </table:table-cell>
          <table:table-cell table:style-name="ce11" table:formula="of:=IF(AND([.$B115]=[.S$2];[.$G115]&lt;&gt;&quot;&quot;);[.$E11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style-name="Default" office:value-type="float" office:value="7.46531">
            <text:p>7,46531</text:p>
          </table:table-cell>
          <table:table-cell table:style-name="Default" office:value-type="float" office:value="8.7961">
            <text:p>8,7961</text:p>
          </table:table-cell>
          <table:table-cell table:style-name="Default" office:value-type="float" office:value="77.1216">
            <text:p>77,1216</text:p>
          </table:table-cell>
          <table:table-cell table:style-name="Default" office:value-type="float" office:value="829.338">
            <text:p>829,338</text:p>
          </table:table-cell>
          <table:table-cell table:style-name="Default" office:value-type="string">
            <text:p>/home/ramiro/Imagens/Faces to RPM/114.jpg</text:p>
          </table:table-cell>
          <table:table-cell table:formula="of:=IF(AND([.$B116]=[.H$2];[.$G116]&lt;&gt;&quot;&quot;);[.$C116];&quot;&quot;)" office:value-type="float" office:value="7.46531">
            <text:p>7,47</text:p>
          </table:table-cell>
          <table:table-cell table:formula="of:=IF(AND([.$B116]=[.I$2];[.$G116]&lt;&gt;&quot;&quot;);[.$C116];&quot;&quot;)">
            <text:p/>
          </table:table-cell>
          <table:table-cell table:formula="of:=IF(AND([.$B116]=[.J$2];[.$G116]&lt;&gt;&quot;&quot;);[.$C116];&quot;&quot;)">
            <text:p/>
          </table:table-cell>
          <table:table-cell table:formula="of:=IF(AND([.$B116]=[.K$2];[.$G116]&lt;&gt;&quot;&quot;);[.$C116];&quot;&quot;)">
            <text:p/>
          </table:table-cell>
          <table:table-cell table:formula="of:=IF(AND([.$B116]=[.L$2];[.$G116]&lt;&gt;&quot;&quot;);[.$C116];&quot;&quot;)">
            <text:p/>
          </table:table-cell>
          <table:table-cell table:formula="of:=IF(AND([.$B116]=[.M$2];[.$G116]&lt;&gt;&quot;&quot;);[.$C116];&quot;&quot;)">
            <text:p/>
          </table:table-cell>
          <table:table-cell table:style-name="ce11" table:formula="of:=IF(AND([.$B116]=[.N$2];[.$G116]&lt;&gt;&quot;&quot;);[.$E116];&quot;&quot;)" office:value-type="float" office:value="77.1216">
            <text:p>77,12</text:p>
          </table:table-cell>
          <table:table-cell table:style-name="ce11" table:formula="of:=IF(AND([.$B116]=[.O$2];[.$G116]&lt;&gt;&quot;&quot;);[.$E116];&quot;&quot;)">
            <text:p/>
          </table:table-cell>
          <table:table-cell table:style-name="ce11" table:formula="of:=IF(AND([.$B116]=[.P$2];[.$G116]&lt;&gt;&quot;&quot;);[.$E116];&quot;&quot;)">
            <text:p/>
          </table:table-cell>
          <table:table-cell table:style-name="ce11" table:formula="of:=IF(AND([.$B116]=[.Q$2];[.$G116]&lt;&gt;&quot;&quot;);[.$E116];&quot;&quot;)">
            <text:p/>
          </table:table-cell>
          <table:table-cell table:style-name="ce11" table:formula="of:=IF(AND([.$B116]=[.R$2];[.$G116]&lt;&gt;&quot;&quot;);[.$E116];&quot;&quot;)">
            <text:p/>
          </table:table-cell>
          <table:table-cell table:style-name="ce11" table:formula="of:=IF(AND([.$B116]=[.S$2];[.$G116]&lt;&gt;&quot;&quot;);[.$E11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table:style-name="Default" office:value-type="float" office:value="7.3947">
            <text:p>7,3947</text:p>
          </table:table-cell>
          <table:table-cell table:style-name="Default" office:value-type="float" office:value="4.98957">
            <text:p>4,98957</text:p>
          </table:table-cell>
          <table:table-cell table:style-name="Default" office:value-type="float" office:value="132.104">
            <text:p>132,104</text:p>
          </table:table-cell>
          <table:table-cell table:style-name="Default" office:value-type="float" office:value="1565.64">
            <text:p>1565,64</text:p>
          </table:table-cell>
          <table:table-cell table:style-name="Default" office:value-type="string">
            <text:p>/home/ramiro/Imagens/Faces to RPM/115.jpg</text:p>
          </table:table-cell>
          <table:table-cell table:formula="of:=IF(AND([.$B117]=[.H$2];[.$G117]&lt;&gt;&quot;&quot;);[.$C117];&quot;&quot;)">
            <text:p/>
          </table:table-cell>
          <table:table-cell table:formula="of:=IF(AND([.$B117]=[.I$2];[.$G117]&lt;&gt;&quot;&quot;);[.$C117];&quot;&quot;)">
            <text:p/>
          </table:table-cell>
          <table:table-cell table:formula="of:=IF(AND([.$B117]=[.J$2];[.$G117]&lt;&gt;&quot;&quot;);[.$C117];&quot;&quot;)">
            <text:p/>
          </table:table-cell>
          <table:table-cell table:formula="of:=IF(AND([.$B117]=[.K$2];[.$G117]&lt;&gt;&quot;&quot;);[.$C117];&quot;&quot;)">
            <text:p/>
          </table:table-cell>
          <table:table-cell table:formula="of:=IF(AND([.$B117]=[.L$2];[.$G117]&lt;&gt;&quot;&quot;);[.$C117];&quot;&quot;)">
            <text:p/>
          </table:table-cell>
          <table:table-cell table:formula="of:=IF(AND([.$B117]=[.M$2];[.$G117]&lt;&gt;&quot;&quot;);[.$C117];&quot;&quot;)" office:value-type="float" office:value="7.3947">
            <text:p>7,39</text:p>
          </table:table-cell>
          <table:table-cell table:style-name="ce11" table:formula="of:=IF(AND([.$B117]=[.N$2];[.$G117]&lt;&gt;&quot;&quot;);[.$E117];&quot;&quot;)">
            <text:p/>
          </table:table-cell>
          <table:table-cell table:style-name="ce11" table:formula="of:=IF(AND([.$B117]=[.O$2];[.$G117]&lt;&gt;&quot;&quot;);[.$E117];&quot;&quot;)">
            <text:p/>
          </table:table-cell>
          <table:table-cell table:style-name="ce11" table:formula="of:=IF(AND([.$B117]=[.P$2];[.$G117]&lt;&gt;&quot;&quot;);[.$E117];&quot;&quot;)">
            <text:p/>
          </table:table-cell>
          <table:table-cell table:style-name="ce11" table:formula="of:=IF(AND([.$B117]=[.Q$2];[.$G117]&lt;&gt;&quot;&quot;);[.$E117];&quot;&quot;)">
            <text:p/>
          </table:table-cell>
          <table:table-cell table:style-name="ce11" table:formula="of:=IF(AND([.$B117]=[.R$2];[.$G117]&lt;&gt;&quot;&quot;);[.$E117];&quot;&quot;)">
            <text:p/>
          </table:table-cell>
          <table:table-cell table:style-name="ce11" table:formula="of:=IF(AND([.$B117]=[.S$2];[.$G117]&lt;&gt;&quot;&quot;);[.$E117];&quot;&quot;)" office:value-type="float" office:value="132.104">
            <text:p>132,10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style-name="Default" office:value-type="float" office:value="13.3397">
            <text:p>13,3397</text:p>
          </table:table-cell>
          <table:table-cell table:style-name="Default" office:value-type="float" office:value="11.1442">
            <text:p>11,1442</text:p>
          </table:table-cell>
          <table:table-cell table:style-name="Default" office:value-type="float" office:value="124.961">
            <text:p>124,961</text:p>
          </table:table-cell>
          <table:table-cell table:style-name="Default" office:value-type="float" office:value="1774.06">
            <text:p>1774,06</text:p>
          </table:table-cell>
          <table:table-cell table:style-name="Default" office:value-type="string">
            <text:p>/home/ramiro/Imagens/Faces to RPM/116.jpg</text:p>
          </table:table-cell>
          <table:table-cell table:formula="of:=IF(AND([.$B118]=[.H$2];[.$G118]&lt;&gt;&quot;&quot;);[.$C118];&quot;&quot;)" office:value-type="float" office:value="13.3397">
            <text:p>13,34</text:p>
          </table:table-cell>
          <table:table-cell table:formula="of:=IF(AND([.$B118]=[.I$2];[.$G118]&lt;&gt;&quot;&quot;);[.$C118];&quot;&quot;)">
            <text:p/>
          </table:table-cell>
          <table:table-cell table:formula="of:=IF(AND([.$B118]=[.J$2];[.$G118]&lt;&gt;&quot;&quot;);[.$C118];&quot;&quot;)">
            <text:p/>
          </table:table-cell>
          <table:table-cell table:formula="of:=IF(AND([.$B118]=[.K$2];[.$G118]&lt;&gt;&quot;&quot;);[.$C118];&quot;&quot;)">
            <text:p/>
          </table:table-cell>
          <table:table-cell table:formula="of:=IF(AND([.$B118]=[.L$2];[.$G118]&lt;&gt;&quot;&quot;);[.$C118];&quot;&quot;)">
            <text:p/>
          </table:table-cell>
          <table:table-cell table:formula="of:=IF(AND([.$B118]=[.M$2];[.$G118]&lt;&gt;&quot;&quot;);[.$C118];&quot;&quot;)">
            <text:p/>
          </table:table-cell>
          <table:table-cell table:style-name="ce11" table:formula="of:=IF(AND([.$B118]=[.N$2];[.$G118]&lt;&gt;&quot;&quot;);[.$E118];&quot;&quot;)" office:value-type="float" office:value="124.961">
            <text:p>124,96</text:p>
          </table:table-cell>
          <table:table-cell table:style-name="ce11" table:formula="of:=IF(AND([.$B118]=[.O$2];[.$G118]&lt;&gt;&quot;&quot;);[.$E118];&quot;&quot;)">
            <text:p/>
          </table:table-cell>
          <table:table-cell table:style-name="ce11" table:formula="of:=IF(AND([.$B118]=[.P$2];[.$G118]&lt;&gt;&quot;&quot;);[.$E118];&quot;&quot;)">
            <text:p/>
          </table:table-cell>
          <table:table-cell table:style-name="ce11" table:formula="of:=IF(AND([.$B118]=[.Q$2];[.$G118]&lt;&gt;&quot;&quot;);[.$E118];&quot;&quot;)">
            <text:p/>
          </table:table-cell>
          <table:table-cell table:style-name="ce11" table:formula="of:=IF(AND([.$B118]=[.R$2];[.$G118]&lt;&gt;&quot;&quot;);[.$E118];&quot;&quot;)">
            <text:p/>
          </table:table-cell>
          <table:table-cell table:style-name="ce11" table:formula="of:=IF(AND([.$B118]=[.S$2];[.$G118]&lt;&gt;&quot;&quot;);[.$E11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style-name="Default" office:value-type="float" office:value="11.906">
            <text:p>11,906</text:p>
          </table:table-cell>
          <table:table-cell table:style-name="Default" office:value-type="float" office:value="5.92139">
            <text:p>5,92139</text:p>
          </table:table-cell>
          <table:table-cell table:style-name="Default" office:value-type="float" office:value="108.322">
            <text:p>108,322</text:p>
          </table:table-cell>
          <table:table-cell table:style-name="Default" office:value-type="float" office:value="2264.06">
            <text:p>2264,06</text:p>
          </table:table-cell>
          <table:table-cell table:style-name="Default" office:value-type="string">
            <text:p>/home/ramiro/Imagens/Faces to RPM/117.jpg</text:p>
          </table:table-cell>
          <table:table-cell table:formula="of:=IF(AND([.$B119]=[.H$2];[.$G119]&lt;&gt;&quot;&quot;);[.$C119];&quot;&quot;)" office:value-type="float" office:value="11.906">
            <text:p>11,91</text:p>
          </table:table-cell>
          <table:table-cell table:formula="of:=IF(AND([.$B119]=[.I$2];[.$G119]&lt;&gt;&quot;&quot;);[.$C119];&quot;&quot;)">
            <text:p/>
          </table:table-cell>
          <table:table-cell table:formula="of:=IF(AND([.$B119]=[.J$2];[.$G119]&lt;&gt;&quot;&quot;);[.$C119];&quot;&quot;)">
            <text:p/>
          </table:table-cell>
          <table:table-cell table:formula="of:=IF(AND([.$B119]=[.K$2];[.$G119]&lt;&gt;&quot;&quot;);[.$C119];&quot;&quot;)">
            <text:p/>
          </table:table-cell>
          <table:table-cell table:formula="of:=IF(AND([.$B119]=[.L$2];[.$G119]&lt;&gt;&quot;&quot;);[.$C119];&quot;&quot;)">
            <text:p/>
          </table:table-cell>
          <table:table-cell table:formula="of:=IF(AND([.$B119]=[.M$2];[.$G119]&lt;&gt;&quot;&quot;);[.$C119];&quot;&quot;)">
            <text:p/>
          </table:table-cell>
          <table:table-cell table:style-name="ce11" table:formula="of:=IF(AND([.$B119]=[.N$2];[.$G119]&lt;&gt;&quot;&quot;);[.$E119];&quot;&quot;)" office:value-type="float" office:value="108.322">
            <text:p>108,32</text:p>
          </table:table-cell>
          <table:table-cell table:style-name="ce11" table:formula="of:=IF(AND([.$B119]=[.O$2];[.$G119]&lt;&gt;&quot;&quot;);[.$E119];&quot;&quot;)">
            <text:p/>
          </table:table-cell>
          <table:table-cell table:style-name="ce11" table:formula="of:=IF(AND([.$B119]=[.P$2];[.$G119]&lt;&gt;&quot;&quot;);[.$E119];&quot;&quot;)">
            <text:p/>
          </table:table-cell>
          <table:table-cell table:style-name="ce11" table:formula="of:=IF(AND([.$B119]=[.Q$2];[.$G119]&lt;&gt;&quot;&quot;);[.$E119];&quot;&quot;)">
            <text:p/>
          </table:table-cell>
          <table:table-cell table:style-name="ce11" table:formula="of:=IF(AND([.$B119]=[.R$2];[.$G119]&lt;&gt;&quot;&quot;);[.$E119];&quot;&quot;)">
            <text:p/>
          </table:table-cell>
          <table:table-cell table:style-name="ce11" table:formula="of:=IF(AND([.$B119]=[.S$2];[.$G119]&lt;&gt;&quot;&quot;);[.$E11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20]=[.H$2];[.$G120]&lt;&gt;&quot;&quot;);[.$C120];&quot;&quot;)">
            <text:p/>
          </table:table-cell>
          <table:table-cell table:formula="of:=IF(AND([.$B120]=[.I$2];[.$G120]&lt;&gt;&quot;&quot;);[.$C120];&quot;&quot;)">
            <text:p/>
          </table:table-cell>
          <table:table-cell table:formula="of:=IF(AND([.$B120]=[.J$2];[.$G120]&lt;&gt;&quot;&quot;);[.$C120];&quot;&quot;)">
            <text:p/>
          </table:table-cell>
          <table:table-cell table:formula="of:=IF(AND([.$B120]=[.K$2];[.$G120]&lt;&gt;&quot;&quot;);[.$C120];&quot;&quot;)">
            <text:p/>
          </table:table-cell>
          <table:table-cell table:formula="of:=IF(AND([.$B120]=[.L$2];[.$G120]&lt;&gt;&quot;&quot;);[.$C120];&quot;&quot;)">
            <text:p/>
          </table:table-cell>
          <table:table-cell table:formula="of:=IF(AND([.$B120]=[.M$2];[.$G120]&lt;&gt;&quot;&quot;);[.$C120];&quot;&quot;)">
            <text:p/>
          </table:table-cell>
          <table:table-cell table:style-name="ce11" table:formula="of:=IF(AND([.$B120]=[.N$2];[.$G120]&lt;&gt;&quot;&quot;);[.$E120];&quot;&quot;)">
            <text:p/>
          </table:table-cell>
          <table:table-cell table:style-name="ce11" table:formula="of:=IF(AND([.$B120]=[.O$2];[.$G120]&lt;&gt;&quot;&quot;);[.$E120];&quot;&quot;)">
            <text:p/>
          </table:table-cell>
          <table:table-cell table:style-name="ce11" table:formula="of:=IF(AND([.$B120]=[.P$2];[.$G120]&lt;&gt;&quot;&quot;);[.$E120];&quot;&quot;)">
            <text:p/>
          </table:table-cell>
          <table:table-cell table:style-name="ce11" table:formula="of:=IF(AND([.$B120]=[.Q$2];[.$G120]&lt;&gt;&quot;&quot;);[.$E120];&quot;&quot;)">
            <text:p/>
          </table:table-cell>
          <table:table-cell table:style-name="ce11" table:formula="of:=IF(AND([.$B120]=[.R$2];[.$G120]&lt;&gt;&quot;&quot;);[.$E120];&quot;&quot;)">
            <text:p/>
          </table:table-cell>
          <table:table-cell table:style-name="ce11" table:formula="of:=IF(AND([.$B120]=[.S$2];[.$G120]&lt;&gt;&quot;&quot;);[.$E12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table:style-name="Default" office:value-type="float" office:value="8.90617">
            <text:p>8,90617</text:p>
          </table:table-cell>
          <table:table-cell table:style-name="Default" office:value-type="float" office:value="7.69144">
            <text:p>7,69144</text:p>
          </table:table-cell>
          <table:table-cell table:style-name="Default" office:value-type="float" office:value="174.957">
            <text:p>174,957</text:p>
          </table:table-cell>
          <table:table-cell table:style-name="Default" office:value-type="float" office:value="1131.98">
            <text:p>1131,98</text:p>
          </table:table-cell>
          <table:table-cell table:style-name="Default" office:value-type="string">
            <text:p>/home/ramiro/Imagens/Faces to RPM/119.jpg</text:p>
          </table:table-cell>
          <table:table-cell table:formula="of:=IF(AND([.$B121]=[.H$2];[.$G121]&lt;&gt;&quot;&quot;);[.$C121];&quot;&quot;)">
            <text:p/>
          </table:table-cell>
          <table:table-cell table:formula="of:=IF(AND([.$B121]=[.I$2];[.$G121]&lt;&gt;&quot;&quot;);[.$C121];&quot;&quot;)">
            <text:p/>
          </table:table-cell>
          <table:table-cell table:formula="of:=IF(AND([.$B121]=[.J$2];[.$G121]&lt;&gt;&quot;&quot;);[.$C121];&quot;&quot;)" office:value-type="float" office:value="8.90617">
            <text:p>8,91</text:p>
          </table:table-cell>
          <table:table-cell table:formula="of:=IF(AND([.$B121]=[.K$2];[.$G121]&lt;&gt;&quot;&quot;);[.$C121];&quot;&quot;)">
            <text:p/>
          </table:table-cell>
          <table:table-cell table:formula="of:=IF(AND([.$B121]=[.L$2];[.$G121]&lt;&gt;&quot;&quot;);[.$C121];&quot;&quot;)">
            <text:p/>
          </table:table-cell>
          <table:table-cell table:formula="of:=IF(AND([.$B121]=[.M$2];[.$G121]&lt;&gt;&quot;&quot;);[.$C121];&quot;&quot;)">
            <text:p/>
          </table:table-cell>
          <table:table-cell table:style-name="ce11" table:formula="of:=IF(AND([.$B121]=[.N$2];[.$G121]&lt;&gt;&quot;&quot;);[.$E121];&quot;&quot;)">
            <text:p/>
          </table:table-cell>
          <table:table-cell table:style-name="ce11" table:formula="of:=IF(AND([.$B121]=[.O$2];[.$G121]&lt;&gt;&quot;&quot;);[.$E121];&quot;&quot;)">
            <text:p/>
          </table:table-cell>
          <table:table-cell table:style-name="ce11" table:formula="of:=IF(AND([.$B121]=[.P$2];[.$G121]&lt;&gt;&quot;&quot;);[.$E121];&quot;&quot;)" office:value-type="float" office:value="174.957">
            <text:p>174,96</text:p>
          </table:table-cell>
          <table:table-cell table:style-name="ce11" table:formula="of:=IF(AND([.$B121]=[.Q$2];[.$G121]&lt;&gt;&quot;&quot;);[.$E121];&quot;&quot;)">
            <text:p/>
          </table:table-cell>
          <table:table-cell table:style-name="ce11" table:formula="of:=IF(AND([.$B121]=[.R$2];[.$G121]&lt;&gt;&quot;&quot;);[.$E121];&quot;&quot;)">
            <text:p/>
          </table:table-cell>
          <table:table-cell table:style-name="ce11" table:formula="of:=IF(AND([.$B121]=[.S$2];[.$G121]&lt;&gt;&quot;&quot;);[.$E12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style-name="Default" office:value-type="float" office:value="7.07016">
            <text:p>7,07016</text:p>
          </table:table-cell>
          <table:table-cell table:style-name="Default" office:value-type="float" office:value="4.61654">
            <text:p>4,61654</text:p>
          </table:table-cell>
          <table:table-cell table:style-name="Default" office:value-type="float" office:value="133.045">
            <text:p>133,045</text:p>
          </table:table-cell>
          <table:table-cell table:style-name="Default" office:value-type="float" office:value="2082.69">
            <text:p>2082,69</text:p>
          </table:table-cell>
          <table:table-cell table:style-name="Default" office:value-type="string">
            <text:p>/home/ramiro/Imagens/Faces to RPM/120.jpg</text:p>
          </table:table-cell>
          <table:table-cell table:formula="of:=IF(AND([.$B122]=[.H$2];[.$G122]&lt;&gt;&quot;&quot;);[.$C122];&quot;&quot;)">
            <text:p/>
          </table:table-cell>
          <table:table-cell table:formula="of:=IF(AND([.$B122]=[.I$2];[.$G122]&lt;&gt;&quot;&quot;);[.$C122];&quot;&quot;)">
            <text:p/>
          </table:table-cell>
          <table:table-cell table:formula="of:=IF(AND([.$B122]=[.J$2];[.$G122]&lt;&gt;&quot;&quot;);[.$C122];&quot;&quot;)">
            <text:p/>
          </table:table-cell>
          <table:table-cell table:formula="of:=IF(AND([.$B122]=[.K$2];[.$G122]&lt;&gt;&quot;&quot;);[.$C122];&quot;&quot;)">
            <text:p/>
          </table:table-cell>
          <table:table-cell table:formula="of:=IF(AND([.$B122]=[.L$2];[.$G122]&lt;&gt;&quot;&quot;);[.$C122];&quot;&quot;)" office:value-type="float" office:value="7.07016">
            <text:p>7,07</text:p>
          </table:table-cell>
          <table:table-cell table:formula="of:=IF(AND([.$B122]=[.M$2];[.$G122]&lt;&gt;&quot;&quot;);[.$C122];&quot;&quot;)">
            <text:p/>
          </table:table-cell>
          <table:table-cell table:style-name="ce11" table:formula="of:=IF(AND([.$B122]=[.N$2];[.$G122]&lt;&gt;&quot;&quot;);[.$E122];&quot;&quot;)">
            <text:p/>
          </table:table-cell>
          <table:table-cell table:style-name="ce11" table:formula="of:=IF(AND([.$B122]=[.O$2];[.$G122]&lt;&gt;&quot;&quot;);[.$E122];&quot;&quot;)">
            <text:p/>
          </table:table-cell>
          <table:table-cell table:style-name="ce11" table:formula="of:=IF(AND([.$B122]=[.P$2];[.$G122]&lt;&gt;&quot;&quot;);[.$E122];&quot;&quot;)">
            <text:p/>
          </table:table-cell>
          <table:table-cell table:style-name="ce11" table:formula="of:=IF(AND([.$B122]=[.Q$2];[.$G122]&lt;&gt;&quot;&quot;);[.$E122];&quot;&quot;)">
            <text:p/>
          </table:table-cell>
          <table:table-cell table:style-name="ce11" table:formula="of:=IF(AND([.$B122]=[.R$2];[.$G122]&lt;&gt;&quot;&quot;);[.$E122];&quot;&quot;)" office:value-type="float" office:value="133.045">
            <text:p>133,05</text:p>
          </table:table-cell>
          <table:table-cell table:style-name="ce11" table:formula="of:=IF(AND([.$B122]=[.S$2];[.$G122]&lt;&gt;&quot;&quot;);[.$E12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Default" office:value-type="float" office:value="10.5621">
            <text:p>10,5621</text:p>
          </table:table-cell>
          <table:table-cell table:style-name="Default" office:value-type="float" office:value="3.87222">
            <text:p>3,87222</text:p>
          </table:table-cell>
          <table:table-cell table:style-name="Default" office:value-type="float" office:value="119.657">
            <text:p>119,657</text:p>
          </table:table-cell>
          <table:table-cell table:style-name="Default" office:value-type="float" office:value="774.215">
            <text:p>774,215</text:p>
          </table:table-cell>
          <table:table-cell table:style-name="Default" office:value-type="string">
            <text:p>/home/ramiro/Imagens/Faces to RPM/121.jpg</text:p>
          </table:table-cell>
          <table:table-cell table:formula="of:=IF(AND([.$B123]=[.H$2];[.$G123]&lt;&gt;&quot;&quot;);[.$C123];&quot;&quot;)">
            <text:p/>
          </table:table-cell>
          <table:table-cell table:formula="of:=IF(AND([.$B123]=[.I$2];[.$G123]&lt;&gt;&quot;&quot;);[.$C123];&quot;&quot;)" office:value-type="float" office:value="10.5621">
            <text:p>10,56</text:p>
          </table:table-cell>
          <table:table-cell table:formula="of:=IF(AND([.$B123]=[.J$2];[.$G123]&lt;&gt;&quot;&quot;);[.$C123];&quot;&quot;)">
            <text:p/>
          </table:table-cell>
          <table:table-cell table:formula="of:=IF(AND([.$B123]=[.K$2];[.$G123]&lt;&gt;&quot;&quot;);[.$C123];&quot;&quot;)">
            <text:p/>
          </table:table-cell>
          <table:table-cell table:formula="of:=IF(AND([.$B123]=[.L$2];[.$G123]&lt;&gt;&quot;&quot;);[.$C123];&quot;&quot;)">
            <text:p/>
          </table:table-cell>
          <table:table-cell table:formula="of:=IF(AND([.$B123]=[.M$2];[.$G123]&lt;&gt;&quot;&quot;);[.$C123];&quot;&quot;)">
            <text:p/>
          </table:table-cell>
          <table:table-cell table:style-name="ce11" table:formula="of:=IF(AND([.$B123]=[.N$2];[.$G123]&lt;&gt;&quot;&quot;);[.$E123];&quot;&quot;)">
            <text:p/>
          </table:table-cell>
          <table:table-cell table:style-name="ce11" table:formula="of:=IF(AND([.$B123]=[.O$2];[.$G123]&lt;&gt;&quot;&quot;);[.$E123];&quot;&quot;)" office:value-type="float" office:value="119.657">
            <text:p>119,66</text:p>
          </table:table-cell>
          <table:table-cell table:style-name="ce11" table:formula="of:=IF(AND([.$B123]=[.P$2];[.$G123]&lt;&gt;&quot;&quot;);[.$E123];&quot;&quot;)">
            <text:p/>
          </table:table-cell>
          <table:table-cell table:style-name="ce11" table:formula="of:=IF(AND([.$B123]=[.Q$2];[.$G123]&lt;&gt;&quot;&quot;);[.$E123];&quot;&quot;)">
            <text:p/>
          </table:table-cell>
          <table:table-cell table:style-name="ce11" table:formula="of:=IF(AND([.$B123]=[.R$2];[.$G123]&lt;&gt;&quot;&quot;);[.$E123];&quot;&quot;)">
            <text:p/>
          </table:table-cell>
          <table:table-cell table:style-name="ce11" table:formula="of:=IF(AND([.$B123]=[.S$2];[.$G123]&lt;&gt;&quot;&quot;);[.$E123];&quot;&quot;)">
            <text:p/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8" table:formula="of:=AVERAGE([.H3:.H123])" office:value-type="float" office:value="10.218396875">
            <text:p>10,2184</text:p>
          </table:table-cell>
          <table:table-cell table:style-name="ce8" table:formula="of:=AVERAGE([.I3:.I123])" office:value-type="float" office:value="10.1849910526316">
            <text:p>10,1850</text:p>
          </table:table-cell>
          <table:table-cell table:style-name="ce8" table:formula="of:=AVERAGE([.J3:.J123])" office:value-type="float" office:value="8.66696">
            <text:p>8,6670</text:p>
          </table:table-cell>
          <table:table-cell table:style-name="ce8" table:formula="of:=AVERAGE([.K3:.K123])" office:value-type="float" office:value="10.355705">
            <text:p>10,3557</text:p>
          </table:table-cell>
          <table:table-cell table:style-name="ce8" table:formula="of:=AVERAGE([.L3:.L123])" office:value-type="float" office:value="10.1593305263158">
            <text:p>10,1593</text:p>
          </table:table-cell>
          <table:table-cell table:style-name="ce8" table:formula="of:=AVERAGE([.M3:.M123])" office:value-type="float" office:value="10.819542">
            <text:p>10,8195</text:p>
          </table:table-cell>
          <table:table-cell table:style-name="ce12" table:formula="of:=AVERAGE([.N3:.N123])" office:value-type="float" office:value="100.96409375">
            <text:p>100,9641</text:p>
          </table:table-cell>
          <table:table-cell table:style-name="ce12" table:formula="of:=AVERAGE([.O3:.O123])" office:value-type="float" office:value="103.854231578947">
            <text:p>103,8542</text:p>
          </table:table-cell>
          <table:table-cell table:style-name="ce12" table:formula="of:=AVERAGE([.P3:.P123])" office:value-type="float" office:value="120.378808333333">
            <text:p>120,3788</text:p>
          </table:table-cell>
          <table:table-cell table:style-name="ce12" table:formula="of:=AVERAGE([.Q3:.Q123])" office:value-type="float" office:value="137.4917">
            <text:p>137,4917</text:p>
          </table:table-cell>
          <table:table-cell table:style-name="ce12" table:formula="of:=AVERAGE([.R3:.R123])" office:value-type="float" office:value="126.025610526316">
            <text:p>126,0256</text:p>
          </table:table-cell>
          <table:table-cell table:style-name="ce12" table:formula="of:=AVERAGE([.S3:.S123])" office:value-type="float" office:value="109.58454">
            <text:p>109,5845</text:p>
          </table:table-cell>
          <table:table-cell table:number-columns-repeated="1004"/>
        </table:table-row>
        <table:table-row table:style-name="ro1" table:number-rows-repeated="10484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2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" table:number-columns-repeated="6" table:default-cell-style-name="ce7"/>
        <table:table-column table:style-name="co1" table:number-columns-repeated="6" table:default-cell-style-name="ce1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2"/>
          <table:table-cell table:style-name="ce5" office:value-type="string" table:number-columns-spanned="6" table:number-rows-spanned="1">
            <text:p>HUE</text:p>
          </table:table-cell>
          <table:covered-table-cell table:number-columns-repeated="5" table:style-name="ce6"/>
          <table:table-cell table:style-name="ce9" office:value-type="string" table:number-columns-spanned="6" table:number-rows-spanned="1">
            <text:p>SATURATION</text:p>
          </table:table-cell>
          <table:covered-table-cell table:number-columns-repeated="5" table:style-name="ce14"/>
        </table:table-row>
        <table:table-row table:style-name="ro1">
          <table:table-cell office:value-type="string">
            <text:p># Imagem</text:p>
          </table:table-cell>
          <table:table-cell office:value-type="string">
            <text:p>Minha escolha de parametro</text:p>
          </table:table-cell>
          <table:table-cell table:style-name="ce2" office:value-type="string">
            <text:p>Hue Mean</text:p>
          </table:table-cell>
          <table:table-cell table:style-name="ce3" office:value-type="string">
            <text:p>Hue Variance</text:p>
          </table:table-cell>
          <table:table-cell table:style-name="ce3" office:value-type="string">
            <text:p>Saturation mean</text:p>
          </table:table-cell>
          <table:table-cell table:style-name="ce3" office:value-type="string">
            <text:p>Saturation Variance</text:p>
          </table:table-cell>
          <table:table-cell table:style-name="ce2" office:value-type="string">
            <text:p>Fil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 table:formula="of:=IF(AND([.$B3]=[.H$2];[.$G3]&lt;&gt;&quot;&quot;);[.$C3];&quot;&quot;)">
            <text:p/>
          </table:table-cell>
          <table:table-cell table:formula="of:=IF(AND([.$B3]=[.I$2];[.$G3]&lt;&gt;&quot;&quot;);[.$C3];&quot;&quot;)">
            <text:p/>
          </table:table-cell>
          <table:table-cell table:formula="of:=IF(AND([.$B3]=[.J$2];[.$G3]&lt;&gt;&quot;&quot;);[.$C3];&quot;&quot;)">
            <text:p/>
          </table:table-cell>
          <table:table-cell table:formula="of:=IF(AND([.$B3]=[.K$2];[.$G3]&lt;&gt;&quot;&quot;);[.$C3];&quot;&quot;)">
            <text:p/>
          </table:table-cell>
          <table:table-cell table:formula="of:=IF(AND([.$B3]=[.L$2];[.$G3]&lt;&gt;&quot;&quot;);[.$C3];&quot;&quot;)">
            <text:p/>
          </table:table-cell>
          <table:table-cell table:formula="of:=IF(AND([.$B3]=[.M$2];[.$G3]&lt;&gt;&quot;&quot;);[.$C3];&quot;&quot;)">
            <text:p/>
          </table:table-cell>
          <table:table-cell table:formula="of:=IF(AND([.$B3]=[.N$2];[.$G3]&lt;&gt;&quot;&quot;);[.$E3];&quot;&quot;)">
            <text:p/>
          </table:table-cell>
          <table:table-cell table:formula="of:=IF(AND([.$B3]=[.O$2];[.$G3]&lt;&gt;&quot;&quot;);[.$E3];&quot;&quot;)">
            <text:p/>
          </table:table-cell>
          <table:table-cell table:formula="of:=IF(AND([.$B3]=[.P$2];[.$G3]&lt;&gt;&quot;&quot;);[.$E3];&quot;&quot;)">
            <text:p/>
          </table:table-cell>
          <table:table-cell table:formula="of:=IF(AND([.$B3]=[.Q$2];[.$G3]&lt;&gt;&quot;&quot;);[.$E3];&quot;&quot;)">
            <text:p/>
          </table:table-cell>
          <table:table-cell table:formula="of:=IF(AND([.$B3]=[.R$2];[.$G3]&lt;&gt;&quot;&quot;);[.$E3];&quot;&quot;)">
            <text:p/>
          </table:table-cell>
          <table:table-cell table:formula="of:=IF(AND([.$B3]=[.S$2];[.$G3]&lt;&gt;&quot;&quot;);[.$E3];&quot;&quot;)">
            <text:p/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0.0532">
            <text:p>10,0532</text:p>
          </table:table-cell>
          <table:table-cell office:value-type="float" office:value="5.2158">
            <text:p>5,2158</text:p>
          </table:table-cell>
          <table:table-cell office:value-type="float" office:value="92.7592">
            <text:p>92,7592</text:p>
          </table:table-cell>
          <table:table-cell office:value-type="float" office:value="754.487">
            <text:p>754,487</text:p>
          </table:table-cell>
          <table:table-cell office:value-type="string">
            <text:p>/home/ramiro/Imagens/Faces to RPM/002.jpg</text:p>
          </table:table-cell>
          <table:table-cell table:formula="of:=IF(AND([.$B4]=[.H$2];[.$G4]&lt;&gt;&quot;&quot;);[.$C4];&quot;&quot;)">
            <text:p/>
          </table:table-cell>
          <table:table-cell table:formula="of:=IF(AND([.$B4]=[.I$2];[.$G4]&lt;&gt;&quot;&quot;);[.$C4];&quot;&quot;)">
            <text:p/>
          </table:table-cell>
          <table:table-cell table:formula="of:=IF(AND([.$B4]=[.J$2];[.$G4]&lt;&gt;&quot;&quot;);[.$C4];&quot;&quot;)" office:value-type="float" office:value="10.0532">
            <text:p>10,05</text:p>
          </table:table-cell>
          <table:table-cell table:formula="of:=IF(AND([.$B4]=[.K$2];[.$G4]&lt;&gt;&quot;&quot;);[.$C4];&quot;&quot;)">
            <text:p/>
          </table:table-cell>
          <table:table-cell table:formula="of:=IF(AND([.$B4]=[.L$2];[.$G4]&lt;&gt;&quot;&quot;);[.$C4];&quot;&quot;)">
            <text:p/>
          </table:table-cell>
          <table:table-cell table:formula="of:=IF(AND([.$B4]=[.M$2];[.$G4]&lt;&gt;&quot;&quot;);[.$C4];&quot;&quot;)">
            <text:p/>
          </table:table-cell>
          <table:table-cell table:formula="of:=IF(AND([.$B4]=[.N$2];[.$G4]&lt;&gt;&quot;&quot;);[.$E4];&quot;&quot;)">
            <text:p/>
          </table:table-cell>
          <table:table-cell table:formula="of:=IF(AND([.$B4]=[.O$2];[.$G4]&lt;&gt;&quot;&quot;);[.$E4];&quot;&quot;)">
            <text:p/>
          </table:table-cell>
          <table:table-cell table:formula="of:=IF(AND([.$B4]=[.P$2];[.$G4]&lt;&gt;&quot;&quot;);[.$E4];&quot;&quot;)" office:value-type="float" office:value="92.7592">
            <text:p>92,76</text:p>
          </table:table-cell>
          <table:table-cell table:formula="of:=IF(AND([.$B4]=[.Q$2];[.$G4]&lt;&gt;&quot;&quot;);[.$E4];&quot;&quot;)">
            <text:p/>
          </table:table-cell>
          <table:table-cell table:formula="of:=IF(AND([.$B4]=[.R$2];[.$G4]&lt;&gt;&quot;&quot;);[.$E4];&quot;&quot;)">
            <text:p/>
          </table:table-cell>
          <table:table-cell table:formula="of:=IF(AND([.$B4]=[.S$2];[.$G4]&lt;&gt;&quot;&quot;);[.$E4];&quot;&quot;)">
            <text:p/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 table:formula="of:=IF(AND([.$B5]=[.H$2];[.$G5]&lt;&gt;&quot;&quot;);[.$C5];&quot;&quot;)">
            <text:p/>
          </table:table-cell>
          <table:table-cell table:formula="of:=IF(AND([.$B5]=[.I$2];[.$G5]&lt;&gt;&quot;&quot;);[.$C5];&quot;&quot;)">
            <text:p/>
          </table:table-cell>
          <table:table-cell table:formula="of:=IF(AND([.$B5]=[.J$2];[.$G5]&lt;&gt;&quot;&quot;);[.$C5];&quot;&quot;)">
            <text:p/>
          </table:table-cell>
          <table:table-cell table:formula="of:=IF(AND([.$B5]=[.K$2];[.$G5]&lt;&gt;&quot;&quot;);[.$C5];&quot;&quot;)">
            <text:p/>
          </table:table-cell>
          <table:table-cell table:formula="of:=IF(AND([.$B5]=[.L$2];[.$G5]&lt;&gt;&quot;&quot;);[.$C5];&quot;&quot;)">
            <text:p/>
          </table:table-cell>
          <table:table-cell table:formula="of:=IF(AND([.$B5]=[.M$2];[.$G5]&lt;&gt;&quot;&quot;);[.$C5];&quot;&quot;)">
            <text:p/>
          </table:table-cell>
          <table:table-cell table:formula="of:=IF(AND([.$B5]=[.N$2];[.$G5]&lt;&gt;&quot;&quot;);[.$E5];&quot;&quot;)">
            <text:p/>
          </table:table-cell>
          <table:table-cell table:formula="of:=IF(AND([.$B5]=[.O$2];[.$G5]&lt;&gt;&quot;&quot;);[.$E5];&quot;&quot;)">
            <text:p/>
          </table:table-cell>
          <table:table-cell table:formula="of:=IF(AND([.$B5]=[.P$2];[.$G5]&lt;&gt;&quot;&quot;);[.$E5];&quot;&quot;)">
            <text:p/>
          </table:table-cell>
          <table:table-cell table:formula="of:=IF(AND([.$B5]=[.Q$2];[.$G5]&lt;&gt;&quot;&quot;);[.$E5];&quot;&quot;)">
            <text:p/>
          </table:table-cell>
          <table:table-cell table:formula="of:=IF(AND([.$B5]=[.R$2];[.$G5]&lt;&gt;&quot;&quot;);[.$E5];&quot;&quot;)">
            <text:p/>
          </table:table-cell>
          <table:table-cell table:formula="of:=IF(AND([.$B5]=[.S$2];[.$G5]&lt;&gt;&quot;&quot;);[.$E5];&quot;&quot;)">
            <text:p/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.09757">
            <text:p>5,09757</text:p>
          </table:table-cell>
          <table:table-cell office:value-type="float" office:value="1.66295">
            <text:p>1,66295</text:p>
          </table:table-cell>
          <table:table-cell office:value-type="float" office:value="115.687">
            <text:p>115,687</text:p>
          </table:table-cell>
          <table:table-cell office:value-type="float" office:value="1114.52">
            <text:p>1114,52</text:p>
          </table:table-cell>
          <table:table-cell office:value-type="string">
            <text:p>/home/ramiro/Imagens/Faces to RPM/004.jpg</text:p>
          </table:table-cell>
          <table:table-cell table:formula="of:=IF(AND([.$B6]=[.H$2];[.$G6]&lt;&gt;&quot;&quot;);[.$C6];&quot;&quot;)">
            <text:p/>
          </table:table-cell>
          <table:table-cell table:formula="of:=IF(AND([.$B6]=[.I$2];[.$G6]&lt;&gt;&quot;&quot;);[.$C6];&quot;&quot;)" office:value-type="float" office:value="5.09757">
            <text:p>5,10</text:p>
          </table:table-cell>
          <table:table-cell table:formula="of:=IF(AND([.$B6]=[.J$2];[.$G6]&lt;&gt;&quot;&quot;);[.$C6];&quot;&quot;)">
            <text:p/>
          </table:table-cell>
          <table:table-cell table:formula="of:=IF(AND([.$B6]=[.K$2];[.$G6]&lt;&gt;&quot;&quot;);[.$C6];&quot;&quot;)">
            <text:p/>
          </table:table-cell>
          <table:table-cell table:formula="of:=IF(AND([.$B6]=[.L$2];[.$G6]&lt;&gt;&quot;&quot;);[.$C6];&quot;&quot;)">
            <text:p/>
          </table:table-cell>
          <table:table-cell table:formula="of:=IF(AND([.$B6]=[.M$2];[.$G6]&lt;&gt;&quot;&quot;);[.$C6];&quot;&quot;)">
            <text:p/>
          </table:table-cell>
          <table:table-cell table:formula="of:=IF(AND([.$B6]=[.N$2];[.$G6]&lt;&gt;&quot;&quot;);[.$E6];&quot;&quot;)">
            <text:p/>
          </table:table-cell>
          <table:table-cell table:formula="of:=IF(AND([.$B6]=[.O$2];[.$G6]&lt;&gt;&quot;&quot;);[.$E6];&quot;&quot;)" office:value-type="float" office:value="115.687">
            <text:p>115,69</text:p>
          </table:table-cell>
          <table:table-cell table:formula="of:=IF(AND([.$B6]=[.P$2];[.$G6]&lt;&gt;&quot;&quot;);[.$E6];&quot;&quot;)">
            <text:p/>
          </table:table-cell>
          <table:table-cell table:formula="of:=IF(AND([.$B6]=[.Q$2];[.$G6]&lt;&gt;&quot;&quot;);[.$E6];&quot;&quot;)">
            <text:p/>
          </table:table-cell>
          <table:table-cell table:formula="of:=IF(AND([.$B6]=[.R$2];[.$G6]&lt;&gt;&quot;&quot;);[.$E6];&quot;&quot;)">
            <text:p/>
          </table:table-cell>
          <table:table-cell table:formula="of:=IF(AND([.$B6]=[.S$2];[.$G6]&lt;&gt;&quot;&quot;);[.$E6];&quot;&quot;)">
            <text:p/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.2491">
            <text:p>13,2491</text:p>
          </table:table-cell>
          <table:table-cell office:value-type="float" office:value="5.61202">
            <text:p>5,61202</text:p>
          </table:table-cell>
          <table:table-cell office:value-type="float" office:value="180.21">
            <text:p>180,21</text:p>
          </table:table-cell>
          <table:table-cell office:value-type="float" office:value="2760.51">
            <text:p>2760,51</text:p>
          </table:table-cell>
          <table:table-cell office:value-type="string">
            <text:p>/home/ramiro/Imagens/Faces to RPM/005.jpg</text:p>
          </table:table-cell>
          <table:table-cell table:formula="of:=IF(AND([.$B7]=[.H$2];[.$G7]&lt;&gt;&quot;&quot;);[.$C7];&quot;&quot;)">
            <text:p/>
          </table:table-cell>
          <table:table-cell table:formula="of:=IF(AND([.$B7]=[.I$2];[.$G7]&lt;&gt;&quot;&quot;);[.$C7];&quot;&quot;)">
            <text:p/>
          </table:table-cell>
          <table:table-cell table:formula="of:=IF(AND([.$B7]=[.J$2];[.$G7]&lt;&gt;&quot;&quot;);[.$C7];&quot;&quot;)" office:value-type="float" office:value="13.2491">
            <text:p>13,25</text:p>
          </table:table-cell>
          <table:table-cell table:formula="of:=IF(AND([.$B7]=[.K$2];[.$G7]&lt;&gt;&quot;&quot;);[.$C7];&quot;&quot;)">
            <text:p/>
          </table:table-cell>
          <table:table-cell table:formula="of:=IF(AND([.$B7]=[.L$2];[.$G7]&lt;&gt;&quot;&quot;);[.$C7];&quot;&quot;)">
            <text:p/>
          </table:table-cell>
          <table:table-cell table:formula="of:=IF(AND([.$B7]=[.M$2];[.$G7]&lt;&gt;&quot;&quot;);[.$C7];&quot;&quot;)">
            <text:p/>
          </table:table-cell>
          <table:table-cell table:formula="of:=IF(AND([.$B7]=[.N$2];[.$G7]&lt;&gt;&quot;&quot;);[.$E7];&quot;&quot;)">
            <text:p/>
          </table:table-cell>
          <table:table-cell table:formula="of:=IF(AND([.$B7]=[.O$2];[.$G7]&lt;&gt;&quot;&quot;);[.$E7];&quot;&quot;)">
            <text:p/>
          </table:table-cell>
          <table:table-cell table:formula="of:=IF(AND([.$B7]=[.P$2];[.$G7]&lt;&gt;&quot;&quot;);[.$E7];&quot;&quot;)" office:value-type="float" office:value="180.21">
            <text:p>180,21</text:p>
          </table:table-cell>
          <table:table-cell table:formula="of:=IF(AND([.$B7]=[.Q$2];[.$G7]&lt;&gt;&quot;&quot;);[.$E7];&quot;&quot;)">
            <text:p/>
          </table:table-cell>
          <table:table-cell table:formula="of:=IF(AND([.$B7]=[.R$2];[.$G7]&lt;&gt;&quot;&quot;);[.$E7];&quot;&quot;)">
            <text:p/>
          </table:table-cell>
          <table:table-cell table:formula="of:=IF(AND([.$B7]=[.S$2];[.$G7]&lt;&gt;&quot;&quot;);[.$E7];&quot;&quot;)">
            <text:p/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IF(AND([.$B8]=[.H$2];[.$G8]&lt;&gt;&quot;&quot;);[.$C8];&quot;&quot;)">
            <text:p/>
          </table:table-cell>
          <table:table-cell table:formula="of:=IF(AND([.$B8]=[.I$2];[.$G8]&lt;&gt;&quot;&quot;);[.$C8];&quot;&quot;)">
            <text:p/>
          </table:table-cell>
          <table:table-cell table:formula="of:=IF(AND([.$B8]=[.J$2];[.$G8]&lt;&gt;&quot;&quot;);[.$C8];&quot;&quot;)">
            <text:p/>
          </table:table-cell>
          <table:table-cell table:formula="of:=IF(AND([.$B8]=[.K$2];[.$G8]&lt;&gt;&quot;&quot;);[.$C8];&quot;&quot;)">
            <text:p/>
          </table:table-cell>
          <table:table-cell table:formula="of:=IF(AND([.$B8]=[.L$2];[.$G8]&lt;&gt;&quot;&quot;);[.$C8];&quot;&quot;)">
            <text:p/>
          </table:table-cell>
          <table:table-cell table:formula="of:=IF(AND([.$B8]=[.M$2];[.$G8]&lt;&gt;&quot;&quot;);[.$C8];&quot;&quot;)">
            <text:p/>
          </table:table-cell>
          <table:table-cell table:formula="of:=IF(AND([.$B8]=[.N$2];[.$G8]&lt;&gt;&quot;&quot;);[.$E8];&quot;&quot;)">
            <text:p/>
          </table:table-cell>
          <table:table-cell table:formula="of:=IF(AND([.$B8]=[.O$2];[.$G8]&lt;&gt;&quot;&quot;);[.$E8];&quot;&quot;)">
            <text:p/>
          </table:table-cell>
          <table:table-cell table:formula="of:=IF(AND([.$B8]=[.P$2];[.$G8]&lt;&gt;&quot;&quot;);[.$E8];&quot;&quot;)">
            <text:p/>
          </table:table-cell>
          <table:table-cell table:formula="of:=IF(AND([.$B8]=[.Q$2];[.$G8]&lt;&gt;&quot;&quot;);[.$E8];&quot;&quot;)">
            <text:p/>
          </table:table-cell>
          <table:table-cell table:formula="of:=IF(AND([.$B8]=[.R$2];[.$G8]&lt;&gt;&quot;&quot;);[.$E8];&quot;&quot;)">
            <text:p/>
          </table:table-cell>
          <table:table-cell table:formula="of:=IF(AND([.$B8]=[.S$2];[.$G8]&lt;&gt;&quot;&quot;);[.$E8];&quot;&quot;)">
            <text:p/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/>
          <table:table-cell/>
          <table:table-cell/>
          <table:table-cell/>
          <table:table-cell table:formula="of:=IF(AND([.$B9]=[.H$2];[.$G9]&lt;&gt;&quot;&quot;);[.$C9];&quot;&quot;)">
            <text:p/>
          </table:table-cell>
          <table:table-cell table:formula="of:=IF(AND([.$B9]=[.I$2];[.$G9]&lt;&gt;&quot;&quot;);[.$C9];&quot;&quot;)">
            <text:p/>
          </table:table-cell>
          <table:table-cell table:formula="of:=IF(AND([.$B9]=[.J$2];[.$G9]&lt;&gt;&quot;&quot;);[.$C9];&quot;&quot;)">
            <text:p/>
          </table:table-cell>
          <table:table-cell table:formula="of:=IF(AND([.$B9]=[.K$2];[.$G9]&lt;&gt;&quot;&quot;);[.$C9];&quot;&quot;)">
            <text:p/>
          </table:table-cell>
          <table:table-cell table:formula="of:=IF(AND([.$B9]=[.L$2];[.$G9]&lt;&gt;&quot;&quot;);[.$C9];&quot;&quot;)">
            <text:p/>
          </table:table-cell>
          <table:table-cell table:formula="of:=IF(AND([.$B9]=[.M$2];[.$G9]&lt;&gt;&quot;&quot;);[.$C9];&quot;&quot;)">
            <text:p/>
          </table:table-cell>
          <table:table-cell table:formula="of:=IF(AND([.$B9]=[.N$2];[.$G9]&lt;&gt;&quot;&quot;);[.$E9];&quot;&quot;)">
            <text:p/>
          </table:table-cell>
          <table:table-cell table:formula="of:=IF(AND([.$B9]=[.O$2];[.$G9]&lt;&gt;&quot;&quot;);[.$E9];&quot;&quot;)">
            <text:p/>
          </table:table-cell>
          <table:table-cell table:formula="of:=IF(AND([.$B9]=[.P$2];[.$G9]&lt;&gt;&quot;&quot;);[.$E9];&quot;&quot;)">
            <text:p/>
          </table:table-cell>
          <table:table-cell table:formula="of:=IF(AND([.$B9]=[.Q$2];[.$G9]&lt;&gt;&quot;&quot;);[.$E9];&quot;&quot;)">
            <text:p/>
          </table:table-cell>
          <table:table-cell table:formula="of:=IF(AND([.$B9]=[.R$2];[.$G9]&lt;&gt;&quot;&quot;);[.$E9];&quot;&quot;)">
            <text:p/>
          </table:table-cell>
          <table:table-cell table:formula="of:=IF(AND([.$B9]=[.S$2];[.$G9]&lt;&gt;&quot;&quot;);[.$E9];&quot;&quot;)">
            <text:p/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.40682">
            <text:p>8,40682</text:p>
          </table:table-cell>
          <table:table-cell office:value-type="float" office:value="11.4572">
            <text:p>11,4572</text:p>
          </table:table-cell>
          <table:table-cell office:value-type="float" office:value="98.3112">
            <text:p>98,3112</text:p>
          </table:table-cell>
          <table:table-cell office:value-type="float" office:value="1062.84">
            <text:p>1062,84</text:p>
          </table:table-cell>
          <table:table-cell office:value-type="string">
            <text:p>/home/ramiro/Imagens/Faces to RPM/008.jpg</text:p>
          </table:table-cell>
          <table:table-cell table:formula="of:=IF(AND([.$B10]=[.H$2];[.$G10]&lt;&gt;&quot;&quot;);[.$C10];&quot;&quot;)" office:value-type="float" office:value="8.40682">
            <text:p>8,41</text:p>
          </table:table-cell>
          <table:table-cell table:formula="of:=IF(AND([.$B10]=[.I$2];[.$G10]&lt;&gt;&quot;&quot;);[.$C10];&quot;&quot;)">
            <text:p/>
          </table:table-cell>
          <table:table-cell table:formula="of:=IF(AND([.$B10]=[.J$2];[.$G10]&lt;&gt;&quot;&quot;);[.$C10];&quot;&quot;)">
            <text:p/>
          </table:table-cell>
          <table:table-cell table:formula="of:=IF(AND([.$B10]=[.K$2];[.$G10]&lt;&gt;&quot;&quot;);[.$C10];&quot;&quot;)">
            <text:p/>
          </table:table-cell>
          <table:table-cell table:formula="of:=IF(AND([.$B10]=[.L$2];[.$G10]&lt;&gt;&quot;&quot;);[.$C10];&quot;&quot;)">
            <text:p/>
          </table:table-cell>
          <table:table-cell table:formula="of:=IF(AND([.$B10]=[.M$2];[.$G10]&lt;&gt;&quot;&quot;);[.$C10];&quot;&quot;)">
            <text:p/>
          </table:table-cell>
          <table:table-cell table:formula="of:=IF(AND([.$B10]=[.N$2];[.$G10]&lt;&gt;&quot;&quot;);[.$E10];&quot;&quot;)" office:value-type="float" office:value="98.3112">
            <text:p>98,31</text:p>
          </table:table-cell>
          <table:table-cell table:formula="of:=IF(AND([.$B10]=[.O$2];[.$G10]&lt;&gt;&quot;&quot;);[.$E10];&quot;&quot;)">
            <text:p/>
          </table:table-cell>
          <table:table-cell table:formula="of:=IF(AND([.$B10]=[.P$2];[.$G10]&lt;&gt;&quot;&quot;);[.$E10];&quot;&quot;)">
            <text:p/>
          </table:table-cell>
          <table:table-cell table:formula="of:=IF(AND([.$B10]=[.Q$2];[.$G10]&lt;&gt;&quot;&quot;);[.$E10];&quot;&quot;)">
            <text:p/>
          </table:table-cell>
          <table:table-cell table:formula="of:=IF(AND([.$B10]=[.R$2];[.$G10]&lt;&gt;&quot;&quot;);[.$E10];&quot;&quot;)">
            <text:p/>
          </table:table-cell>
          <table:table-cell table:formula="of:=IF(AND([.$B10]=[.S$2];[.$G10]&lt;&gt;&quot;&quot;);[.$E10];&quot;&quot;)">
            <text:p/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.37709">
            <text:p>7,37709</text:p>
          </table:table-cell>
          <table:table-cell office:value-type="float" office:value="5.70199">
            <text:p>5,70199</text:p>
          </table:table-cell>
          <table:table-cell office:value-type="float" office:value="47.8335">
            <text:p>47,8335</text:p>
          </table:table-cell>
          <table:table-cell office:value-type="float" office:value="963.142">
            <text:p>963,142</text:p>
          </table:table-cell>
          <table:table-cell office:value-type="string">
            <text:p>/home/ramiro/Imagens/Faces to RPM/009.jpg</text:p>
          </table:table-cell>
          <table:table-cell table:formula="of:=IF(AND([.$B11]=[.H$2];[.$G11]&lt;&gt;&quot;&quot;);[.$C11];&quot;&quot;)" office:value-type="float" office:value="7.37709">
            <text:p>7,38</text:p>
          </table:table-cell>
          <table:table-cell table:formula="of:=IF(AND([.$B11]=[.I$2];[.$G11]&lt;&gt;&quot;&quot;);[.$C11];&quot;&quot;)">
            <text:p/>
          </table:table-cell>
          <table:table-cell table:formula="of:=IF(AND([.$B11]=[.J$2];[.$G11]&lt;&gt;&quot;&quot;);[.$C11];&quot;&quot;)">
            <text:p/>
          </table:table-cell>
          <table:table-cell table:formula="of:=IF(AND([.$B11]=[.K$2];[.$G11]&lt;&gt;&quot;&quot;);[.$C11];&quot;&quot;)">
            <text:p/>
          </table:table-cell>
          <table:table-cell table:formula="of:=IF(AND([.$B11]=[.L$2];[.$G11]&lt;&gt;&quot;&quot;);[.$C11];&quot;&quot;)">
            <text:p/>
          </table:table-cell>
          <table:table-cell table:formula="of:=IF(AND([.$B11]=[.M$2];[.$G11]&lt;&gt;&quot;&quot;);[.$C11];&quot;&quot;)">
            <text:p/>
          </table:table-cell>
          <table:table-cell table:formula="of:=IF(AND([.$B11]=[.N$2];[.$G11]&lt;&gt;&quot;&quot;);[.$E11];&quot;&quot;)" office:value-type="float" office:value="47.8335">
            <text:p>47,83</text:p>
          </table:table-cell>
          <table:table-cell table:formula="of:=IF(AND([.$B11]=[.O$2];[.$G11]&lt;&gt;&quot;&quot;);[.$E11];&quot;&quot;)">
            <text:p/>
          </table:table-cell>
          <table:table-cell table:formula="of:=IF(AND([.$B11]=[.P$2];[.$G11]&lt;&gt;&quot;&quot;);[.$E11];&quot;&quot;)">
            <text:p/>
          </table:table-cell>
          <table:table-cell table:formula="of:=IF(AND([.$B11]=[.Q$2];[.$G11]&lt;&gt;&quot;&quot;);[.$E11];&quot;&quot;)">
            <text:p/>
          </table:table-cell>
          <table:table-cell table:formula="of:=IF(AND([.$B11]=[.R$2];[.$G11]&lt;&gt;&quot;&quot;);[.$E11];&quot;&quot;)">
            <text:p/>
          </table:table-cell>
          <table:table-cell table:formula="of:=IF(AND([.$B11]=[.S$2];[.$G11]&lt;&gt;&quot;&quot;);[.$E11];&quot;&quot;)">
            <text:p/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.85295">
            <text:p>8,85295</text:p>
          </table:table-cell>
          <table:table-cell office:value-type="float" office:value="10.1564">
            <text:p>10,1564</text:p>
          </table:table-cell>
          <table:table-cell office:value-type="float" office:value="109.413">
            <text:p>109,413</text:p>
          </table:table-cell>
          <table:table-cell office:value-type="float" office:value="1478.69">
            <text:p>1478,69</text:p>
          </table:table-cell>
          <table:table-cell office:value-type="string">
            <text:p>/home/ramiro/Imagens/Faces to RPM/010.jpg</text:p>
          </table:table-cell>
          <table:table-cell table:formula="of:=IF(AND([.$B12]=[.H$2];[.$G12]&lt;&gt;&quot;&quot;);[.$C12];&quot;&quot;)">
            <text:p/>
          </table:table-cell>
          <table:table-cell table:formula="of:=IF(AND([.$B12]=[.I$2];[.$G12]&lt;&gt;&quot;&quot;);[.$C12];&quot;&quot;)">
            <text:p/>
          </table:table-cell>
          <table:table-cell table:formula="of:=IF(AND([.$B12]=[.J$2];[.$G12]&lt;&gt;&quot;&quot;);[.$C12];&quot;&quot;)">
            <text:p/>
          </table:table-cell>
          <table:table-cell table:formula="of:=IF(AND([.$B12]=[.K$2];[.$G12]&lt;&gt;&quot;&quot;);[.$C12];&quot;&quot;)" office:value-type="float" office:value="8.85295">
            <text:p>8,85</text:p>
          </table:table-cell>
          <table:table-cell table:formula="of:=IF(AND([.$B12]=[.L$2];[.$G12]&lt;&gt;&quot;&quot;);[.$C12];&quot;&quot;)">
            <text:p/>
          </table:table-cell>
          <table:table-cell table:formula="of:=IF(AND([.$B12]=[.M$2];[.$G12]&lt;&gt;&quot;&quot;);[.$C12];&quot;&quot;)">
            <text:p/>
          </table:table-cell>
          <table:table-cell table:formula="of:=IF(AND([.$B12]=[.N$2];[.$G12]&lt;&gt;&quot;&quot;);[.$E12];&quot;&quot;)">
            <text:p/>
          </table:table-cell>
          <table:table-cell table:formula="of:=IF(AND([.$B12]=[.O$2];[.$G12]&lt;&gt;&quot;&quot;);[.$E12];&quot;&quot;)">
            <text:p/>
          </table:table-cell>
          <table:table-cell table:formula="of:=IF(AND([.$B12]=[.P$2];[.$G12]&lt;&gt;&quot;&quot;);[.$E12];&quot;&quot;)">
            <text:p/>
          </table:table-cell>
          <table:table-cell table:formula="of:=IF(AND([.$B12]=[.Q$2];[.$G12]&lt;&gt;&quot;&quot;);[.$E12];&quot;&quot;)" office:value-type="float" office:value="109.413">
            <text:p>109,41</text:p>
          </table:table-cell>
          <table:table-cell table:formula="of:=IF(AND([.$B12]=[.R$2];[.$G12]&lt;&gt;&quot;&quot;);[.$E12];&quot;&quot;)">
            <text:p/>
          </table:table-cell>
          <table:table-cell table:formula="of:=IF(AND([.$B12]=[.S$2];[.$G12]&lt;&gt;&quot;&quot;);[.$E12];&quot;&quot;)">
            <text:p/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.425">
            <text:p>13,425</text:p>
          </table:table-cell>
          <table:table-cell office:value-type="float" office:value="13.6632">
            <text:p>13,6632</text:p>
          </table:table-cell>
          <table:table-cell office:value-type="float" office:value="134.927">
            <text:p>134,927</text:p>
          </table:table-cell>
          <table:table-cell office:value-type="float" office:value="1837.01">
            <text:p>1837,01</text:p>
          </table:table-cell>
          <table:table-cell office:value-type="string">
            <text:p>/home/ramiro/Imagens/Faces to RPM/011.jpg</text:p>
          </table:table-cell>
          <table:table-cell table:formula="of:=IF(AND([.$B13]=[.H$2];[.$G13]&lt;&gt;&quot;&quot;);[.$C13];&quot;&quot;)">
            <text:p/>
          </table:table-cell>
          <table:table-cell table:formula="of:=IF(AND([.$B13]=[.I$2];[.$G13]&lt;&gt;&quot;&quot;);[.$C13];&quot;&quot;)">
            <text:p/>
          </table:table-cell>
          <table:table-cell table:formula="of:=IF(AND([.$B13]=[.J$2];[.$G13]&lt;&gt;&quot;&quot;);[.$C13];&quot;&quot;)">
            <text:p/>
          </table:table-cell>
          <table:table-cell table:formula="of:=IF(AND([.$B13]=[.K$2];[.$G13]&lt;&gt;&quot;&quot;);[.$C13];&quot;&quot;)">
            <text:p/>
          </table:table-cell>
          <table:table-cell table:formula="of:=IF(AND([.$B13]=[.L$2];[.$G13]&lt;&gt;&quot;&quot;);[.$C13];&quot;&quot;)" office:value-type="float" office:value="13.425">
            <text:p>13,43</text:p>
          </table:table-cell>
          <table:table-cell table:formula="of:=IF(AND([.$B13]=[.M$2];[.$G13]&lt;&gt;&quot;&quot;);[.$C13];&quot;&quot;)">
            <text:p/>
          </table:table-cell>
          <table:table-cell table:formula="of:=IF(AND([.$B13]=[.N$2];[.$G13]&lt;&gt;&quot;&quot;);[.$E13];&quot;&quot;)">
            <text:p/>
          </table:table-cell>
          <table:table-cell table:formula="of:=IF(AND([.$B13]=[.O$2];[.$G13]&lt;&gt;&quot;&quot;);[.$E13];&quot;&quot;)">
            <text:p/>
          </table:table-cell>
          <table:table-cell table:formula="of:=IF(AND([.$B13]=[.P$2];[.$G13]&lt;&gt;&quot;&quot;);[.$E13];&quot;&quot;)">
            <text:p/>
          </table:table-cell>
          <table:table-cell table:formula="of:=IF(AND([.$B13]=[.Q$2];[.$G13]&lt;&gt;&quot;&quot;);[.$E13];&quot;&quot;)">
            <text:p/>
          </table:table-cell>
          <table:table-cell table:formula="of:=IF(AND([.$B13]=[.R$2];[.$G13]&lt;&gt;&quot;&quot;);[.$E13];&quot;&quot;)" office:value-type="float" office:value="134.927">
            <text:p>134,93</text:p>
          </table:table-cell>
          <table:table-cell table:formula="of:=IF(AND([.$B13]=[.S$2];[.$G13]&lt;&gt;&quot;&quot;);[.$E13];&quot;&quot;)">
            <text:p/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.2902">
            <text:p>6,2902</text:p>
          </table:table-cell>
          <table:table-cell office:value-type="float" office:value="3.04869">
            <text:p>3,04869</text:p>
          </table:table-cell>
          <table:table-cell office:value-type="float" office:value="132.148">
            <text:p>132,148</text:p>
          </table:table-cell>
          <table:table-cell office:value-type="float" office:value="1528.97">
            <text:p>1528,97</text:p>
          </table:table-cell>
          <table:table-cell office:value-type="string">
            <text:p>/home/ramiro/Imagens/Faces to RPM/012.jpg</text:p>
          </table:table-cell>
          <table:table-cell table:formula="of:=IF(AND([.$B14]=[.H$2];[.$G14]&lt;&gt;&quot;&quot;);[.$C14];&quot;&quot;)">
            <text:p/>
          </table:table-cell>
          <table:table-cell table:formula="of:=IF(AND([.$B14]=[.I$2];[.$G14]&lt;&gt;&quot;&quot;);[.$C14];&quot;&quot;)" office:value-type="float" office:value="6.2902">
            <text:p>6,29</text:p>
          </table:table-cell>
          <table:table-cell table:formula="of:=IF(AND([.$B14]=[.J$2];[.$G14]&lt;&gt;&quot;&quot;);[.$C14];&quot;&quot;)">
            <text:p/>
          </table:table-cell>
          <table:table-cell table:formula="of:=IF(AND([.$B14]=[.K$2];[.$G14]&lt;&gt;&quot;&quot;);[.$C14];&quot;&quot;)">
            <text:p/>
          </table:table-cell>
          <table:table-cell table:formula="of:=IF(AND([.$B14]=[.L$2];[.$G14]&lt;&gt;&quot;&quot;);[.$C14];&quot;&quot;)">
            <text:p/>
          </table:table-cell>
          <table:table-cell table:formula="of:=IF(AND([.$B14]=[.M$2];[.$G14]&lt;&gt;&quot;&quot;);[.$C14];&quot;&quot;)">
            <text:p/>
          </table:table-cell>
          <table:table-cell table:formula="of:=IF(AND([.$B14]=[.N$2];[.$G14]&lt;&gt;&quot;&quot;);[.$E14];&quot;&quot;)">
            <text:p/>
          </table:table-cell>
          <table:table-cell table:formula="of:=IF(AND([.$B14]=[.O$2];[.$G14]&lt;&gt;&quot;&quot;);[.$E14];&quot;&quot;)" office:value-type="float" office:value="132.148">
            <text:p>132,15</text:p>
          </table:table-cell>
          <table:table-cell table:formula="of:=IF(AND([.$B14]=[.P$2];[.$G14]&lt;&gt;&quot;&quot;);[.$E14];&quot;&quot;)">
            <text:p/>
          </table:table-cell>
          <table:table-cell table:formula="of:=IF(AND([.$B14]=[.Q$2];[.$G14]&lt;&gt;&quot;&quot;);[.$E14];&quot;&quot;)">
            <text:p/>
          </table:table-cell>
          <table:table-cell table:formula="of:=IF(AND([.$B14]=[.R$2];[.$G14]&lt;&gt;&quot;&quot;);[.$E14];&quot;&quot;)">
            <text:p/>
          </table:table-cell>
          <table:table-cell table:formula="of:=IF(AND([.$B14]=[.S$2];[.$G14]&lt;&gt;&quot;&quot;);[.$E14];&quot;&quot;)">
            <text:p/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.7949">
            <text:p>12,7949</text:p>
          </table:table-cell>
          <table:table-cell office:value-type="float" office:value="8.34271">
            <text:p>8,34271</text:p>
          </table:table-cell>
          <table:table-cell office:value-type="float" office:value="79.2386">
            <text:p>79,2386</text:p>
          </table:table-cell>
          <table:table-cell office:value-type="float" office:value="1081.08">
            <text:p>1081,08</text:p>
          </table:table-cell>
          <table:table-cell office:value-type="string">
            <text:p>/home/ramiro/Imagens/Faces to RPM/013.jpg</text:p>
          </table:table-cell>
          <table:table-cell table:formula="of:=IF(AND([.$B15]=[.H$2];[.$G15]&lt;&gt;&quot;&quot;);[.$C15];&quot;&quot;)">
            <text:p/>
          </table:table-cell>
          <table:table-cell table:formula="of:=IF(AND([.$B15]=[.I$2];[.$G15]&lt;&gt;&quot;&quot;);[.$C15];&quot;&quot;)">
            <text:p/>
          </table:table-cell>
          <table:table-cell table:formula="of:=IF(AND([.$B15]=[.J$2];[.$G15]&lt;&gt;&quot;&quot;);[.$C15];&quot;&quot;)" office:value-type="float" office:value="12.7949">
            <text:p>12,79</text:p>
          </table:table-cell>
          <table:table-cell table:formula="of:=IF(AND([.$B15]=[.K$2];[.$G15]&lt;&gt;&quot;&quot;);[.$C15];&quot;&quot;)">
            <text:p/>
          </table:table-cell>
          <table:table-cell table:formula="of:=IF(AND([.$B15]=[.L$2];[.$G15]&lt;&gt;&quot;&quot;);[.$C15];&quot;&quot;)">
            <text:p/>
          </table:table-cell>
          <table:table-cell table:formula="of:=IF(AND([.$B15]=[.M$2];[.$G15]&lt;&gt;&quot;&quot;);[.$C15];&quot;&quot;)">
            <text:p/>
          </table:table-cell>
          <table:table-cell table:formula="of:=IF(AND([.$B15]=[.N$2];[.$G15]&lt;&gt;&quot;&quot;);[.$E15];&quot;&quot;)">
            <text:p/>
          </table:table-cell>
          <table:table-cell table:formula="of:=IF(AND([.$B15]=[.O$2];[.$G15]&lt;&gt;&quot;&quot;);[.$E15];&quot;&quot;)">
            <text:p/>
          </table:table-cell>
          <table:table-cell table:formula="of:=IF(AND([.$B15]=[.P$2];[.$G15]&lt;&gt;&quot;&quot;);[.$E15];&quot;&quot;)" office:value-type="float" office:value="79.2386">
            <text:p>79,24</text:p>
          </table:table-cell>
          <table:table-cell table:formula="of:=IF(AND([.$B15]=[.Q$2];[.$G15]&lt;&gt;&quot;&quot;);[.$E15];&quot;&quot;)">
            <text:p/>
          </table:table-cell>
          <table:table-cell table:formula="of:=IF(AND([.$B15]=[.R$2];[.$G15]&lt;&gt;&quot;&quot;);[.$E15];&quot;&quot;)">
            <text:p/>
          </table:table-cell>
          <table:table-cell table:formula="of:=IF(AND([.$B15]=[.S$2];[.$G15]&lt;&gt;&quot;&quot;);[.$E15];&quot;&quot;)">
            <text:p/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2.8909">
            <text:p>12,8909</text:p>
          </table:table-cell>
          <table:table-cell office:value-type="float" office:value="10.7078">
            <text:p>10,7078</text:p>
          </table:table-cell>
          <table:table-cell office:value-type="float" office:value="116.859">
            <text:p>116,859</text:p>
          </table:table-cell>
          <table:table-cell office:value-type="float" office:value="1223.5">
            <text:p>1223,5</text:p>
          </table:table-cell>
          <table:table-cell office:value-type="string">
            <text:p>/home/ramiro/Imagens/Faces to RPM/014.jpg</text:p>
          </table:table-cell>
          <table:table-cell table:formula="of:=IF(AND([.$B16]=[.H$2];[.$G16]&lt;&gt;&quot;&quot;);[.$C16];&quot;&quot;)">
            <text:p/>
          </table:table-cell>
          <table:table-cell table:formula="of:=IF(AND([.$B16]=[.I$2];[.$G16]&lt;&gt;&quot;&quot;);[.$C16];&quot;&quot;)">
            <text:p/>
          </table:table-cell>
          <table:table-cell table:formula="of:=IF(AND([.$B16]=[.J$2];[.$G16]&lt;&gt;&quot;&quot;);[.$C16];&quot;&quot;)" office:value-type="float" office:value="12.8909">
            <text:p>12,89</text:p>
          </table:table-cell>
          <table:table-cell table:formula="of:=IF(AND([.$B16]=[.K$2];[.$G16]&lt;&gt;&quot;&quot;);[.$C16];&quot;&quot;)">
            <text:p/>
          </table:table-cell>
          <table:table-cell table:formula="of:=IF(AND([.$B16]=[.L$2];[.$G16]&lt;&gt;&quot;&quot;);[.$C16];&quot;&quot;)">
            <text:p/>
          </table:table-cell>
          <table:table-cell table:formula="of:=IF(AND([.$B16]=[.M$2];[.$G16]&lt;&gt;&quot;&quot;);[.$C16];&quot;&quot;)">
            <text:p/>
          </table:table-cell>
          <table:table-cell table:formula="of:=IF(AND([.$B16]=[.N$2];[.$G16]&lt;&gt;&quot;&quot;);[.$E16];&quot;&quot;)">
            <text:p/>
          </table:table-cell>
          <table:table-cell table:formula="of:=IF(AND([.$B16]=[.O$2];[.$G16]&lt;&gt;&quot;&quot;);[.$E16];&quot;&quot;)">
            <text:p/>
          </table:table-cell>
          <table:table-cell table:formula="of:=IF(AND([.$B16]=[.P$2];[.$G16]&lt;&gt;&quot;&quot;);[.$E16];&quot;&quot;)" office:value-type="float" office:value="116.859">
            <text:p>116,86</text:p>
          </table:table-cell>
          <table:table-cell table:formula="of:=IF(AND([.$B16]=[.Q$2];[.$G16]&lt;&gt;&quot;&quot;);[.$E16];&quot;&quot;)">
            <text:p/>
          </table:table-cell>
          <table:table-cell table:formula="of:=IF(AND([.$B16]=[.R$2];[.$G16]&lt;&gt;&quot;&quot;);[.$E16];&quot;&quot;)">
            <text:p/>
          </table:table-cell>
          <table:table-cell table:formula="of:=IF(AND([.$B16]=[.S$2];[.$G16]&lt;&gt;&quot;&quot;);[.$E16];&quot;&quot;)">
            <text:p/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 table:formula="of:=IF(AND([.$B17]=[.H$2];[.$G17]&lt;&gt;&quot;&quot;);[.$C17];&quot;&quot;)">
            <text:p/>
          </table:table-cell>
          <table:table-cell table:formula="of:=IF(AND([.$B17]=[.I$2];[.$G17]&lt;&gt;&quot;&quot;);[.$C17];&quot;&quot;)">
            <text:p/>
          </table:table-cell>
          <table:table-cell table:formula="of:=IF(AND([.$B17]=[.J$2];[.$G17]&lt;&gt;&quot;&quot;);[.$C17];&quot;&quot;)">
            <text:p/>
          </table:table-cell>
          <table:table-cell table:formula="of:=IF(AND([.$B17]=[.K$2];[.$G17]&lt;&gt;&quot;&quot;);[.$C17];&quot;&quot;)">
            <text:p/>
          </table:table-cell>
          <table:table-cell table:formula="of:=IF(AND([.$B17]=[.L$2];[.$G17]&lt;&gt;&quot;&quot;);[.$C17];&quot;&quot;)">
            <text:p/>
          </table:table-cell>
          <table:table-cell table:formula="of:=IF(AND([.$B17]=[.M$2];[.$G17]&lt;&gt;&quot;&quot;);[.$C17];&quot;&quot;)">
            <text:p/>
          </table:table-cell>
          <table:table-cell table:formula="of:=IF(AND([.$B17]=[.N$2];[.$G17]&lt;&gt;&quot;&quot;);[.$E17];&quot;&quot;)">
            <text:p/>
          </table:table-cell>
          <table:table-cell table:formula="of:=IF(AND([.$B17]=[.O$2];[.$G17]&lt;&gt;&quot;&quot;);[.$E17];&quot;&quot;)">
            <text:p/>
          </table:table-cell>
          <table:table-cell table:formula="of:=IF(AND([.$B17]=[.P$2];[.$G17]&lt;&gt;&quot;&quot;);[.$E17];&quot;&quot;)">
            <text:p/>
          </table:table-cell>
          <table:table-cell table:formula="of:=IF(AND([.$B17]=[.Q$2];[.$G17]&lt;&gt;&quot;&quot;);[.$E17];&quot;&quot;)">
            <text:p/>
          </table:table-cell>
          <table:table-cell table:formula="of:=IF(AND([.$B17]=[.R$2];[.$G17]&lt;&gt;&quot;&quot;);[.$E17];&quot;&quot;)">
            <text:p/>
          </table:table-cell>
          <table:table-cell table:formula="of:=IF(AND([.$B17]=[.S$2];[.$G17]&lt;&gt;&quot;&quot;);[.$E17];&quot;&quot;)">
            <text:p/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.2924">
            <text:p>12,2924</text:p>
          </table:table-cell>
          <table:table-cell office:value-type="float" office:value="6.25762">
            <text:p>6,25762</text:p>
          </table:table-cell>
          <table:table-cell office:value-type="float" office:value="117.007">
            <text:p>117,007</text:p>
          </table:table-cell>
          <table:table-cell office:value-type="float" office:value="993.281">
            <text:p>993,281</text:p>
          </table:table-cell>
          <table:table-cell office:value-type="string">
            <text:p>/home/ramiro/Imagens/Faces to RPM/016.jpg</text:p>
          </table:table-cell>
          <table:table-cell table:formula="of:=IF(AND([.$B18]=[.H$2];[.$G18]&lt;&gt;&quot;&quot;);[.$C18];&quot;&quot;)">
            <text:p/>
          </table:table-cell>
          <table:table-cell table:formula="of:=IF(AND([.$B18]=[.I$2];[.$G18]&lt;&gt;&quot;&quot;);[.$C18];&quot;&quot;)" office:value-type="float" office:value="12.2924">
            <text:p>12,29</text:p>
          </table:table-cell>
          <table:table-cell table:formula="of:=IF(AND([.$B18]=[.J$2];[.$G18]&lt;&gt;&quot;&quot;);[.$C18];&quot;&quot;)">
            <text:p/>
          </table:table-cell>
          <table:table-cell table:formula="of:=IF(AND([.$B18]=[.K$2];[.$G18]&lt;&gt;&quot;&quot;);[.$C18];&quot;&quot;)">
            <text:p/>
          </table:table-cell>
          <table:table-cell table:formula="of:=IF(AND([.$B18]=[.L$2];[.$G18]&lt;&gt;&quot;&quot;);[.$C18];&quot;&quot;)">
            <text:p/>
          </table:table-cell>
          <table:table-cell table:formula="of:=IF(AND([.$B18]=[.M$2];[.$G18]&lt;&gt;&quot;&quot;);[.$C18];&quot;&quot;)">
            <text:p/>
          </table:table-cell>
          <table:table-cell table:formula="of:=IF(AND([.$B18]=[.N$2];[.$G18]&lt;&gt;&quot;&quot;);[.$E18];&quot;&quot;)">
            <text:p/>
          </table:table-cell>
          <table:table-cell table:formula="of:=IF(AND([.$B18]=[.O$2];[.$G18]&lt;&gt;&quot;&quot;);[.$E18];&quot;&quot;)" office:value-type="float" office:value="117.007">
            <text:p>117,01</text:p>
          </table:table-cell>
          <table:table-cell table:formula="of:=IF(AND([.$B18]=[.P$2];[.$G18]&lt;&gt;&quot;&quot;);[.$E18];&quot;&quot;)">
            <text:p/>
          </table:table-cell>
          <table:table-cell table:formula="of:=IF(AND([.$B18]=[.Q$2];[.$G18]&lt;&gt;&quot;&quot;);[.$E18];&quot;&quot;)">
            <text:p/>
          </table:table-cell>
          <table:table-cell table:formula="of:=IF(AND([.$B18]=[.R$2];[.$G18]&lt;&gt;&quot;&quot;);[.$E18];&quot;&quot;)">
            <text:p/>
          </table:table-cell>
          <table:table-cell table:formula="of:=IF(AND([.$B18]=[.S$2];[.$G18]&lt;&gt;&quot;&quot;);[.$E18];&quot;&quot;)">
            <text:p/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.96962">
            <text:p>7,96962</text:p>
          </table:table-cell>
          <table:table-cell office:value-type="float" office:value="4.81847">
            <text:p>4,81847</text:p>
          </table:table-cell>
          <table:table-cell office:value-type="float" office:value="108.727">
            <text:p>108,727</text:p>
          </table:table-cell>
          <table:table-cell office:value-type="float" office:value="678.72">
            <text:p>678,72</text:p>
          </table:table-cell>
          <table:table-cell office:value-type="string">
            <text:p>/home/ramiro/Imagens/Faces to RPM/017.jpg</text:p>
          </table:table-cell>
          <table:table-cell table:formula="of:=IF(AND([.$B19]=[.H$2];[.$G19]&lt;&gt;&quot;&quot;);[.$C19];&quot;&quot;)">
            <text:p/>
          </table:table-cell>
          <table:table-cell table:formula="of:=IF(AND([.$B19]=[.I$2];[.$G19]&lt;&gt;&quot;&quot;);[.$C19];&quot;&quot;)" office:value-type="float" office:value="7.96962">
            <text:p>7,97</text:p>
          </table:table-cell>
          <table:table-cell table:formula="of:=IF(AND([.$B19]=[.J$2];[.$G19]&lt;&gt;&quot;&quot;);[.$C19];&quot;&quot;)">
            <text:p/>
          </table:table-cell>
          <table:table-cell table:formula="of:=IF(AND([.$B19]=[.K$2];[.$G19]&lt;&gt;&quot;&quot;);[.$C19];&quot;&quot;)">
            <text:p/>
          </table:table-cell>
          <table:table-cell table:formula="of:=IF(AND([.$B19]=[.L$2];[.$G19]&lt;&gt;&quot;&quot;);[.$C19];&quot;&quot;)">
            <text:p/>
          </table:table-cell>
          <table:table-cell table:formula="of:=IF(AND([.$B19]=[.M$2];[.$G19]&lt;&gt;&quot;&quot;);[.$C19];&quot;&quot;)">
            <text:p/>
          </table:table-cell>
          <table:table-cell table:formula="of:=IF(AND([.$B19]=[.N$2];[.$G19]&lt;&gt;&quot;&quot;);[.$E19];&quot;&quot;)">
            <text:p/>
          </table:table-cell>
          <table:table-cell table:formula="of:=IF(AND([.$B19]=[.O$2];[.$G19]&lt;&gt;&quot;&quot;);[.$E19];&quot;&quot;)" office:value-type="float" office:value="108.727">
            <text:p>108,73</text:p>
          </table:table-cell>
          <table:table-cell table:formula="of:=IF(AND([.$B19]=[.P$2];[.$G19]&lt;&gt;&quot;&quot;);[.$E19];&quot;&quot;)">
            <text:p/>
          </table:table-cell>
          <table:table-cell table:formula="of:=IF(AND([.$B19]=[.Q$2];[.$G19]&lt;&gt;&quot;&quot;);[.$E19];&quot;&quot;)">
            <text:p/>
          </table:table-cell>
          <table:table-cell table:formula="of:=IF(AND([.$B19]=[.R$2];[.$G19]&lt;&gt;&quot;&quot;);[.$E19];&quot;&quot;)">
            <text:p/>
          </table:table-cell>
          <table:table-cell table:formula="of:=IF(AND([.$B19]=[.S$2];[.$G19]&lt;&gt;&quot;&quot;);[.$E19];&quot;&quot;)">
            <text:p/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IF(AND([.$B20]=[.H$2];[.$G20]&lt;&gt;&quot;&quot;);[.$C20];&quot;&quot;)">
            <text:p/>
          </table:table-cell>
          <table:table-cell table:formula="of:=IF(AND([.$B20]=[.I$2];[.$G20]&lt;&gt;&quot;&quot;);[.$C20];&quot;&quot;)">
            <text:p/>
          </table:table-cell>
          <table:table-cell table:formula="of:=IF(AND([.$B20]=[.J$2];[.$G20]&lt;&gt;&quot;&quot;);[.$C20];&quot;&quot;)">
            <text:p/>
          </table:table-cell>
          <table:table-cell table:formula="of:=IF(AND([.$B20]=[.K$2];[.$G20]&lt;&gt;&quot;&quot;);[.$C20];&quot;&quot;)">
            <text:p/>
          </table:table-cell>
          <table:table-cell table:formula="of:=IF(AND([.$B20]=[.L$2];[.$G20]&lt;&gt;&quot;&quot;);[.$C20];&quot;&quot;)">
            <text:p/>
          </table:table-cell>
          <table:table-cell table:formula="of:=IF(AND([.$B20]=[.M$2];[.$G20]&lt;&gt;&quot;&quot;);[.$C20];&quot;&quot;)">
            <text:p/>
          </table:table-cell>
          <table:table-cell table:formula="of:=IF(AND([.$B20]=[.N$2];[.$G20]&lt;&gt;&quot;&quot;);[.$E20];&quot;&quot;)">
            <text:p/>
          </table:table-cell>
          <table:table-cell table:formula="of:=IF(AND([.$B20]=[.O$2];[.$G20]&lt;&gt;&quot;&quot;);[.$E20];&quot;&quot;)">
            <text:p/>
          </table:table-cell>
          <table:table-cell table:formula="of:=IF(AND([.$B20]=[.P$2];[.$G20]&lt;&gt;&quot;&quot;);[.$E20];&quot;&quot;)">
            <text:p/>
          </table:table-cell>
          <table:table-cell table:formula="of:=IF(AND([.$B20]=[.Q$2];[.$G20]&lt;&gt;&quot;&quot;);[.$E20];&quot;&quot;)">
            <text:p/>
          </table:table-cell>
          <table:table-cell table:formula="of:=IF(AND([.$B20]=[.R$2];[.$G20]&lt;&gt;&quot;&quot;);[.$E20];&quot;&quot;)">
            <text:p/>
          </table:table-cell>
          <table:table-cell table:formula="of:=IF(AND([.$B20]=[.S$2];[.$G20]&lt;&gt;&quot;&quot;);[.$E20];&quot;&quot;)">
            <text:p/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.83058">
            <text:p>9,83058</text:p>
          </table:table-cell>
          <table:table-cell office:value-type="float" office:value="4.08276">
            <text:p>4,08276</text:p>
          </table:table-cell>
          <table:table-cell office:value-type="float" office:value="140.866">
            <text:p>140,866</text:p>
          </table:table-cell>
          <table:table-cell office:value-type="float" office:value="1195.57">
            <text:p>1195,57</text:p>
          </table:table-cell>
          <table:table-cell office:value-type="string">
            <text:p>/home/ramiro/Imagens/Faces to RPM/019.jpg</text:p>
          </table:table-cell>
          <table:table-cell table:formula="of:=IF(AND([.$B21]=[.H$2];[.$G21]&lt;&gt;&quot;&quot;);[.$C21];&quot;&quot;)">
            <text:p/>
          </table:table-cell>
          <table:table-cell table:formula="of:=IF(AND([.$B21]=[.I$2];[.$G21]&lt;&gt;&quot;&quot;);[.$C21];&quot;&quot;)" office:value-type="float" office:value="9.83058">
            <text:p>9,83</text:p>
          </table:table-cell>
          <table:table-cell table:formula="of:=IF(AND([.$B21]=[.J$2];[.$G21]&lt;&gt;&quot;&quot;);[.$C21];&quot;&quot;)">
            <text:p/>
          </table:table-cell>
          <table:table-cell table:formula="of:=IF(AND([.$B21]=[.K$2];[.$G21]&lt;&gt;&quot;&quot;);[.$C21];&quot;&quot;)">
            <text:p/>
          </table:table-cell>
          <table:table-cell table:formula="of:=IF(AND([.$B21]=[.L$2];[.$G21]&lt;&gt;&quot;&quot;);[.$C21];&quot;&quot;)">
            <text:p/>
          </table:table-cell>
          <table:table-cell table:formula="of:=IF(AND([.$B21]=[.M$2];[.$G21]&lt;&gt;&quot;&quot;);[.$C21];&quot;&quot;)">
            <text:p/>
          </table:table-cell>
          <table:table-cell table:formula="of:=IF(AND([.$B21]=[.N$2];[.$G21]&lt;&gt;&quot;&quot;);[.$E21];&quot;&quot;)">
            <text:p/>
          </table:table-cell>
          <table:table-cell table:formula="of:=IF(AND([.$B21]=[.O$2];[.$G21]&lt;&gt;&quot;&quot;);[.$E21];&quot;&quot;)" office:value-type="float" office:value="140.866">
            <text:p>140,87</text:p>
          </table:table-cell>
          <table:table-cell table:formula="of:=IF(AND([.$B21]=[.P$2];[.$G21]&lt;&gt;&quot;&quot;);[.$E21];&quot;&quot;)">
            <text:p/>
          </table:table-cell>
          <table:table-cell table:formula="of:=IF(AND([.$B21]=[.Q$2];[.$G21]&lt;&gt;&quot;&quot;);[.$E21];&quot;&quot;)">
            <text:p/>
          </table:table-cell>
          <table:table-cell table:formula="of:=IF(AND([.$B21]=[.R$2];[.$G21]&lt;&gt;&quot;&quot;);[.$E21];&quot;&quot;)">
            <text:p/>
          </table:table-cell>
          <table:table-cell table:formula="of:=IF(AND([.$B21]=[.S$2];[.$G21]&lt;&gt;&quot;&quot;);[.$E21];&quot;&quot;)">
            <text:p/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.3701">
            <text:p>10,3701</text:p>
          </table:table-cell>
          <table:table-cell office:value-type="float" office:value="4.74386">
            <text:p>4,74386</text:p>
          </table:table-cell>
          <table:table-cell office:value-type="float" office:value="98.388">
            <text:p>98,388</text:p>
          </table:table-cell>
          <table:table-cell office:value-type="float" office:value="540.559">
            <text:p>540,559</text:p>
          </table:table-cell>
          <table:table-cell office:value-type="string">
            <text:p>/home/ramiro/Imagens/Faces to RPM/020.jpg</text:p>
          </table:table-cell>
          <table:table-cell table:formula="of:=IF(AND([.$B22]=[.H$2];[.$G22]&lt;&gt;&quot;&quot;);[.$C22];&quot;&quot;)">
            <text:p/>
          </table:table-cell>
          <table:table-cell table:formula="of:=IF(AND([.$B22]=[.I$2];[.$G22]&lt;&gt;&quot;&quot;);[.$C22];&quot;&quot;)" office:value-type="float" office:value="10.3701">
            <text:p>10,37</text:p>
          </table:table-cell>
          <table:table-cell table:formula="of:=IF(AND([.$B22]=[.J$2];[.$G22]&lt;&gt;&quot;&quot;);[.$C22];&quot;&quot;)">
            <text:p/>
          </table:table-cell>
          <table:table-cell table:formula="of:=IF(AND([.$B22]=[.K$2];[.$G22]&lt;&gt;&quot;&quot;);[.$C22];&quot;&quot;)">
            <text:p/>
          </table:table-cell>
          <table:table-cell table:formula="of:=IF(AND([.$B22]=[.L$2];[.$G22]&lt;&gt;&quot;&quot;);[.$C22];&quot;&quot;)">
            <text:p/>
          </table:table-cell>
          <table:table-cell table:formula="of:=IF(AND([.$B22]=[.M$2];[.$G22]&lt;&gt;&quot;&quot;);[.$C22];&quot;&quot;)">
            <text:p/>
          </table:table-cell>
          <table:table-cell table:formula="of:=IF(AND([.$B22]=[.N$2];[.$G22]&lt;&gt;&quot;&quot;);[.$E22];&quot;&quot;)">
            <text:p/>
          </table:table-cell>
          <table:table-cell table:formula="of:=IF(AND([.$B22]=[.O$2];[.$G22]&lt;&gt;&quot;&quot;);[.$E22];&quot;&quot;)" office:value-type="float" office:value="98.388">
            <text:p>98,39</text:p>
          </table:table-cell>
          <table:table-cell table:formula="of:=IF(AND([.$B22]=[.P$2];[.$G22]&lt;&gt;&quot;&quot;);[.$E22];&quot;&quot;)">
            <text:p/>
          </table:table-cell>
          <table:table-cell table:formula="of:=IF(AND([.$B22]=[.Q$2];[.$G22]&lt;&gt;&quot;&quot;);[.$E22];&quot;&quot;)">
            <text:p/>
          </table:table-cell>
          <table:table-cell table:formula="of:=IF(AND([.$B22]=[.R$2];[.$G22]&lt;&gt;&quot;&quot;);[.$E22];&quot;&quot;)">
            <text:p/>
          </table:table-cell>
          <table:table-cell table:formula="of:=IF(AND([.$B22]=[.S$2];[.$G22]&lt;&gt;&quot;&quot;);[.$E22];&quot;&quot;)">
            <text:p/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1.2061">
            <text:p>11,2061</text:p>
          </table:table-cell>
          <table:table-cell office:value-type="float" office:value="3.45757">
            <text:p>3,45757</text:p>
          </table:table-cell>
          <table:table-cell office:value-type="float" office:value="97.2865">
            <text:p>97,2865</text:p>
          </table:table-cell>
          <table:table-cell office:value-type="float" office:value="1641.21">
            <text:p>1641,21</text:p>
          </table:table-cell>
          <table:table-cell office:value-type="string">
            <text:p>/home/ramiro/Imagens/Faces to RPM/021.jpg</text:p>
          </table:table-cell>
          <table:table-cell table:formula="of:=IF(AND([.$B23]=[.H$2];[.$G23]&lt;&gt;&quot;&quot;);[.$C23];&quot;&quot;)">
            <text:p/>
          </table:table-cell>
          <table:table-cell table:formula="of:=IF(AND([.$B23]=[.I$2];[.$G23]&lt;&gt;&quot;&quot;);[.$C23];&quot;&quot;)" office:value-type="float" office:value="11.2061">
            <text:p>11,21</text:p>
          </table:table-cell>
          <table:table-cell table:formula="of:=IF(AND([.$B23]=[.J$2];[.$G23]&lt;&gt;&quot;&quot;);[.$C23];&quot;&quot;)">
            <text:p/>
          </table:table-cell>
          <table:table-cell table:formula="of:=IF(AND([.$B23]=[.K$2];[.$G23]&lt;&gt;&quot;&quot;);[.$C23];&quot;&quot;)">
            <text:p/>
          </table:table-cell>
          <table:table-cell table:formula="of:=IF(AND([.$B23]=[.L$2];[.$G23]&lt;&gt;&quot;&quot;);[.$C23];&quot;&quot;)">
            <text:p/>
          </table:table-cell>
          <table:table-cell table:formula="of:=IF(AND([.$B23]=[.M$2];[.$G23]&lt;&gt;&quot;&quot;);[.$C23];&quot;&quot;)">
            <text:p/>
          </table:table-cell>
          <table:table-cell table:formula="of:=IF(AND([.$B23]=[.N$2];[.$G23]&lt;&gt;&quot;&quot;);[.$E23];&quot;&quot;)">
            <text:p/>
          </table:table-cell>
          <table:table-cell table:formula="of:=IF(AND([.$B23]=[.O$2];[.$G23]&lt;&gt;&quot;&quot;);[.$E23];&quot;&quot;)" office:value-type="float" office:value="97.2865">
            <text:p>97,29</text:p>
          </table:table-cell>
          <table:table-cell table:formula="of:=IF(AND([.$B23]=[.P$2];[.$G23]&lt;&gt;&quot;&quot;);[.$E23];&quot;&quot;)">
            <text:p/>
          </table:table-cell>
          <table:table-cell table:formula="of:=IF(AND([.$B23]=[.Q$2];[.$G23]&lt;&gt;&quot;&quot;);[.$E23];&quot;&quot;)">
            <text:p/>
          </table:table-cell>
          <table:table-cell table:formula="of:=IF(AND([.$B23]=[.R$2];[.$G23]&lt;&gt;&quot;&quot;);[.$E23];&quot;&quot;)">
            <text:p/>
          </table:table-cell>
          <table:table-cell table:formula="of:=IF(AND([.$B23]=[.S$2];[.$G23]&lt;&gt;&quot;&quot;);[.$E23];&quot;&quot;)">
            <text:p/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.28239">
            <text:p>9,28239</text:p>
          </table:table-cell>
          <table:table-cell office:value-type="float" office:value="4.63065">
            <text:p>4,63065</text:p>
          </table:table-cell>
          <table:table-cell office:value-type="float" office:value="112.946">
            <text:p>112,946</text:p>
          </table:table-cell>
          <table:table-cell office:value-type="float" office:value="926.16">
            <text:p>926,16</text:p>
          </table:table-cell>
          <table:table-cell office:value-type="string">
            <text:p>/home/ramiro/Imagens/Faces to RPM/022.jpg</text:p>
          </table:table-cell>
          <table:table-cell table:formula="of:=IF(AND([.$B24]=[.H$2];[.$G24]&lt;&gt;&quot;&quot;);[.$C24];&quot;&quot;)">
            <text:p/>
          </table:table-cell>
          <table:table-cell table:formula="of:=IF(AND([.$B24]=[.I$2];[.$G24]&lt;&gt;&quot;&quot;);[.$C24];&quot;&quot;)">
            <text:p/>
          </table:table-cell>
          <table:table-cell table:formula="of:=IF(AND([.$B24]=[.J$2];[.$G24]&lt;&gt;&quot;&quot;);[.$C24];&quot;&quot;)" office:value-type="float" office:value="9.28239">
            <text:p>9,28</text:p>
          </table:table-cell>
          <table:table-cell table:formula="of:=IF(AND([.$B24]=[.K$2];[.$G24]&lt;&gt;&quot;&quot;);[.$C24];&quot;&quot;)">
            <text:p/>
          </table:table-cell>
          <table:table-cell table:formula="of:=IF(AND([.$B24]=[.L$2];[.$G24]&lt;&gt;&quot;&quot;);[.$C24];&quot;&quot;)">
            <text:p/>
          </table:table-cell>
          <table:table-cell table:formula="of:=IF(AND([.$B24]=[.M$2];[.$G24]&lt;&gt;&quot;&quot;);[.$C24];&quot;&quot;)">
            <text:p/>
          </table:table-cell>
          <table:table-cell table:formula="of:=IF(AND([.$B24]=[.N$2];[.$G24]&lt;&gt;&quot;&quot;);[.$E24];&quot;&quot;)">
            <text:p/>
          </table:table-cell>
          <table:table-cell table:formula="of:=IF(AND([.$B24]=[.O$2];[.$G24]&lt;&gt;&quot;&quot;);[.$E24];&quot;&quot;)">
            <text:p/>
          </table:table-cell>
          <table:table-cell table:formula="of:=IF(AND([.$B24]=[.P$2];[.$G24]&lt;&gt;&quot;&quot;);[.$E24];&quot;&quot;)" office:value-type="float" office:value="112.946">
            <text:p>112,95</text:p>
          </table:table-cell>
          <table:table-cell table:formula="of:=IF(AND([.$B24]=[.Q$2];[.$G24]&lt;&gt;&quot;&quot;);[.$E24];&quot;&quot;)">
            <text:p/>
          </table:table-cell>
          <table:table-cell table:formula="of:=IF(AND([.$B24]=[.R$2];[.$G24]&lt;&gt;&quot;&quot;);[.$E24];&quot;&quot;)">
            <text:p/>
          </table:table-cell>
          <table:table-cell table:formula="of:=IF(AND([.$B24]=[.S$2];[.$G24]&lt;&gt;&quot;&quot;);[.$E24];&quot;&quot;)">
            <text:p/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8.64061">
            <text:p>8,64061</text:p>
          </table:table-cell>
          <table:table-cell office:value-type="float" office:value="13.3626">
            <text:p>13,3626</text:p>
          </table:table-cell>
          <table:table-cell office:value-type="float" office:value="99.2926">
            <text:p>99,2926</text:p>
          </table:table-cell>
          <table:table-cell office:value-type="float" office:value="3049.64">
            <text:p>3049,64</text:p>
          </table:table-cell>
          <table:table-cell office:value-type="string">
            <text:p>/home/ramiro/Imagens/Faces to RPM/023.jpg</text:p>
          </table:table-cell>
          <table:table-cell table:formula="of:=IF(AND([.$B25]=[.H$2];[.$G25]&lt;&gt;&quot;&quot;);[.$C25];&quot;&quot;)">
            <text:p/>
          </table:table-cell>
          <table:table-cell table:formula="of:=IF(AND([.$B25]=[.I$2];[.$G25]&lt;&gt;&quot;&quot;);[.$C25];&quot;&quot;)" office:value-type="float" office:value="8.64061">
            <text:p>8,64</text:p>
          </table:table-cell>
          <table:table-cell table:formula="of:=IF(AND([.$B25]=[.J$2];[.$G25]&lt;&gt;&quot;&quot;);[.$C25];&quot;&quot;)">
            <text:p/>
          </table:table-cell>
          <table:table-cell table:formula="of:=IF(AND([.$B25]=[.K$2];[.$G25]&lt;&gt;&quot;&quot;);[.$C25];&quot;&quot;)">
            <text:p/>
          </table:table-cell>
          <table:table-cell table:formula="of:=IF(AND([.$B25]=[.L$2];[.$G25]&lt;&gt;&quot;&quot;);[.$C25];&quot;&quot;)">
            <text:p/>
          </table:table-cell>
          <table:table-cell table:formula="of:=IF(AND([.$B25]=[.M$2];[.$G25]&lt;&gt;&quot;&quot;);[.$C25];&quot;&quot;)">
            <text:p/>
          </table:table-cell>
          <table:table-cell table:formula="of:=IF(AND([.$B25]=[.N$2];[.$G25]&lt;&gt;&quot;&quot;);[.$E25];&quot;&quot;)">
            <text:p/>
          </table:table-cell>
          <table:table-cell table:formula="of:=IF(AND([.$B25]=[.O$2];[.$G25]&lt;&gt;&quot;&quot;);[.$E25];&quot;&quot;)" office:value-type="float" office:value="99.2926">
            <text:p>99,29</text:p>
          </table:table-cell>
          <table:table-cell table:formula="of:=IF(AND([.$B25]=[.P$2];[.$G25]&lt;&gt;&quot;&quot;);[.$E25];&quot;&quot;)">
            <text:p/>
          </table:table-cell>
          <table:table-cell table:formula="of:=IF(AND([.$B25]=[.Q$2];[.$G25]&lt;&gt;&quot;&quot;);[.$E25];&quot;&quot;)">
            <text:p/>
          </table:table-cell>
          <table:table-cell table:formula="of:=IF(AND([.$B25]=[.R$2];[.$G25]&lt;&gt;&quot;&quot;);[.$E25];&quot;&quot;)">
            <text:p/>
          </table:table-cell>
          <table:table-cell table:formula="of:=IF(AND([.$B25]=[.S$2];[.$G25]&lt;&gt;&quot;&quot;);[.$E25];&quot;&quot;)">
            <text:p/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 table:formula="of:=IF(AND([.$B26]=[.H$2];[.$G26]&lt;&gt;&quot;&quot;);[.$C26];&quot;&quot;)">
            <text:p/>
          </table:table-cell>
          <table:table-cell table:formula="of:=IF(AND([.$B26]=[.I$2];[.$G26]&lt;&gt;&quot;&quot;);[.$C26];&quot;&quot;)">
            <text:p/>
          </table:table-cell>
          <table:table-cell table:formula="of:=IF(AND([.$B26]=[.J$2];[.$G26]&lt;&gt;&quot;&quot;);[.$C26];&quot;&quot;)">
            <text:p/>
          </table:table-cell>
          <table:table-cell table:formula="of:=IF(AND([.$B26]=[.K$2];[.$G26]&lt;&gt;&quot;&quot;);[.$C26];&quot;&quot;)">
            <text:p/>
          </table:table-cell>
          <table:table-cell table:formula="of:=IF(AND([.$B26]=[.L$2];[.$G26]&lt;&gt;&quot;&quot;);[.$C26];&quot;&quot;)">
            <text:p/>
          </table:table-cell>
          <table:table-cell table:formula="of:=IF(AND([.$B26]=[.M$2];[.$G26]&lt;&gt;&quot;&quot;);[.$C26];&quot;&quot;)">
            <text:p/>
          </table:table-cell>
          <table:table-cell table:formula="of:=IF(AND([.$B26]=[.N$2];[.$G26]&lt;&gt;&quot;&quot;);[.$E26];&quot;&quot;)">
            <text:p/>
          </table:table-cell>
          <table:table-cell table:formula="of:=IF(AND([.$B26]=[.O$2];[.$G26]&lt;&gt;&quot;&quot;);[.$E26];&quot;&quot;)">
            <text:p/>
          </table:table-cell>
          <table:table-cell table:formula="of:=IF(AND([.$B26]=[.P$2];[.$G26]&lt;&gt;&quot;&quot;);[.$E26];&quot;&quot;)">
            <text:p/>
          </table:table-cell>
          <table:table-cell table:formula="of:=IF(AND([.$B26]=[.Q$2];[.$G26]&lt;&gt;&quot;&quot;);[.$E26];&quot;&quot;)">
            <text:p/>
          </table:table-cell>
          <table:table-cell table:formula="of:=IF(AND([.$B26]=[.R$2];[.$G26]&lt;&gt;&quot;&quot;);[.$E26];&quot;&quot;)">
            <text:p/>
          </table:table-cell>
          <table:table-cell table:formula="of:=IF(AND([.$B26]=[.S$2];[.$G26]&lt;&gt;&quot;&quot;);[.$E26];&quot;&quot;)">
            <text:p/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.42428">
            <text:p>7,42428</text:p>
          </table:table-cell>
          <table:table-cell office:value-type="float" office:value="8.26936">
            <text:p>8,26936</text:p>
          </table:table-cell>
          <table:table-cell office:value-type="float" office:value="94.168">
            <text:p>94,168</text:p>
          </table:table-cell>
          <table:table-cell office:value-type="float" office:value="1096.38">
            <text:p>1096,38</text:p>
          </table:table-cell>
          <table:table-cell office:value-type="string">
            <text:p>/home/ramiro/Imagens/Faces to RPM/025.jpg</text:p>
          </table:table-cell>
          <table:table-cell table:formula="of:=IF(AND([.$B27]=[.H$2];[.$G27]&lt;&gt;&quot;&quot;);[.$C27];&quot;&quot;)">
            <text:p/>
          </table:table-cell>
          <table:table-cell table:formula="of:=IF(AND([.$B27]=[.I$2];[.$G27]&lt;&gt;&quot;&quot;);[.$C27];&quot;&quot;)">
            <text:p/>
          </table:table-cell>
          <table:table-cell table:formula="of:=IF(AND([.$B27]=[.J$2];[.$G27]&lt;&gt;&quot;&quot;);[.$C27];&quot;&quot;)" office:value-type="float" office:value="7.42428">
            <text:p>7,42</text:p>
          </table:table-cell>
          <table:table-cell table:formula="of:=IF(AND([.$B27]=[.K$2];[.$G27]&lt;&gt;&quot;&quot;);[.$C27];&quot;&quot;)">
            <text:p/>
          </table:table-cell>
          <table:table-cell table:formula="of:=IF(AND([.$B27]=[.L$2];[.$G27]&lt;&gt;&quot;&quot;);[.$C27];&quot;&quot;)">
            <text:p/>
          </table:table-cell>
          <table:table-cell table:formula="of:=IF(AND([.$B27]=[.M$2];[.$G27]&lt;&gt;&quot;&quot;);[.$C27];&quot;&quot;)">
            <text:p/>
          </table:table-cell>
          <table:table-cell table:formula="of:=IF(AND([.$B27]=[.N$2];[.$G27]&lt;&gt;&quot;&quot;);[.$E27];&quot;&quot;)">
            <text:p/>
          </table:table-cell>
          <table:table-cell table:formula="of:=IF(AND([.$B27]=[.O$2];[.$G27]&lt;&gt;&quot;&quot;);[.$E27];&quot;&quot;)">
            <text:p/>
          </table:table-cell>
          <table:table-cell table:formula="of:=IF(AND([.$B27]=[.P$2];[.$G27]&lt;&gt;&quot;&quot;);[.$E27];&quot;&quot;)" office:value-type="float" office:value="94.168">
            <text:p>94,17</text:p>
          </table:table-cell>
          <table:table-cell table:formula="of:=IF(AND([.$B27]=[.Q$2];[.$G27]&lt;&gt;&quot;&quot;);[.$E27];&quot;&quot;)">
            <text:p/>
          </table:table-cell>
          <table:table-cell table:formula="of:=IF(AND([.$B27]=[.R$2];[.$G27]&lt;&gt;&quot;&quot;);[.$E27];&quot;&quot;)">
            <text:p/>
          </table:table-cell>
          <table:table-cell table:formula="of:=IF(AND([.$B27]=[.S$2];[.$G27]&lt;&gt;&quot;&quot;);[.$E27];&quot;&quot;)">
            <text:p/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3.5246">
            <text:p>13,5246</text:p>
          </table:table-cell>
          <table:table-cell office:value-type="float" office:value="2.25829">
            <text:p>2,25829</text:p>
          </table:table-cell>
          <table:table-cell office:value-type="float" office:value="101.486">
            <text:p>101,486</text:p>
          </table:table-cell>
          <table:table-cell office:value-type="float" office:value="675.101">
            <text:p>675,101</text:p>
          </table:table-cell>
          <table:table-cell office:value-type="string">
            <text:p>/home/ramiro/Imagens/Faces to RPM/026.jpg</text:p>
          </table:table-cell>
          <table:table-cell table:formula="of:=IF(AND([.$B28]=[.H$2];[.$G28]&lt;&gt;&quot;&quot;);[.$C28];&quot;&quot;)" office:value-type="float" office:value="13.5246">
            <text:p>13,52</text:p>
          </table:table-cell>
          <table:table-cell table:formula="of:=IF(AND([.$B28]=[.I$2];[.$G28]&lt;&gt;&quot;&quot;);[.$C28];&quot;&quot;)">
            <text:p/>
          </table:table-cell>
          <table:table-cell table:formula="of:=IF(AND([.$B28]=[.J$2];[.$G28]&lt;&gt;&quot;&quot;);[.$C28];&quot;&quot;)">
            <text:p/>
          </table:table-cell>
          <table:table-cell table:formula="of:=IF(AND([.$B28]=[.K$2];[.$G28]&lt;&gt;&quot;&quot;);[.$C28];&quot;&quot;)">
            <text:p/>
          </table:table-cell>
          <table:table-cell table:formula="of:=IF(AND([.$B28]=[.L$2];[.$G28]&lt;&gt;&quot;&quot;);[.$C28];&quot;&quot;)">
            <text:p/>
          </table:table-cell>
          <table:table-cell table:formula="of:=IF(AND([.$B28]=[.M$2];[.$G28]&lt;&gt;&quot;&quot;);[.$C28];&quot;&quot;)">
            <text:p/>
          </table:table-cell>
          <table:table-cell table:formula="of:=IF(AND([.$B28]=[.N$2];[.$G28]&lt;&gt;&quot;&quot;);[.$E28];&quot;&quot;)" office:value-type="float" office:value="101.486">
            <text:p>101,49</text:p>
          </table:table-cell>
          <table:table-cell table:formula="of:=IF(AND([.$B28]=[.O$2];[.$G28]&lt;&gt;&quot;&quot;);[.$E28];&quot;&quot;)">
            <text:p/>
          </table:table-cell>
          <table:table-cell table:formula="of:=IF(AND([.$B28]=[.P$2];[.$G28]&lt;&gt;&quot;&quot;);[.$E28];&quot;&quot;)">
            <text:p/>
          </table:table-cell>
          <table:table-cell table:formula="of:=IF(AND([.$B28]=[.Q$2];[.$G28]&lt;&gt;&quot;&quot;);[.$E28];&quot;&quot;)">
            <text:p/>
          </table:table-cell>
          <table:table-cell table:formula="of:=IF(AND([.$B28]=[.R$2];[.$G28]&lt;&gt;&quot;&quot;);[.$E28];&quot;&quot;)">
            <text:p/>
          </table:table-cell>
          <table:table-cell table:formula="of:=IF(AND([.$B28]=[.S$2];[.$G28]&lt;&gt;&quot;&quot;);[.$E28];&quot;&quot;)">
            <text:p/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1.2701">
            <text:p>11,2701</text:p>
          </table:table-cell>
          <table:table-cell office:value-type="float" office:value="11.387">
            <text:p>11,387</text:p>
          </table:table-cell>
          <table:table-cell office:value-type="float" office:value="81.6841">
            <text:p>81,6841</text:p>
          </table:table-cell>
          <table:table-cell office:value-type="float" office:value="1318.62">
            <text:p>1318,62</text:p>
          </table:table-cell>
          <table:table-cell office:value-type="string">
            <text:p>/home/ramiro/Imagens/Faces to RPM/027.jpg</text:p>
          </table:table-cell>
          <table:table-cell table:formula="of:=IF(AND([.$B29]=[.H$2];[.$G29]&lt;&gt;&quot;&quot;);[.$C29];&quot;&quot;)" office:value-type="float" office:value="11.2701">
            <text:p>11,27</text:p>
          </table:table-cell>
          <table:table-cell table:formula="of:=IF(AND([.$B29]=[.I$2];[.$G29]&lt;&gt;&quot;&quot;);[.$C29];&quot;&quot;)">
            <text:p/>
          </table:table-cell>
          <table:table-cell table:formula="of:=IF(AND([.$B29]=[.J$2];[.$G29]&lt;&gt;&quot;&quot;);[.$C29];&quot;&quot;)">
            <text:p/>
          </table:table-cell>
          <table:table-cell table:formula="of:=IF(AND([.$B29]=[.K$2];[.$G29]&lt;&gt;&quot;&quot;);[.$C29];&quot;&quot;)">
            <text:p/>
          </table:table-cell>
          <table:table-cell table:formula="of:=IF(AND([.$B29]=[.L$2];[.$G29]&lt;&gt;&quot;&quot;);[.$C29];&quot;&quot;)">
            <text:p/>
          </table:table-cell>
          <table:table-cell table:formula="of:=IF(AND([.$B29]=[.M$2];[.$G29]&lt;&gt;&quot;&quot;);[.$C29];&quot;&quot;)">
            <text:p/>
          </table:table-cell>
          <table:table-cell table:formula="of:=IF(AND([.$B29]=[.N$2];[.$G29]&lt;&gt;&quot;&quot;);[.$E29];&quot;&quot;)" office:value-type="float" office:value="81.6841">
            <text:p>81,68</text:p>
          </table:table-cell>
          <table:table-cell table:formula="of:=IF(AND([.$B29]=[.O$2];[.$G29]&lt;&gt;&quot;&quot;);[.$E29];&quot;&quot;)">
            <text:p/>
          </table:table-cell>
          <table:table-cell table:formula="of:=IF(AND([.$B29]=[.P$2];[.$G29]&lt;&gt;&quot;&quot;);[.$E29];&quot;&quot;)">
            <text:p/>
          </table:table-cell>
          <table:table-cell table:formula="of:=IF(AND([.$B29]=[.Q$2];[.$G29]&lt;&gt;&quot;&quot;);[.$E29];&quot;&quot;)">
            <text:p/>
          </table:table-cell>
          <table:table-cell table:formula="of:=IF(AND([.$B29]=[.R$2];[.$G29]&lt;&gt;&quot;&quot;);[.$E29];&quot;&quot;)">
            <text:p/>
          </table:table-cell>
          <table:table-cell table:formula="of:=IF(AND([.$B29]=[.S$2];[.$G29]&lt;&gt;&quot;&quot;);[.$E29];&quot;&quot;)">
            <text:p/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.5206">
            <text:p>10,5206</text:p>
          </table:table-cell>
          <table:table-cell office:value-type="float" office:value="4.83154">
            <text:p>4,83154</text:p>
          </table:table-cell>
          <table:table-cell office:value-type="float" office:value="115.388">
            <text:p>115,388</text:p>
          </table:table-cell>
          <table:table-cell office:value-type="float" office:value="1756.4">
            <text:p>1756,4</text:p>
          </table:table-cell>
          <table:table-cell office:value-type="string">
            <text:p>/home/ramiro/Imagens/Faces to RPM/028.jpg</text:p>
          </table:table-cell>
          <table:table-cell table:formula="of:=IF(AND([.$B30]=[.H$2];[.$G30]&lt;&gt;&quot;&quot;);[.$C30];&quot;&quot;)">
            <text:p/>
          </table:table-cell>
          <table:table-cell table:formula="of:=IF(AND([.$B30]=[.I$2];[.$G30]&lt;&gt;&quot;&quot;);[.$C30];&quot;&quot;)">
            <text:p/>
          </table:table-cell>
          <table:table-cell table:formula="of:=IF(AND([.$B30]=[.J$2];[.$G30]&lt;&gt;&quot;&quot;);[.$C30];&quot;&quot;)">
            <text:p/>
          </table:table-cell>
          <table:table-cell table:formula="of:=IF(AND([.$B30]=[.K$2];[.$G30]&lt;&gt;&quot;&quot;);[.$C30];&quot;&quot;)">
            <text:p/>
          </table:table-cell>
          <table:table-cell table:formula="of:=IF(AND([.$B30]=[.L$2];[.$G30]&lt;&gt;&quot;&quot;);[.$C30];&quot;&quot;)" office:value-type="float" office:value="10.5206">
            <text:p>10,52</text:p>
          </table:table-cell>
          <table:table-cell table:formula="of:=IF(AND([.$B30]=[.M$2];[.$G30]&lt;&gt;&quot;&quot;);[.$C30];&quot;&quot;)">
            <text:p/>
          </table:table-cell>
          <table:table-cell table:formula="of:=IF(AND([.$B30]=[.N$2];[.$G30]&lt;&gt;&quot;&quot;);[.$E30];&quot;&quot;)">
            <text:p/>
          </table:table-cell>
          <table:table-cell table:formula="of:=IF(AND([.$B30]=[.O$2];[.$G30]&lt;&gt;&quot;&quot;);[.$E30];&quot;&quot;)">
            <text:p/>
          </table:table-cell>
          <table:table-cell table:formula="of:=IF(AND([.$B30]=[.P$2];[.$G30]&lt;&gt;&quot;&quot;);[.$E30];&quot;&quot;)">
            <text:p/>
          </table:table-cell>
          <table:table-cell table:formula="of:=IF(AND([.$B30]=[.Q$2];[.$G30]&lt;&gt;&quot;&quot;);[.$E30];&quot;&quot;)">
            <text:p/>
          </table:table-cell>
          <table:table-cell table:formula="of:=IF(AND([.$B30]=[.R$2];[.$G30]&lt;&gt;&quot;&quot;);[.$E30];&quot;&quot;)" office:value-type="float" office:value="115.388">
            <text:p>115,39</text:p>
          </table:table-cell>
          <table:table-cell table:formula="of:=IF(AND([.$B30]=[.S$2];[.$G30]&lt;&gt;&quot;&quot;);[.$E30];&quot;&quot;)">
            <text:p/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1.0681">
            <text:p>11,0681</text:p>
          </table:table-cell>
          <table:table-cell office:value-type="float" office:value="8.87561">
            <text:p>8,87561</text:p>
          </table:table-cell>
          <table:table-cell office:value-type="float" office:value="138.556">
            <text:p>138,556</text:p>
          </table:table-cell>
          <table:table-cell office:value-type="float" office:value="1132.62">
            <text:p>1132,62</text:p>
          </table:table-cell>
          <table:table-cell office:value-type="string">
            <text:p>/home/ramiro/Imagens/Faces to RPM/029.jpg</text:p>
          </table:table-cell>
          <table:table-cell table:formula="of:=IF(AND([.$B31]=[.H$2];[.$G31]&lt;&gt;&quot;&quot;);[.$C31];&quot;&quot;)">
            <text:p/>
          </table:table-cell>
          <table:table-cell table:formula="of:=IF(AND([.$B31]=[.I$2];[.$G31]&lt;&gt;&quot;&quot;);[.$C31];&quot;&quot;)">
            <text:p/>
          </table:table-cell>
          <table:table-cell table:formula="of:=IF(AND([.$B31]=[.J$2];[.$G31]&lt;&gt;&quot;&quot;);[.$C31];&quot;&quot;)" office:value-type="float" office:value="11.0681">
            <text:p>11,07</text:p>
          </table:table-cell>
          <table:table-cell table:formula="of:=IF(AND([.$B31]=[.K$2];[.$G31]&lt;&gt;&quot;&quot;);[.$C31];&quot;&quot;)">
            <text:p/>
          </table:table-cell>
          <table:table-cell table:formula="of:=IF(AND([.$B31]=[.L$2];[.$G31]&lt;&gt;&quot;&quot;);[.$C31];&quot;&quot;)">
            <text:p/>
          </table:table-cell>
          <table:table-cell table:formula="of:=IF(AND([.$B31]=[.M$2];[.$G31]&lt;&gt;&quot;&quot;);[.$C31];&quot;&quot;)">
            <text:p/>
          </table:table-cell>
          <table:table-cell table:formula="of:=IF(AND([.$B31]=[.N$2];[.$G31]&lt;&gt;&quot;&quot;);[.$E31];&quot;&quot;)">
            <text:p/>
          </table:table-cell>
          <table:table-cell table:formula="of:=IF(AND([.$B31]=[.O$2];[.$G31]&lt;&gt;&quot;&quot;);[.$E31];&quot;&quot;)">
            <text:p/>
          </table:table-cell>
          <table:table-cell table:formula="of:=IF(AND([.$B31]=[.P$2];[.$G31]&lt;&gt;&quot;&quot;);[.$E31];&quot;&quot;)" office:value-type="float" office:value="138.556">
            <text:p>138,56</text:p>
          </table:table-cell>
          <table:table-cell table:formula="of:=IF(AND([.$B31]=[.Q$2];[.$G31]&lt;&gt;&quot;&quot;);[.$E31];&quot;&quot;)">
            <text:p/>
          </table:table-cell>
          <table:table-cell table:formula="of:=IF(AND([.$B31]=[.R$2];[.$G31]&lt;&gt;&quot;&quot;);[.$E31];&quot;&quot;)">
            <text:p/>
          </table:table-cell>
          <table:table-cell table:formula="of:=IF(AND([.$B31]=[.S$2];[.$G31]&lt;&gt;&quot;&quot;);[.$E31];&quot;&quot;)">
            <text:p/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.9829">
            <text:p>10,9829</text:p>
          </table:table-cell>
          <table:table-cell office:value-type="float" office:value="6.61946">
            <text:p>6,61946</text:p>
          </table:table-cell>
          <table:table-cell office:value-type="float" office:value="181.451">
            <text:p>181,451</text:p>
          </table:table-cell>
          <table:table-cell office:value-type="float" office:value="1667.62">
            <text:p>1667,62</text:p>
          </table:table-cell>
          <table:table-cell office:value-type="string">
            <text:p>/home/ramiro/Imagens/Faces to RPM/030.jpg</text:p>
          </table:table-cell>
          <table:table-cell table:formula="of:=IF(AND([.$B32]=[.H$2];[.$G32]&lt;&gt;&quot;&quot;);[.$C32];&quot;&quot;)">
            <text:p/>
          </table:table-cell>
          <table:table-cell table:formula="of:=IF(AND([.$B32]=[.I$2];[.$G32]&lt;&gt;&quot;&quot;);[.$C32];&quot;&quot;)">
            <text:p/>
          </table:table-cell>
          <table:table-cell table:formula="of:=IF(AND([.$B32]=[.J$2];[.$G32]&lt;&gt;&quot;&quot;);[.$C32];&quot;&quot;)">
            <text:p/>
          </table:table-cell>
          <table:table-cell table:formula="of:=IF(AND([.$B32]=[.K$2];[.$G32]&lt;&gt;&quot;&quot;);[.$C32];&quot;&quot;)" office:value-type="float" office:value="10.9829">
            <text:p>10,98</text:p>
          </table:table-cell>
          <table:table-cell table:formula="of:=IF(AND([.$B32]=[.L$2];[.$G32]&lt;&gt;&quot;&quot;);[.$C32];&quot;&quot;)">
            <text:p/>
          </table:table-cell>
          <table:table-cell table:formula="of:=IF(AND([.$B32]=[.M$2];[.$G32]&lt;&gt;&quot;&quot;);[.$C32];&quot;&quot;)">
            <text:p/>
          </table:table-cell>
          <table:table-cell table:formula="of:=IF(AND([.$B32]=[.N$2];[.$G32]&lt;&gt;&quot;&quot;);[.$E32];&quot;&quot;)">
            <text:p/>
          </table:table-cell>
          <table:table-cell table:formula="of:=IF(AND([.$B32]=[.O$2];[.$G32]&lt;&gt;&quot;&quot;);[.$E32];&quot;&quot;)">
            <text:p/>
          </table:table-cell>
          <table:table-cell table:formula="of:=IF(AND([.$B32]=[.P$2];[.$G32]&lt;&gt;&quot;&quot;);[.$E32];&quot;&quot;)">
            <text:p/>
          </table:table-cell>
          <table:table-cell table:formula="of:=IF(AND([.$B32]=[.Q$2];[.$G32]&lt;&gt;&quot;&quot;);[.$E32];&quot;&quot;)" office:value-type="float" office:value="181.451">
            <text:p>181,45</text:p>
          </table:table-cell>
          <table:table-cell table:formula="of:=IF(AND([.$B32]=[.R$2];[.$G32]&lt;&gt;&quot;&quot;);[.$E32];&quot;&quot;)">
            <text:p/>
          </table:table-cell>
          <table:table-cell table:formula="of:=IF(AND([.$B32]=[.S$2];[.$G32]&lt;&gt;&quot;&quot;);[.$E32];&quot;&quot;)">
            <text:p/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 table:formula="of:=IF(AND([.$B33]=[.H$2];[.$G33]&lt;&gt;&quot;&quot;);[.$C33];&quot;&quot;)">
            <text:p/>
          </table:table-cell>
          <table:table-cell table:formula="of:=IF(AND([.$B33]=[.I$2];[.$G33]&lt;&gt;&quot;&quot;);[.$C33];&quot;&quot;)">
            <text:p/>
          </table:table-cell>
          <table:table-cell table:formula="of:=IF(AND([.$B33]=[.J$2];[.$G33]&lt;&gt;&quot;&quot;);[.$C33];&quot;&quot;)">
            <text:p/>
          </table:table-cell>
          <table:table-cell table:formula="of:=IF(AND([.$B33]=[.K$2];[.$G33]&lt;&gt;&quot;&quot;);[.$C33];&quot;&quot;)">
            <text:p/>
          </table:table-cell>
          <table:table-cell table:formula="of:=IF(AND([.$B33]=[.L$2];[.$G33]&lt;&gt;&quot;&quot;);[.$C33];&quot;&quot;)">
            <text:p/>
          </table:table-cell>
          <table:table-cell table:formula="of:=IF(AND([.$B33]=[.M$2];[.$G33]&lt;&gt;&quot;&quot;);[.$C33];&quot;&quot;)">
            <text:p/>
          </table:table-cell>
          <table:table-cell table:formula="of:=IF(AND([.$B33]=[.N$2];[.$G33]&lt;&gt;&quot;&quot;);[.$E33];&quot;&quot;)">
            <text:p/>
          </table:table-cell>
          <table:table-cell table:formula="of:=IF(AND([.$B33]=[.O$2];[.$G33]&lt;&gt;&quot;&quot;);[.$E33];&quot;&quot;)">
            <text:p/>
          </table:table-cell>
          <table:table-cell table:formula="of:=IF(AND([.$B33]=[.P$2];[.$G33]&lt;&gt;&quot;&quot;);[.$E33];&quot;&quot;)">
            <text:p/>
          </table:table-cell>
          <table:table-cell table:formula="of:=IF(AND([.$B33]=[.Q$2];[.$G33]&lt;&gt;&quot;&quot;);[.$E33];&quot;&quot;)">
            <text:p/>
          </table:table-cell>
          <table:table-cell table:formula="of:=IF(AND([.$B33]=[.R$2];[.$G33]&lt;&gt;&quot;&quot;);[.$E33];&quot;&quot;)">
            <text:p/>
          </table:table-cell>
          <table:table-cell table:formula="of:=IF(AND([.$B33]=[.S$2];[.$G33]&lt;&gt;&quot;&quot;);[.$E33];&quot;&quot;)">
            <text:p/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.7906">
            <text:p>10,7906</text:p>
          </table:table-cell>
          <table:table-cell office:value-type="float" office:value="12.382">
            <text:p>12,382</text:p>
          </table:table-cell>
          <table:table-cell office:value-type="float" office:value="42.4729">
            <text:p>42,4729</text:p>
          </table:table-cell>
          <table:table-cell office:value-type="float" office:value="215.855">
            <text:p>215,855</text:p>
          </table:table-cell>
          <table:table-cell office:value-type="string">
            <text:p>/home/ramiro/Imagens/Faces to RPM/032.jpg</text:p>
          </table:table-cell>
          <table:table-cell table:formula="of:=IF(AND([.$B34]=[.H$2];[.$G34]&lt;&gt;&quot;&quot;);[.$C34];&quot;&quot;)">
            <text:p/>
          </table:table-cell>
          <table:table-cell table:formula="of:=IF(AND([.$B34]=[.I$2];[.$G34]&lt;&gt;&quot;&quot;);[.$C34];&quot;&quot;)" office:value-type="float" office:value="10.7906">
            <text:p>10,79</text:p>
          </table:table-cell>
          <table:table-cell table:formula="of:=IF(AND([.$B34]=[.J$2];[.$G34]&lt;&gt;&quot;&quot;);[.$C34];&quot;&quot;)">
            <text:p/>
          </table:table-cell>
          <table:table-cell table:formula="of:=IF(AND([.$B34]=[.K$2];[.$G34]&lt;&gt;&quot;&quot;);[.$C34];&quot;&quot;)">
            <text:p/>
          </table:table-cell>
          <table:table-cell table:formula="of:=IF(AND([.$B34]=[.L$2];[.$G34]&lt;&gt;&quot;&quot;);[.$C34];&quot;&quot;)">
            <text:p/>
          </table:table-cell>
          <table:table-cell table:formula="of:=IF(AND([.$B34]=[.M$2];[.$G34]&lt;&gt;&quot;&quot;);[.$C34];&quot;&quot;)">
            <text:p/>
          </table:table-cell>
          <table:table-cell table:formula="of:=IF(AND([.$B34]=[.N$2];[.$G34]&lt;&gt;&quot;&quot;);[.$E34];&quot;&quot;)">
            <text:p/>
          </table:table-cell>
          <table:table-cell table:formula="of:=IF(AND([.$B34]=[.O$2];[.$G34]&lt;&gt;&quot;&quot;);[.$E34];&quot;&quot;)" office:value-type="float" office:value="42.4729">
            <text:p>42,47</text:p>
          </table:table-cell>
          <table:table-cell table:formula="of:=IF(AND([.$B34]=[.P$2];[.$G34]&lt;&gt;&quot;&quot;);[.$E34];&quot;&quot;)">
            <text:p/>
          </table:table-cell>
          <table:table-cell table:formula="of:=IF(AND([.$B34]=[.Q$2];[.$G34]&lt;&gt;&quot;&quot;);[.$E34];&quot;&quot;)">
            <text:p/>
          </table:table-cell>
          <table:table-cell table:formula="of:=IF(AND([.$B34]=[.R$2];[.$G34]&lt;&gt;&quot;&quot;);[.$E34];&quot;&quot;)">
            <text:p/>
          </table:table-cell>
          <table:table-cell table:formula="of:=IF(AND([.$B34]=[.S$2];[.$G34]&lt;&gt;&quot;&quot;);[.$E34];&quot;&quot;)">
            <text:p/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.7212">
            <text:p>11,7212</text:p>
          </table:table-cell>
          <table:table-cell office:value-type="float" office:value="8.4641">
            <text:p>8,4641</text:p>
          </table:table-cell>
          <table:table-cell office:value-type="float" office:value="116.44">
            <text:p>116,44</text:p>
          </table:table-cell>
          <table:table-cell office:value-type="float" office:value="1286.14">
            <text:p>1286,14</text:p>
          </table:table-cell>
          <table:table-cell office:value-type="string">
            <text:p>/home/ramiro/Imagens/Faces to RPM/033.jpg</text:p>
          </table:table-cell>
          <table:table-cell table:formula="of:=IF(AND([.$B35]=[.H$2];[.$G35]&lt;&gt;&quot;&quot;);[.$C35];&quot;&quot;)" office:value-type="float" office:value="11.7212">
            <text:p>11,72</text:p>
          </table:table-cell>
          <table:table-cell table:formula="of:=IF(AND([.$B35]=[.I$2];[.$G35]&lt;&gt;&quot;&quot;);[.$C35];&quot;&quot;)">
            <text:p/>
          </table:table-cell>
          <table:table-cell table:formula="of:=IF(AND([.$B35]=[.J$2];[.$G35]&lt;&gt;&quot;&quot;);[.$C35];&quot;&quot;)">
            <text:p/>
          </table:table-cell>
          <table:table-cell table:formula="of:=IF(AND([.$B35]=[.K$2];[.$G35]&lt;&gt;&quot;&quot;);[.$C35];&quot;&quot;)">
            <text:p/>
          </table:table-cell>
          <table:table-cell table:formula="of:=IF(AND([.$B35]=[.L$2];[.$G35]&lt;&gt;&quot;&quot;);[.$C35];&quot;&quot;)">
            <text:p/>
          </table:table-cell>
          <table:table-cell table:formula="of:=IF(AND([.$B35]=[.M$2];[.$G35]&lt;&gt;&quot;&quot;);[.$C35];&quot;&quot;)">
            <text:p/>
          </table:table-cell>
          <table:table-cell table:formula="of:=IF(AND([.$B35]=[.N$2];[.$G35]&lt;&gt;&quot;&quot;);[.$E35];&quot;&quot;)" office:value-type="float" office:value="116.44">
            <text:p>116,44</text:p>
          </table:table-cell>
          <table:table-cell table:formula="of:=IF(AND([.$B35]=[.O$2];[.$G35]&lt;&gt;&quot;&quot;);[.$E35];&quot;&quot;)">
            <text:p/>
          </table:table-cell>
          <table:table-cell table:formula="of:=IF(AND([.$B35]=[.P$2];[.$G35]&lt;&gt;&quot;&quot;);[.$E35];&quot;&quot;)">
            <text:p/>
          </table:table-cell>
          <table:table-cell table:formula="of:=IF(AND([.$B35]=[.Q$2];[.$G35]&lt;&gt;&quot;&quot;);[.$E35];&quot;&quot;)">
            <text:p/>
          </table:table-cell>
          <table:table-cell table:formula="of:=IF(AND([.$B35]=[.R$2];[.$G35]&lt;&gt;&quot;&quot;);[.$E35];&quot;&quot;)">
            <text:p/>
          </table:table-cell>
          <table:table-cell table:formula="of:=IF(AND([.$B35]=[.S$2];[.$G35]&lt;&gt;&quot;&quot;);[.$E35];&quot;&quot;)">
            <text:p/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.58274">
            <text:p>7,58274</text:p>
          </table:table-cell>
          <table:table-cell office:value-type="float" office:value="3.6598">
            <text:p>3,6598</text:p>
          </table:table-cell>
          <table:table-cell office:value-type="float" office:value="86.0417">
            <text:p>86,0417</text:p>
          </table:table-cell>
          <table:table-cell office:value-type="float" office:value="565.22">
            <text:p>565,22</text:p>
          </table:table-cell>
          <table:table-cell office:value-type="string">
            <text:p>/home/ramiro/Imagens/Faces to RPM/034.jpg</text:p>
          </table:table-cell>
          <table:table-cell table:formula="of:=IF(AND([.$B36]=[.H$2];[.$G36]&lt;&gt;&quot;&quot;);[.$C36];&quot;&quot;)" office:value-type="float" office:value="7.58274">
            <text:p>7,58</text:p>
          </table:table-cell>
          <table:table-cell table:formula="of:=IF(AND([.$B36]=[.I$2];[.$G36]&lt;&gt;&quot;&quot;);[.$C36];&quot;&quot;)">
            <text:p/>
          </table:table-cell>
          <table:table-cell table:formula="of:=IF(AND([.$B36]=[.J$2];[.$G36]&lt;&gt;&quot;&quot;);[.$C36];&quot;&quot;)">
            <text:p/>
          </table:table-cell>
          <table:table-cell table:formula="of:=IF(AND([.$B36]=[.K$2];[.$G36]&lt;&gt;&quot;&quot;);[.$C36];&quot;&quot;)">
            <text:p/>
          </table:table-cell>
          <table:table-cell table:formula="of:=IF(AND([.$B36]=[.L$2];[.$G36]&lt;&gt;&quot;&quot;);[.$C36];&quot;&quot;)">
            <text:p/>
          </table:table-cell>
          <table:table-cell table:formula="of:=IF(AND([.$B36]=[.M$2];[.$G36]&lt;&gt;&quot;&quot;);[.$C36];&quot;&quot;)">
            <text:p/>
          </table:table-cell>
          <table:table-cell table:formula="of:=IF(AND([.$B36]=[.N$2];[.$G36]&lt;&gt;&quot;&quot;);[.$E36];&quot;&quot;)" office:value-type="float" office:value="86.0417">
            <text:p>86,04</text:p>
          </table:table-cell>
          <table:table-cell table:formula="of:=IF(AND([.$B36]=[.O$2];[.$G36]&lt;&gt;&quot;&quot;);[.$E36];&quot;&quot;)">
            <text:p/>
          </table:table-cell>
          <table:table-cell table:formula="of:=IF(AND([.$B36]=[.P$2];[.$G36]&lt;&gt;&quot;&quot;);[.$E36];&quot;&quot;)">
            <text:p/>
          </table:table-cell>
          <table:table-cell table:formula="of:=IF(AND([.$B36]=[.Q$2];[.$G36]&lt;&gt;&quot;&quot;);[.$E36];&quot;&quot;)">
            <text:p/>
          </table:table-cell>
          <table:table-cell table:formula="of:=IF(AND([.$B36]=[.R$2];[.$G36]&lt;&gt;&quot;&quot;);[.$E36];&quot;&quot;)">
            <text:p/>
          </table:table-cell>
          <table:table-cell table:formula="of:=IF(AND([.$B36]=[.S$2];[.$G36]&lt;&gt;&quot;&quot;);[.$E36];&quot;&quot;)">
            <text:p/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2.0239">
            <text:p>12,0239</text:p>
          </table:table-cell>
          <table:table-cell office:value-type="float" office:value="9.27106">
            <text:p>9,27106</text:p>
          </table:table-cell>
          <table:table-cell office:value-type="float" office:value="172.729">
            <text:p>172,729</text:p>
          </table:table-cell>
          <table:table-cell office:value-type="float" office:value="551.087">
            <text:p>551,087</text:p>
          </table:table-cell>
          <table:table-cell office:value-type="string">
            <text:p>/home/ramiro/Imagens/Faces to RPM/035.jpg</text:p>
          </table:table-cell>
          <table:table-cell table:formula="of:=IF(AND([.$B37]=[.H$2];[.$G37]&lt;&gt;&quot;&quot;);[.$C37];&quot;&quot;)">
            <text:p/>
          </table:table-cell>
          <table:table-cell table:formula="of:=IF(AND([.$B37]=[.I$2];[.$G37]&lt;&gt;&quot;&quot;);[.$C37];&quot;&quot;)">
            <text:p/>
          </table:table-cell>
          <table:table-cell table:formula="of:=IF(AND([.$B37]=[.J$2];[.$G37]&lt;&gt;&quot;&quot;);[.$C37];&quot;&quot;)" office:value-type="float" office:value="12.0239">
            <text:p>12,02</text:p>
          </table:table-cell>
          <table:table-cell table:formula="of:=IF(AND([.$B37]=[.K$2];[.$G37]&lt;&gt;&quot;&quot;);[.$C37];&quot;&quot;)">
            <text:p/>
          </table:table-cell>
          <table:table-cell table:formula="of:=IF(AND([.$B37]=[.L$2];[.$G37]&lt;&gt;&quot;&quot;);[.$C37];&quot;&quot;)">
            <text:p/>
          </table:table-cell>
          <table:table-cell table:formula="of:=IF(AND([.$B37]=[.M$2];[.$G37]&lt;&gt;&quot;&quot;);[.$C37];&quot;&quot;)">
            <text:p/>
          </table:table-cell>
          <table:table-cell table:formula="of:=IF(AND([.$B37]=[.N$2];[.$G37]&lt;&gt;&quot;&quot;);[.$E37];&quot;&quot;)">
            <text:p/>
          </table:table-cell>
          <table:table-cell table:formula="of:=IF(AND([.$B37]=[.O$2];[.$G37]&lt;&gt;&quot;&quot;);[.$E37];&quot;&quot;)">
            <text:p/>
          </table:table-cell>
          <table:table-cell table:formula="of:=IF(AND([.$B37]=[.P$2];[.$G37]&lt;&gt;&quot;&quot;);[.$E37];&quot;&quot;)" office:value-type="float" office:value="172.729">
            <text:p>172,73</text:p>
          </table:table-cell>
          <table:table-cell table:formula="of:=IF(AND([.$B37]=[.Q$2];[.$G37]&lt;&gt;&quot;&quot;);[.$E37];&quot;&quot;)">
            <text:p/>
          </table:table-cell>
          <table:table-cell table:formula="of:=IF(AND([.$B37]=[.R$2];[.$G37]&lt;&gt;&quot;&quot;);[.$E37];&quot;&quot;)">
            <text:p/>
          </table:table-cell>
          <table:table-cell table:formula="of:=IF(AND([.$B37]=[.S$2];[.$G37]&lt;&gt;&quot;&quot;);[.$E37];&quot;&quot;)">
            <text:p/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1.1165">
            <text:p>11,1165</text:p>
          </table:table-cell>
          <table:table-cell office:value-type="float" office:value="12.73">
            <text:p>12,73</text:p>
          </table:table-cell>
          <table:table-cell office:value-type="float" office:value="140.974">
            <text:p>140,974</text:p>
          </table:table-cell>
          <table:table-cell office:value-type="float" office:value="1341.58">
            <text:p>1341,58</text:p>
          </table:table-cell>
          <table:table-cell office:value-type="string">
            <text:p>/home/ramiro/Imagens/Faces to RPM/036.jpg</text:p>
          </table:table-cell>
          <table:table-cell table:formula="of:=IF(AND([.$B38]=[.H$2];[.$G38]&lt;&gt;&quot;&quot;);[.$C38];&quot;&quot;)">
            <text:p/>
          </table:table-cell>
          <table:table-cell table:formula="of:=IF(AND([.$B38]=[.I$2];[.$G38]&lt;&gt;&quot;&quot;);[.$C38];&quot;&quot;)" office:value-type="float" office:value="11.1165">
            <text:p>11,12</text:p>
          </table:table-cell>
          <table:table-cell table:formula="of:=IF(AND([.$B38]=[.J$2];[.$G38]&lt;&gt;&quot;&quot;);[.$C38];&quot;&quot;)">
            <text:p/>
          </table:table-cell>
          <table:table-cell table:formula="of:=IF(AND([.$B38]=[.K$2];[.$G38]&lt;&gt;&quot;&quot;);[.$C38];&quot;&quot;)">
            <text:p/>
          </table:table-cell>
          <table:table-cell table:formula="of:=IF(AND([.$B38]=[.L$2];[.$G38]&lt;&gt;&quot;&quot;);[.$C38];&quot;&quot;)">
            <text:p/>
          </table:table-cell>
          <table:table-cell table:formula="of:=IF(AND([.$B38]=[.M$2];[.$G38]&lt;&gt;&quot;&quot;);[.$C38];&quot;&quot;)">
            <text:p/>
          </table:table-cell>
          <table:table-cell table:formula="of:=IF(AND([.$B38]=[.N$2];[.$G38]&lt;&gt;&quot;&quot;);[.$E38];&quot;&quot;)">
            <text:p/>
          </table:table-cell>
          <table:table-cell table:formula="of:=IF(AND([.$B38]=[.O$2];[.$G38]&lt;&gt;&quot;&quot;);[.$E38];&quot;&quot;)" office:value-type="float" office:value="140.974">
            <text:p>140,97</text:p>
          </table:table-cell>
          <table:table-cell table:formula="of:=IF(AND([.$B38]=[.P$2];[.$G38]&lt;&gt;&quot;&quot;);[.$E38];&quot;&quot;)">
            <text:p/>
          </table:table-cell>
          <table:table-cell table:formula="of:=IF(AND([.$B38]=[.Q$2];[.$G38]&lt;&gt;&quot;&quot;);[.$E38];&quot;&quot;)">
            <text:p/>
          </table:table-cell>
          <table:table-cell table:formula="of:=IF(AND([.$B38]=[.R$2];[.$G38]&lt;&gt;&quot;&quot;);[.$E38];&quot;&quot;)">
            <text:p/>
          </table:table-cell>
          <table:table-cell table:formula="of:=IF(AND([.$B38]=[.S$2];[.$G38]&lt;&gt;&quot;&quot;);[.$E38];&quot;&quot;)">
            <text:p/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1.491">
            <text:p>11,491</text:p>
          </table:table-cell>
          <table:table-cell office:value-type="float" office:value="5.54023">
            <text:p>5,54023</text:p>
          </table:table-cell>
          <table:table-cell office:value-type="float" office:value="155.377">
            <text:p>155,377</text:p>
          </table:table-cell>
          <table:table-cell office:value-type="float" office:value="1931.5">
            <text:p>1931,5</text:p>
          </table:table-cell>
          <table:table-cell office:value-type="string">
            <text:p>/home/ramiro/Imagens/Faces to RPM/037.jpg</text:p>
          </table:table-cell>
          <table:table-cell table:formula="of:=IF(AND([.$B39]=[.H$2];[.$G39]&lt;&gt;&quot;&quot;);[.$C39];&quot;&quot;)">
            <text:p/>
          </table:table-cell>
          <table:table-cell table:formula="of:=IF(AND([.$B39]=[.I$2];[.$G39]&lt;&gt;&quot;&quot;);[.$C39];&quot;&quot;)">
            <text:p/>
          </table:table-cell>
          <table:table-cell table:formula="of:=IF(AND([.$B39]=[.J$2];[.$G39]&lt;&gt;&quot;&quot;);[.$C39];&quot;&quot;)">
            <text:p/>
          </table:table-cell>
          <table:table-cell table:formula="of:=IF(AND([.$B39]=[.K$2];[.$G39]&lt;&gt;&quot;&quot;);[.$C39];&quot;&quot;)" office:value-type="float" office:value="11.491">
            <text:p>11,49</text:p>
          </table:table-cell>
          <table:table-cell table:formula="of:=IF(AND([.$B39]=[.L$2];[.$G39]&lt;&gt;&quot;&quot;);[.$C39];&quot;&quot;)">
            <text:p/>
          </table:table-cell>
          <table:table-cell table:formula="of:=IF(AND([.$B39]=[.M$2];[.$G39]&lt;&gt;&quot;&quot;);[.$C39];&quot;&quot;)">
            <text:p/>
          </table:table-cell>
          <table:table-cell table:formula="of:=IF(AND([.$B39]=[.N$2];[.$G39]&lt;&gt;&quot;&quot;);[.$E39];&quot;&quot;)">
            <text:p/>
          </table:table-cell>
          <table:table-cell table:formula="of:=IF(AND([.$B39]=[.O$2];[.$G39]&lt;&gt;&quot;&quot;);[.$E39];&quot;&quot;)">
            <text:p/>
          </table:table-cell>
          <table:table-cell table:formula="of:=IF(AND([.$B39]=[.P$2];[.$G39]&lt;&gt;&quot;&quot;);[.$E39];&quot;&quot;)">
            <text:p/>
          </table:table-cell>
          <table:table-cell table:formula="of:=IF(AND([.$B39]=[.Q$2];[.$G39]&lt;&gt;&quot;&quot;);[.$E39];&quot;&quot;)" office:value-type="float" office:value="155.377">
            <text:p>155,38</text:p>
          </table:table-cell>
          <table:table-cell table:formula="of:=IF(AND([.$B39]=[.R$2];[.$G39]&lt;&gt;&quot;&quot;);[.$E39];&quot;&quot;)">
            <text:p/>
          </table:table-cell>
          <table:table-cell table:formula="of:=IF(AND([.$B39]=[.S$2];[.$G39]&lt;&gt;&quot;&quot;);[.$E39];&quot;&quot;)">
            <text:p/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8.14879">
            <text:p>8,14879</text:p>
          </table:table-cell>
          <table:table-cell office:value-type="float" office:value="8.61513">
            <text:p>8,61513</text:p>
          </table:table-cell>
          <table:table-cell office:value-type="float" office:value="105.975">
            <text:p>105,975</text:p>
          </table:table-cell>
          <table:table-cell office:value-type="float" office:value="802.048">
            <text:p>802,048</text:p>
          </table:table-cell>
          <table:table-cell office:value-type="string">
            <text:p>/home/ramiro/Imagens/Faces to RPM/038.jpg</text:p>
          </table:table-cell>
          <table:table-cell table:formula="of:=IF(AND([.$B40]=[.H$2];[.$G40]&lt;&gt;&quot;&quot;);[.$C40];&quot;&quot;)">
            <text:p/>
          </table:table-cell>
          <table:table-cell table:formula="of:=IF(AND([.$B40]=[.I$2];[.$G40]&lt;&gt;&quot;&quot;);[.$C40];&quot;&quot;)" office:value-type="float" office:value="8.14879">
            <text:p>8,15</text:p>
          </table:table-cell>
          <table:table-cell table:formula="of:=IF(AND([.$B40]=[.J$2];[.$G40]&lt;&gt;&quot;&quot;);[.$C40];&quot;&quot;)">
            <text:p/>
          </table:table-cell>
          <table:table-cell table:formula="of:=IF(AND([.$B40]=[.K$2];[.$G40]&lt;&gt;&quot;&quot;);[.$C40];&quot;&quot;)">
            <text:p/>
          </table:table-cell>
          <table:table-cell table:formula="of:=IF(AND([.$B40]=[.L$2];[.$G40]&lt;&gt;&quot;&quot;);[.$C40];&quot;&quot;)">
            <text:p/>
          </table:table-cell>
          <table:table-cell table:formula="of:=IF(AND([.$B40]=[.M$2];[.$G40]&lt;&gt;&quot;&quot;);[.$C40];&quot;&quot;)">
            <text:p/>
          </table:table-cell>
          <table:table-cell table:formula="of:=IF(AND([.$B40]=[.N$2];[.$G40]&lt;&gt;&quot;&quot;);[.$E40];&quot;&quot;)">
            <text:p/>
          </table:table-cell>
          <table:table-cell table:formula="of:=IF(AND([.$B40]=[.O$2];[.$G40]&lt;&gt;&quot;&quot;);[.$E40];&quot;&quot;)" office:value-type="float" office:value="105.975">
            <text:p>105,98</text:p>
          </table:table-cell>
          <table:table-cell table:formula="of:=IF(AND([.$B40]=[.P$2];[.$G40]&lt;&gt;&quot;&quot;);[.$E40];&quot;&quot;)">
            <text:p/>
          </table:table-cell>
          <table:table-cell table:formula="of:=IF(AND([.$B40]=[.Q$2];[.$G40]&lt;&gt;&quot;&quot;);[.$E40];&quot;&quot;)">
            <text:p/>
          </table:table-cell>
          <table:table-cell table:formula="of:=IF(AND([.$B40]=[.R$2];[.$G40]&lt;&gt;&quot;&quot;);[.$E40];&quot;&quot;)">
            <text:p/>
          </table:table-cell>
          <table:table-cell table:formula="of:=IF(AND([.$B40]=[.S$2];[.$G40]&lt;&gt;&quot;&quot;);[.$E40];&quot;&quot;)">
            <text:p/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1.9394">
            <text:p>11,9394</text:p>
          </table:table-cell>
          <table:table-cell office:value-type="float" office:value="6.99972">
            <text:p>6,99972</text:p>
          </table:table-cell>
          <table:table-cell office:value-type="float" office:value="160.001">
            <text:p>160,001</text:p>
          </table:table-cell>
          <table:table-cell office:value-type="float" office:value="1421.2">
            <text:p>1421,2</text:p>
          </table:table-cell>
          <table:table-cell office:value-type="string">
            <text:p>/home/ramiro/Imagens/Faces to RPM/039.jpg</text:p>
          </table:table-cell>
          <table:table-cell table:formula="of:=IF(AND([.$B41]=[.H$2];[.$G41]&lt;&gt;&quot;&quot;);[.$C41];&quot;&quot;)">
            <text:p/>
          </table:table-cell>
          <table:table-cell table:formula="of:=IF(AND([.$B41]=[.I$2];[.$G41]&lt;&gt;&quot;&quot;);[.$C41];&quot;&quot;)">
            <text:p/>
          </table:table-cell>
          <table:table-cell table:formula="of:=IF(AND([.$B41]=[.J$2];[.$G41]&lt;&gt;&quot;&quot;);[.$C41];&quot;&quot;)" office:value-type="float" office:value="11.9394">
            <text:p>11,94</text:p>
          </table:table-cell>
          <table:table-cell table:formula="of:=IF(AND([.$B41]=[.K$2];[.$G41]&lt;&gt;&quot;&quot;);[.$C41];&quot;&quot;)">
            <text:p/>
          </table:table-cell>
          <table:table-cell table:formula="of:=IF(AND([.$B41]=[.L$2];[.$G41]&lt;&gt;&quot;&quot;);[.$C41];&quot;&quot;)">
            <text:p/>
          </table:table-cell>
          <table:table-cell table:formula="of:=IF(AND([.$B41]=[.M$2];[.$G41]&lt;&gt;&quot;&quot;);[.$C41];&quot;&quot;)">
            <text:p/>
          </table:table-cell>
          <table:table-cell table:formula="of:=IF(AND([.$B41]=[.N$2];[.$G41]&lt;&gt;&quot;&quot;);[.$E41];&quot;&quot;)">
            <text:p/>
          </table:table-cell>
          <table:table-cell table:formula="of:=IF(AND([.$B41]=[.O$2];[.$G41]&lt;&gt;&quot;&quot;);[.$E41];&quot;&quot;)">
            <text:p/>
          </table:table-cell>
          <table:table-cell table:formula="of:=IF(AND([.$B41]=[.P$2];[.$G41]&lt;&gt;&quot;&quot;);[.$E41];&quot;&quot;)" office:value-type="float" office:value="160.001">
            <text:p>160,00</text:p>
          </table:table-cell>
          <table:table-cell table:formula="of:=IF(AND([.$B41]=[.Q$2];[.$G41]&lt;&gt;&quot;&quot;);[.$E41];&quot;&quot;)">
            <text:p/>
          </table:table-cell>
          <table:table-cell table:formula="of:=IF(AND([.$B41]=[.R$2];[.$G41]&lt;&gt;&quot;&quot;);[.$E41];&quot;&quot;)">
            <text:p/>
          </table:table-cell>
          <table:table-cell table:formula="of:=IF(AND([.$B41]=[.S$2];[.$G41]&lt;&gt;&quot;&quot;);[.$E41];&quot;&quot;)">
            <text:p/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5.19619">
            <text:p>5,19619</text:p>
          </table:table-cell>
          <table:table-cell office:value-type="float" office:value="1.67899">
            <text:p>1,67899</text:p>
          </table:table-cell>
          <table:table-cell office:value-type="float" office:value="137.623">
            <text:p>137,623</text:p>
          </table:table-cell>
          <table:table-cell office:value-type="float" office:value="462.555">
            <text:p>462,555</text:p>
          </table:table-cell>
          <table:table-cell office:value-type="string">
            <text:p>/home/ramiro/Imagens/Faces to RPM/040.jpg</text:p>
          </table:table-cell>
          <table:table-cell table:formula="of:=IF(AND([.$B42]=[.H$2];[.$G42]&lt;&gt;&quot;&quot;);[.$C42];&quot;&quot;)">
            <text:p/>
          </table:table-cell>
          <table:table-cell table:formula="of:=IF(AND([.$B42]=[.I$2];[.$G42]&lt;&gt;&quot;&quot;);[.$C42];&quot;&quot;)">
            <text:p/>
          </table:table-cell>
          <table:table-cell table:formula="of:=IF(AND([.$B42]=[.J$2];[.$G42]&lt;&gt;&quot;&quot;);[.$C42];&quot;&quot;)">
            <text:p/>
          </table:table-cell>
          <table:table-cell table:formula="of:=IF(AND([.$B42]=[.K$2];[.$G42]&lt;&gt;&quot;&quot;);[.$C42];&quot;&quot;)">
            <text:p/>
          </table:table-cell>
          <table:table-cell table:formula="of:=IF(AND([.$B42]=[.L$2];[.$G42]&lt;&gt;&quot;&quot;);[.$C42];&quot;&quot;)">
            <text:p/>
          </table:table-cell>
          <table:table-cell table:formula="of:=IF(AND([.$B42]=[.M$2];[.$G42]&lt;&gt;&quot;&quot;);[.$C42];&quot;&quot;)" office:value-type="float" office:value="5.19619">
            <text:p>5,20</text:p>
          </table:table-cell>
          <table:table-cell table:formula="of:=IF(AND([.$B42]=[.N$2];[.$G42]&lt;&gt;&quot;&quot;);[.$E42];&quot;&quot;)">
            <text:p/>
          </table:table-cell>
          <table:table-cell table:formula="of:=IF(AND([.$B42]=[.O$2];[.$G42]&lt;&gt;&quot;&quot;);[.$E42];&quot;&quot;)">
            <text:p/>
          </table:table-cell>
          <table:table-cell table:formula="of:=IF(AND([.$B42]=[.P$2];[.$G42]&lt;&gt;&quot;&quot;);[.$E42];&quot;&quot;)">
            <text:p/>
          </table:table-cell>
          <table:table-cell table:formula="of:=IF(AND([.$B42]=[.Q$2];[.$G42]&lt;&gt;&quot;&quot;);[.$E42];&quot;&quot;)">
            <text:p/>
          </table:table-cell>
          <table:table-cell table:formula="of:=IF(AND([.$B42]=[.R$2];[.$G42]&lt;&gt;&quot;&quot;);[.$E42];&quot;&quot;)">
            <text:p/>
          </table:table-cell>
          <table:table-cell table:formula="of:=IF(AND([.$B42]=[.S$2];[.$G42]&lt;&gt;&quot;&quot;);[.$E42];&quot;&quot;)" office:value-type="float" office:value="137.623">
            <text:p>137,6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1.3672">
            <text:p>11,3672</text:p>
          </table:table-cell>
          <table:table-cell office:value-type="float" office:value="8.36501">
            <text:p>8,36501</text:p>
          </table:table-cell>
          <table:table-cell office:value-type="float" office:value="120.846">
            <text:p>120,846</text:p>
          </table:table-cell>
          <table:table-cell office:value-type="float" office:value="2111.2">
            <text:p>2111,2</text:p>
          </table:table-cell>
          <table:table-cell office:value-type="string">
            <text:p>/home/ramiro/Imagens/Faces to RPM/041.jpg</text:p>
          </table:table-cell>
          <table:table-cell table:formula="of:=IF(AND([.$B43]=[.H$2];[.$G43]&lt;&gt;&quot;&quot;);[.$C43];&quot;&quot;)">
            <text:p/>
          </table:table-cell>
          <table:table-cell table:formula="of:=IF(AND([.$B43]=[.I$2];[.$G43]&lt;&gt;&quot;&quot;);[.$C43];&quot;&quot;)">
            <text:p/>
          </table:table-cell>
          <table:table-cell table:formula="of:=IF(AND([.$B43]=[.J$2];[.$G43]&lt;&gt;&quot;&quot;);[.$C43];&quot;&quot;)" office:value-type="float" office:value="11.3672">
            <text:p>11,37</text:p>
          </table:table-cell>
          <table:table-cell table:formula="of:=IF(AND([.$B43]=[.K$2];[.$G43]&lt;&gt;&quot;&quot;);[.$C43];&quot;&quot;)">
            <text:p/>
          </table:table-cell>
          <table:table-cell table:formula="of:=IF(AND([.$B43]=[.L$2];[.$G43]&lt;&gt;&quot;&quot;);[.$C43];&quot;&quot;)">
            <text:p/>
          </table:table-cell>
          <table:table-cell table:formula="of:=IF(AND([.$B43]=[.M$2];[.$G43]&lt;&gt;&quot;&quot;);[.$C43];&quot;&quot;)">
            <text:p/>
          </table:table-cell>
          <table:table-cell table:formula="of:=IF(AND([.$B43]=[.N$2];[.$G43]&lt;&gt;&quot;&quot;);[.$E43];&quot;&quot;)">
            <text:p/>
          </table:table-cell>
          <table:table-cell table:formula="of:=IF(AND([.$B43]=[.O$2];[.$G43]&lt;&gt;&quot;&quot;);[.$E43];&quot;&quot;)">
            <text:p/>
          </table:table-cell>
          <table:table-cell table:formula="of:=IF(AND([.$B43]=[.P$2];[.$G43]&lt;&gt;&quot;&quot;);[.$E43];&quot;&quot;)" office:value-type="float" office:value="120.846">
            <text:p>120,85</text:p>
          </table:table-cell>
          <table:table-cell table:formula="of:=IF(AND([.$B43]=[.Q$2];[.$G43]&lt;&gt;&quot;&quot;);[.$E43];&quot;&quot;)">
            <text:p/>
          </table:table-cell>
          <table:table-cell table:formula="of:=IF(AND([.$B43]=[.R$2];[.$G43]&lt;&gt;&quot;&quot;);[.$E43];&quot;&quot;)">
            <text:p/>
          </table:table-cell>
          <table:table-cell table:formula="of:=IF(AND([.$B43]=[.S$2];[.$G43]&lt;&gt;&quot;&quot;);[.$E43];&quot;&quot;)">
            <text:p/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1.9928">
            <text:p>11,9928</text:p>
          </table:table-cell>
          <table:table-cell office:value-type="float" office:value="4.64944">
            <text:p>4,64944</text:p>
          </table:table-cell>
          <table:table-cell office:value-type="float" office:value="131.975">
            <text:p>131,975</text:p>
          </table:table-cell>
          <table:table-cell office:value-type="float" office:value="1237.65">
            <text:p>1237,65</text:p>
          </table:table-cell>
          <table:table-cell office:value-type="string">
            <text:p>/home/ramiro/Imagens/Faces to RPM/042.jpg</text:p>
          </table:table-cell>
          <table:table-cell table:formula="of:=IF(AND([.$B44]=[.H$2];[.$G44]&lt;&gt;&quot;&quot;);[.$C44];&quot;&quot;)">
            <text:p/>
          </table:table-cell>
          <table:table-cell table:formula="of:=IF(AND([.$B44]=[.I$2];[.$G44]&lt;&gt;&quot;&quot;);[.$C44];&quot;&quot;)">
            <text:p/>
          </table:table-cell>
          <table:table-cell table:formula="of:=IF(AND([.$B44]=[.J$2];[.$G44]&lt;&gt;&quot;&quot;);[.$C44];&quot;&quot;)">
            <text:p/>
          </table:table-cell>
          <table:table-cell table:formula="of:=IF(AND([.$B44]=[.K$2];[.$G44]&lt;&gt;&quot;&quot;);[.$C44];&quot;&quot;)" office:value-type="float" office:value="11.9928">
            <text:p>11,99</text:p>
          </table:table-cell>
          <table:table-cell table:formula="of:=IF(AND([.$B44]=[.L$2];[.$G44]&lt;&gt;&quot;&quot;);[.$C44];&quot;&quot;)">
            <text:p/>
          </table:table-cell>
          <table:table-cell table:formula="of:=IF(AND([.$B44]=[.M$2];[.$G44]&lt;&gt;&quot;&quot;);[.$C44];&quot;&quot;)">
            <text:p/>
          </table:table-cell>
          <table:table-cell table:formula="of:=IF(AND([.$B44]=[.N$2];[.$G44]&lt;&gt;&quot;&quot;);[.$E44];&quot;&quot;)">
            <text:p/>
          </table:table-cell>
          <table:table-cell table:formula="of:=IF(AND([.$B44]=[.O$2];[.$G44]&lt;&gt;&quot;&quot;);[.$E44];&quot;&quot;)">
            <text:p/>
          </table:table-cell>
          <table:table-cell table:formula="of:=IF(AND([.$B44]=[.P$2];[.$G44]&lt;&gt;&quot;&quot;);[.$E44];&quot;&quot;)">
            <text:p/>
          </table:table-cell>
          <table:table-cell table:formula="of:=IF(AND([.$B44]=[.Q$2];[.$G44]&lt;&gt;&quot;&quot;);[.$E44];&quot;&quot;)" office:value-type="float" office:value="131.975">
            <text:p>131,98</text:p>
          </table:table-cell>
          <table:table-cell table:formula="of:=IF(AND([.$B44]=[.R$2];[.$G44]&lt;&gt;&quot;&quot;);[.$E44];&quot;&quot;)">
            <text:p/>
          </table:table-cell>
          <table:table-cell table:formula="of:=IF(AND([.$B44]=[.S$2];[.$G44]&lt;&gt;&quot;&quot;);[.$E44];&quot;&quot;)">
            <text:p/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0.2694">
            <text:p>10,2694</text:p>
          </table:table-cell>
          <table:table-cell office:value-type="float" office:value="8.32361">
            <text:p>8,32361</text:p>
          </table:table-cell>
          <table:table-cell office:value-type="float" office:value="135.317">
            <text:p>135,317</text:p>
          </table:table-cell>
          <table:table-cell office:value-type="float" office:value="1890.01">
            <text:p>1890,01</text:p>
          </table:table-cell>
          <table:table-cell office:value-type="string">
            <text:p>/home/ramiro/Imagens/Faces to RPM/043.jpg</text:p>
          </table:table-cell>
          <table:table-cell table:formula="of:=IF(AND([.$B45]=[.H$2];[.$G45]&lt;&gt;&quot;&quot;);[.$C45];&quot;&quot;)">
            <text:p/>
          </table:table-cell>
          <table:table-cell table:formula="of:=IF(AND([.$B45]=[.I$2];[.$G45]&lt;&gt;&quot;&quot;);[.$C45];&quot;&quot;)">
            <text:p/>
          </table:table-cell>
          <table:table-cell table:formula="of:=IF(AND([.$B45]=[.J$2];[.$G45]&lt;&gt;&quot;&quot;);[.$C45];&quot;&quot;)">
            <text:p/>
          </table:table-cell>
          <table:table-cell table:formula="of:=IF(AND([.$B45]=[.K$2];[.$G45]&lt;&gt;&quot;&quot;);[.$C45];&quot;&quot;)" office:value-type="float" office:value="10.2694">
            <text:p>10,27</text:p>
          </table:table-cell>
          <table:table-cell table:formula="of:=IF(AND([.$B45]=[.L$2];[.$G45]&lt;&gt;&quot;&quot;);[.$C45];&quot;&quot;)">
            <text:p/>
          </table:table-cell>
          <table:table-cell table:formula="of:=IF(AND([.$B45]=[.M$2];[.$G45]&lt;&gt;&quot;&quot;);[.$C45];&quot;&quot;)">
            <text:p/>
          </table:table-cell>
          <table:table-cell table:formula="of:=IF(AND([.$B45]=[.N$2];[.$G45]&lt;&gt;&quot;&quot;);[.$E45];&quot;&quot;)">
            <text:p/>
          </table:table-cell>
          <table:table-cell table:formula="of:=IF(AND([.$B45]=[.O$2];[.$G45]&lt;&gt;&quot;&quot;);[.$E45];&quot;&quot;)">
            <text:p/>
          </table:table-cell>
          <table:table-cell table:formula="of:=IF(AND([.$B45]=[.P$2];[.$G45]&lt;&gt;&quot;&quot;);[.$E45];&quot;&quot;)">
            <text:p/>
          </table:table-cell>
          <table:table-cell table:formula="of:=IF(AND([.$B45]=[.Q$2];[.$G45]&lt;&gt;&quot;&quot;);[.$E45];&quot;&quot;)" office:value-type="float" office:value="135.317">
            <text:p>135,32</text:p>
          </table:table-cell>
          <table:table-cell table:formula="of:=IF(AND([.$B45]=[.R$2];[.$G45]&lt;&gt;&quot;&quot;);[.$E45];&quot;&quot;)">
            <text:p/>
          </table:table-cell>
          <table:table-cell table:formula="of:=IF(AND([.$B45]=[.S$2];[.$G45]&lt;&gt;&quot;&quot;);[.$E45];&quot;&quot;)">
            <text:p/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.56891">
            <text:p>6,56891</text:p>
          </table:table-cell>
          <table:table-cell office:value-type="float" office:value="3.98353">
            <text:p>3,98353</text:p>
          </table:table-cell>
          <table:table-cell office:value-type="float" office:value="98.5352">
            <text:p>98,5352</text:p>
          </table:table-cell>
          <table:table-cell office:value-type="float" office:value="1237.68">
            <text:p>1237,68</text:p>
          </table:table-cell>
          <table:table-cell office:value-type="string">
            <text:p>/home/ramiro/Imagens/Faces to RPM/044.jpg</text:p>
          </table:table-cell>
          <table:table-cell table:formula="of:=IF(AND([.$B46]=[.H$2];[.$G46]&lt;&gt;&quot;&quot;);[.$C46];&quot;&quot;)" office:value-type="float" office:value="6.56891">
            <text:p>6,57</text:p>
          </table:table-cell>
          <table:table-cell table:formula="of:=IF(AND([.$B46]=[.I$2];[.$G46]&lt;&gt;&quot;&quot;);[.$C46];&quot;&quot;)">
            <text:p/>
          </table:table-cell>
          <table:table-cell table:formula="of:=IF(AND([.$B46]=[.J$2];[.$G46]&lt;&gt;&quot;&quot;);[.$C46];&quot;&quot;)">
            <text:p/>
          </table:table-cell>
          <table:table-cell table:formula="of:=IF(AND([.$B46]=[.K$2];[.$G46]&lt;&gt;&quot;&quot;);[.$C46];&quot;&quot;)">
            <text:p/>
          </table:table-cell>
          <table:table-cell table:formula="of:=IF(AND([.$B46]=[.L$2];[.$G46]&lt;&gt;&quot;&quot;);[.$C46];&quot;&quot;)">
            <text:p/>
          </table:table-cell>
          <table:table-cell table:formula="of:=IF(AND([.$B46]=[.M$2];[.$G46]&lt;&gt;&quot;&quot;);[.$C46];&quot;&quot;)">
            <text:p/>
          </table:table-cell>
          <table:table-cell table:formula="of:=IF(AND([.$B46]=[.N$2];[.$G46]&lt;&gt;&quot;&quot;);[.$E46];&quot;&quot;)" office:value-type="float" office:value="98.5352">
            <text:p>98,54</text:p>
          </table:table-cell>
          <table:table-cell table:formula="of:=IF(AND([.$B46]=[.O$2];[.$G46]&lt;&gt;&quot;&quot;);[.$E46];&quot;&quot;)">
            <text:p/>
          </table:table-cell>
          <table:table-cell table:formula="of:=IF(AND([.$B46]=[.P$2];[.$G46]&lt;&gt;&quot;&quot;);[.$E46];&quot;&quot;)">
            <text:p/>
          </table:table-cell>
          <table:table-cell table:formula="of:=IF(AND([.$B46]=[.Q$2];[.$G46]&lt;&gt;&quot;&quot;);[.$E46];&quot;&quot;)">
            <text:p/>
          </table:table-cell>
          <table:table-cell table:formula="of:=IF(AND([.$B46]=[.R$2];[.$G46]&lt;&gt;&quot;&quot;);[.$E46];&quot;&quot;)">
            <text:p/>
          </table:table-cell>
          <table:table-cell table:formula="of:=IF(AND([.$B46]=[.S$2];[.$G46]&lt;&gt;&quot;&quot;);[.$E46];&quot;&quot;)">
            <text:p/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9.96807">
            <text:p>9,96807</text:p>
          </table:table-cell>
          <table:table-cell office:value-type="float" office:value="8.49549">
            <text:p>8,49549</text:p>
          </table:table-cell>
          <table:table-cell office:value-type="float" office:value="105.403">
            <text:p>105,403</text:p>
          </table:table-cell>
          <table:table-cell office:value-type="float" office:value="1223.85">
            <text:p>1223,85</text:p>
          </table:table-cell>
          <table:table-cell office:value-type="string">
            <text:p>/home/ramiro/Imagens/Faces to RPM/045.jpg</text:p>
          </table:table-cell>
          <table:table-cell table:formula="of:=IF(AND([.$B47]=[.H$2];[.$G47]&lt;&gt;&quot;&quot;);[.$C47];&quot;&quot;)">
            <text:p/>
          </table:table-cell>
          <table:table-cell table:formula="of:=IF(AND([.$B47]=[.I$2];[.$G47]&lt;&gt;&quot;&quot;);[.$C47];&quot;&quot;)">
            <text:p/>
          </table:table-cell>
          <table:table-cell table:formula="of:=IF(AND([.$B47]=[.J$2];[.$G47]&lt;&gt;&quot;&quot;);[.$C47];&quot;&quot;)" office:value-type="float" office:value="9.96807">
            <text:p>9,97</text:p>
          </table:table-cell>
          <table:table-cell table:formula="of:=IF(AND([.$B47]=[.K$2];[.$G47]&lt;&gt;&quot;&quot;);[.$C47];&quot;&quot;)">
            <text:p/>
          </table:table-cell>
          <table:table-cell table:formula="of:=IF(AND([.$B47]=[.L$2];[.$G47]&lt;&gt;&quot;&quot;);[.$C47];&quot;&quot;)">
            <text:p/>
          </table:table-cell>
          <table:table-cell table:formula="of:=IF(AND([.$B47]=[.M$2];[.$G47]&lt;&gt;&quot;&quot;);[.$C47];&quot;&quot;)">
            <text:p/>
          </table:table-cell>
          <table:table-cell table:formula="of:=IF(AND([.$B47]=[.N$2];[.$G47]&lt;&gt;&quot;&quot;);[.$E47];&quot;&quot;)">
            <text:p/>
          </table:table-cell>
          <table:table-cell table:formula="of:=IF(AND([.$B47]=[.O$2];[.$G47]&lt;&gt;&quot;&quot;);[.$E47];&quot;&quot;)">
            <text:p/>
          </table:table-cell>
          <table:table-cell table:formula="of:=IF(AND([.$B47]=[.P$2];[.$G47]&lt;&gt;&quot;&quot;);[.$E47];&quot;&quot;)" office:value-type="float" office:value="105.403">
            <text:p>105,40</text:p>
          </table:table-cell>
          <table:table-cell table:formula="of:=IF(AND([.$B47]=[.Q$2];[.$G47]&lt;&gt;&quot;&quot;);[.$E47];&quot;&quot;)">
            <text:p/>
          </table:table-cell>
          <table:table-cell table:formula="of:=IF(AND([.$B47]=[.R$2];[.$G47]&lt;&gt;&quot;&quot;);[.$E47];&quot;&quot;)">
            <text:p/>
          </table:table-cell>
          <table:table-cell table:formula="of:=IF(AND([.$B47]=[.S$2];[.$G47]&lt;&gt;&quot;&quot;);[.$E47];&quot;&quot;)">
            <text:p/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9.44419">
            <text:p>9,44419</text:p>
          </table:table-cell>
          <table:table-cell office:value-type="float" office:value="9.40837">
            <text:p>9,40837</text:p>
          </table:table-cell>
          <table:table-cell office:value-type="float" office:value="107.687">
            <text:p>107,687</text:p>
          </table:table-cell>
          <table:table-cell office:value-type="float" office:value="820.009">
            <text:p>820,009</text:p>
          </table:table-cell>
          <table:table-cell office:value-type="string">
            <text:p>/home/ramiro/Imagens/Faces to RPM/046.jpg</text:p>
          </table:table-cell>
          <table:table-cell table:formula="of:=IF(AND([.$B48]=[.H$2];[.$G48]&lt;&gt;&quot;&quot;);[.$C48];&quot;&quot;)" office:value-type="float" office:value="9.44419">
            <text:p>9,44</text:p>
          </table:table-cell>
          <table:table-cell table:formula="of:=IF(AND([.$B48]=[.I$2];[.$G48]&lt;&gt;&quot;&quot;);[.$C48];&quot;&quot;)">
            <text:p/>
          </table:table-cell>
          <table:table-cell table:formula="of:=IF(AND([.$B48]=[.J$2];[.$G48]&lt;&gt;&quot;&quot;);[.$C48];&quot;&quot;)">
            <text:p/>
          </table:table-cell>
          <table:table-cell table:formula="of:=IF(AND([.$B48]=[.K$2];[.$G48]&lt;&gt;&quot;&quot;);[.$C48];&quot;&quot;)">
            <text:p/>
          </table:table-cell>
          <table:table-cell table:formula="of:=IF(AND([.$B48]=[.L$2];[.$G48]&lt;&gt;&quot;&quot;);[.$C48];&quot;&quot;)">
            <text:p/>
          </table:table-cell>
          <table:table-cell table:formula="of:=IF(AND([.$B48]=[.M$2];[.$G48]&lt;&gt;&quot;&quot;);[.$C48];&quot;&quot;)">
            <text:p/>
          </table:table-cell>
          <table:table-cell table:formula="of:=IF(AND([.$B48]=[.N$2];[.$G48]&lt;&gt;&quot;&quot;);[.$E48];&quot;&quot;)" office:value-type="float" office:value="107.687">
            <text:p>107,69</text:p>
          </table:table-cell>
          <table:table-cell table:formula="of:=IF(AND([.$B48]=[.O$2];[.$G48]&lt;&gt;&quot;&quot;);[.$E48];&quot;&quot;)">
            <text:p/>
          </table:table-cell>
          <table:table-cell table:formula="of:=IF(AND([.$B48]=[.P$2];[.$G48]&lt;&gt;&quot;&quot;);[.$E48];&quot;&quot;)">
            <text:p/>
          </table:table-cell>
          <table:table-cell table:formula="of:=IF(AND([.$B48]=[.Q$2];[.$G48]&lt;&gt;&quot;&quot;);[.$E48];&quot;&quot;)">
            <text:p/>
          </table:table-cell>
          <table:table-cell table:formula="of:=IF(AND([.$B48]=[.R$2];[.$G48]&lt;&gt;&quot;&quot;);[.$E48];&quot;&quot;)">
            <text:p/>
          </table:table-cell>
          <table:table-cell table:formula="of:=IF(AND([.$B48]=[.S$2];[.$G48]&lt;&gt;&quot;&quot;);[.$E48];&quot;&quot;)">
            <text:p/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 table:formula="of:=IF(AND([.$B49]=[.H$2];[.$G49]&lt;&gt;&quot;&quot;);[.$C49];&quot;&quot;)">
            <text:p/>
          </table:table-cell>
          <table:table-cell table:formula="of:=IF(AND([.$B49]=[.I$2];[.$G49]&lt;&gt;&quot;&quot;);[.$C49];&quot;&quot;)">
            <text:p/>
          </table:table-cell>
          <table:table-cell table:formula="of:=IF(AND([.$B49]=[.J$2];[.$G49]&lt;&gt;&quot;&quot;);[.$C49];&quot;&quot;)">
            <text:p/>
          </table:table-cell>
          <table:table-cell table:formula="of:=IF(AND([.$B49]=[.K$2];[.$G49]&lt;&gt;&quot;&quot;);[.$C49];&quot;&quot;)">
            <text:p/>
          </table:table-cell>
          <table:table-cell table:formula="of:=IF(AND([.$B49]=[.L$2];[.$G49]&lt;&gt;&quot;&quot;);[.$C49];&quot;&quot;)">
            <text:p/>
          </table:table-cell>
          <table:table-cell table:formula="of:=IF(AND([.$B49]=[.M$2];[.$G49]&lt;&gt;&quot;&quot;);[.$C49];&quot;&quot;)">
            <text:p/>
          </table:table-cell>
          <table:table-cell table:formula="of:=IF(AND([.$B49]=[.N$2];[.$G49]&lt;&gt;&quot;&quot;);[.$E49];&quot;&quot;)">
            <text:p/>
          </table:table-cell>
          <table:table-cell table:formula="of:=IF(AND([.$B49]=[.O$2];[.$G49]&lt;&gt;&quot;&quot;);[.$E49];&quot;&quot;)">
            <text:p/>
          </table:table-cell>
          <table:table-cell table:formula="of:=IF(AND([.$B49]=[.P$2];[.$G49]&lt;&gt;&quot;&quot;);[.$E49];&quot;&quot;)">
            <text:p/>
          </table:table-cell>
          <table:table-cell table:formula="of:=IF(AND([.$B49]=[.Q$2];[.$G49]&lt;&gt;&quot;&quot;);[.$E49];&quot;&quot;)">
            <text:p/>
          </table:table-cell>
          <table:table-cell table:formula="of:=IF(AND([.$B49]=[.R$2];[.$G49]&lt;&gt;&quot;&quot;);[.$E49];&quot;&quot;)">
            <text:p/>
          </table:table-cell>
          <table:table-cell table:formula="of:=IF(AND([.$B49]=[.S$2];[.$G49]&lt;&gt;&quot;&quot;);[.$E49];&quot;&quot;)">
            <text:p/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2.2918">
            <text:p>12,2918</text:p>
          </table:table-cell>
          <table:table-cell office:value-type="float" office:value="7.97878">
            <text:p>7,97878</text:p>
          </table:table-cell>
          <table:table-cell office:value-type="float" office:value="127.334">
            <text:p>127,334</text:p>
          </table:table-cell>
          <table:table-cell office:value-type="float" office:value="588.583">
            <text:p>588,583</text:p>
          </table:table-cell>
          <table:table-cell office:value-type="string">
            <text:p>/home/ramiro/Imagens/Faces to RPM/048.jpg</text:p>
          </table:table-cell>
          <table:table-cell table:formula="of:=IF(AND([.$B50]=[.H$2];[.$G50]&lt;&gt;&quot;&quot;);[.$C50];&quot;&quot;)">
            <text:p/>
          </table:table-cell>
          <table:table-cell table:formula="of:=IF(AND([.$B50]=[.I$2];[.$G50]&lt;&gt;&quot;&quot;);[.$C50];&quot;&quot;)">
            <text:p/>
          </table:table-cell>
          <table:table-cell table:formula="of:=IF(AND([.$B50]=[.J$2];[.$G50]&lt;&gt;&quot;&quot;);[.$C50];&quot;&quot;)">
            <text:p/>
          </table:table-cell>
          <table:table-cell table:formula="of:=IF(AND([.$B50]=[.K$2];[.$G50]&lt;&gt;&quot;&quot;);[.$C50];&quot;&quot;)">
            <text:p/>
          </table:table-cell>
          <table:table-cell table:formula="of:=IF(AND([.$B50]=[.L$2];[.$G50]&lt;&gt;&quot;&quot;);[.$C50];&quot;&quot;)" office:value-type="float" office:value="12.2918">
            <text:p>12,29</text:p>
          </table:table-cell>
          <table:table-cell table:formula="of:=IF(AND([.$B50]=[.M$2];[.$G50]&lt;&gt;&quot;&quot;);[.$C50];&quot;&quot;)">
            <text:p/>
          </table:table-cell>
          <table:table-cell table:formula="of:=IF(AND([.$B50]=[.N$2];[.$G50]&lt;&gt;&quot;&quot;);[.$E50];&quot;&quot;)">
            <text:p/>
          </table:table-cell>
          <table:table-cell table:formula="of:=IF(AND([.$B50]=[.O$2];[.$G50]&lt;&gt;&quot;&quot;);[.$E50];&quot;&quot;)">
            <text:p/>
          </table:table-cell>
          <table:table-cell table:formula="of:=IF(AND([.$B50]=[.P$2];[.$G50]&lt;&gt;&quot;&quot;);[.$E50];&quot;&quot;)">
            <text:p/>
          </table:table-cell>
          <table:table-cell table:formula="of:=IF(AND([.$B50]=[.Q$2];[.$G50]&lt;&gt;&quot;&quot;);[.$E50];&quot;&quot;)">
            <text:p/>
          </table:table-cell>
          <table:table-cell table:formula="of:=IF(AND([.$B50]=[.R$2];[.$G50]&lt;&gt;&quot;&quot;);[.$E50];&quot;&quot;)" office:value-type="float" office:value="127.334">
            <text:p>127,33</text:p>
          </table:table-cell>
          <table:table-cell table:formula="of:=IF(AND([.$B50]=[.S$2];[.$G50]&lt;&gt;&quot;&quot;);[.$E50];&quot;&quot;)">
            <text:p/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8.56149">
            <text:p>8,56149</text:p>
          </table:table-cell>
          <table:table-cell office:value-type="float" office:value="10.5904">
            <text:p>10,5904</text:p>
          </table:table-cell>
          <table:table-cell office:value-type="float" office:value="129.713">
            <text:p>129,713</text:p>
          </table:table-cell>
          <table:table-cell office:value-type="float" office:value="1317.38">
            <text:p>1317,38</text:p>
          </table:table-cell>
          <table:table-cell office:value-type="string">
            <text:p>/home/ramiro/Imagens/Faces to RPM/049.jpg</text:p>
          </table:table-cell>
          <table:table-cell table:formula="of:=IF(AND([.$B51]=[.H$2];[.$G51]&lt;&gt;&quot;&quot;);[.$C51];&quot;&quot;)">
            <text:p/>
          </table:table-cell>
          <table:table-cell table:formula="of:=IF(AND([.$B51]=[.I$2];[.$G51]&lt;&gt;&quot;&quot;);[.$C51];&quot;&quot;)">
            <text:p/>
          </table:table-cell>
          <table:table-cell table:formula="of:=IF(AND([.$B51]=[.J$2];[.$G51]&lt;&gt;&quot;&quot;);[.$C51];&quot;&quot;)">
            <text:p/>
          </table:table-cell>
          <table:table-cell table:formula="of:=IF(AND([.$B51]=[.K$2];[.$G51]&lt;&gt;&quot;&quot;);[.$C51];&quot;&quot;)">
            <text:p/>
          </table:table-cell>
          <table:table-cell table:formula="of:=IF(AND([.$B51]=[.L$2];[.$G51]&lt;&gt;&quot;&quot;);[.$C51];&quot;&quot;)">
            <text:p/>
          </table:table-cell>
          <table:table-cell table:formula="of:=IF(AND([.$B51]=[.M$2];[.$G51]&lt;&gt;&quot;&quot;);[.$C51];&quot;&quot;)" office:value-type="float" office:value="8.56149">
            <text:p>8,56</text:p>
          </table:table-cell>
          <table:table-cell table:formula="of:=IF(AND([.$B51]=[.N$2];[.$G51]&lt;&gt;&quot;&quot;);[.$E51];&quot;&quot;)">
            <text:p/>
          </table:table-cell>
          <table:table-cell table:formula="of:=IF(AND([.$B51]=[.O$2];[.$G51]&lt;&gt;&quot;&quot;);[.$E51];&quot;&quot;)">
            <text:p/>
          </table:table-cell>
          <table:table-cell table:formula="of:=IF(AND([.$B51]=[.P$2];[.$G51]&lt;&gt;&quot;&quot;);[.$E51];&quot;&quot;)">
            <text:p/>
          </table:table-cell>
          <table:table-cell table:formula="of:=IF(AND([.$B51]=[.Q$2];[.$G51]&lt;&gt;&quot;&quot;);[.$E51];&quot;&quot;)">
            <text:p/>
          </table:table-cell>
          <table:table-cell table:formula="of:=IF(AND([.$B51]=[.R$2];[.$G51]&lt;&gt;&quot;&quot;);[.$E51];&quot;&quot;)">
            <text:p/>
          </table:table-cell>
          <table:table-cell table:formula="of:=IF(AND([.$B51]=[.S$2];[.$G51]&lt;&gt;&quot;&quot;);[.$E51];&quot;&quot;)" office:value-type="float" office:value="129.713">
            <text:p>129,7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.76878">
            <text:p>8,76878</text:p>
          </table:table-cell>
          <table:table-cell office:value-type="float" office:value="7.36073">
            <text:p>7,36073</text:p>
          </table:table-cell>
          <table:table-cell office:value-type="float" office:value="93.7775">
            <text:p>93,7775</text:p>
          </table:table-cell>
          <table:table-cell office:value-type="float" office:value="720.344">
            <text:p>720,344</text:p>
          </table:table-cell>
          <table:table-cell office:value-type="string">
            <text:p>/home/ramiro/Imagens/Faces to RPM/050.jpg</text:p>
          </table:table-cell>
          <table:table-cell table:formula="of:=IF(AND([.$B52]=[.H$2];[.$G52]&lt;&gt;&quot;&quot;);[.$C52];&quot;&quot;)">
            <text:p/>
          </table:table-cell>
          <table:table-cell table:formula="of:=IF(AND([.$B52]=[.I$2];[.$G52]&lt;&gt;&quot;&quot;);[.$C52];&quot;&quot;)">
            <text:p/>
          </table:table-cell>
          <table:table-cell table:formula="of:=IF(AND([.$B52]=[.J$2];[.$G52]&lt;&gt;&quot;&quot;);[.$C52];&quot;&quot;)">
            <text:p/>
          </table:table-cell>
          <table:table-cell table:formula="of:=IF(AND([.$B52]=[.K$2];[.$G52]&lt;&gt;&quot;&quot;);[.$C52];&quot;&quot;)">
            <text:p/>
          </table:table-cell>
          <table:table-cell table:formula="of:=IF(AND([.$B52]=[.L$2];[.$G52]&lt;&gt;&quot;&quot;);[.$C52];&quot;&quot;)">
            <text:p/>
          </table:table-cell>
          <table:table-cell table:formula="of:=IF(AND([.$B52]=[.M$2];[.$G52]&lt;&gt;&quot;&quot;);[.$C52];&quot;&quot;)" office:value-type="float" office:value="8.76878">
            <text:p>8,77</text:p>
          </table:table-cell>
          <table:table-cell table:formula="of:=IF(AND([.$B52]=[.N$2];[.$G52]&lt;&gt;&quot;&quot;);[.$E52];&quot;&quot;)">
            <text:p/>
          </table:table-cell>
          <table:table-cell table:formula="of:=IF(AND([.$B52]=[.O$2];[.$G52]&lt;&gt;&quot;&quot;);[.$E52];&quot;&quot;)">
            <text:p/>
          </table:table-cell>
          <table:table-cell table:formula="of:=IF(AND([.$B52]=[.P$2];[.$G52]&lt;&gt;&quot;&quot;);[.$E52];&quot;&quot;)">
            <text:p/>
          </table:table-cell>
          <table:table-cell table:formula="of:=IF(AND([.$B52]=[.Q$2];[.$G52]&lt;&gt;&quot;&quot;);[.$E52];&quot;&quot;)">
            <text:p/>
          </table:table-cell>
          <table:table-cell table:formula="of:=IF(AND([.$B52]=[.R$2];[.$G52]&lt;&gt;&quot;&quot;);[.$E52];&quot;&quot;)">
            <text:p/>
          </table:table-cell>
          <table:table-cell table:formula="of:=IF(AND([.$B52]=[.S$2];[.$G52]&lt;&gt;&quot;&quot;);[.$E52];&quot;&quot;)" office:value-type="float" office:value="93.7775">
            <text:p>93,7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1.1037">
            <text:p>11,1037</text:p>
          </table:table-cell>
          <table:table-cell office:value-type="float" office:value="3.6278">
            <text:p>3,6278</text:p>
          </table:table-cell>
          <table:table-cell office:value-type="float" office:value="126.863">
            <text:p>126,863</text:p>
          </table:table-cell>
          <table:table-cell office:value-type="float" office:value="887.249">
            <text:p>887,249</text:p>
          </table:table-cell>
          <table:table-cell office:value-type="string">
            <text:p>/home/ramiro/Imagens/Faces to RPM/051.jpg</text:p>
          </table:table-cell>
          <table:table-cell table:formula="of:=IF(AND([.$B53]=[.H$2];[.$G53]&lt;&gt;&quot;&quot;);[.$C53];&quot;&quot;)">
            <text:p/>
          </table:table-cell>
          <table:table-cell table:formula="of:=IF(AND([.$B53]=[.I$2];[.$G53]&lt;&gt;&quot;&quot;);[.$C53];&quot;&quot;)">
            <text:p/>
          </table:table-cell>
          <table:table-cell table:formula="of:=IF(AND([.$B53]=[.J$2];[.$G53]&lt;&gt;&quot;&quot;);[.$C53];&quot;&quot;)">
            <text:p/>
          </table:table-cell>
          <table:table-cell table:formula="of:=IF(AND([.$B53]=[.K$2];[.$G53]&lt;&gt;&quot;&quot;);[.$C53];&quot;&quot;)" office:value-type="float" office:value="11.1037">
            <text:p>11,10</text:p>
          </table:table-cell>
          <table:table-cell table:formula="of:=IF(AND([.$B53]=[.L$2];[.$G53]&lt;&gt;&quot;&quot;);[.$C53];&quot;&quot;)">
            <text:p/>
          </table:table-cell>
          <table:table-cell table:formula="of:=IF(AND([.$B53]=[.M$2];[.$G53]&lt;&gt;&quot;&quot;);[.$C53];&quot;&quot;)">
            <text:p/>
          </table:table-cell>
          <table:table-cell table:formula="of:=IF(AND([.$B53]=[.N$2];[.$G53]&lt;&gt;&quot;&quot;);[.$E53];&quot;&quot;)">
            <text:p/>
          </table:table-cell>
          <table:table-cell table:formula="of:=IF(AND([.$B53]=[.O$2];[.$G53]&lt;&gt;&quot;&quot;);[.$E53];&quot;&quot;)">
            <text:p/>
          </table:table-cell>
          <table:table-cell table:formula="of:=IF(AND([.$B53]=[.P$2];[.$G53]&lt;&gt;&quot;&quot;);[.$E53];&quot;&quot;)">
            <text:p/>
          </table:table-cell>
          <table:table-cell table:formula="of:=IF(AND([.$B53]=[.Q$2];[.$G53]&lt;&gt;&quot;&quot;);[.$E53];&quot;&quot;)" office:value-type="float" office:value="126.863">
            <text:p>126,86</text:p>
          </table:table-cell>
          <table:table-cell table:formula="of:=IF(AND([.$B53]=[.R$2];[.$G53]&lt;&gt;&quot;&quot;);[.$E53];&quot;&quot;)">
            <text:p/>
          </table:table-cell>
          <table:table-cell table:formula="of:=IF(AND([.$B53]=[.S$2];[.$G53]&lt;&gt;&quot;&quot;);[.$E53];&quot;&quot;)">
            <text:p/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1.0216">
            <text:p>11,0216</text:p>
          </table:table-cell>
          <table:table-cell office:value-type="float" office:value="6.52106">
            <text:p>6,52106</text:p>
          </table:table-cell>
          <table:table-cell office:value-type="float" office:value="148.207">
            <text:p>148,207</text:p>
          </table:table-cell>
          <table:table-cell office:value-type="float" office:value="1895.13">
            <text:p>1895,13</text:p>
          </table:table-cell>
          <table:table-cell office:value-type="string">
            <text:p>/home/ramiro/Imagens/Faces to RPM/052.jpg</text:p>
          </table:table-cell>
          <table:table-cell table:formula="of:=IF(AND([.$B54]=[.H$2];[.$G54]&lt;&gt;&quot;&quot;);[.$C54];&quot;&quot;)">
            <text:p/>
          </table:table-cell>
          <table:table-cell table:formula="of:=IF(AND([.$B54]=[.I$2];[.$G54]&lt;&gt;&quot;&quot;);[.$C54];&quot;&quot;)">
            <text:p/>
          </table:table-cell>
          <table:table-cell table:formula="of:=IF(AND([.$B54]=[.J$2];[.$G54]&lt;&gt;&quot;&quot;);[.$C54];&quot;&quot;)" office:value-type="float" office:value="11.0216">
            <text:p>11,02</text:p>
          </table:table-cell>
          <table:table-cell table:formula="of:=IF(AND([.$B54]=[.K$2];[.$G54]&lt;&gt;&quot;&quot;);[.$C54];&quot;&quot;)">
            <text:p/>
          </table:table-cell>
          <table:table-cell table:formula="of:=IF(AND([.$B54]=[.L$2];[.$G54]&lt;&gt;&quot;&quot;);[.$C54];&quot;&quot;)">
            <text:p/>
          </table:table-cell>
          <table:table-cell table:formula="of:=IF(AND([.$B54]=[.M$2];[.$G54]&lt;&gt;&quot;&quot;);[.$C54];&quot;&quot;)">
            <text:p/>
          </table:table-cell>
          <table:table-cell table:formula="of:=IF(AND([.$B54]=[.N$2];[.$G54]&lt;&gt;&quot;&quot;);[.$E54];&quot;&quot;)">
            <text:p/>
          </table:table-cell>
          <table:table-cell table:formula="of:=IF(AND([.$B54]=[.O$2];[.$G54]&lt;&gt;&quot;&quot;);[.$E54];&quot;&quot;)">
            <text:p/>
          </table:table-cell>
          <table:table-cell table:formula="of:=IF(AND([.$B54]=[.P$2];[.$G54]&lt;&gt;&quot;&quot;);[.$E54];&quot;&quot;)" office:value-type="float" office:value="148.207">
            <text:p>148,21</text:p>
          </table:table-cell>
          <table:table-cell table:formula="of:=IF(AND([.$B54]=[.Q$2];[.$G54]&lt;&gt;&quot;&quot;);[.$E54];&quot;&quot;)">
            <text:p/>
          </table:table-cell>
          <table:table-cell table:formula="of:=IF(AND([.$B54]=[.R$2];[.$G54]&lt;&gt;&quot;&quot;);[.$E54];&quot;&quot;)">
            <text:p/>
          </table:table-cell>
          <table:table-cell table:formula="of:=IF(AND([.$B54]=[.S$2];[.$G54]&lt;&gt;&quot;&quot;);[.$E54];&quot;&quot;)">
            <text:p/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7.32439">
            <text:p>7,32439</text:p>
          </table:table-cell>
          <table:table-cell office:value-type="float" office:value="7.44832">
            <text:p>7,44832</text:p>
          </table:table-cell>
          <table:table-cell office:value-type="float" office:value="111.586">
            <text:p>111,586</text:p>
          </table:table-cell>
          <table:table-cell office:value-type="float" office:value="818.222">
            <text:p>818,222</text:p>
          </table:table-cell>
          <table:table-cell office:value-type="string">
            <text:p>/home/ramiro/Imagens/Faces to RPM/053.jpg</text:p>
          </table:table-cell>
          <table:table-cell table:formula="of:=IF(AND([.$B55]=[.H$2];[.$G55]&lt;&gt;&quot;&quot;);[.$C55];&quot;&quot;)">
            <text:p/>
          </table:table-cell>
          <table:table-cell table:formula="of:=IF(AND([.$B55]=[.I$2];[.$G55]&lt;&gt;&quot;&quot;);[.$C55];&quot;&quot;)">
            <text:p/>
          </table:table-cell>
          <table:table-cell table:formula="of:=IF(AND([.$B55]=[.J$2];[.$G55]&lt;&gt;&quot;&quot;);[.$C55];&quot;&quot;)" office:value-type="float" office:value="7.32439">
            <text:p>7,32</text:p>
          </table:table-cell>
          <table:table-cell table:formula="of:=IF(AND([.$B55]=[.K$2];[.$G55]&lt;&gt;&quot;&quot;);[.$C55];&quot;&quot;)">
            <text:p/>
          </table:table-cell>
          <table:table-cell table:formula="of:=IF(AND([.$B55]=[.L$2];[.$G55]&lt;&gt;&quot;&quot;);[.$C55];&quot;&quot;)">
            <text:p/>
          </table:table-cell>
          <table:table-cell table:formula="of:=IF(AND([.$B55]=[.M$2];[.$G55]&lt;&gt;&quot;&quot;);[.$C55];&quot;&quot;)">
            <text:p/>
          </table:table-cell>
          <table:table-cell table:formula="of:=IF(AND([.$B55]=[.N$2];[.$G55]&lt;&gt;&quot;&quot;);[.$E55];&quot;&quot;)">
            <text:p/>
          </table:table-cell>
          <table:table-cell table:formula="of:=IF(AND([.$B55]=[.O$2];[.$G55]&lt;&gt;&quot;&quot;);[.$E55];&quot;&quot;)">
            <text:p/>
          </table:table-cell>
          <table:table-cell table:formula="of:=IF(AND([.$B55]=[.P$2];[.$G55]&lt;&gt;&quot;&quot;);[.$E55];&quot;&quot;)" office:value-type="float" office:value="111.586">
            <text:p>111,59</text:p>
          </table:table-cell>
          <table:table-cell table:formula="of:=IF(AND([.$B55]=[.Q$2];[.$G55]&lt;&gt;&quot;&quot;);[.$E55];&quot;&quot;)">
            <text:p/>
          </table:table-cell>
          <table:table-cell table:formula="of:=IF(AND([.$B55]=[.R$2];[.$G55]&lt;&gt;&quot;&quot;);[.$E55];&quot;&quot;)">
            <text:p/>
          </table:table-cell>
          <table:table-cell table:formula="of:=IF(AND([.$B55]=[.S$2];[.$G55]&lt;&gt;&quot;&quot;);[.$E55];&quot;&quot;)">
            <text:p/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7.64395">
            <text:p>7,64395</text:p>
          </table:table-cell>
          <table:table-cell office:value-type="float" office:value="8.64872">
            <text:p>8,64872</text:p>
          </table:table-cell>
          <table:table-cell office:value-type="float" office:value="89.7887">
            <text:p>89,7887</text:p>
          </table:table-cell>
          <table:table-cell office:value-type="float" office:value="2049.89">
            <text:p>2049,89</text:p>
          </table:table-cell>
          <table:table-cell office:value-type="string">
            <text:p>/home/ramiro/Imagens/Faces to RPM/054.jpg</text:p>
          </table:table-cell>
          <table:table-cell table:formula="of:=IF(AND([.$B56]=[.H$2];[.$G56]&lt;&gt;&quot;&quot;);[.$C56];&quot;&quot;)">
            <text:p/>
          </table:table-cell>
          <table:table-cell table:formula="of:=IF(AND([.$B56]=[.I$2];[.$G56]&lt;&gt;&quot;&quot;);[.$C56];&quot;&quot;)">
            <text:p/>
          </table:table-cell>
          <table:table-cell table:formula="of:=IF(AND([.$B56]=[.J$2];[.$G56]&lt;&gt;&quot;&quot;);[.$C56];&quot;&quot;)">
            <text:p/>
          </table:table-cell>
          <table:table-cell table:formula="of:=IF(AND([.$B56]=[.K$2];[.$G56]&lt;&gt;&quot;&quot;);[.$C56];&quot;&quot;)">
            <text:p/>
          </table:table-cell>
          <table:table-cell table:formula="of:=IF(AND([.$B56]=[.L$2];[.$G56]&lt;&gt;&quot;&quot;);[.$C56];&quot;&quot;)" office:value-type="float" office:value="7.64395">
            <text:p>7,64</text:p>
          </table:table-cell>
          <table:table-cell table:formula="of:=IF(AND([.$B56]=[.M$2];[.$G56]&lt;&gt;&quot;&quot;);[.$C56];&quot;&quot;)">
            <text:p/>
          </table:table-cell>
          <table:table-cell table:formula="of:=IF(AND([.$B56]=[.N$2];[.$G56]&lt;&gt;&quot;&quot;);[.$E56];&quot;&quot;)">
            <text:p/>
          </table:table-cell>
          <table:table-cell table:formula="of:=IF(AND([.$B56]=[.O$2];[.$G56]&lt;&gt;&quot;&quot;);[.$E56];&quot;&quot;)">
            <text:p/>
          </table:table-cell>
          <table:table-cell table:formula="of:=IF(AND([.$B56]=[.P$2];[.$G56]&lt;&gt;&quot;&quot;);[.$E56];&quot;&quot;)">
            <text:p/>
          </table:table-cell>
          <table:table-cell table:formula="of:=IF(AND([.$B56]=[.Q$2];[.$G56]&lt;&gt;&quot;&quot;);[.$E56];&quot;&quot;)">
            <text:p/>
          </table:table-cell>
          <table:table-cell table:formula="of:=IF(AND([.$B56]=[.R$2];[.$G56]&lt;&gt;&quot;&quot;);[.$E56];&quot;&quot;)" office:value-type="float" office:value="89.7887">
            <text:p>89,79</text:p>
          </table:table-cell>
          <table:table-cell table:formula="of:=IF(AND([.$B56]=[.S$2];[.$G56]&lt;&gt;&quot;&quot;);[.$E56];&quot;&quot;)">
            <text:p/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.53997">
            <text:p>7,53997</text:p>
          </table:table-cell>
          <table:table-cell office:value-type="float" office:value="7.76358">
            <text:p>7,76358</text:p>
          </table:table-cell>
          <table:table-cell office:value-type="float" office:value="74.8931">
            <text:p>74,8931</text:p>
          </table:table-cell>
          <table:table-cell office:value-type="float" office:value="908.839">
            <text:p>908,839</text:p>
          </table:table-cell>
          <table:table-cell office:value-type="string">
            <text:p>/home/ramiro/Imagens/Faces to RPM/055.jpg</text:p>
          </table:table-cell>
          <table:table-cell table:formula="of:=IF(AND([.$B57]=[.H$2];[.$G57]&lt;&gt;&quot;&quot;);[.$C57];&quot;&quot;)" office:value-type="float" office:value="7.53997">
            <text:p>7,54</text:p>
          </table:table-cell>
          <table:table-cell table:formula="of:=IF(AND([.$B57]=[.I$2];[.$G57]&lt;&gt;&quot;&quot;);[.$C57];&quot;&quot;)">
            <text:p/>
          </table:table-cell>
          <table:table-cell table:formula="of:=IF(AND([.$B57]=[.J$2];[.$G57]&lt;&gt;&quot;&quot;);[.$C57];&quot;&quot;)">
            <text:p/>
          </table:table-cell>
          <table:table-cell table:formula="of:=IF(AND([.$B57]=[.K$2];[.$G57]&lt;&gt;&quot;&quot;);[.$C57];&quot;&quot;)">
            <text:p/>
          </table:table-cell>
          <table:table-cell table:formula="of:=IF(AND([.$B57]=[.L$2];[.$G57]&lt;&gt;&quot;&quot;);[.$C57];&quot;&quot;)">
            <text:p/>
          </table:table-cell>
          <table:table-cell table:formula="of:=IF(AND([.$B57]=[.M$2];[.$G57]&lt;&gt;&quot;&quot;);[.$C57];&quot;&quot;)">
            <text:p/>
          </table:table-cell>
          <table:table-cell table:formula="of:=IF(AND([.$B57]=[.N$2];[.$G57]&lt;&gt;&quot;&quot;);[.$E57];&quot;&quot;)" office:value-type="float" office:value="74.8931">
            <text:p>74,89</text:p>
          </table:table-cell>
          <table:table-cell table:formula="of:=IF(AND([.$B57]=[.O$2];[.$G57]&lt;&gt;&quot;&quot;);[.$E57];&quot;&quot;)">
            <text:p/>
          </table:table-cell>
          <table:table-cell table:formula="of:=IF(AND([.$B57]=[.P$2];[.$G57]&lt;&gt;&quot;&quot;);[.$E57];&quot;&quot;)">
            <text:p/>
          </table:table-cell>
          <table:table-cell table:formula="of:=IF(AND([.$B57]=[.Q$2];[.$G57]&lt;&gt;&quot;&quot;);[.$E57];&quot;&quot;)">
            <text:p/>
          </table:table-cell>
          <table:table-cell table:formula="of:=IF(AND([.$B57]=[.R$2];[.$G57]&lt;&gt;&quot;&quot;);[.$E57];&quot;&quot;)">
            <text:p/>
          </table:table-cell>
          <table:table-cell table:formula="of:=IF(AND([.$B57]=[.S$2];[.$G57]&lt;&gt;&quot;&quot;);[.$E57];&quot;&quot;)">
            <text:p/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 table:formula="of:=IF(AND([.$B58]=[.H$2];[.$G58]&lt;&gt;&quot;&quot;);[.$C58];&quot;&quot;)">
            <text:p/>
          </table:table-cell>
          <table:table-cell table:formula="of:=IF(AND([.$B58]=[.I$2];[.$G58]&lt;&gt;&quot;&quot;);[.$C58];&quot;&quot;)">
            <text:p/>
          </table:table-cell>
          <table:table-cell table:formula="of:=IF(AND([.$B58]=[.J$2];[.$G58]&lt;&gt;&quot;&quot;);[.$C58];&quot;&quot;)">
            <text:p/>
          </table:table-cell>
          <table:table-cell table:formula="of:=IF(AND([.$B58]=[.K$2];[.$G58]&lt;&gt;&quot;&quot;);[.$C58];&quot;&quot;)">
            <text:p/>
          </table:table-cell>
          <table:table-cell table:formula="of:=IF(AND([.$B58]=[.L$2];[.$G58]&lt;&gt;&quot;&quot;);[.$C58];&quot;&quot;)">
            <text:p/>
          </table:table-cell>
          <table:table-cell table:formula="of:=IF(AND([.$B58]=[.M$2];[.$G58]&lt;&gt;&quot;&quot;);[.$C58];&quot;&quot;)">
            <text:p/>
          </table:table-cell>
          <table:table-cell table:formula="of:=IF(AND([.$B58]=[.N$2];[.$G58]&lt;&gt;&quot;&quot;);[.$E58];&quot;&quot;)">
            <text:p/>
          </table:table-cell>
          <table:table-cell table:formula="of:=IF(AND([.$B58]=[.O$2];[.$G58]&lt;&gt;&quot;&quot;);[.$E58];&quot;&quot;)">
            <text:p/>
          </table:table-cell>
          <table:table-cell table:formula="of:=IF(AND([.$B58]=[.P$2];[.$G58]&lt;&gt;&quot;&quot;);[.$E58];&quot;&quot;)">
            <text:p/>
          </table:table-cell>
          <table:table-cell table:formula="of:=IF(AND([.$B58]=[.Q$2];[.$G58]&lt;&gt;&quot;&quot;);[.$E58];&quot;&quot;)">
            <text:p/>
          </table:table-cell>
          <table:table-cell table:formula="of:=IF(AND([.$B58]=[.R$2];[.$G58]&lt;&gt;&quot;&quot;);[.$E58];&quot;&quot;)">
            <text:p/>
          </table:table-cell>
          <table:table-cell table:formula="of:=IF(AND([.$B58]=[.S$2];[.$G58]&lt;&gt;&quot;&quot;);[.$E58];&quot;&quot;)">
            <text:p/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8.77179">
            <text:p>8,77179</text:p>
          </table:table-cell>
          <table:table-cell office:value-type="float" office:value="8.9629">
            <text:p>8,9629</text:p>
          </table:table-cell>
          <table:table-cell office:value-type="float" office:value="112.42">
            <text:p>112,42</text:p>
          </table:table-cell>
          <table:table-cell office:value-type="float" office:value="1205.61">
            <text:p>1205,61</text:p>
          </table:table-cell>
          <table:table-cell office:value-type="string">
            <text:p>/home/ramiro/Imagens/Faces to RPM/057.jpg</text:p>
          </table:table-cell>
          <table:table-cell table:formula="of:=IF(AND([.$B59]=[.H$2];[.$G59]&lt;&gt;&quot;&quot;);[.$C59];&quot;&quot;)">
            <text:p/>
          </table:table-cell>
          <table:table-cell table:formula="of:=IF(AND([.$B59]=[.I$2];[.$G59]&lt;&gt;&quot;&quot;);[.$C59];&quot;&quot;)" office:value-type="float" office:value="8.77179">
            <text:p>8,77</text:p>
          </table:table-cell>
          <table:table-cell table:formula="of:=IF(AND([.$B59]=[.J$2];[.$G59]&lt;&gt;&quot;&quot;);[.$C59];&quot;&quot;)">
            <text:p/>
          </table:table-cell>
          <table:table-cell table:formula="of:=IF(AND([.$B59]=[.K$2];[.$G59]&lt;&gt;&quot;&quot;);[.$C59];&quot;&quot;)">
            <text:p/>
          </table:table-cell>
          <table:table-cell table:formula="of:=IF(AND([.$B59]=[.L$2];[.$G59]&lt;&gt;&quot;&quot;);[.$C59];&quot;&quot;)">
            <text:p/>
          </table:table-cell>
          <table:table-cell table:formula="of:=IF(AND([.$B59]=[.M$2];[.$G59]&lt;&gt;&quot;&quot;);[.$C59];&quot;&quot;)">
            <text:p/>
          </table:table-cell>
          <table:table-cell table:formula="of:=IF(AND([.$B59]=[.N$2];[.$G59]&lt;&gt;&quot;&quot;);[.$E59];&quot;&quot;)">
            <text:p/>
          </table:table-cell>
          <table:table-cell table:formula="of:=IF(AND([.$B59]=[.O$2];[.$G59]&lt;&gt;&quot;&quot;);[.$E59];&quot;&quot;)" office:value-type="float" office:value="112.42">
            <text:p>112,42</text:p>
          </table:table-cell>
          <table:table-cell table:formula="of:=IF(AND([.$B59]=[.P$2];[.$G59]&lt;&gt;&quot;&quot;);[.$E59];&quot;&quot;)">
            <text:p/>
          </table:table-cell>
          <table:table-cell table:formula="of:=IF(AND([.$B59]=[.Q$2];[.$G59]&lt;&gt;&quot;&quot;);[.$E59];&quot;&quot;)">
            <text:p/>
          </table:table-cell>
          <table:table-cell table:formula="of:=IF(AND([.$B59]=[.R$2];[.$G59]&lt;&gt;&quot;&quot;);[.$E59];&quot;&quot;)">
            <text:p/>
          </table:table-cell>
          <table:table-cell table:formula="of:=IF(AND([.$B59]=[.S$2];[.$G59]&lt;&gt;&quot;&quot;);[.$E59];&quot;&quot;)">
            <text:p/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7.38867">
            <text:p>7,38867</text:p>
          </table:table-cell>
          <table:table-cell office:value-type="float" office:value="4.65911">
            <text:p>4,65911</text:p>
          </table:table-cell>
          <table:table-cell office:value-type="float" office:value="116.879">
            <text:p>116,879</text:p>
          </table:table-cell>
          <table:table-cell office:value-type="float" office:value="761.633">
            <text:p>761,633</text:p>
          </table:table-cell>
          <table:table-cell office:value-type="string">
            <text:p>/home/ramiro/Imagens/Faces to RPM/058.jpg</text:p>
          </table:table-cell>
          <table:table-cell table:formula="of:=IF(AND([.$B60]=[.H$2];[.$G60]&lt;&gt;&quot;&quot;);[.$C60];&quot;&quot;)">
            <text:p/>
          </table:table-cell>
          <table:table-cell table:formula="of:=IF(AND([.$B60]=[.I$2];[.$G60]&lt;&gt;&quot;&quot;);[.$C60];&quot;&quot;)" office:value-type="float" office:value="7.38867">
            <text:p>7,39</text:p>
          </table:table-cell>
          <table:table-cell table:formula="of:=IF(AND([.$B60]=[.J$2];[.$G60]&lt;&gt;&quot;&quot;);[.$C60];&quot;&quot;)">
            <text:p/>
          </table:table-cell>
          <table:table-cell table:formula="of:=IF(AND([.$B60]=[.K$2];[.$G60]&lt;&gt;&quot;&quot;);[.$C60];&quot;&quot;)">
            <text:p/>
          </table:table-cell>
          <table:table-cell table:formula="of:=IF(AND([.$B60]=[.L$2];[.$G60]&lt;&gt;&quot;&quot;);[.$C60];&quot;&quot;)">
            <text:p/>
          </table:table-cell>
          <table:table-cell table:formula="of:=IF(AND([.$B60]=[.M$2];[.$G60]&lt;&gt;&quot;&quot;);[.$C60];&quot;&quot;)">
            <text:p/>
          </table:table-cell>
          <table:table-cell table:formula="of:=IF(AND([.$B60]=[.N$2];[.$G60]&lt;&gt;&quot;&quot;);[.$E60];&quot;&quot;)">
            <text:p/>
          </table:table-cell>
          <table:table-cell table:formula="of:=IF(AND([.$B60]=[.O$2];[.$G60]&lt;&gt;&quot;&quot;);[.$E60];&quot;&quot;)" office:value-type="float" office:value="116.879">
            <text:p>116,88</text:p>
          </table:table-cell>
          <table:table-cell table:formula="of:=IF(AND([.$B60]=[.P$2];[.$G60]&lt;&gt;&quot;&quot;);[.$E60];&quot;&quot;)">
            <text:p/>
          </table:table-cell>
          <table:table-cell table:formula="of:=IF(AND([.$B60]=[.Q$2];[.$G60]&lt;&gt;&quot;&quot;);[.$E60];&quot;&quot;)">
            <text:p/>
          </table:table-cell>
          <table:table-cell table:formula="of:=IF(AND([.$B60]=[.R$2];[.$G60]&lt;&gt;&quot;&quot;);[.$E60];&quot;&quot;)">
            <text:p/>
          </table:table-cell>
          <table:table-cell table:formula="of:=IF(AND([.$B60]=[.S$2];[.$G60]&lt;&gt;&quot;&quot;);[.$E60];&quot;&quot;)">
            <text:p/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9.22181">
            <text:p>9,22181</text:p>
          </table:table-cell>
          <table:table-cell office:value-type="float" office:value="7.41813">
            <text:p>7,41813</text:p>
          </table:table-cell>
          <table:table-cell office:value-type="float" office:value="102.466">
            <text:p>102,466</text:p>
          </table:table-cell>
          <table:table-cell office:value-type="float" office:value="2451.71">
            <text:p>2451,71</text:p>
          </table:table-cell>
          <table:table-cell office:value-type="string">
            <text:p>/home/ramiro/Imagens/Faces to RPM/059.jpg</text:p>
          </table:table-cell>
          <table:table-cell table:formula="of:=IF(AND([.$B61]=[.H$2];[.$G61]&lt;&gt;&quot;&quot;);[.$C61];&quot;&quot;)">
            <text:p/>
          </table:table-cell>
          <table:table-cell table:formula="of:=IF(AND([.$B61]=[.I$2];[.$G61]&lt;&gt;&quot;&quot;);[.$C61];&quot;&quot;)">
            <text:p/>
          </table:table-cell>
          <table:table-cell table:formula="of:=IF(AND([.$B61]=[.J$2];[.$G61]&lt;&gt;&quot;&quot;);[.$C61];&quot;&quot;)" office:value-type="float" office:value="9.22181">
            <text:p>9,22</text:p>
          </table:table-cell>
          <table:table-cell table:formula="of:=IF(AND([.$B61]=[.K$2];[.$G61]&lt;&gt;&quot;&quot;);[.$C61];&quot;&quot;)">
            <text:p/>
          </table:table-cell>
          <table:table-cell table:formula="of:=IF(AND([.$B61]=[.L$2];[.$G61]&lt;&gt;&quot;&quot;);[.$C61];&quot;&quot;)">
            <text:p/>
          </table:table-cell>
          <table:table-cell table:formula="of:=IF(AND([.$B61]=[.M$2];[.$G61]&lt;&gt;&quot;&quot;);[.$C61];&quot;&quot;)">
            <text:p/>
          </table:table-cell>
          <table:table-cell table:formula="of:=IF(AND([.$B61]=[.N$2];[.$G61]&lt;&gt;&quot;&quot;);[.$E61];&quot;&quot;)">
            <text:p/>
          </table:table-cell>
          <table:table-cell table:formula="of:=IF(AND([.$B61]=[.O$2];[.$G61]&lt;&gt;&quot;&quot;);[.$E61];&quot;&quot;)">
            <text:p/>
          </table:table-cell>
          <table:table-cell table:formula="of:=IF(AND([.$B61]=[.P$2];[.$G61]&lt;&gt;&quot;&quot;);[.$E61];&quot;&quot;)" office:value-type="float" office:value="102.466">
            <text:p>102,47</text:p>
          </table:table-cell>
          <table:table-cell table:formula="of:=IF(AND([.$B61]=[.Q$2];[.$G61]&lt;&gt;&quot;&quot;);[.$E61];&quot;&quot;)">
            <text:p/>
          </table:table-cell>
          <table:table-cell table:formula="of:=IF(AND([.$B61]=[.R$2];[.$G61]&lt;&gt;&quot;&quot;);[.$E61];&quot;&quot;)">
            <text:p/>
          </table:table-cell>
          <table:table-cell table:formula="of:=IF(AND([.$B61]=[.S$2];[.$G61]&lt;&gt;&quot;&quot;);[.$E61];&quot;&quot;)">
            <text:p/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.9705">
            <text:p>10,9705</text:p>
          </table:table-cell>
          <table:table-cell office:value-type="float" office:value="6.46168">
            <text:p>6,46168</text:p>
          </table:table-cell>
          <table:table-cell office:value-type="float" office:value="112.854">
            <text:p>112,854</text:p>
          </table:table-cell>
          <table:table-cell office:value-type="float" office:value="2036.38">
            <text:p>2036,38</text:p>
          </table:table-cell>
          <table:table-cell office:value-type="string">
            <text:p>/home/ramiro/Imagens/Faces to RPM/060.jpg</text:p>
          </table:table-cell>
          <table:table-cell table:formula="of:=IF(AND([.$B62]=[.H$2];[.$G62]&lt;&gt;&quot;&quot;);[.$C62];&quot;&quot;)" office:value-type="float" office:value="10.9705">
            <text:p>10,97</text:p>
          </table:table-cell>
          <table:table-cell table:formula="of:=IF(AND([.$B62]=[.I$2];[.$G62]&lt;&gt;&quot;&quot;);[.$C62];&quot;&quot;)">
            <text:p/>
          </table:table-cell>
          <table:table-cell table:formula="of:=IF(AND([.$B62]=[.J$2];[.$G62]&lt;&gt;&quot;&quot;);[.$C62];&quot;&quot;)">
            <text:p/>
          </table:table-cell>
          <table:table-cell table:formula="of:=IF(AND([.$B62]=[.K$2];[.$G62]&lt;&gt;&quot;&quot;);[.$C62];&quot;&quot;)">
            <text:p/>
          </table:table-cell>
          <table:table-cell table:formula="of:=IF(AND([.$B62]=[.L$2];[.$G62]&lt;&gt;&quot;&quot;);[.$C62];&quot;&quot;)">
            <text:p/>
          </table:table-cell>
          <table:table-cell table:formula="of:=IF(AND([.$B62]=[.M$2];[.$G62]&lt;&gt;&quot;&quot;);[.$C62];&quot;&quot;)">
            <text:p/>
          </table:table-cell>
          <table:table-cell table:formula="of:=IF(AND([.$B62]=[.N$2];[.$G62]&lt;&gt;&quot;&quot;);[.$E62];&quot;&quot;)" office:value-type="float" office:value="112.854">
            <text:p>112,85</text:p>
          </table:table-cell>
          <table:table-cell table:formula="of:=IF(AND([.$B62]=[.O$2];[.$G62]&lt;&gt;&quot;&quot;);[.$E62];&quot;&quot;)">
            <text:p/>
          </table:table-cell>
          <table:table-cell table:formula="of:=IF(AND([.$B62]=[.P$2];[.$G62]&lt;&gt;&quot;&quot;);[.$E62];&quot;&quot;)">
            <text:p/>
          </table:table-cell>
          <table:table-cell table:formula="of:=IF(AND([.$B62]=[.Q$2];[.$G62]&lt;&gt;&quot;&quot;);[.$E62];&quot;&quot;)">
            <text:p/>
          </table:table-cell>
          <table:table-cell table:formula="of:=IF(AND([.$B62]=[.R$2];[.$G62]&lt;&gt;&quot;&quot;);[.$E62];&quot;&quot;)">
            <text:p/>
          </table:table-cell>
          <table:table-cell table:formula="of:=IF(AND([.$B62]=[.S$2];[.$G62]&lt;&gt;&quot;&quot;);[.$E62];&quot;&quot;)">
            <text:p/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1.6247">
            <text:p>11,6247</text:p>
          </table:table-cell>
          <table:table-cell office:value-type="float" office:value="3.1405">
            <text:p>3,1405</text:p>
          </table:table-cell>
          <table:table-cell office:value-type="float" office:value="138.352">
            <text:p>138,352</text:p>
          </table:table-cell>
          <table:table-cell office:value-type="float" office:value="1206.02">
            <text:p>1206,02</text:p>
          </table:table-cell>
          <table:table-cell office:value-type="string">
            <text:p>/home/ramiro/Imagens/Faces to RPM/061.jpg</text:p>
          </table:table-cell>
          <table:table-cell table:formula="of:=IF(AND([.$B63]=[.H$2];[.$G63]&lt;&gt;&quot;&quot;);[.$C63];&quot;&quot;)">
            <text:p/>
          </table:table-cell>
          <table:table-cell table:formula="of:=IF(AND([.$B63]=[.I$2];[.$G63]&lt;&gt;&quot;&quot;);[.$C63];&quot;&quot;)">
            <text:p/>
          </table:table-cell>
          <table:table-cell table:formula="of:=IF(AND([.$B63]=[.J$2];[.$G63]&lt;&gt;&quot;&quot;);[.$C63];&quot;&quot;)">
            <text:p/>
          </table:table-cell>
          <table:table-cell table:formula="of:=IF(AND([.$B63]=[.K$2];[.$G63]&lt;&gt;&quot;&quot;);[.$C63];&quot;&quot;)" office:value-type="float" office:value="11.6247">
            <text:p>11,62</text:p>
          </table:table-cell>
          <table:table-cell table:formula="of:=IF(AND([.$B63]=[.L$2];[.$G63]&lt;&gt;&quot;&quot;);[.$C63];&quot;&quot;)">
            <text:p/>
          </table:table-cell>
          <table:table-cell table:formula="of:=IF(AND([.$B63]=[.M$2];[.$G63]&lt;&gt;&quot;&quot;);[.$C63];&quot;&quot;)">
            <text:p/>
          </table:table-cell>
          <table:table-cell table:formula="of:=IF(AND([.$B63]=[.N$2];[.$G63]&lt;&gt;&quot;&quot;);[.$E63];&quot;&quot;)">
            <text:p/>
          </table:table-cell>
          <table:table-cell table:formula="of:=IF(AND([.$B63]=[.O$2];[.$G63]&lt;&gt;&quot;&quot;);[.$E63];&quot;&quot;)">
            <text:p/>
          </table:table-cell>
          <table:table-cell table:formula="of:=IF(AND([.$B63]=[.P$2];[.$G63]&lt;&gt;&quot;&quot;);[.$E63];&quot;&quot;)">
            <text:p/>
          </table:table-cell>
          <table:table-cell table:formula="of:=IF(AND([.$B63]=[.Q$2];[.$G63]&lt;&gt;&quot;&quot;);[.$E63];&quot;&quot;)" office:value-type="float" office:value="138.352">
            <text:p>138,35</text:p>
          </table:table-cell>
          <table:table-cell table:formula="of:=IF(AND([.$B63]=[.R$2];[.$G63]&lt;&gt;&quot;&quot;);[.$E63];&quot;&quot;)">
            <text:p/>
          </table:table-cell>
          <table:table-cell table:formula="of:=IF(AND([.$B63]=[.S$2];[.$G63]&lt;&gt;&quot;&quot;);[.$E63];&quot;&quot;)">
            <text:p/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8.93591">
            <text:p>8,93591</text:p>
          </table:table-cell>
          <table:table-cell office:value-type="float" office:value="9.46772">
            <text:p>9,46772</text:p>
          </table:table-cell>
          <table:table-cell office:value-type="float" office:value="77.6497">
            <text:p>77,6497</text:p>
          </table:table-cell>
          <table:table-cell office:value-type="float" office:value="1367.51">
            <text:p>1367,51</text:p>
          </table:table-cell>
          <table:table-cell office:value-type="string">
            <text:p>/home/ramiro/Imagens/Faces to RPM/062.jpg</text:p>
          </table:table-cell>
          <table:table-cell table:formula="of:=IF(AND([.$B64]=[.H$2];[.$G64]&lt;&gt;&quot;&quot;);[.$C64];&quot;&quot;)">
            <text:p/>
          </table:table-cell>
          <table:table-cell table:formula="of:=IF(AND([.$B64]=[.I$2];[.$G64]&lt;&gt;&quot;&quot;);[.$C64];&quot;&quot;)">
            <text:p/>
          </table:table-cell>
          <table:table-cell table:formula="of:=IF(AND([.$B64]=[.J$2];[.$G64]&lt;&gt;&quot;&quot;);[.$C64];&quot;&quot;)">
            <text:p/>
          </table:table-cell>
          <table:table-cell table:formula="of:=IF(AND([.$B64]=[.K$2];[.$G64]&lt;&gt;&quot;&quot;);[.$C64];&quot;&quot;)">
            <text:p/>
          </table:table-cell>
          <table:table-cell table:formula="of:=IF(AND([.$B64]=[.L$2];[.$G64]&lt;&gt;&quot;&quot;);[.$C64];&quot;&quot;)">
            <text:p/>
          </table:table-cell>
          <table:table-cell table:formula="of:=IF(AND([.$B64]=[.M$2];[.$G64]&lt;&gt;&quot;&quot;);[.$C64];&quot;&quot;)" office:value-type="float" office:value="8.93591">
            <text:p>8,94</text:p>
          </table:table-cell>
          <table:table-cell table:formula="of:=IF(AND([.$B64]=[.N$2];[.$G64]&lt;&gt;&quot;&quot;);[.$E64];&quot;&quot;)">
            <text:p/>
          </table:table-cell>
          <table:table-cell table:formula="of:=IF(AND([.$B64]=[.O$2];[.$G64]&lt;&gt;&quot;&quot;);[.$E64];&quot;&quot;)">
            <text:p/>
          </table:table-cell>
          <table:table-cell table:formula="of:=IF(AND([.$B64]=[.P$2];[.$G64]&lt;&gt;&quot;&quot;);[.$E64];&quot;&quot;)">
            <text:p/>
          </table:table-cell>
          <table:table-cell table:formula="of:=IF(AND([.$B64]=[.Q$2];[.$G64]&lt;&gt;&quot;&quot;);[.$E64];&quot;&quot;)">
            <text:p/>
          </table:table-cell>
          <table:table-cell table:formula="of:=IF(AND([.$B64]=[.R$2];[.$G64]&lt;&gt;&quot;&quot;);[.$E64];&quot;&quot;)">
            <text:p/>
          </table:table-cell>
          <table:table-cell table:formula="of:=IF(AND([.$B64]=[.S$2];[.$G64]&lt;&gt;&quot;&quot;);[.$E64];&quot;&quot;)" office:value-type="float" office:value="77.6497">
            <text:p>77,6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3.1563">
            <text:p>13,1563</text:p>
          </table:table-cell>
          <table:table-cell office:value-type="float" office:value="3.81403">
            <text:p>3,81403</text:p>
          </table:table-cell>
          <table:table-cell office:value-type="float" office:value="129.399">
            <text:p>129,399</text:p>
          </table:table-cell>
          <table:table-cell office:value-type="float" office:value="794.767">
            <text:p>794,767</text:p>
          </table:table-cell>
          <table:table-cell office:value-type="string">
            <text:p>/home/ramiro/Imagens/Faces to RPM/063.jpg</text:p>
          </table:table-cell>
          <table:table-cell table:formula="of:=IF(AND([.$B65]=[.H$2];[.$G65]&lt;&gt;&quot;&quot;);[.$C65];&quot;&quot;)">
            <text:p/>
          </table:table-cell>
          <table:table-cell table:formula="of:=IF(AND([.$B65]=[.I$2];[.$G65]&lt;&gt;&quot;&quot;);[.$C65];&quot;&quot;)">
            <text:p/>
          </table:table-cell>
          <table:table-cell table:formula="of:=IF(AND([.$B65]=[.J$2];[.$G65]&lt;&gt;&quot;&quot;);[.$C65];&quot;&quot;)">
            <text:p/>
          </table:table-cell>
          <table:table-cell table:formula="of:=IF(AND([.$B65]=[.K$2];[.$G65]&lt;&gt;&quot;&quot;);[.$C65];&quot;&quot;)" office:value-type="float" office:value="13.1563">
            <text:p>13,16</text:p>
          </table:table-cell>
          <table:table-cell table:formula="of:=IF(AND([.$B65]=[.L$2];[.$G65]&lt;&gt;&quot;&quot;);[.$C65];&quot;&quot;)">
            <text:p/>
          </table:table-cell>
          <table:table-cell table:formula="of:=IF(AND([.$B65]=[.M$2];[.$G65]&lt;&gt;&quot;&quot;);[.$C65];&quot;&quot;)">
            <text:p/>
          </table:table-cell>
          <table:table-cell table:formula="of:=IF(AND([.$B65]=[.N$2];[.$G65]&lt;&gt;&quot;&quot;);[.$E65];&quot;&quot;)">
            <text:p/>
          </table:table-cell>
          <table:table-cell table:formula="of:=IF(AND([.$B65]=[.O$2];[.$G65]&lt;&gt;&quot;&quot;);[.$E65];&quot;&quot;)">
            <text:p/>
          </table:table-cell>
          <table:table-cell table:formula="of:=IF(AND([.$B65]=[.P$2];[.$G65]&lt;&gt;&quot;&quot;);[.$E65];&quot;&quot;)">
            <text:p/>
          </table:table-cell>
          <table:table-cell table:formula="of:=IF(AND([.$B65]=[.Q$2];[.$G65]&lt;&gt;&quot;&quot;);[.$E65];&quot;&quot;)" office:value-type="float" office:value="129.399">
            <text:p>129,40</text:p>
          </table:table-cell>
          <table:table-cell table:formula="of:=IF(AND([.$B65]=[.R$2];[.$G65]&lt;&gt;&quot;&quot;);[.$E65];&quot;&quot;)">
            <text:p/>
          </table:table-cell>
          <table:table-cell table:formula="of:=IF(AND([.$B65]=[.S$2];[.$G65]&lt;&gt;&quot;&quot;);[.$E65];&quot;&quot;)">
            <text:p/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.76335">
            <text:p>6,76335</text:p>
          </table:table-cell>
          <table:table-cell office:value-type="float" office:value="1.78373">
            <text:p>1,78373</text:p>
          </table:table-cell>
          <table:table-cell office:value-type="float" office:value="101.616">
            <text:p>101,616</text:p>
          </table:table-cell>
          <table:table-cell office:value-type="float" office:value="421.665">
            <text:p>421,665</text:p>
          </table:table-cell>
          <table:table-cell office:value-type="string">
            <text:p>/home/ramiro/Imagens/Faces to RPM/064.jpg</text:p>
          </table:table-cell>
          <table:table-cell table:formula="of:=IF(AND([.$B66]=[.H$2];[.$G66]&lt;&gt;&quot;&quot;);[.$C66];&quot;&quot;)">
            <text:p/>
          </table:table-cell>
          <table:table-cell table:formula="of:=IF(AND([.$B66]=[.I$2];[.$G66]&lt;&gt;&quot;&quot;);[.$C66];&quot;&quot;)">
            <text:p/>
          </table:table-cell>
          <table:table-cell table:formula="of:=IF(AND([.$B66]=[.J$2];[.$G66]&lt;&gt;&quot;&quot;);[.$C66];&quot;&quot;)" office:value-type="float" office:value="6.76335">
            <text:p>6,76</text:p>
          </table:table-cell>
          <table:table-cell table:formula="of:=IF(AND([.$B66]=[.K$2];[.$G66]&lt;&gt;&quot;&quot;);[.$C66];&quot;&quot;)">
            <text:p/>
          </table:table-cell>
          <table:table-cell table:formula="of:=IF(AND([.$B66]=[.L$2];[.$G66]&lt;&gt;&quot;&quot;);[.$C66];&quot;&quot;)">
            <text:p/>
          </table:table-cell>
          <table:table-cell table:formula="of:=IF(AND([.$B66]=[.M$2];[.$G66]&lt;&gt;&quot;&quot;);[.$C66];&quot;&quot;)">
            <text:p/>
          </table:table-cell>
          <table:table-cell table:formula="of:=IF(AND([.$B66]=[.N$2];[.$G66]&lt;&gt;&quot;&quot;);[.$E66];&quot;&quot;)">
            <text:p/>
          </table:table-cell>
          <table:table-cell table:formula="of:=IF(AND([.$B66]=[.O$2];[.$G66]&lt;&gt;&quot;&quot;);[.$E66];&quot;&quot;)">
            <text:p/>
          </table:table-cell>
          <table:table-cell table:formula="of:=IF(AND([.$B66]=[.P$2];[.$G66]&lt;&gt;&quot;&quot;);[.$E66];&quot;&quot;)" office:value-type="float" office:value="101.616">
            <text:p>101,62</text:p>
          </table:table-cell>
          <table:table-cell table:formula="of:=IF(AND([.$B66]=[.Q$2];[.$G66]&lt;&gt;&quot;&quot;);[.$E66];&quot;&quot;)">
            <text:p/>
          </table:table-cell>
          <table:table-cell table:formula="of:=IF(AND([.$B66]=[.R$2];[.$G66]&lt;&gt;&quot;&quot;);[.$E66];&quot;&quot;)">
            <text:p/>
          </table:table-cell>
          <table:table-cell table:formula="of:=IF(AND([.$B66]=[.S$2];[.$G66]&lt;&gt;&quot;&quot;);[.$E66];&quot;&quot;)">
            <text:p/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 table:formula="of:=IF(AND([.$B67]=[.H$2];[.$G67]&lt;&gt;&quot;&quot;);[.$C67];&quot;&quot;)">
            <text:p/>
          </table:table-cell>
          <table:table-cell table:formula="of:=IF(AND([.$B67]=[.I$2];[.$G67]&lt;&gt;&quot;&quot;);[.$C67];&quot;&quot;)">
            <text:p/>
          </table:table-cell>
          <table:table-cell table:formula="of:=IF(AND([.$B67]=[.J$2];[.$G67]&lt;&gt;&quot;&quot;);[.$C67];&quot;&quot;)">
            <text:p/>
          </table:table-cell>
          <table:table-cell table:formula="of:=IF(AND([.$B67]=[.K$2];[.$G67]&lt;&gt;&quot;&quot;);[.$C67];&quot;&quot;)">
            <text:p/>
          </table:table-cell>
          <table:table-cell table:formula="of:=IF(AND([.$B67]=[.L$2];[.$G67]&lt;&gt;&quot;&quot;);[.$C67];&quot;&quot;)">
            <text:p/>
          </table:table-cell>
          <table:table-cell table:formula="of:=IF(AND([.$B67]=[.M$2];[.$G67]&lt;&gt;&quot;&quot;);[.$C67];&quot;&quot;)">
            <text:p/>
          </table:table-cell>
          <table:table-cell table:formula="of:=IF(AND([.$B67]=[.N$2];[.$G67]&lt;&gt;&quot;&quot;);[.$E67];&quot;&quot;)">
            <text:p/>
          </table:table-cell>
          <table:table-cell table:formula="of:=IF(AND([.$B67]=[.O$2];[.$G67]&lt;&gt;&quot;&quot;);[.$E67];&quot;&quot;)">
            <text:p/>
          </table:table-cell>
          <table:table-cell table:formula="of:=IF(AND([.$B67]=[.P$2];[.$G67]&lt;&gt;&quot;&quot;);[.$E67];&quot;&quot;)">
            <text:p/>
          </table:table-cell>
          <table:table-cell table:formula="of:=IF(AND([.$B67]=[.Q$2];[.$G67]&lt;&gt;&quot;&quot;);[.$E67];&quot;&quot;)">
            <text:p/>
          </table:table-cell>
          <table:table-cell table:formula="of:=IF(AND([.$B67]=[.R$2];[.$G67]&lt;&gt;&quot;&quot;);[.$E67];&quot;&quot;)">
            <text:p/>
          </table:table-cell>
          <table:table-cell table:formula="of:=IF(AND([.$B67]=[.S$2];[.$G67]&lt;&gt;&quot;&quot;);[.$E67];&quot;&quot;)">
            <text:p/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2.4684">
            <text:p>12,4684</text:p>
          </table:table-cell>
          <table:table-cell office:value-type="float" office:value="7.36657">
            <text:p>7,36657</text:p>
          </table:table-cell>
          <table:table-cell office:value-type="float" office:value="115.942">
            <text:p>115,942</text:p>
          </table:table-cell>
          <table:table-cell office:value-type="float" office:value="933.224">
            <text:p>933,224</text:p>
          </table:table-cell>
          <table:table-cell office:value-type="string">
            <text:p>/home/ramiro/Imagens/Faces to RPM/066.jpg</text:p>
          </table:table-cell>
          <table:table-cell table:formula="of:=IF(AND([.$B68]=[.H$2];[.$G68]&lt;&gt;&quot;&quot;);[.$C68];&quot;&quot;)">
            <text:p/>
          </table:table-cell>
          <table:table-cell table:formula="of:=IF(AND([.$B68]=[.I$2];[.$G68]&lt;&gt;&quot;&quot;);[.$C68];&quot;&quot;)" office:value-type="float" office:value="12.4684">
            <text:p>12,47</text:p>
          </table:table-cell>
          <table:table-cell table:formula="of:=IF(AND([.$B68]=[.J$2];[.$G68]&lt;&gt;&quot;&quot;);[.$C68];&quot;&quot;)">
            <text:p/>
          </table:table-cell>
          <table:table-cell table:formula="of:=IF(AND([.$B68]=[.K$2];[.$G68]&lt;&gt;&quot;&quot;);[.$C68];&quot;&quot;)">
            <text:p/>
          </table:table-cell>
          <table:table-cell table:formula="of:=IF(AND([.$B68]=[.L$2];[.$G68]&lt;&gt;&quot;&quot;);[.$C68];&quot;&quot;)">
            <text:p/>
          </table:table-cell>
          <table:table-cell table:formula="of:=IF(AND([.$B68]=[.M$2];[.$G68]&lt;&gt;&quot;&quot;);[.$C68];&quot;&quot;)">
            <text:p/>
          </table:table-cell>
          <table:table-cell table:formula="of:=IF(AND([.$B68]=[.N$2];[.$G68]&lt;&gt;&quot;&quot;);[.$E68];&quot;&quot;)">
            <text:p/>
          </table:table-cell>
          <table:table-cell table:formula="of:=IF(AND([.$B68]=[.O$2];[.$G68]&lt;&gt;&quot;&quot;);[.$E68];&quot;&quot;)" office:value-type="float" office:value="115.942">
            <text:p>115,94</text:p>
          </table:table-cell>
          <table:table-cell table:formula="of:=IF(AND([.$B68]=[.P$2];[.$G68]&lt;&gt;&quot;&quot;);[.$E68];&quot;&quot;)">
            <text:p/>
          </table:table-cell>
          <table:table-cell table:formula="of:=IF(AND([.$B68]=[.Q$2];[.$G68]&lt;&gt;&quot;&quot;);[.$E68];&quot;&quot;)">
            <text:p/>
          </table:table-cell>
          <table:table-cell table:formula="of:=IF(AND([.$B68]=[.R$2];[.$G68]&lt;&gt;&quot;&quot;);[.$E68];&quot;&quot;)">
            <text:p/>
          </table:table-cell>
          <table:table-cell table:formula="of:=IF(AND([.$B68]=[.S$2];[.$G68]&lt;&gt;&quot;&quot;);[.$E68];&quot;&quot;)">
            <text:p/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8.67106">
            <text:p>8,67106</text:p>
          </table:table-cell>
          <table:table-cell office:value-type="float" office:value="8.81271">
            <text:p>8,81271</text:p>
          </table:table-cell>
          <table:table-cell office:value-type="float" office:value="138.765">
            <text:p>138,765</text:p>
          </table:table-cell>
          <table:table-cell office:value-type="float" office:value="2485.22">
            <text:p>2485,22</text:p>
          </table:table-cell>
          <table:table-cell office:value-type="string">
            <text:p>/home/ramiro/Imagens/Faces to RPM/067.jpg</text:p>
          </table:table-cell>
          <table:table-cell table:formula="of:=IF(AND([.$B69]=[.H$2];[.$G69]&lt;&gt;&quot;&quot;);[.$C69];&quot;&quot;)">
            <text:p/>
          </table:table-cell>
          <table:table-cell table:formula="of:=IF(AND([.$B69]=[.I$2];[.$G69]&lt;&gt;&quot;&quot;);[.$C69];&quot;&quot;)" office:value-type="float" office:value="8.67106">
            <text:p>8,67</text:p>
          </table:table-cell>
          <table:table-cell table:formula="of:=IF(AND([.$B69]=[.J$2];[.$G69]&lt;&gt;&quot;&quot;);[.$C69];&quot;&quot;)">
            <text:p/>
          </table:table-cell>
          <table:table-cell table:formula="of:=IF(AND([.$B69]=[.K$2];[.$G69]&lt;&gt;&quot;&quot;);[.$C69];&quot;&quot;)">
            <text:p/>
          </table:table-cell>
          <table:table-cell table:formula="of:=IF(AND([.$B69]=[.L$2];[.$G69]&lt;&gt;&quot;&quot;);[.$C69];&quot;&quot;)">
            <text:p/>
          </table:table-cell>
          <table:table-cell table:formula="of:=IF(AND([.$B69]=[.M$2];[.$G69]&lt;&gt;&quot;&quot;);[.$C69];&quot;&quot;)">
            <text:p/>
          </table:table-cell>
          <table:table-cell table:formula="of:=IF(AND([.$B69]=[.N$2];[.$G69]&lt;&gt;&quot;&quot;);[.$E69];&quot;&quot;)">
            <text:p/>
          </table:table-cell>
          <table:table-cell table:formula="of:=IF(AND([.$B69]=[.O$2];[.$G69]&lt;&gt;&quot;&quot;);[.$E69];&quot;&quot;)" office:value-type="float" office:value="138.765">
            <text:p>138,77</text:p>
          </table:table-cell>
          <table:table-cell table:formula="of:=IF(AND([.$B69]=[.P$2];[.$G69]&lt;&gt;&quot;&quot;);[.$E69];&quot;&quot;)">
            <text:p/>
          </table:table-cell>
          <table:table-cell table:formula="of:=IF(AND([.$B69]=[.Q$2];[.$G69]&lt;&gt;&quot;&quot;);[.$E69];&quot;&quot;)">
            <text:p/>
          </table:table-cell>
          <table:table-cell table:formula="of:=IF(AND([.$B69]=[.R$2];[.$G69]&lt;&gt;&quot;&quot;);[.$E69];&quot;&quot;)">
            <text:p/>
          </table:table-cell>
          <table:table-cell table:formula="of:=IF(AND([.$B69]=[.S$2];[.$G69]&lt;&gt;&quot;&quot;);[.$E69];&quot;&quot;)">
            <text:p/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2.1906">
            <text:p>12,1906</text:p>
          </table:table-cell>
          <table:table-cell office:value-type="float" office:value="4.51106">
            <text:p>4,51106</text:p>
          </table:table-cell>
          <table:table-cell office:value-type="float" office:value="130.495">
            <text:p>130,495</text:p>
          </table:table-cell>
          <table:table-cell office:value-type="float" office:value="1147.3">
            <text:p>1147,3</text:p>
          </table:table-cell>
          <table:table-cell office:value-type="string">
            <text:p>/home/ramiro/Imagens/Faces to RPM/068.jpg</text:p>
          </table:table-cell>
          <table:table-cell table:formula="of:=IF(AND([.$B70]=[.H$2];[.$G70]&lt;&gt;&quot;&quot;);[.$C70];&quot;&quot;)">
            <text:p/>
          </table:table-cell>
          <table:table-cell table:formula="of:=IF(AND([.$B70]=[.I$2];[.$G70]&lt;&gt;&quot;&quot;);[.$C70];&quot;&quot;)" office:value-type="float" office:value="12.1906">
            <text:p>12,19</text:p>
          </table:table-cell>
          <table:table-cell table:formula="of:=IF(AND([.$B70]=[.J$2];[.$G70]&lt;&gt;&quot;&quot;);[.$C70];&quot;&quot;)">
            <text:p/>
          </table:table-cell>
          <table:table-cell table:formula="of:=IF(AND([.$B70]=[.K$2];[.$G70]&lt;&gt;&quot;&quot;);[.$C70];&quot;&quot;)">
            <text:p/>
          </table:table-cell>
          <table:table-cell table:formula="of:=IF(AND([.$B70]=[.L$2];[.$G70]&lt;&gt;&quot;&quot;);[.$C70];&quot;&quot;)">
            <text:p/>
          </table:table-cell>
          <table:table-cell table:formula="of:=IF(AND([.$B70]=[.M$2];[.$G70]&lt;&gt;&quot;&quot;);[.$C70];&quot;&quot;)">
            <text:p/>
          </table:table-cell>
          <table:table-cell table:formula="of:=IF(AND([.$B70]=[.N$2];[.$G70]&lt;&gt;&quot;&quot;);[.$E70];&quot;&quot;)">
            <text:p/>
          </table:table-cell>
          <table:table-cell table:formula="of:=IF(AND([.$B70]=[.O$2];[.$G70]&lt;&gt;&quot;&quot;);[.$E70];&quot;&quot;)" office:value-type="float" office:value="130.495">
            <text:p>130,50</text:p>
          </table:table-cell>
          <table:table-cell table:formula="of:=IF(AND([.$B70]=[.P$2];[.$G70]&lt;&gt;&quot;&quot;);[.$E70];&quot;&quot;)">
            <text:p/>
          </table:table-cell>
          <table:table-cell table:formula="of:=IF(AND([.$B70]=[.Q$2];[.$G70]&lt;&gt;&quot;&quot;);[.$E70];&quot;&quot;)">
            <text:p/>
          </table:table-cell>
          <table:table-cell table:formula="of:=IF(AND([.$B70]=[.R$2];[.$G70]&lt;&gt;&quot;&quot;);[.$E70];&quot;&quot;)">
            <text:p/>
          </table:table-cell>
          <table:table-cell table:formula="of:=IF(AND([.$B70]=[.S$2];[.$G70]&lt;&gt;&quot;&quot;);[.$E70];&quot;&quot;)">
            <text:p/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0.938">
            <text:p>10,938</text:p>
          </table:table-cell>
          <table:table-cell office:value-type="float" office:value="5.49732">
            <text:p>5,49732</text:p>
          </table:table-cell>
          <table:table-cell office:value-type="float" office:value="129.674">
            <text:p>129,674</text:p>
          </table:table-cell>
          <table:table-cell office:value-type="float" office:value="790.714">
            <text:p>790,714</text:p>
          </table:table-cell>
          <table:table-cell office:value-type="string">
            <text:p>/home/ramiro/Imagens/Faces to RPM/069.jpg</text:p>
          </table:table-cell>
          <table:table-cell table:formula="of:=IF(AND([.$B71]=[.H$2];[.$G71]&lt;&gt;&quot;&quot;);[.$C71];&quot;&quot;)">
            <text:p/>
          </table:table-cell>
          <table:table-cell table:formula="of:=IF(AND([.$B71]=[.I$2];[.$G71]&lt;&gt;&quot;&quot;);[.$C71];&quot;&quot;)" office:value-type="float" office:value="10.938">
            <text:p>10,94</text:p>
          </table:table-cell>
          <table:table-cell table:formula="of:=IF(AND([.$B71]=[.J$2];[.$G71]&lt;&gt;&quot;&quot;);[.$C71];&quot;&quot;)">
            <text:p/>
          </table:table-cell>
          <table:table-cell table:formula="of:=IF(AND([.$B71]=[.K$2];[.$G71]&lt;&gt;&quot;&quot;);[.$C71];&quot;&quot;)">
            <text:p/>
          </table:table-cell>
          <table:table-cell table:formula="of:=IF(AND([.$B71]=[.L$2];[.$G71]&lt;&gt;&quot;&quot;);[.$C71];&quot;&quot;)">
            <text:p/>
          </table:table-cell>
          <table:table-cell table:formula="of:=IF(AND([.$B71]=[.M$2];[.$G71]&lt;&gt;&quot;&quot;);[.$C71];&quot;&quot;)">
            <text:p/>
          </table:table-cell>
          <table:table-cell table:formula="of:=IF(AND([.$B71]=[.N$2];[.$G71]&lt;&gt;&quot;&quot;);[.$E71];&quot;&quot;)">
            <text:p/>
          </table:table-cell>
          <table:table-cell table:formula="of:=IF(AND([.$B71]=[.O$2];[.$G71]&lt;&gt;&quot;&quot;);[.$E71];&quot;&quot;)" office:value-type="float" office:value="129.674">
            <text:p>129,67</text:p>
          </table:table-cell>
          <table:table-cell table:formula="of:=IF(AND([.$B71]=[.P$2];[.$G71]&lt;&gt;&quot;&quot;);[.$E71];&quot;&quot;)">
            <text:p/>
          </table:table-cell>
          <table:table-cell table:formula="of:=IF(AND([.$B71]=[.Q$2];[.$G71]&lt;&gt;&quot;&quot;);[.$E71];&quot;&quot;)">
            <text:p/>
          </table:table-cell>
          <table:table-cell table:formula="of:=IF(AND([.$B71]=[.R$2];[.$G71]&lt;&gt;&quot;&quot;);[.$E71];&quot;&quot;)">
            <text:p/>
          </table:table-cell>
          <table:table-cell table:formula="of:=IF(AND([.$B71]=[.S$2];[.$G71]&lt;&gt;&quot;&quot;);[.$E71];&quot;&quot;)">
            <text:p/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4.9747">
            <text:p>14,9747</text:p>
          </table:table-cell>
          <table:table-cell office:value-type="float" office:value="5.75281">
            <text:p>5,75281</text:p>
          </table:table-cell>
          <table:table-cell office:value-type="float" office:value="134.351">
            <text:p>134,351</text:p>
          </table:table-cell>
          <table:table-cell office:value-type="float" office:value="1041.16">
            <text:p>1041,16</text:p>
          </table:table-cell>
          <table:table-cell office:value-type="string">
            <text:p>/home/ramiro/Imagens/Faces to RPM/070.jpg</text:p>
          </table:table-cell>
          <table:table-cell table:formula="of:=IF(AND([.$B72]=[.H$2];[.$G72]&lt;&gt;&quot;&quot;);[.$C72];&quot;&quot;)">
            <text:p/>
          </table:table-cell>
          <table:table-cell table:formula="of:=IF(AND([.$B72]=[.I$2];[.$G72]&lt;&gt;&quot;&quot;);[.$C72];&quot;&quot;)" office:value-type="float" office:value="14.9747">
            <text:p>14,97</text:p>
          </table:table-cell>
          <table:table-cell table:formula="of:=IF(AND([.$B72]=[.J$2];[.$G72]&lt;&gt;&quot;&quot;);[.$C72];&quot;&quot;)">
            <text:p/>
          </table:table-cell>
          <table:table-cell table:formula="of:=IF(AND([.$B72]=[.K$2];[.$G72]&lt;&gt;&quot;&quot;);[.$C72];&quot;&quot;)">
            <text:p/>
          </table:table-cell>
          <table:table-cell table:formula="of:=IF(AND([.$B72]=[.L$2];[.$G72]&lt;&gt;&quot;&quot;);[.$C72];&quot;&quot;)">
            <text:p/>
          </table:table-cell>
          <table:table-cell table:formula="of:=IF(AND([.$B72]=[.M$2];[.$G72]&lt;&gt;&quot;&quot;);[.$C72];&quot;&quot;)">
            <text:p/>
          </table:table-cell>
          <table:table-cell table:formula="of:=IF(AND([.$B72]=[.N$2];[.$G72]&lt;&gt;&quot;&quot;);[.$E72];&quot;&quot;)">
            <text:p/>
          </table:table-cell>
          <table:table-cell table:formula="of:=IF(AND([.$B72]=[.O$2];[.$G72]&lt;&gt;&quot;&quot;);[.$E72];&quot;&quot;)" office:value-type="float" office:value="134.351">
            <text:p>134,35</text:p>
          </table:table-cell>
          <table:table-cell table:formula="of:=IF(AND([.$B72]=[.P$2];[.$G72]&lt;&gt;&quot;&quot;);[.$E72];&quot;&quot;)">
            <text:p/>
          </table:table-cell>
          <table:table-cell table:formula="of:=IF(AND([.$B72]=[.Q$2];[.$G72]&lt;&gt;&quot;&quot;);[.$E72];&quot;&quot;)">
            <text:p/>
          </table:table-cell>
          <table:table-cell table:formula="of:=IF(AND([.$B72]=[.R$2];[.$G72]&lt;&gt;&quot;&quot;);[.$E72];&quot;&quot;)">
            <text:p/>
          </table:table-cell>
          <table:table-cell table:formula="of:=IF(AND([.$B72]=[.S$2];[.$G72]&lt;&gt;&quot;&quot;);[.$E72];&quot;&quot;)">
            <text:p/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3.4728">
            <text:p>13,4728</text:p>
          </table:table-cell>
          <table:table-cell office:value-type="float" office:value="6.05183">
            <text:p>6,05183</text:p>
          </table:table-cell>
          <table:table-cell office:value-type="float" office:value="106.947">
            <text:p>106,947</text:p>
          </table:table-cell>
          <table:table-cell office:value-type="float" office:value="1252.88">
            <text:p>1252,88</text:p>
          </table:table-cell>
          <table:table-cell office:value-type="string">
            <text:p>/home/ramiro/Imagens/Faces to RPM/071.jpg</text:p>
          </table:table-cell>
          <table:table-cell table:formula="of:=IF(AND([.$B73]=[.H$2];[.$G73]&lt;&gt;&quot;&quot;);[.$C73];&quot;&quot;)">
            <text:p/>
          </table:table-cell>
          <table:table-cell table:formula="of:=IF(AND([.$B73]=[.I$2];[.$G73]&lt;&gt;&quot;&quot;);[.$C73];&quot;&quot;)" office:value-type="float" office:value="13.4728">
            <text:p>13,47</text:p>
          </table:table-cell>
          <table:table-cell table:formula="of:=IF(AND([.$B73]=[.J$2];[.$G73]&lt;&gt;&quot;&quot;);[.$C73];&quot;&quot;)">
            <text:p/>
          </table:table-cell>
          <table:table-cell table:formula="of:=IF(AND([.$B73]=[.K$2];[.$G73]&lt;&gt;&quot;&quot;);[.$C73];&quot;&quot;)">
            <text:p/>
          </table:table-cell>
          <table:table-cell table:formula="of:=IF(AND([.$B73]=[.L$2];[.$G73]&lt;&gt;&quot;&quot;);[.$C73];&quot;&quot;)">
            <text:p/>
          </table:table-cell>
          <table:table-cell table:formula="of:=IF(AND([.$B73]=[.M$2];[.$G73]&lt;&gt;&quot;&quot;);[.$C73];&quot;&quot;)">
            <text:p/>
          </table:table-cell>
          <table:table-cell table:formula="of:=IF(AND([.$B73]=[.N$2];[.$G73]&lt;&gt;&quot;&quot;);[.$E73];&quot;&quot;)">
            <text:p/>
          </table:table-cell>
          <table:table-cell table:formula="of:=IF(AND([.$B73]=[.O$2];[.$G73]&lt;&gt;&quot;&quot;);[.$E73];&quot;&quot;)" office:value-type="float" office:value="106.947">
            <text:p>106,95</text:p>
          </table:table-cell>
          <table:table-cell table:formula="of:=IF(AND([.$B73]=[.P$2];[.$G73]&lt;&gt;&quot;&quot;);[.$E73];&quot;&quot;)">
            <text:p/>
          </table:table-cell>
          <table:table-cell table:formula="of:=IF(AND([.$B73]=[.Q$2];[.$G73]&lt;&gt;&quot;&quot;);[.$E73];&quot;&quot;)">
            <text:p/>
          </table:table-cell>
          <table:table-cell table:formula="of:=IF(AND([.$B73]=[.R$2];[.$G73]&lt;&gt;&quot;&quot;);[.$E73];&quot;&quot;)">
            <text:p/>
          </table:table-cell>
          <table:table-cell table:formula="of:=IF(AND([.$B73]=[.S$2];[.$G73]&lt;&gt;&quot;&quot;);[.$E73];&quot;&quot;)">
            <text:p/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8.45363">
            <text:p>8,45363</text:p>
          </table:table-cell>
          <table:table-cell office:value-type="float" office:value="15.1787">
            <text:p>15,1787</text:p>
          </table:table-cell>
          <table:table-cell office:value-type="float" office:value="72.4047">
            <text:p>72,4047</text:p>
          </table:table-cell>
          <table:table-cell office:value-type="float" office:value="1147.24">
            <text:p>1147,24</text:p>
          </table:table-cell>
          <table:table-cell office:value-type="string">
            <text:p>/home/ramiro/Imagens/Faces to RPM/072.jpg</text:p>
          </table:table-cell>
          <table:table-cell table:formula="of:=IF(AND([.$B74]=[.H$2];[.$G74]&lt;&gt;&quot;&quot;);[.$C74];&quot;&quot;)">
            <text:p/>
          </table:table-cell>
          <table:table-cell table:formula="of:=IF(AND([.$B74]=[.I$2];[.$G74]&lt;&gt;&quot;&quot;);[.$C74];&quot;&quot;)" office:value-type="float" office:value="8.45363">
            <text:p>8,45</text:p>
          </table:table-cell>
          <table:table-cell table:formula="of:=IF(AND([.$B74]=[.J$2];[.$G74]&lt;&gt;&quot;&quot;);[.$C74];&quot;&quot;)">
            <text:p/>
          </table:table-cell>
          <table:table-cell table:formula="of:=IF(AND([.$B74]=[.K$2];[.$G74]&lt;&gt;&quot;&quot;);[.$C74];&quot;&quot;)">
            <text:p/>
          </table:table-cell>
          <table:table-cell table:formula="of:=IF(AND([.$B74]=[.L$2];[.$G74]&lt;&gt;&quot;&quot;);[.$C74];&quot;&quot;)">
            <text:p/>
          </table:table-cell>
          <table:table-cell table:formula="of:=IF(AND([.$B74]=[.M$2];[.$G74]&lt;&gt;&quot;&quot;);[.$C74];&quot;&quot;)">
            <text:p/>
          </table:table-cell>
          <table:table-cell table:formula="of:=IF(AND([.$B74]=[.N$2];[.$G74]&lt;&gt;&quot;&quot;);[.$E74];&quot;&quot;)">
            <text:p/>
          </table:table-cell>
          <table:table-cell table:formula="of:=IF(AND([.$B74]=[.O$2];[.$G74]&lt;&gt;&quot;&quot;);[.$E74];&quot;&quot;)" office:value-type="float" office:value="72.4047">
            <text:p>72,40</text:p>
          </table:table-cell>
          <table:table-cell table:formula="of:=IF(AND([.$B74]=[.P$2];[.$G74]&lt;&gt;&quot;&quot;);[.$E74];&quot;&quot;)">
            <text:p/>
          </table:table-cell>
          <table:table-cell table:formula="of:=IF(AND([.$B74]=[.Q$2];[.$G74]&lt;&gt;&quot;&quot;);[.$E74];&quot;&quot;)">
            <text:p/>
          </table:table-cell>
          <table:table-cell table:formula="of:=IF(AND([.$B74]=[.R$2];[.$G74]&lt;&gt;&quot;&quot;);[.$E74];&quot;&quot;)">
            <text:p/>
          </table:table-cell>
          <table:table-cell table:formula="of:=IF(AND([.$B74]=[.S$2];[.$G74]&lt;&gt;&quot;&quot;);[.$E74];&quot;&quot;)">
            <text:p/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7.75">
            <text:p>7,75</text:p>
          </table:table-cell>
          <table:table-cell office:value-type="float" office:value="9.1875">
            <text:p>9,1875</text:p>
          </table:table-cell>
          <table:table-cell office:value-type="float" office:value="6.5">
            <text:p>6,5</text:p>
          </table:table-cell>
          <table:table-cell office:value-type="float" office:value="0.75">
            <text:p>0,75</text:p>
          </table:table-cell>
          <table:table-cell office:value-type="string">
            <text:p>/home/ramiro/Imagens/Faces to RPM/073.jpg</text:p>
          </table:table-cell>
          <table:table-cell table:formula="of:=IF(AND([.$B75]=[.H$2];[.$G75]&lt;&gt;&quot;&quot;);[.$C75];&quot;&quot;)">
            <text:p/>
          </table:table-cell>
          <table:table-cell table:formula="of:=IF(AND([.$B75]=[.I$2];[.$G75]&lt;&gt;&quot;&quot;);[.$C75];&quot;&quot;)">
            <text:p/>
          </table:table-cell>
          <table:table-cell table:formula="of:=IF(AND([.$B75]=[.J$2];[.$G75]&lt;&gt;&quot;&quot;);[.$C75];&quot;&quot;)">
            <text:p/>
          </table:table-cell>
          <table:table-cell table:formula="of:=IF(AND([.$B75]=[.K$2];[.$G75]&lt;&gt;&quot;&quot;);[.$C75];&quot;&quot;)">
            <text:p/>
          </table:table-cell>
          <table:table-cell table:formula="of:=IF(AND([.$B75]=[.L$2];[.$G75]&lt;&gt;&quot;&quot;);[.$C75];&quot;&quot;)">
            <text:p/>
          </table:table-cell>
          <table:table-cell table:formula="of:=IF(AND([.$B75]=[.M$2];[.$G75]&lt;&gt;&quot;&quot;);[.$C75];&quot;&quot;)" office:value-type="float" office:value="7.75">
            <text:p>7,75</text:p>
          </table:table-cell>
          <table:table-cell table:formula="of:=IF(AND([.$B75]=[.N$2];[.$G75]&lt;&gt;&quot;&quot;);[.$E75];&quot;&quot;)">
            <text:p/>
          </table:table-cell>
          <table:table-cell table:formula="of:=IF(AND([.$B75]=[.O$2];[.$G75]&lt;&gt;&quot;&quot;);[.$E75];&quot;&quot;)">
            <text:p/>
          </table:table-cell>
          <table:table-cell table:formula="of:=IF(AND([.$B75]=[.P$2];[.$G75]&lt;&gt;&quot;&quot;);[.$E75];&quot;&quot;)">
            <text:p/>
          </table:table-cell>
          <table:table-cell table:formula="of:=IF(AND([.$B75]=[.Q$2];[.$G75]&lt;&gt;&quot;&quot;);[.$E75];&quot;&quot;)">
            <text:p/>
          </table:table-cell>
          <table:table-cell table:formula="of:=IF(AND([.$B75]=[.R$2];[.$G75]&lt;&gt;&quot;&quot;);[.$E75];&quot;&quot;)">
            <text:p/>
          </table:table-cell>
          <table:table-cell table:formula="of:=IF(AND([.$B75]=[.S$2];[.$G75]&lt;&gt;&quot;&quot;);[.$E75];&quot;&quot;)" office:value-type="float" office:value="6.5">
            <text:p>6,5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/>
          <table:table-cell/>
          <table:table-cell/>
          <table:table-cell/>
          <table:table-cell/>
          <table:table-cell table:formula="of:=IF(AND([.$B76]=[.H$2];[.$G76]&lt;&gt;&quot;&quot;);[.$C76];&quot;&quot;)">
            <text:p/>
          </table:table-cell>
          <table:table-cell table:formula="of:=IF(AND([.$B76]=[.I$2];[.$G76]&lt;&gt;&quot;&quot;);[.$C76];&quot;&quot;)">
            <text:p/>
          </table:table-cell>
          <table:table-cell table:formula="of:=IF(AND([.$B76]=[.J$2];[.$G76]&lt;&gt;&quot;&quot;);[.$C76];&quot;&quot;)">
            <text:p/>
          </table:table-cell>
          <table:table-cell table:formula="of:=IF(AND([.$B76]=[.K$2];[.$G76]&lt;&gt;&quot;&quot;);[.$C76];&quot;&quot;)">
            <text:p/>
          </table:table-cell>
          <table:table-cell table:formula="of:=IF(AND([.$B76]=[.L$2];[.$G76]&lt;&gt;&quot;&quot;);[.$C76];&quot;&quot;)">
            <text:p/>
          </table:table-cell>
          <table:table-cell table:formula="of:=IF(AND([.$B76]=[.M$2];[.$G76]&lt;&gt;&quot;&quot;);[.$C76];&quot;&quot;)">
            <text:p/>
          </table:table-cell>
          <table:table-cell table:formula="of:=IF(AND([.$B76]=[.N$2];[.$G76]&lt;&gt;&quot;&quot;);[.$E76];&quot;&quot;)">
            <text:p/>
          </table:table-cell>
          <table:table-cell table:formula="of:=IF(AND([.$B76]=[.O$2];[.$G76]&lt;&gt;&quot;&quot;);[.$E76];&quot;&quot;)">
            <text:p/>
          </table:table-cell>
          <table:table-cell table:formula="of:=IF(AND([.$B76]=[.P$2];[.$G76]&lt;&gt;&quot;&quot;);[.$E76];&quot;&quot;)">
            <text:p/>
          </table:table-cell>
          <table:table-cell table:formula="of:=IF(AND([.$B76]=[.Q$2];[.$G76]&lt;&gt;&quot;&quot;);[.$E76];&quot;&quot;)">
            <text:p/>
          </table:table-cell>
          <table:table-cell table:formula="of:=IF(AND([.$B76]=[.R$2];[.$G76]&lt;&gt;&quot;&quot;);[.$E76];&quot;&quot;)">
            <text:p/>
          </table:table-cell>
          <table:table-cell table:formula="of:=IF(AND([.$B76]=[.S$2];[.$G76]&lt;&gt;&quot;&quot;);[.$E76];&quot;&quot;)">
            <text:p/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 table:formula="of:=IF(AND([.$B77]=[.H$2];[.$G77]&lt;&gt;&quot;&quot;);[.$C77];&quot;&quot;)">
            <text:p/>
          </table:table-cell>
          <table:table-cell table:formula="of:=IF(AND([.$B77]=[.I$2];[.$G77]&lt;&gt;&quot;&quot;);[.$C77];&quot;&quot;)">
            <text:p/>
          </table:table-cell>
          <table:table-cell table:formula="of:=IF(AND([.$B77]=[.J$2];[.$G77]&lt;&gt;&quot;&quot;);[.$C77];&quot;&quot;)">
            <text:p/>
          </table:table-cell>
          <table:table-cell table:formula="of:=IF(AND([.$B77]=[.K$2];[.$G77]&lt;&gt;&quot;&quot;);[.$C77];&quot;&quot;)">
            <text:p/>
          </table:table-cell>
          <table:table-cell table:formula="of:=IF(AND([.$B77]=[.L$2];[.$G77]&lt;&gt;&quot;&quot;);[.$C77];&quot;&quot;)">
            <text:p/>
          </table:table-cell>
          <table:table-cell table:formula="of:=IF(AND([.$B77]=[.M$2];[.$G77]&lt;&gt;&quot;&quot;);[.$C77];&quot;&quot;)">
            <text:p/>
          </table:table-cell>
          <table:table-cell table:formula="of:=IF(AND([.$B77]=[.N$2];[.$G77]&lt;&gt;&quot;&quot;);[.$E77];&quot;&quot;)">
            <text:p/>
          </table:table-cell>
          <table:table-cell table:formula="of:=IF(AND([.$B77]=[.O$2];[.$G77]&lt;&gt;&quot;&quot;);[.$E77];&quot;&quot;)">
            <text:p/>
          </table:table-cell>
          <table:table-cell table:formula="of:=IF(AND([.$B77]=[.P$2];[.$G77]&lt;&gt;&quot;&quot;);[.$E77];&quot;&quot;)">
            <text:p/>
          </table:table-cell>
          <table:table-cell table:formula="of:=IF(AND([.$B77]=[.Q$2];[.$G77]&lt;&gt;&quot;&quot;);[.$E77];&quot;&quot;)">
            <text:p/>
          </table:table-cell>
          <table:table-cell table:formula="of:=IF(AND([.$B77]=[.R$2];[.$G77]&lt;&gt;&quot;&quot;);[.$E77];&quot;&quot;)">
            <text:p/>
          </table:table-cell>
          <table:table-cell table:formula="of:=IF(AND([.$B77]=[.S$2];[.$G77]&lt;&gt;&quot;&quot;);[.$E77];&quot;&quot;)">
            <text:p/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 table:formula="of:=IF(AND([.$B78]=[.H$2];[.$G78]&lt;&gt;&quot;&quot;);[.$C78];&quot;&quot;)">
            <text:p/>
          </table:table-cell>
          <table:table-cell table:formula="of:=IF(AND([.$B78]=[.I$2];[.$G78]&lt;&gt;&quot;&quot;);[.$C78];&quot;&quot;)">
            <text:p/>
          </table:table-cell>
          <table:table-cell table:formula="of:=IF(AND([.$B78]=[.J$2];[.$G78]&lt;&gt;&quot;&quot;);[.$C78];&quot;&quot;)">
            <text:p/>
          </table:table-cell>
          <table:table-cell table:formula="of:=IF(AND([.$B78]=[.K$2];[.$G78]&lt;&gt;&quot;&quot;);[.$C78];&quot;&quot;)">
            <text:p/>
          </table:table-cell>
          <table:table-cell table:formula="of:=IF(AND([.$B78]=[.L$2];[.$G78]&lt;&gt;&quot;&quot;);[.$C78];&quot;&quot;)">
            <text:p/>
          </table:table-cell>
          <table:table-cell table:formula="of:=IF(AND([.$B78]=[.M$2];[.$G78]&lt;&gt;&quot;&quot;);[.$C78];&quot;&quot;)">
            <text:p/>
          </table:table-cell>
          <table:table-cell table:formula="of:=IF(AND([.$B78]=[.N$2];[.$G78]&lt;&gt;&quot;&quot;);[.$E78];&quot;&quot;)">
            <text:p/>
          </table:table-cell>
          <table:table-cell table:formula="of:=IF(AND([.$B78]=[.O$2];[.$G78]&lt;&gt;&quot;&quot;);[.$E78];&quot;&quot;)">
            <text:p/>
          </table:table-cell>
          <table:table-cell table:formula="of:=IF(AND([.$B78]=[.P$2];[.$G78]&lt;&gt;&quot;&quot;);[.$E78];&quot;&quot;)">
            <text:p/>
          </table:table-cell>
          <table:table-cell table:formula="of:=IF(AND([.$B78]=[.Q$2];[.$G78]&lt;&gt;&quot;&quot;);[.$E78];&quot;&quot;)">
            <text:p/>
          </table:table-cell>
          <table:table-cell table:formula="of:=IF(AND([.$B78]=[.R$2];[.$G78]&lt;&gt;&quot;&quot;);[.$E78];&quot;&quot;)">
            <text:p/>
          </table:table-cell>
          <table:table-cell table:formula="of:=IF(AND([.$B78]=[.S$2];[.$G78]&lt;&gt;&quot;&quot;);[.$E78];&quot;&quot;)">
            <text:p/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6.75497">
            <text:p>6,75497</text:p>
          </table:table-cell>
          <table:table-cell office:value-type="float" office:value="7.23135">
            <text:p>7,23135</text:p>
          </table:table-cell>
          <table:table-cell office:value-type="float" office:value="99.965">
            <text:p>99,965</text:p>
          </table:table-cell>
          <table:table-cell office:value-type="float" office:value="696.477">
            <text:p>696,477</text:p>
          </table:table-cell>
          <table:table-cell office:value-type="string">
            <text:p>/home/ramiro/Imagens/Faces to RPM/077.jpg</text:p>
          </table:table-cell>
          <table:table-cell table:formula="of:=IF(AND([.$B79]=[.H$2];[.$G79]&lt;&gt;&quot;&quot;);[.$C79];&quot;&quot;)">
            <text:p/>
          </table:table-cell>
          <table:table-cell table:formula="of:=IF(AND([.$B79]=[.I$2];[.$G79]&lt;&gt;&quot;&quot;);[.$C79];&quot;&quot;)">
            <text:p/>
          </table:table-cell>
          <table:table-cell table:formula="of:=IF(AND([.$B79]=[.J$2];[.$G79]&lt;&gt;&quot;&quot;);[.$C79];&quot;&quot;)">
            <text:p/>
          </table:table-cell>
          <table:table-cell table:formula="of:=IF(AND([.$B79]=[.K$2];[.$G79]&lt;&gt;&quot;&quot;);[.$C79];&quot;&quot;)" office:value-type="float" office:value="6.75497">
            <text:p>6,75</text:p>
          </table:table-cell>
          <table:table-cell table:formula="of:=IF(AND([.$B79]=[.L$2];[.$G79]&lt;&gt;&quot;&quot;);[.$C79];&quot;&quot;)">
            <text:p/>
          </table:table-cell>
          <table:table-cell table:formula="of:=IF(AND([.$B79]=[.M$2];[.$G79]&lt;&gt;&quot;&quot;);[.$C79];&quot;&quot;)">
            <text:p/>
          </table:table-cell>
          <table:table-cell table:formula="of:=IF(AND([.$B79]=[.N$2];[.$G79]&lt;&gt;&quot;&quot;);[.$E79];&quot;&quot;)">
            <text:p/>
          </table:table-cell>
          <table:table-cell table:formula="of:=IF(AND([.$B79]=[.O$2];[.$G79]&lt;&gt;&quot;&quot;);[.$E79];&quot;&quot;)">
            <text:p/>
          </table:table-cell>
          <table:table-cell table:formula="of:=IF(AND([.$B79]=[.P$2];[.$G79]&lt;&gt;&quot;&quot;);[.$E79];&quot;&quot;)">
            <text:p/>
          </table:table-cell>
          <table:table-cell table:formula="of:=IF(AND([.$B79]=[.Q$2];[.$G79]&lt;&gt;&quot;&quot;);[.$E79];&quot;&quot;)" office:value-type="float" office:value="99.965">
            <text:p>99,97</text:p>
          </table:table-cell>
          <table:table-cell table:formula="of:=IF(AND([.$B79]=[.R$2];[.$G79]&lt;&gt;&quot;&quot;);[.$E79];&quot;&quot;)">
            <text:p/>
          </table:table-cell>
          <table:table-cell table:formula="of:=IF(AND([.$B79]=[.S$2];[.$G79]&lt;&gt;&quot;&quot;);[.$E79];&quot;&quot;)">
            <text:p/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 table:formula="of:=IF(AND([.$B80]=[.H$2];[.$G80]&lt;&gt;&quot;&quot;);[.$C80];&quot;&quot;)">
            <text:p/>
          </table:table-cell>
          <table:table-cell table:formula="of:=IF(AND([.$B80]=[.I$2];[.$G80]&lt;&gt;&quot;&quot;);[.$C80];&quot;&quot;)">
            <text:p/>
          </table:table-cell>
          <table:table-cell table:formula="of:=IF(AND([.$B80]=[.J$2];[.$G80]&lt;&gt;&quot;&quot;);[.$C80];&quot;&quot;)">
            <text:p/>
          </table:table-cell>
          <table:table-cell table:formula="of:=IF(AND([.$B80]=[.K$2];[.$G80]&lt;&gt;&quot;&quot;);[.$C80];&quot;&quot;)">
            <text:p/>
          </table:table-cell>
          <table:table-cell table:formula="of:=IF(AND([.$B80]=[.L$2];[.$G80]&lt;&gt;&quot;&quot;);[.$C80];&quot;&quot;)">
            <text:p/>
          </table:table-cell>
          <table:table-cell table:formula="of:=IF(AND([.$B80]=[.M$2];[.$G80]&lt;&gt;&quot;&quot;);[.$C80];&quot;&quot;)">
            <text:p/>
          </table:table-cell>
          <table:table-cell table:formula="of:=IF(AND([.$B80]=[.N$2];[.$G80]&lt;&gt;&quot;&quot;);[.$E80];&quot;&quot;)">
            <text:p/>
          </table:table-cell>
          <table:table-cell table:formula="of:=IF(AND([.$B80]=[.O$2];[.$G80]&lt;&gt;&quot;&quot;);[.$E80];&quot;&quot;)">
            <text:p/>
          </table:table-cell>
          <table:table-cell table:formula="of:=IF(AND([.$B80]=[.P$2];[.$G80]&lt;&gt;&quot;&quot;);[.$E80];&quot;&quot;)">
            <text:p/>
          </table:table-cell>
          <table:table-cell table:formula="of:=IF(AND([.$B80]=[.Q$2];[.$G80]&lt;&gt;&quot;&quot;);[.$E80];&quot;&quot;)">
            <text:p/>
          </table:table-cell>
          <table:table-cell table:formula="of:=IF(AND([.$B80]=[.R$2];[.$G80]&lt;&gt;&quot;&quot;);[.$E80];&quot;&quot;)">
            <text:p/>
          </table:table-cell>
          <table:table-cell table:formula="of:=IF(AND([.$B80]=[.S$2];[.$G80]&lt;&gt;&quot;&quot;);[.$E80];&quot;&quot;)">
            <text:p/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IF(AND([.$B81]=[.H$2];[.$G81]&lt;&gt;&quot;&quot;);[.$C81];&quot;&quot;)">
            <text:p/>
          </table:table-cell>
          <table:table-cell table:formula="of:=IF(AND([.$B81]=[.I$2];[.$G81]&lt;&gt;&quot;&quot;);[.$C81];&quot;&quot;)">
            <text:p/>
          </table:table-cell>
          <table:table-cell table:formula="of:=IF(AND([.$B81]=[.J$2];[.$G81]&lt;&gt;&quot;&quot;);[.$C81];&quot;&quot;)">
            <text:p/>
          </table:table-cell>
          <table:table-cell table:formula="of:=IF(AND([.$B81]=[.K$2];[.$G81]&lt;&gt;&quot;&quot;);[.$C81];&quot;&quot;)">
            <text:p/>
          </table:table-cell>
          <table:table-cell table:formula="of:=IF(AND([.$B81]=[.L$2];[.$G81]&lt;&gt;&quot;&quot;);[.$C81];&quot;&quot;)">
            <text:p/>
          </table:table-cell>
          <table:table-cell table:formula="of:=IF(AND([.$B81]=[.M$2];[.$G81]&lt;&gt;&quot;&quot;);[.$C81];&quot;&quot;)">
            <text:p/>
          </table:table-cell>
          <table:table-cell table:formula="of:=IF(AND([.$B81]=[.N$2];[.$G81]&lt;&gt;&quot;&quot;);[.$E81];&quot;&quot;)">
            <text:p/>
          </table:table-cell>
          <table:table-cell table:formula="of:=IF(AND([.$B81]=[.O$2];[.$G81]&lt;&gt;&quot;&quot;);[.$E81];&quot;&quot;)">
            <text:p/>
          </table:table-cell>
          <table:table-cell table:formula="of:=IF(AND([.$B81]=[.P$2];[.$G81]&lt;&gt;&quot;&quot;);[.$E81];&quot;&quot;)">
            <text:p/>
          </table:table-cell>
          <table:table-cell table:formula="of:=IF(AND([.$B81]=[.Q$2];[.$G81]&lt;&gt;&quot;&quot;);[.$E81];&quot;&quot;)">
            <text:p/>
          </table:table-cell>
          <table:table-cell table:formula="of:=IF(AND([.$B81]=[.R$2];[.$G81]&lt;&gt;&quot;&quot;);[.$E81];&quot;&quot;)">
            <text:p/>
          </table:table-cell>
          <table:table-cell table:formula="of:=IF(AND([.$B81]=[.S$2];[.$G81]&lt;&gt;&quot;&quot;);[.$E81];&quot;&quot;)">
            <text:p/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7.7284">
            <text:p>7,7284</text:p>
          </table:table-cell>
          <table:table-cell office:value-type="float" office:value="6.90823">
            <text:p>6,90823</text:p>
          </table:table-cell>
          <table:table-cell office:value-type="float" office:value="95.63">
            <text:p>95,63</text:p>
          </table:table-cell>
          <table:table-cell office:value-type="float" office:value="925.551">
            <text:p>925,551</text:p>
          </table:table-cell>
          <table:table-cell office:value-type="string">
            <text:p>/home/ramiro/Imagens/Faces to RPM/080.jpg</text:p>
          </table:table-cell>
          <table:table-cell table:formula="of:=IF(AND([.$B82]=[.H$2];[.$G82]&lt;&gt;&quot;&quot;);[.$C82];&quot;&quot;)">
            <text:p/>
          </table:table-cell>
          <table:table-cell table:formula="of:=IF(AND([.$B82]=[.I$2];[.$G82]&lt;&gt;&quot;&quot;);[.$C82];&quot;&quot;)" office:value-type="float" office:value="7.7284">
            <text:p>7,73</text:p>
          </table:table-cell>
          <table:table-cell table:formula="of:=IF(AND([.$B82]=[.J$2];[.$G82]&lt;&gt;&quot;&quot;);[.$C82];&quot;&quot;)">
            <text:p/>
          </table:table-cell>
          <table:table-cell table:formula="of:=IF(AND([.$B82]=[.K$2];[.$G82]&lt;&gt;&quot;&quot;);[.$C82];&quot;&quot;)">
            <text:p/>
          </table:table-cell>
          <table:table-cell table:formula="of:=IF(AND([.$B82]=[.L$2];[.$G82]&lt;&gt;&quot;&quot;);[.$C82];&quot;&quot;)">
            <text:p/>
          </table:table-cell>
          <table:table-cell table:formula="of:=IF(AND([.$B82]=[.M$2];[.$G82]&lt;&gt;&quot;&quot;);[.$C82];&quot;&quot;)">
            <text:p/>
          </table:table-cell>
          <table:table-cell table:formula="of:=IF(AND([.$B82]=[.N$2];[.$G82]&lt;&gt;&quot;&quot;);[.$E82];&quot;&quot;)">
            <text:p/>
          </table:table-cell>
          <table:table-cell table:formula="of:=IF(AND([.$B82]=[.O$2];[.$G82]&lt;&gt;&quot;&quot;);[.$E82];&quot;&quot;)" office:value-type="float" office:value="95.63">
            <text:p>95,63</text:p>
          </table:table-cell>
          <table:table-cell table:formula="of:=IF(AND([.$B82]=[.P$2];[.$G82]&lt;&gt;&quot;&quot;);[.$E82];&quot;&quot;)">
            <text:p/>
          </table:table-cell>
          <table:table-cell table:formula="of:=IF(AND([.$B82]=[.Q$2];[.$G82]&lt;&gt;&quot;&quot;);[.$E82];&quot;&quot;)">
            <text:p/>
          </table:table-cell>
          <table:table-cell table:formula="of:=IF(AND([.$B82]=[.R$2];[.$G82]&lt;&gt;&quot;&quot;);[.$E82];&quot;&quot;)">
            <text:p/>
          </table:table-cell>
          <table:table-cell table:formula="of:=IF(AND([.$B82]=[.S$2];[.$G82]&lt;&gt;&quot;&quot;);[.$E82];&quot;&quot;)">
            <text:p/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0.3321">
            <text:p>10,3321</text:p>
          </table:table-cell>
          <table:table-cell office:value-type="float" office:value="6.91562">
            <text:p>6,91562</text:p>
          </table:table-cell>
          <table:table-cell office:value-type="float" office:value="79.1053">
            <text:p>79,1053</text:p>
          </table:table-cell>
          <table:table-cell office:value-type="float" office:value="1954.87">
            <text:p>1954,87</text:p>
          </table:table-cell>
          <table:table-cell office:value-type="string">
            <text:p>/home/ramiro/Imagens/Faces to RPM/081.jpg</text:p>
          </table:table-cell>
          <table:table-cell table:formula="of:=IF(AND([.$B83]=[.H$2];[.$G83]&lt;&gt;&quot;&quot;);[.$C83];&quot;&quot;)" office:value-type="float" office:value="10.3321">
            <text:p>10,33</text:p>
          </table:table-cell>
          <table:table-cell table:formula="of:=IF(AND([.$B83]=[.I$2];[.$G83]&lt;&gt;&quot;&quot;);[.$C83];&quot;&quot;)">
            <text:p/>
          </table:table-cell>
          <table:table-cell table:formula="of:=IF(AND([.$B83]=[.J$2];[.$G83]&lt;&gt;&quot;&quot;);[.$C83];&quot;&quot;)">
            <text:p/>
          </table:table-cell>
          <table:table-cell table:formula="of:=IF(AND([.$B83]=[.K$2];[.$G83]&lt;&gt;&quot;&quot;);[.$C83];&quot;&quot;)">
            <text:p/>
          </table:table-cell>
          <table:table-cell table:formula="of:=IF(AND([.$B83]=[.L$2];[.$G83]&lt;&gt;&quot;&quot;);[.$C83];&quot;&quot;)">
            <text:p/>
          </table:table-cell>
          <table:table-cell table:formula="of:=IF(AND([.$B83]=[.M$2];[.$G83]&lt;&gt;&quot;&quot;);[.$C83];&quot;&quot;)">
            <text:p/>
          </table:table-cell>
          <table:table-cell table:formula="of:=IF(AND([.$B83]=[.N$2];[.$G83]&lt;&gt;&quot;&quot;);[.$E83];&quot;&quot;)" office:value-type="float" office:value="79.1053">
            <text:p>79,11</text:p>
          </table:table-cell>
          <table:table-cell table:formula="of:=IF(AND([.$B83]=[.O$2];[.$G83]&lt;&gt;&quot;&quot;);[.$E83];&quot;&quot;)">
            <text:p/>
          </table:table-cell>
          <table:table-cell table:formula="of:=IF(AND([.$B83]=[.P$2];[.$G83]&lt;&gt;&quot;&quot;);[.$E83];&quot;&quot;)">
            <text:p/>
          </table:table-cell>
          <table:table-cell table:formula="of:=IF(AND([.$B83]=[.Q$2];[.$G83]&lt;&gt;&quot;&quot;);[.$E83];&quot;&quot;)">
            <text:p/>
          </table:table-cell>
          <table:table-cell table:formula="of:=IF(AND([.$B83]=[.R$2];[.$G83]&lt;&gt;&quot;&quot;);[.$E83];&quot;&quot;)">
            <text:p/>
          </table:table-cell>
          <table:table-cell table:formula="of:=IF(AND([.$B83]=[.S$2];[.$G83]&lt;&gt;&quot;&quot;);[.$E83];&quot;&quot;)">
            <text:p/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9.95074">
            <text:p>9,95074</text:p>
          </table:table-cell>
          <table:table-cell office:value-type="float" office:value="8.59069">
            <text:p>8,59069</text:p>
          </table:table-cell>
          <table:table-cell office:value-type="float" office:value="80.9325">
            <text:p>80,9325</text:p>
          </table:table-cell>
          <table:table-cell office:value-type="float" office:value="893.585">
            <text:p>893,585</text:p>
          </table:table-cell>
          <table:table-cell office:value-type="string">
            <text:p>/home/ramiro/Imagens/Faces to RPM/082.jpg</text:p>
          </table:table-cell>
          <table:table-cell table:formula="of:=IF(AND([.$B84]=[.H$2];[.$G84]&lt;&gt;&quot;&quot;);[.$C84];&quot;&quot;)">
            <text:p/>
          </table:table-cell>
          <table:table-cell table:formula="of:=IF(AND([.$B84]=[.I$2];[.$G84]&lt;&gt;&quot;&quot;);[.$C84];&quot;&quot;)" office:value-type="float" office:value="9.95074">
            <text:p>9,95</text:p>
          </table:table-cell>
          <table:table-cell table:formula="of:=IF(AND([.$B84]=[.J$2];[.$G84]&lt;&gt;&quot;&quot;);[.$C84];&quot;&quot;)">
            <text:p/>
          </table:table-cell>
          <table:table-cell table:formula="of:=IF(AND([.$B84]=[.K$2];[.$G84]&lt;&gt;&quot;&quot;);[.$C84];&quot;&quot;)">
            <text:p/>
          </table:table-cell>
          <table:table-cell table:formula="of:=IF(AND([.$B84]=[.L$2];[.$G84]&lt;&gt;&quot;&quot;);[.$C84];&quot;&quot;)">
            <text:p/>
          </table:table-cell>
          <table:table-cell table:formula="of:=IF(AND([.$B84]=[.M$2];[.$G84]&lt;&gt;&quot;&quot;);[.$C84];&quot;&quot;)">
            <text:p/>
          </table:table-cell>
          <table:table-cell table:formula="of:=IF(AND([.$B84]=[.N$2];[.$G84]&lt;&gt;&quot;&quot;);[.$E84];&quot;&quot;)">
            <text:p/>
          </table:table-cell>
          <table:table-cell table:formula="of:=IF(AND([.$B84]=[.O$2];[.$G84]&lt;&gt;&quot;&quot;);[.$E84];&quot;&quot;)" office:value-type="float" office:value="80.9325">
            <text:p>80,93</text:p>
          </table:table-cell>
          <table:table-cell table:formula="of:=IF(AND([.$B84]=[.P$2];[.$G84]&lt;&gt;&quot;&quot;);[.$E84];&quot;&quot;)">
            <text:p/>
          </table:table-cell>
          <table:table-cell table:formula="of:=IF(AND([.$B84]=[.Q$2];[.$G84]&lt;&gt;&quot;&quot;);[.$E84];&quot;&quot;)">
            <text:p/>
          </table:table-cell>
          <table:table-cell table:formula="of:=IF(AND([.$B84]=[.R$2];[.$G84]&lt;&gt;&quot;&quot;);[.$E84];&quot;&quot;)">
            <text:p/>
          </table:table-cell>
          <table:table-cell table:formula="of:=IF(AND([.$B84]=[.S$2];[.$G84]&lt;&gt;&quot;&quot;);[.$E84];&quot;&quot;)">
            <text:p/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14.8006">
            <text:p>14,8006</text:p>
          </table:table-cell>
          <table:table-cell office:value-type="float" office:value="3.88414">
            <text:p>3,88414</text:p>
          </table:table-cell>
          <table:table-cell office:value-type="float" office:value="149.613">
            <text:p>149,613</text:p>
          </table:table-cell>
          <table:table-cell office:value-type="float" office:value="1683.16">
            <text:p>1683,16</text:p>
          </table:table-cell>
          <table:table-cell office:value-type="string">
            <text:p>/home/ramiro/Imagens/Faces to RPM/083.jpg</text:p>
          </table:table-cell>
          <table:table-cell table:formula="of:=IF(AND([.$B85]=[.H$2];[.$G85]&lt;&gt;&quot;&quot;);[.$C85];&quot;&quot;)">
            <text:p/>
          </table:table-cell>
          <table:table-cell table:formula="of:=IF(AND([.$B85]=[.I$2];[.$G85]&lt;&gt;&quot;&quot;);[.$C85];&quot;&quot;)">
            <text:p/>
          </table:table-cell>
          <table:table-cell table:formula="of:=IF(AND([.$B85]=[.J$2];[.$G85]&lt;&gt;&quot;&quot;);[.$C85];&quot;&quot;)">
            <text:p/>
          </table:table-cell>
          <table:table-cell table:formula="of:=IF(AND([.$B85]=[.K$2];[.$G85]&lt;&gt;&quot;&quot;);[.$C85];&quot;&quot;)">
            <text:p/>
          </table:table-cell>
          <table:table-cell table:formula="of:=IF(AND([.$B85]=[.L$2];[.$G85]&lt;&gt;&quot;&quot;);[.$C85];&quot;&quot;)">
            <text:p/>
          </table:table-cell>
          <table:table-cell table:formula="of:=IF(AND([.$B85]=[.M$2];[.$G85]&lt;&gt;&quot;&quot;);[.$C85];&quot;&quot;)" office:value-type="float" office:value="14.8006">
            <text:p>14,80</text:p>
          </table:table-cell>
          <table:table-cell table:formula="of:=IF(AND([.$B85]=[.N$2];[.$G85]&lt;&gt;&quot;&quot;);[.$E85];&quot;&quot;)">
            <text:p/>
          </table:table-cell>
          <table:table-cell table:formula="of:=IF(AND([.$B85]=[.O$2];[.$G85]&lt;&gt;&quot;&quot;);[.$E85];&quot;&quot;)">
            <text:p/>
          </table:table-cell>
          <table:table-cell table:formula="of:=IF(AND([.$B85]=[.P$2];[.$G85]&lt;&gt;&quot;&quot;);[.$E85];&quot;&quot;)">
            <text:p/>
          </table:table-cell>
          <table:table-cell table:formula="of:=IF(AND([.$B85]=[.Q$2];[.$G85]&lt;&gt;&quot;&quot;);[.$E85];&quot;&quot;)">
            <text:p/>
          </table:table-cell>
          <table:table-cell table:formula="of:=IF(AND([.$B85]=[.R$2];[.$G85]&lt;&gt;&quot;&quot;);[.$E85];&quot;&quot;)">
            <text:p/>
          </table:table-cell>
          <table:table-cell table:formula="of:=IF(AND([.$B85]=[.S$2];[.$G85]&lt;&gt;&quot;&quot;);[.$E85];&quot;&quot;)" office:value-type="float" office:value="149.613">
            <text:p>149,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0.3071">
            <text:p>10,3071</text:p>
          </table:table-cell>
          <table:table-cell office:value-type="float" office:value="7.97715">
            <text:p>7,97715</text:p>
          </table:table-cell>
          <table:table-cell office:value-type="float" office:value="111.077">
            <text:p>111,077</text:p>
          </table:table-cell>
          <table:table-cell office:value-type="float" office:value="336.428">
            <text:p>336,428</text:p>
          </table:table-cell>
          <table:table-cell office:value-type="string">
            <text:p>/home/ramiro/Imagens/Faces to RPM/084.jpg</text:p>
          </table:table-cell>
          <table:table-cell table:formula="of:=IF(AND([.$B86]=[.H$2];[.$G86]&lt;&gt;&quot;&quot;);[.$C86];&quot;&quot;)" office:value-type="float" office:value="10.3071">
            <text:p>10,31</text:p>
          </table:table-cell>
          <table:table-cell table:formula="of:=IF(AND([.$B86]=[.I$2];[.$G86]&lt;&gt;&quot;&quot;);[.$C86];&quot;&quot;)">
            <text:p/>
          </table:table-cell>
          <table:table-cell table:formula="of:=IF(AND([.$B86]=[.J$2];[.$G86]&lt;&gt;&quot;&quot;);[.$C86];&quot;&quot;)">
            <text:p/>
          </table:table-cell>
          <table:table-cell table:formula="of:=IF(AND([.$B86]=[.K$2];[.$G86]&lt;&gt;&quot;&quot;);[.$C86];&quot;&quot;)">
            <text:p/>
          </table:table-cell>
          <table:table-cell table:formula="of:=IF(AND([.$B86]=[.L$2];[.$G86]&lt;&gt;&quot;&quot;);[.$C86];&quot;&quot;)">
            <text:p/>
          </table:table-cell>
          <table:table-cell table:formula="of:=IF(AND([.$B86]=[.M$2];[.$G86]&lt;&gt;&quot;&quot;);[.$C86];&quot;&quot;)">
            <text:p/>
          </table:table-cell>
          <table:table-cell table:formula="of:=IF(AND([.$B86]=[.N$2];[.$G86]&lt;&gt;&quot;&quot;);[.$E86];&quot;&quot;)" office:value-type="float" office:value="111.077">
            <text:p>111,08</text:p>
          </table:table-cell>
          <table:table-cell table:formula="of:=IF(AND([.$B86]=[.O$2];[.$G86]&lt;&gt;&quot;&quot;);[.$E86];&quot;&quot;)">
            <text:p/>
          </table:table-cell>
          <table:table-cell table:formula="of:=IF(AND([.$B86]=[.P$2];[.$G86]&lt;&gt;&quot;&quot;);[.$E86];&quot;&quot;)">
            <text:p/>
          </table:table-cell>
          <table:table-cell table:formula="of:=IF(AND([.$B86]=[.Q$2];[.$G86]&lt;&gt;&quot;&quot;);[.$E86];&quot;&quot;)">
            <text:p/>
          </table:table-cell>
          <table:table-cell table:formula="of:=IF(AND([.$B86]=[.R$2];[.$G86]&lt;&gt;&quot;&quot;);[.$E86];&quot;&quot;)">
            <text:p/>
          </table:table-cell>
          <table:table-cell table:formula="of:=IF(AND([.$B86]=[.S$2];[.$G86]&lt;&gt;&quot;&quot;);[.$E86];&quot;&quot;)">
            <text:p/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 table:formula="of:=IF(AND([.$B87]=[.H$2];[.$G87]&lt;&gt;&quot;&quot;);[.$C87];&quot;&quot;)">
            <text:p/>
          </table:table-cell>
          <table:table-cell table:formula="of:=IF(AND([.$B87]=[.I$2];[.$G87]&lt;&gt;&quot;&quot;);[.$C87];&quot;&quot;)">
            <text:p/>
          </table:table-cell>
          <table:table-cell table:formula="of:=IF(AND([.$B87]=[.J$2];[.$G87]&lt;&gt;&quot;&quot;);[.$C87];&quot;&quot;)">
            <text:p/>
          </table:table-cell>
          <table:table-cell table:formula="of:=IF(AND([.$B87]=[.K$2];[.$G87]&lt;&gt;&quot;&quot;);[.$C87];&quot;&quot;)">
            <text:p/>
          </table:table-cell>
          <table:table-cell table:formula="of:=IF(AND([.$B87]=[.L$2];[.$G87]&lt;&gt;&quot;&quot;);[.$C87];&quot;&quot;)">
            <text:p/>
          </table:table-cell>
          <table:table-cell table:formula="of:=IF(AND([.$B87]=[.M$2];[.$G87]&lt;&gt;&quot;&quot;);[.$C87];&quot;&quot;)">
            <text:p/>
          </table:table-cell>
          <table:table-cell table:formula="of:=IF(AND([.$B87]=[.N$2];[.$G87]&lt;&gt;&quot;&quot;);[.$E87];&quot;&quot;)">
            <text:p/>
          </table:table-cell>
          <table:table-cell table:formula="of:=IF(AND([.$B87]=[.O$2];[.$G87]&lt;&gt;&quot;&quot;);[.$E87];&quot;&quot;)">
            <text:p/>
          </table:table-cell>
          <table:table-cell table:formula="of:=IF(AND([.$B87]=[.P$2];[.$G87]&lt;&gt;&quot;&quot;);[.$E87];&quot;&quot;)">
            <text:p/>
          </table:table-cell>
          <table:table-cell table:formula="of:=IF(AND([.$B87]=[.Q$2];[.$G87]&lt;&gt;&quot;&quot;);[.$E87];&quot;&quot;)">
            <text:p/>
          </table:table-cell>
          <table:table-cell table:formula="of:=IF(AND([.$B87]=[.R$2];[.$G87]&lt;&gt;&quot;&quot;);[.$E87];&quot;&quot;)">
            <text:p/>
          </table:table-cell>
          <table:table-cell table:formula="of:=IF(AND([.$B87]=[.S$2];[.$G87]&lt;&gt;&quot;&quot;);[.$E87];&quot;&quot;)">
            <text:p/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15.2165">
            <text:p>15,2165</text:p>
          </table:table-cell>
          <table:table-cell office:value-type="float" office:value="2.53851">
            <text:p>2,53851</text:p>
          </table:table-cell>
          <table:table-cell office:value-type="float" office:value="182.056">
            <text:p>182,056</text:p>
          </table:table-cell>
          <table:table-cell office:value-type="float" office:value="914.587">
            <text:p>914,587</text:p>
          </table:table-cell>
          <table:table-cell office:value-type="string">
            <text:p>/home/ramiro/Imagens/Faces to RPM/086.jpg</text:p>
          </table:table-cell>
          <table:table-cell table:formula="of:=IF(AND([.$B88]=[.H$2];[.$G88]&lt;&gt;&quot;&quot;);[.$C88];&quot;&quot;)">
            <text:p/>
          </table:table-cell>
          <table:table-cell table:formula="of:=IF(AND([.$B88]=[.I$2];[.$G88]&lt;&gt;&quot;&quot;);[.$C88];&quot;&quot;)">
            <text:p/>
          </table:table-cell>
          <table:table-cell table:formula="of:=IF(AND([.$B88]=[.J$2];[.$G88]&lt;&gt;&quot;&quot;);[.$C88];&quot;&quot;)">
            <text:p/>
          </table:table-cell>
          <table:table-cell table:formula="of:=IF(AND([.$B88]=[.K$2];[.$G88]&lt;&gt;&quot;&quot;);[.$C88];&quot;&quot;)">
            <text:p/>
          </table:table-cell>
          <table:table-cell table:formula="of:=IF(AND([.$B88]=[.L$2];[.$G88]&lt;&gt;&quot;&quot;);[.$C88];&quot;&quot;)">
            <text:p/>
          </table:table-cell>
          <table:table-cell table:formula="of:=IF(AND([.$B88]=[.M$2];[.$G88]&lt;&gt;&quot;&quot;);[.$C88];&quot;&quot;)" office:value-type="float" office:value="15.2165">
            <text:p>15,22</text:p>
          </table:table-cell>
          <table:table-cell table:formula="of:=IF(AND([.$B88]=[.N$2];[.$G88]&lt;&gt;&quot;&quot;);[.$E88];&quot;&quot;)">
            <text:p/>
          </table:table-cell>
          <table:table-cell table:formula="of:=IF(AND([.$B88]=[.O$2];[.$G88]&lt;&gt;&quot;&quot;);[.$E88];&quot;&quot;)">
            <text:p/>
          </table:table-cell>
          <table:table-cell table:formula="of:=IF(AND([.$B88]=[.P$2];[.$G88]&lt;&gt;&quot;&quot;);[.$E88];&quot;&quot;)">
            <text:p/>
          </table:table-cell>
          <table:table-cell table:formula="of:=IF(AND([.$B88]=[.Q$2];[.$G88]&lt;&gt;&quot;&quot;);[.$E88];&quot;&quot;)">
            <text:p/>
          </table:table-cell>
          <table:table-cell table:formula="of:=IF(AND([.$B88]=[.R$2];[.$G88]&lt;&gt;&quot;&quot;);[.$E88];&quot;&quot;)">
            <text:p/>
          </table:table-cell>
          <table:table-cell table:formula="of:=IF(AND([.$B88]=[.S$2];[.$G88]&lt;&gt;&quot;&quot;);[.$E88];&quot;&quot;)" office:value-type="float" office:value="182.056">
            <text:p>182,0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 table:formula="of:=IF(AND([.$B89]=[.H$2];[.$G89]&lt;&gt;&quot;&quot;);[.$C89];&quot;&quot;)">
            <text:p/>
          </table:table-cell>
          <table:table-cell table:formula="of:=IF(AND([.$B89]=[.I$2];[.$G89]&lt;&gt;&quot;&quot;);[.$C89];&quot;&quot;)">
            <text:p/>
          </table:table-cell>
          <table:table-cell table:formula="of:=IF(AND([.$B89]=[.J$2];[.$G89]&lt;&gt;&quot;&quot;);[.$C89];&quot;&quot;)">
            <text:p/>
          </table:table-cell>
          <table:table-cell table:formula="of:=IF(AND([.$B89]=[.K$2];[.$G89]&lt;&gt;&quot;&quot;);[.$C89];&quot;&quot;)">
            <text:p/>
          </table:table-cell>
          <table:table-cell table:formula="of:=IF(AND([.$B89]=[.L$2];[.$G89]&lt;&gt;&quot;&quot;);[.$C89];&quot;&quot;)">
            <text:p/>
          </table:table-cell>
          <table:table-cell table:formula="of:=IF(AND([.$B89]=[.M$2];[.$G89]&lt;&gt;&quot;&quot;);[.$C89];&quot;&quot;)">
            <text:p/>
          </table:table-cell>
          <table:table-cell table:formula="of:=IF(AND([.$B89]=[.N$2];[.$G89]&lt;&gt;&quot;&quot;);[.$E89];&quot;&quot;)">
            <text:p/>
          </table:table-cell>
          <table:table-cell table:formula="of:=IF(AND([.$B89]=[.O$2];[.$G89]&lt;&gt;&quot;&quot;);[.$E89];&quot;&quot;)">
            <text:p/>
          </table:table-cell>
          <table:table-cell table:formula="of:=IF(AND([.$B89]=[.P$2];[.$G89]&lt;&gt;&quot;&quot;);[.$E89];&quot;&quot;)">
            <text:p/>
          </table:table-cell>
          <table:table-cell table:formula="of:=IF(AND([.$B89]=[.Q$2];[.$G89]&lt;&gt;&quot;&quot;);[.$E89];&quot;&quot;)">
            <text:p/>
          </table:table-cell>
          <table:table-cell table:formula="of:=IF(AND([.$B89]=[.R$2];[.$G89]&lt;&gt;&quot;&quot;);[.$E89];&quot;&quot;)">
            <text:p/>
          </table:table-cell>
          <table:table-cell table:formula="of:=IF(AND([.$B89]=[.S$2];[.$G89]&lt;&gt;&quot;&quot;);[.$E89];&quot;&quot;)">
            <text:p/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11.3046">
            <text:p>11,3046</text:p>
          </table:table-cell>
          <table:table-cell office:value-type="float" office:value="15.6113">
            <text:p>15,6113</text:p>
          </table:table-cell>
          <table:table-cell office:value-type="float" office:value="116.745">
            <text:p>116,745</text:p>
          </table:table-cell>
          <table:table-cell office:value-type="float" office:value="1301.3">
            <text:p>1301,3</text:p>
          </table:table-cell>
          <table:table-cell office:value-type="string">
            <text:p>/home/ramiro/Imagens/Faces to RPM/088.jpg</text:p>
          </table:table-cell>
          <table:table-cell table:formula="of:=IF(AND([.$B90]=[.H$2];[.$G90]&lt;&gt;&quot;&quot;);[.$C90];&quot;&quot;)">
            <text:p/>
          </table:table-cell>
          <table:table-cell table:formula="of:=IF(AND([.$B90]=[.I$2];[.$G90]&lt;&gt;&quot;&quot;);[.$C90];&quot;&quot;)" office:value-type="float" office:value="11.3046">
            <text:p>11,30</text:p>
          </table:table-cell>
          <table:table-cell table:formula="of:=IF(AND([.$B90]=[.J$2];[.$G90]&lt;&gt;&quot;&quot;);[.$C90];&quot;&quot;)">
            <text:p/>
          </table:table-cell>
          <table:table-cell table:formula="of:=IF(AND([.$B90]=[.K$2];[.$G90]&lt;&gt;&quot;&quot;);[.$C90];&quot;&quot;)">
            <text:p/>
          </table:table-cell>
          <table:table-cell table:formula="of:=IF(AND([.$B90]=[.L$2];[.$G90]&lt;&gt;&quot;&quot;);[.$C90];&quot;&quot;)">
            <text:p/>
          </table:table-cell>
          <table:table-cell table:formula="of:=IF(AND([.$B90]=[.M$2];[.$G90]&lt;&gt;&quot;&quot;);[.$C90];&quot;&quot;)">
            <text:p/>
          </table:table-cell>
          <table:table-cell table:formula="of:=IF(AND([.$B90]=[.N$2];[.$G90]&lt;&gt;&quot;&quot;);[.$E90];&quot;&quot;)">
            <text:p/>
          </table:table-cell>
          <table:table-cell table:formula="of:=IF(AND([.$B90]=[.O$2];[.$G90]&lt;&gt;&quot;&quot;);[.$E90];&quot;&quot;)" office:value-type="float" office:value="116.745">
            <text:p>116,75</text:p>
          </table:table-cell>
          <table:table-cell table:formula="of:=IF(AND([.$B90]=[.P$2];[.$G90]&lt;&gt;&quot;&quot;);[.$E90];&quot;&quot;)">
            <text:p/>
          </table:table-cell>
          <table:table-cell table:formula="of:=IF(AND([.$B90]=[.Q$2];[.$G90]&lt;&gt;&quot;&quot;);[.$E90];&quot;&quot;)">
            <text:p/>
          </table:table-cell>
          <table:table-cell table:formula="of:=IF(AND([.$B90]=[.R$2];[.$G90]&lt;&gt;&quot;&quot;);[.$E90];&quot;&quot;)">
            <text:p/>
          </table:table-cell>
          <table:table-cell table:formula="of:=IF(AND([.$B90]=[.S$2];[.$G90]&lt;&gt;&quot;&quot;);[.$E90];&quot;&quot;)">
            <text:p/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12.6913">
            <text:p>12,6913</text:p>
          </table:table-cell>
          <table:table-cell office:value-type="float" office:value="5.06236">
            <text:p>5,06236</text:p>
          </table:table-cell>
          <table:table-cell office:value-type="float" office:value="117.402">
            <text:p>117,402</text:p>
          </table:table-cell>
          <table:table-cell office:value-type="float" office:value="1038.78">
            <text:p>1038,78</text:p>
          </table:table-cell>
          <table:table-cell office:value-type="string">
            <text:p>/home/ramiro/Imagens/Faces to RPM/089.jpg</text:p>
          </table:table-cell>
          <table:table-cell table:formula="of:=IF(AND([.$B91]=[.H$2];[.$G91]&lt;&gt;&quot;&quot;);[.$C91];&quot;&quot;)">
            <text:p/>
          </table:table-cell>
          <table:table-cell table:formula="of:=IF(AND([.$B91]=[.I$2];[.$G91]&lt;&gt;&quot;&quot;);[.$C91];&quot;&quot;)" office:value-type="float" office:value="12.6913">
            <text:p>12,69</text:p>
          </table:table-cell>
          <table:table-cell table:formula="of:=IF(AND([.$B91]=[.J$2];[.$G91]&lt;&gt;&quot;&quot;);[.$C91];&quot;&quot;)">
            <text:p/>
          </table:table-cell>
          <table:table-cell table:formula="of:=IF(AND([.$B91]=[.K$2];[.$G91]&lt;&gt;&quot;&quot;);[.$C91];&quot;&quot;)">
            <text:p/>
          </table:table-cell>
          <table:table-cell table:formula="of:=IF(AND([.$B91]=[.L$2];[.$G91]&lt;&gt;&quot;&quot;);[.$C91];&quot;&quot;)">
            <text:p/>
          </table:table-cell>
          <table:table-cell table:formula="of:=IF(AND([.$B91]=[.M$2];[.$G91]&lt;&gt;&quot;&quot;);[.$C91];&quot;&quot;)">
            <text:p/>
          </table:table-cell>
          <table:table-cell table:formula="of:=IF(AND([.$B91]=[.N$2];[.$G91]&lt;&gt;&quot;&quot;);[.$E91];&quot;&quot;)">
            <text:p/>
          </table:table-cell>
          <table:table-cell table:formula="of:=IF(AND([.$B91]=[.O$2];[.$G91]&lt;&gt;&quot;&quot;);[.$E91];&quot;&quot;)" office:value-type="float" office:value="117.402">
            <text:p>117,40</text:p>
          </table:table-cell>
          <table:table-cell table:formula="of:=IF(AND([.$B91]=[.P$2];[.$G91]&lt;&gt;&quot;&quot;);[.$E91];&quot;&quot;)">
            <text:p/>
          </table:table-cell>
          <table:table-cell table:formula="of:=IF(AND([.$B91]=[.Q$2];[.$G91]&lt;&gt;&quot;&quot;);[.$E91];&quot;&quot;)">
            <text:p/>
          </table:table-cell>
          <table:table-cell table:formula="of:=IF(AND([.$B91]=[.R$2];[.$G91]&lt;&gt;&quot;&quot;);[.$E91];&quot;&quot;)">
            <text:p/>
          </table:table-cell>
          <table:table-cell table:formula="of:=IF(AND([.$B91]=[.S$2];[.$G91]&lt;&gt;&quot;&quot;);[.$E91];&quot;&quot;)">
            <text:p/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0.5314">
            <text:p>10,5314</text:p>
          </table:table-cell>
          <table:table-cell office:value-type="float" office:value="7.76602">
            <text:p>7,76602</text:p>
          </table:table-cell>
          <table:table-cell office:value-type="float" office:value="117.041">
            <text:p>117,041</text:p>
          </table:table-cell>
          <table:table-cell office:value-type="float" office:value="1202.23">
            <text:p>1202,23</text:p>
          </table:table-cell>
          <table:table-cell office:value-type="string">
            <text:p>/home/ramiro/Imagens/Faces to RPM/090.jpg</text:p>
          </table:table-cell>
          <table:table-cell table:formula="of:=IF(AND([.$B92]=[.H$2];[.$G92]&lt;&gt;&quot;&quot;);[.$C92];&quot;&quot;)">
            <text:p/>
          </table:table-cell>
          <table:table-cell table:formula="of:=IF(AND([.$B92]=[.I$2];[.$G92]&lt;&gt;&quot;&quot;);[.$C92];&quot;&quot;)">
            <text:p/>
          </table:table-cell>
          <table:table-cell table:formula="of:=IF(AND([.$B92]=[.J$2];[.$G92]&lt;&gt;&quot;&quot;);[.$C92];&quot;&quot;)">
            <text:p/>
          </table:table-cell>
          <table:table-cell table:formula="of:=IF(AND([.$B92]=[.K$2];[.$G92]&lt;&gt;&quot;&quot;);[.$C92];&quot;&quot;)" office:value-type="float" office:value="10.5314">
            <text:p>10,53</text:p>
          </table:table-cell>
          <table:table-cell table:formula="of:=IF(AND([.$B92]=[.L$2];[.$G92]&lt;&gt;&quot;&quot;);[.$C92];&quot;&quot;)">
            <text:p/>
          </table:table-cell>
          <table:table-cell table:formula="of:=IF(AND([.$B92]=[.M$2];[.$G92]&lt;&gt;&quot;&quot;);[.$C92];&quot;&quot;)">
            <text:p/>
          </table:table-cell>
          <table:table-cell table:formula="of:=IF(AND([.$B92]=[.N$2];[.$G92]&lt;&gt;&quot;&quot;);[.$E92];&quot;&quot;)">
            <text:p/>
          </table:table-cell>
          <table:table-cell table:formula="of:=IF(AND([.$B92]=[.O$2];[.$G92]&lt;&gt;&quot;&quot;);[.$E92];&quot;&quot;)">
            <text:p/>
          </table:table-cell>
          <table:table-cell table:formula="of:=IF(AND([.$B92]=[.P$2];[.$G92]&lt;&gt;&quot;&quot;);[.$E92];&quot;&quot;)">
            <text:p/>
          </table:table-cell>
          <table:table-cell table:formula="of:=IF(AND([.$B92]=[.Q$2];[.$G92]&lt;&gt;&quot;&quot;);[.$E92];&quot;&quot;)" office:value-type="float" office:value="117.041">
            <text:p>117,04</text:p>
          </table:table-cell>
          <table:table-cell table:formula="of:=IF(AND([.$B92]=[.R$2];[.$G92]&lt;&gt;&quot;&quot;);[.$E92];&quot;&quot;)">
            <text:p/>
          </table:table-cell>
          <table:table-cell table:formula="of:=IF(AND([.$B92]=[.S$2];[.$G92]&lt;&gt;&quot;&quot;);[.$E92];&quot;&quot;)">
            <text:p/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0.4262">
            <text:p>10,4262</text:p>
          </table:table-cell>
          <table:table-cell office:value-type="float" office:value="8.98345">
            <text:p>8,98345</text:p>
          </table:table-cell>
          <table:table-cell office:value-type="float" office:value="81.95">
            <text:p>81,95</text:p>
          </table:table-cell>
          <table:table-cell office:value-type="float" office:value="434.583">
            <text:p>434,583</text:p>
          </table:table-cell>
          <table:table-cell office:value-type="string">
            <text:p>/home/ramiro/Imagens/Faces to RPM/091.jpg</text:p>
          </table:table-cell>
          <table:table-cell table:formula="of:=IF(AND([.$B93]=[.H$2];[.$G93]&lt;&gt;&quot;&quot;);[.$C93];&quot;&quot;)" office:value-type="float" office:value="10.4262">
            <text:p>10,43</text:p>
          </table:table-cell>
          <table:table-cell table:formula="of:=IF(AND([.$B93]=[.I$2];[.$G93]&lt;&gt;&quot;&quot;);[.$C93];&quot;&quot;)">
            <text:p/>
          </table:table-cell>
          <table:table-cell table:formula="of:=IF(AND([.$B93]=[.J$2];[.$G93]&lt;&gt;&quot;&quot;);[.$C93];&quot;&quot;)">
            <text:p/>
          </table:table-cell>
          <table:table-cell table:formula="of:=IF(AND([.$B93]=[.K$2];[.$G93]&lt;&gt;&quot;&quot;);[.$C93];&quot;&quot;)">
            <text:p/>
          </table:table-cell>
          <table:table-cell table:formula="of:=IF(AND([.$B93]=[.L$2];[.$G93]&lt;&gt;&quot;&quot;);[.$C93];&quot;&quot;)">
            <text:p/>
          </table:table-cell>
          <table:table-cell table:formula="of:=IF(AND([.$B93]=[.M$2];[.$G93]&lt;&gt;&quot;&quot;);[.$C93];&quot;&quot;)">
            <text:p/>
          </table:table-cell>
          <table:table-cell table:formula="of:=IF(AND([.$B93]=[.N$2];[.$G93]&lt;&gt;&quot;&quot;);[.$E93];&quot;&quot;)" office:value-type="float" office:value="81.95">
            <text:p>81,95</text:p>
          </table:table-cell>
          <table:table-cell table:formula="of:=IF(AND([.$B93]=[.O$2];[.$G93]&lt;&gt;&quot;&quot;);[.$E93];&quot;&quot;)">
            <text:p/>
          </table:table-cell>
          <table:table-cell table:formula="of:=IF(AND([.$B93]=[.P$2];[.$G93]&lt;&gt;&quot;&quot;);[.$E93];&quot;&quot;)">
            <text:p/>
          </table:table-cell>
          <table:table-cell table:formula="of:=IF(AND([.$B93]=[.Q$2];[.$G93]&lt;&gt;&quot;&quot;);[.$E93];&quot;&quot;)">
            <text:p/>
          </table:table-cell>
          <table:table-cell table:formula="of:=IF(AND([.$B93]=[.R$2];[.$G93]&lt;&gt;&quot;&quot;);[.$E93];&quot;&quot;)">
            <text:p/>
          </table:table-cell>
          <table:table-cell table:formula="of:=IF(AND([.$B93]=[.S$2];[.$G93]&lt;&gt;&quot;&quot;);[.$E93];&quot;&quot;)">
            <text:p/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13.7858">
            <text:p>13,7858</text:p>
          </table:table-cell>
          <table:table-cell office:value-type="float" office:value="4.64981">
            <text:p>4,64981</text:p>
          </table:table-cell>
          <table:table-cell office:value-type="float" office:value="130.633">
            <text:p>130,633</text:p>
          </table:table-cell>
          <table:table-cell office:value-type="float" office:value="1799.47">
            <text:p>1799,47</text:p>
          </table:table-cell>
          <table:table-cell office:value-type="string">
            <text:p>/home/ramiro/Imagens/Faces to RPM/092.jpg</text:p>
          </table:table-cell>
          <table:table-cell table:formula="of:=IF(AND([.$B94]=[.H$2];[.$G94]&lt;&gt;&quot;&quot;);[.$C94];&quot;&quot;)">
            <text:p/>
          </table:table-cell>
          <table:table-cell table:formula="of:=IF(AND([.$B94]=[.I$2];[.$G94]&lt;&gt;&quot;&quot;);[.$C94];&quot;&quot;)" office:value-type="float" office:value="13.7858">
            <text:p>13,79</text:p>
          </table:table-cell>
          <table:table-cell table:formula="of:=IF(AND([.$B94]=[.J$2];[.$G94]&lt;&gt;&quot;&quot;);[.$C94];&quot;&quot;)">
            <text:p/>
          </table:table-cell>
          <table:table-cell table:formula="of:=IF(AND([.$B94]=[.K$2];[.$G94]&lt;&gt;&quot;&quot;);[.$C94];&quot;&quot;)">
            <text:p/>
          </table:table-cell>
          <table:table-cell table:formula="of:=IF(AND([.$B94]=[.L$2];[.$G94]&lt;&gt;&quot;&quot;);[.$C94];&quot;&quot;)">
            <text:p/>
          </table:table-cell>
          <table:table-cell table:formula="of:=IF(AND([.$B94]=[.M$2];[.$G94]&lt;&gt;&quot;&quot;);[.$C94];&quot;&quot;)">
            <text:p/>
          </table:table-cell>
          <table:table-cell table:formula="of:=IF(AND([.$B94]=[.N$2];[.$G94]&lt;&gt;&quot;&quot;);[.$E94];&quot;&quot;)">
            <text:p/>
          </table:table-cell>
          <table:table-cell table:formula="of:=IF(AND([.$B94]=[.O$2];[.$G94]&lt;&gt;&quot;&quot;);[.$E94];&quot;&quot;)" office:value-type="float" office:value="130.633">
            <text:p>130,63</text:p>
          </table:table-cell>
          <table:table-cell table:formula="of:=IF(AND([.$B94]=[.P$2];[.$G94]&lt;&gt;&quot;&quot;);[.$E94];&quot;&quot;)">
            <text:p/>
          </table:table-cell>
          <table:table-cell table:formula="of:=IF(AND([.$B94]=[.Q$2];[.$G94]&lt;&gt;&quot;&quot;);[.$E94];&quot;&quot;)">
            <text:p/>
          </table:table-cell>
          <table:table-cell table:formula="of:=IF(AND([.$B94]=[.R$2];[.$G94]&lt;&gt;&quot;&quot;);[.$E94];&quot;&quot;)">
            <text:p/>
          </table:table-cell>
          <table:table-cell table:formula="of:=IF(AND([.$B94]=[.S$2];[.$G94]&lt;&gt;&quot;&quot;);[.$E94];&quot;&quot;)">
            <text:p/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 table:formula="of:=IF(AND([.$B95]=[.H$2];[.$G95]&lt;&gt;&quot;&quot;);[.$C95];&quot;&quot;)">
            <text:p/>
          </table:table-cell>
          <table:table-cell table:formula="of:=IF(AND([.$B95]=[.I$2];[.$G95]&lt;&gt;&quot;&quot;);[.$C95];&quot;&quot;)">
            <text:p/>
          </table:table-cell>
          <table:table-cell table:formula="of:=IF(AND([.$B95]=[.J$2];[.$G95]&lt;&gt;&quot;&quot;);[.$C95];&quot;&quot;)">
            <text:p/>
          </table:table-cell>
          <table:table-cell table:formula="of:=IF(AND([.$B95]=[.K$2];[.$G95]&lt;&gt;&quot;&quot;);[.$C95];&quot;&quot;)">
            <text:p/>
          </table:table-cell>
          <table:table-cell table:formula="of:=IF(AND([.$B95]=[.L$2];[.$G95]&lt;&gt;&quot;&quot;);[.$C95];&quot;&quot;)">
            <text:p/>
          </table:table-cell>
          <table:table-cell table:formula="of:=IF(AND([.$B95]=[.M$2];[.$G95]&lt;&gt;&quot;&quot;);[.$C95];&quot;&quot;)">
            <text:p/>
          </table:table-cell>
          <table:table-cell table:formula="of:=IF(AND([.$B95]=[.N$2];[.$G95]&lt;&gt;&quot;&quot;);[.$E95];&quot;&quot;)">
            <text:p/>
          </table:table-cell>
          <table:table-cell table:formula="of:=IF(AND([.$B95]=[.O$2];[.$G95]&lt;&gt;&quot;&quot;);[.$E95];&quot;&quot;)">
            <text:p/>
          </table:table-cell>
          <table:table-cell table:formula="of:=IF(AND([.$B95]=[.P$2];[.$G95]&lt;&gt;&quot;&quot;);[.$E95];&quot;&quot;)">
            <text:p/>
          </table:table-cell>
          <table:table-cell table:formula="of:=IF(AND([.$B95]=[.Q$2];[.$G95]&lt;&gt;&quot;&quot;);[.$E95];&quot;&quot;)">
            <text:p/>
          </table:table-cell>
          <table:table-cell table:formula="of:=IF(AND([.$B95]=[.R$2];[.$G95]&lt;&gt;&quot;&quot;);[.$E95];&quot;&quot;)">
            <text:p/>
          </table:table-cell>
          <table:table-cell table:formula="of:=IF(AND([.$B95]=[.S$2];[.$G95]&lt;&gt;&quot;&quot;);[.$E95];&quot;&quot;)">
            <text:p/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0.1361">
            <text:p>10,1361</text:p>
          </table:table-cell>
          <table:table-cell office:value-type="float" office:value="5.82522">
            <text:p>5,82522</text:p>
          </table:table-cell>
          <table:table-cell office:value-type="float" office:value="144.369">
            <text:p>144,369</text:p>
          </table:table-cell>
          <table:table-cell office:value-type="float" office:value="1217">
            <text:p>1217</text:p>
          </table:table-cell>
          <table:table-cell office:value-type="string">
            <text:p>/home/ramiro/Imagens/Faces to RPM/094.jpg</text:p>
          </table:table-cell>
          <table:table-cell table:formula="of:=IF(AND([.$B96]=[.H$2];[.$G96]&lt;&gt;&quot;&quot;);[.$C96];&quot;&quot;)">
            <text:p/>
          </table:table-cell>
          <table:table-cell table:formula="of:=IF(AND([.$B96]=[.I$2];[.$G96]&lt;&gt;&quot;&quot;);[.$C96];&quot;&quot;)">
            <text:p/>
          </table:table-cell>
          <table:table-cell table:formula="of:=IF(AND([.$B96]=[.J$2];[.$G96]&lt;&gt;&quot;&quot;);[.$C96];&quot;&quot;)">
            <text:p/>
          </table:table-cell>
          <table:table-cell table:formula="of:=IF(AND([.$B96]=[.K$2];[.$G96]&lt;&gt;&quot;&quot;);[.$C96];&quot;&quot;)">
            <text:p/>
          </table:table-cell>
          <table:table-cell table:formula="of:=IF(AND([.$B96]=[.L$2];[.$G96]&lt;&gt;&quot;&quot;);[.$C96];&quot;&quot;)">
            <text:p/>
          </table:table-cell>
          <table:table-cell table:formula="of:=IF(AND([.$B96]=[.M$2];[.$G96]&lt;&gt;&quot;&quot;);[.$C96];&quot;&quot;)" office:value-type="float" office:value="10.1361">
            <text:p>10,14</text:p>
          </table:table-cell>
          <table:table-cell table:formula="of:=IF(AND([.$B96]=[.N$2];[.$G96]&lt;&gt;&quot;&quot;);[.$E96];&quot;&quot;)">
            <text:p/>
          </table:table-cell>
          <table:table-cell table:formula="of:=IF(AND([.$B96]=[.O$2];[.$G96]&lt;&gt;&quot;&quot;);[.$E96];&quot;&quot;)">
            <text:p/>
          </table:table-cell>
          <table:table-cell table:formula="of:=IF(AND([.$B96]=[.P$2];[.$G96]&lt;&gt;&quot;&quot;);[.$E96];&quot;&quot;)">
            <text:p/>
          </table:table-cell>
          <table:table-cell table:formula="of:=IF(AND([.$B96]=[.Q$2];[.$G96]&lt;&gt;&quot;&quot;);[.$E96];&quot;&quot;)">
            <text:p/>
          </table:table-cell>
          <table:table-cell table:formula="of:=IF(AND([.$B96]=[.R$2];[.$G96]&lt;&gt;&quot;&quot;);[.$E96];&quot;&quot;)">
            <text:p/>
          </table:table-cell>
          <table:table-cell table:formula="of:=IF(AND([.$B96]=[.S$2];[.$G96]&lt;&gt;&quot;&quot;);[.$E96];&quot;&quot;)" office:value-type="float" office:value="144.369">
            <text:p>144,3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.8837">
            <text:p>10,8837</text:p>
          </table:table-cell>
          <table:table-cell office:value-type="float" office:value="11.9769">
            <text:p>11,9769</text:p>
          </table:table-cell>
          <table:table-cell office:value-type="float" office:value="49.5545">
            <text:p>49,5545</text:p>
          </table:table-cell>
          <table:table-cell office:value-type="float" office:value="1186.61">
            <text:p>1186,61</text:p>
          </table:table-cell>
          <table:table-cell office:value-type="string">
            <text:p>/home/ramiro/Imagens/Faces to RPM/095.jpg</text:p>
          </table:table-cell>
          <table:table-cell table:formula="of:=IF(AND([.$B97]=[.H$2];[.$G97]&lt;&gt;&quot;&quot;);[.$C97];&quot;&quot;)" office:value-type="float" office:value="10.8837">
            <text:p>10,88</text:p>
          </table:table-cell>
          <table:table-cell table:formula="of:=IF(AND([.$B97]=[.I$2];[.$G97]&lt;&gt;&quot;&quot;);[.$C97];&quot;&quot;)">
            <text:p/>
          </table:table-cell>
          <table:table-cell table:formula="of:=IF(AND([.$B97]=[.J$2];[.$G97]&lt;&gt;&quot;&quot;);[.$C97];&quot;&quot;)">
            <text:p/>
          </table:table-cell>
          <table:table-cell table:formula="of:=IF(AND([.$B97]=[.K$2];[.$G97]&lt;&gt;&quot;&quot;);[.$C97];&quot;&quot;)">
            <text:p/>
          </table:table-cell>
          <table:table-cell table:formula="of:=IF(AND([.$B97]=[.L$2];[.$G97]&lt;&gt;&quot;&quot;);[.$C97];&quot;&quot;)">
            <text:p/>
          </table:table-cell>
          <table:table-cell table:formula="of:=IF(AND([.$B97]=[.M$2];[.$G97]&lt;&gt;&quot;&quot;);[.$C97];&quot;&quot;)">
            <text:p/>
          </table:table-cell>
          <table:table-cell table:formula="of:=IF(AND([.$B97]=[.N$2];[.$G97]&lt;&gt;&quot;&quot;);[.$E97];&quot;&quot;)" office:value-type="float" office:value="49.5545">
            <text:p>49,55</text:p>
          </table:table-cell>
          <table:table-cell table:formula="of:=IF(AND([.$B97]=[.O$2];[.$G97]&lt;&gt;&quot;&quot;);[.$E97];&quot;&quot;)">
            <text:p/>
          </table:table-cell>
          <table:table-cell table:formula="of:=IF(AND([.$B97]=[.P$2];[.$G97]&lt;&gt;&quot;&quot;);[.$E97];&quot;&quot;)">
            <text:p/>
          </table:table-cell>
          <table:table-cell table:formula="of:=IF(AND([.$B97]=[.Q$2];[.$G97]&lt;&gt;&quot;&quot;);[.$E97];&quot;&quot;)">
            <text:p/>
          </table:table-cell>
          <table:table-cell table:formula="of:=IF(AND([.$B97]=[.R$2];[.$G97]&lt;&gt;&quot;&quot;);[.$E97];&quot;&quot;)">
            <text:p/>
          </table:table-cell>
          <table:table-cell table:formula="of:=IF(AND([.$B97]=[.S$2];[.$G97]&lt;&gt;&quot;&quot;);[.$E97];&quot;&quot;)">
            <text:p/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.59258">
            <text:p>4,59258</text:p>
          </table:table-cell>
          <table:table-cell office:value-type="float" office:value="0.999414">
            <text:p>0,999414</text:p>
          </table:table-cell>
          <table:table-cell office:value-type="float" office:value="102.664">
            <text:p>102,664</text:p>
          </table:table-cell>
          <table:table-cell office:value-type="float" office:value="148.922">
            <text:p>148,922</text:p>
          </table:table-cell>
          <table:table-cell office:value-type="string">
            <text:p>/home/ramiro/Imagens/Faces to RPM/096.jpg</text:p>
          </table:table-cell>
          <table:table-cell table:formula="of:=IF(AND([.$B98]=[.H$2];[.$G98]&lt;&gt;&quot;&quot;);[.$C98];&quot;&quot;)" office:value-type="float" office:value="4.59258">
            <text:p>4,59</text:p>
          </table:table-cell>
          <table:table-cell table:formula="of:=IF(AND([.$B98]=[.I$2];[.$G98]&lt;&gt;&quot;&quot;);[.$C98];&quot;&quot;)">
            <text:p/>
          </table:table-cell>
          <table:table-cell table:formula="of:=IF(AND([.$B98]=[.J$2];[.$G98]&lt;&gt;&quot;&quot;);[.$C98];&quot;&quot;)">
            <text:p/>
          </table:table-cell>
          <table:table-cell table:formula="of:=IF(AND([.$B98]=[.K$2];[.$G98]&lt;&gt;&quot;&quot;);[.$C98];&quot;&quot;)">
            <text:p/>
          </table:table-cell>
          <table:table-cell table:formula="of:=IF(AND([.$B98]=[.L$2];[.$G98]&lt;&gt;&quot;&quot;);[.$C98];&quot;&quot;)">
            <text:p/>
          </table:table-cell>
          <table:table-cell table:formula="of:=IF(AND([.$B98]=[.M$2];[.$G98]&lt;&gt;&quot;&quot;);[.$C98];&quot;&quot;)">
            <text:p/>
          </table:table-cell>
          <table:table-cell table:formula="of:=IF(AND([.$B98]=[.N$2];[.$G98]&lt;&gt;&quot;&quot;);[.$E98];&quot;&quot;)" office:value-type="float" office:value="102.664">
            <text:p>102,66</text:p>
          </table:table-cell>
          <table:table-cell table:formula="of:=IF(AND([.$B98]=[.O$2];[.$G98]&lt;&gt;&quot;&quot;);[.$E98];&quot;&quot;)">
            <text:p/>
          </table:table-cell>
          <table:table-cell table:formula="of:=IF(AND([.$B98]=[.P$2];[.$G98]&lt;&gt;&quot;&quot;);[.$E98];&quot;&quot;)">
            <text:p/>
          </table:table-cell>
          <table:table-cell table:formula="of:=IF(AND([.$B98]=[.Q$2];[.$G98]&lt;&gt;&quot;&quot;);[.$E98];&quot;&quot;)">
            <text:p/>
          </table:table-cell>
          <table:table-cell table:formula="of:=IF(AND([.$B98]=[.R$2];[.$G98]&lt;&gt;&quot;&quot;);[.$E98];&quot;&quot;)">
            <text:p/>
          </table:table-cell>
          <table:table-cell table:formula="of:=IF(AND([.$B98]=[.S$2];[.$G98]&lt;&gt;&quot;&quot;);[.$E98];&quot;&quot;)">
            <text:p/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8.55039">
            <text:p>8,55039</text:p>
          </table:table-cell>
          <table:table-cell office:value-type="float" office:value="8.68466">
            <text:p>8,68466</text:p>
          </table:table-cell>
          <table:table-cell office:value-type="float" office:value="96.9721">
            <text:p>96,9721</text:p>
          </table:table-cell>
          <table:table-cell office:value-type="float" office:value="981.203">
            <text:p>981,203</text:p>
          </table:table-cell>
          <table:table-cell office:value-type="string">
            <text:p>/home/ramiro/Imagens/Faces to RPM/097.jpg</text:p>
          </table:table-cell>
          <table:table-cell table:formula="of:=IF(AND([.$B99]=[.H$2];[.$G99]&lt;&gt;&quot;&quot;);[.$C99];&quot;&quot;)">
            <text:p/>
          </table:table-cell>
          <table:table-cell table:formula="of:=IF(AND([.$B99]=[.I$2];[.$G99]&lt;&gt;&quot;&quot;);[.$C99];&quot;&quot;)" office:value-type="float" office:value="8.55039">
            <text:p>8,55</text:p>
          </table:table-cell>
          <table:table-cell table:formula="of:=IF(AND([.$B99]=[.J$2];[.$G99]&lt;&gt;&quot;&quot;);[.$C99];&quot;&quot;)">
            <text:p/>
          </table:table-cell>
          <table:table-cell table:formula="of:=IF(AND([.$B99]=[.K$2];[.$G99]&lt;&gt;&quot;&quot;);[.$C99];&quot;&quot;)">
            <text:p/>
          </table:table-cell>
          <table:table-cell table:formula="of:=IF(AND([.$B99]=[.L$2];[.$G99]&lt;&gt;&quot;&quot;);[.$C99];&quot;&quot;)">
            <text:p/>
          </table:table-cell>
          <table:table-cell table:formula="of:=IF(AND([.$B99]=[.M$2];[.$G99]&lt;&gt;&quot;&quot;);[.$C99];&quot;&quot;)">
            <text:p/>
          </table:table-cell>
          <table:table-cell table:formula="of:=IF(AND([.$B99]=[.N$2];[.$G99]&lt;&gt;&quot;&quot;);[.$E99];&quot;&quot;)">
            <text:p/>
          </table:table-cell>
          <table:table-cell table:formula="of:=IF(AND([.$B99]=[.O$2];[.$G99]&lt;&gt;&quot;&quot;);[.$E99];&quot;&quot;)" office:value-type="float" office:value="96.9721">
            <text:p>96,97</text:p>
          </table:table-cell>
          <table:table-cell table:formula="of:=IF(AND([.$B99]=[.P$2];[.$G99]&lt;&gt;&quot;&quot;);[.$E99];&quot;&quot;)">
            <text:p/>
          </table:table-cell>
          <table:table-cell table:formula="of:=IF(AND([.$B99]=[.Q$2];[.$G99]&lt;&gt;&quot;&quot;);[.$E99];&quot;&quot;)">
            <text:p/>
          </table:table-cell>
          <table:table-cell table:formula="of:=IF(AND([.$B99]=[.R$2];[.$G99]&lt;&gt;&quot;&quot;);[.$E99];&quot;&quot;)">
            <text:p/>
          </table:table-cell>
          <table:table-cell table:formula="of:=IF(AND([.$B99]=[.S$2];[.$G99]&lt;&gt;&quot;&quot;);[.$E99];&quot;&quot;)">
            <text:p/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8.16289">
            <text:p>8,16289</text:p>
          </table:table-cell>
          <table:table-cell office:value-type="float" office:value="7.64941">
            <text:p>7,64941</text:p>
          </table:table-cell>
          <table:table-cell office:value-type="float" office:value="92.0201">
            <text:p>92,0201</text:p>
          </table:table-cell>
          <table:table-cell office:value-type="float" office:value="486.775">
            <text:p>486,775</text:p>
          </table:table-cell>
          <table:table-cell office:value-type="string">
            <text:p>/home/ramiro/Imagens/Faces to RPM/098.jpg</text:p>
          </table:table-cell>
          <table:table-cell table:formula="of:=IF(AND([.$B100]=[.H$2];[.$G100]&lt;&gt;&quot;&quot;);[.$C100];&quot;&quot;)" office:value-type="float" office:value="8.16289">
            <text:p>8,16</text:p>
          </table:table-cell>
          <table:table-cell table:formula="of:=IF(AND([.$B100]=[.I$2];[.$G100]&lt;&gt;&quot;&quot;);[.$C100];&quot;&quot;)">
            <text:p/>
          </table:table-cell>
          <table:table-cell table:formula="of:=IF(AND([.$B100]=[.J$2];[.$G100]&lt;&gt;&quot;&quot;);[.$C100];&quot;&quot;)">
            <text:p/>
          </table:table-cell>
          <table:table-cell table:formula="of:=IF(AND([.$B100]=[.K$2];[.$G100]&lt;&gt;&quot;&quot;);[.$C100];&quot;&quot;)">
            <text:p/>
          </table:table-cell>
          <table:table-cell table:formula="of:=IF(AND([.$B100]=[.L$2];[.$G100]&lt;&gt;&quot;&quot;);[.$C100];&quot;&quot;)">
            <text:p/>
          </table:table-cell>
          <table:table-cell table:formula="of:=IF(AND([.$B100]=[.M$2];[.$G100]&lt;&gt;&quot;&quot;);[.$C100];&quot;&quot;)">
            <text:p/>
          </table:table-cell>
          <table:table-cell table:formula="of:=IF(AND([.$B100]=[.N$2];[.$G100]&lt;&gt;&quot;&quot;);[.$E100];&quot;&quot;)" office:value-type="float" office:value="92.0201">
            <text:p>92,02</text:p>
          </table:table-cell>
          <table:table-cell table:formula="of:=IF(AND([.$B100]=[.O$2];[.$G100]&lt;&gt;&quot;&quot;);[.$E100];&quot;&quot;)">
            <text:p/>
          </table:table-cell>
          <table:table-cell table:formula="of:=IF(AND([.$B100]=[.P$2];[.$G100]&lt;&gt;&quot;&quot;);[.$E100];&quot;&quot;)">
            <text:p/>
          </table:table-cell>
          <table:table-cell table:formula="of:=IF(AND([.$B100]=[.Q$2];[.$G100]&lt;&gt;&quot;&quot;);[.$E100];&quot;&quot;)">
            <text:p/>
          </table:table-cell>
          <table:table-cell table:formula="of:=IF(AND([.$B100]=[.R$2];[.$G100]&lt;&gt;&quot;&quot;);[.$E100];&quot;&quot;)">
            <text:p/>
          </table:table-cell>
          <table:table-cell table:formula="of:=IF(AND([.$B100]=[.S$2];[.$G100]&lt;&gt;&quot;&quot;);[.$E100];&quot;&quot;)">
            <text:p/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2.2379">
            <text:p>12,2379</text:p>
          </table:table-cell>
          <table:table-cell office:value-type="float" office:value="3.6423">
            <text:p>3,6423</text:p>
          </table:table-cell>
          <table:table-cell office:value-type="float" office:value="149.533">
            <text:p>149,533</text:p>
          </table:table-cell>
          <table:table-cell office:value-type="float" office:value="491.984">
            <text:p>491,984</text:p>
          </table:table-cell>
          <table:table-cell office:value-type="string">
            <text:p>/home/ramiro/Imagens/Faces to RPM/099.jpg</text:p>
          </table:table-cell>
          <table:table-cell table:formula="of:=IF(AND([.$B101]=[.H$2];[.$G101]&lt;&gt;&quot;&quot;);[.$C101];&quot;&quot;)">
            <text:p/>
          </table:table-cell>
          <table:table-cell table:formula="of:=IF(AND([.$B101]=[.I$2];[.$G101]&lt;&gt;&quot;&quot;);[.$C101];&quot;&quot;)" office:value-type="float" office:value="12.2379">
            <text:p>12,24</text:p>
          </table:table-cell>
          <table:table-cell table:formula="of:=IF(AND([.$B101]=[.J$2];[.$G101]&lt;&gt;&quot;&quot;);[.$C101];&quot;&quot;)">
            <text:p/>
          </table:table-cell>
          <table:table-cell table:formula="of:=IF(AND([.$B101]=[.K$2];[.$G101]&lt;&gt;&quot;&quot;);[.$C101];&quot;&quot;)">
            <text:p/>
          </table:table-cell>
          <table:table-cell table:formula="of:=IF(AND([.$B101]=[.L$2];[.$G101]&lt;&gt;&quot;&quot;);[.$C101];&quot;&quot;)">
            <text:p/>
          </table:table-cell>
          <table:table-cell table:formula="of:=IF(AND([.$B101]=[.M$2];[.$G101]&lt;&gt;&quot;&quot;);[.$C101];&quot;&quot;)">
            <text:p/>
          </table:table-cell>
          <table:table-cell table:formula="of:=IF(AND([.$B101]=[.N$2];[.$G101]&lt;&gt;&quot;&quot;);[.$E101];&quot;&quot;)">
            <text:p/>
          </table:table-cell>
          <table:table-cell table:formula="of:=IF(AND([.$B101]=[.O$2];[.$G101]&lt;&gt;&quot;&quot;);[.$E101];&quot;&quot;)" office:value-type="float" office:value="149.533">
            <text:p>149,53</text:p>
          </table:table-cell>
          <table:table-cell table:formula="of:=IF(AND([.$B101]=[.P$2];[.$G101]&lt;&gt;&quot;&quot;);[.$E101];&quot;&quot;)">
            <text:p/>
          </table:table-cell>
          <table:table-cell table:formula="of:=IF(AND([.$B101]=[.Q$2];[.$G101]&lt;&gt;&quot;&quot;);[.$E101];&quot;&quot;)">
            <text:p/>
          </table:table-cell>
          <table:table-cell table:formula="of:=IF(AND([.$B101]=[.R$2];[.$G101]&lt;&gt;&quot;&quot;);[.$E101];&quot;&quot;)">
            <text:p/>
          </table:table-cell>
          <table:table-cell table:formula="of:=IF(AND([.$B101]=[.S$2];[.$G101]&lt;&gt;&quot;&quot;);[.$E101];&quot;&quot;)">
            <text:p/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.5442">
            <text:p>10,5442</text:p>
          </table:table-cell>
          <table:table-cell office:value-type="float" office:value="11.4279">
            <text:p>11,4279</text:p>
          </table:table-cell>
          <table:table-cell office:value-type="float" office:value="111.063">
            <text:p>111,063</text:p>
          </table:table-cell>
          <table:table-cell office:value-type="float" office:value="2573.17">
            <text:p>2573,17</text:p>
          </table:table-cell>
          <table:table-cell office:value-type="string">
            <text:p>/home/ramiro/Imagens/Faces to RPM/100.jpg</text:p>
          </table:table-cell>
          <table:table-cell table:formula="of:=IF(AND([.$B102]=[.H$2];[.$G102]&lt;&gt;&quot;&quot;);[.$C102];&quot;&quot;)" office:value-type="float" office:value="10.5442">
            <text:p>10,54</text:p>
          </table:table-cell>
          <table:table-cell table:formula="of:=IF(AND([.$B102]=[.I$2];[.$G102]&lt;&gt;&quot;&quot;);[.$C102];&quot;&quot;)">
            <text:p/>
          </table:table-cell>
          <table:table-cell table:formula="of:=IF(AND([.$B102]=[.J$2];[.$G102]&lt;&gt;&quot;&quot;);[.$C102];&quot;&quot;)">
            <text:p/>
          </table:table-cell>
          <table:table-cell table:formula="of:=IF(AND([.$B102]=[.K$2];[.$G102]&lt;&gt;&quot;&quot;);[.$C102];&quot;&quot;)">
            <text:p/>
          </table:table-cell>
          <table:table-cell table:formula="of:=IF(AND([.$B102]=[.L$2];[.$G102]&lt;&gt;&quot;&quot;);[.$C102];&quot;&quot;)">
            <text:p/>
          </table:table-cell>
          <table:table-cell table:formula="of:=IF(AND([.$B102]=[.M$2];[.$G102]&lt;&gt;&quot;&quot;);[.$C102];&quot;&quot;)">
            <text:p/>
          </table:table-cell>
          <table:table-cell table:formula="of:=IF(AND([.$B102]=[.N$2];[.$G102]&lt;&gt;&quot;&quot;);[.$E102];&quot;&quot;)" office:value-type="float" office:value="111.063">
            <text:p>111,06</text:p>
          </table:table-cell>
          <table:table-cell table:formula="of:=IF(AND([.$B102]=[.O$2];[.$G102]&lt;&gt;&quot;&quot;);[.$E102];&quot;&quot;)">
            <text:p/>
          </table:table-cell>
          <table:table-cell table:formula="of:=IF(AND([.$B102]=[.P$2];[.$G102]&lt;&gt;&quot;&quot;);[.$E102];&quot;&quot;)">
            <text:p/>
          </table:table-cell>
          <table:table-cell table:formula="of:=IF(AND([.$B102]=[.Q$2];[.$G102]&lt;&gt;&quot;&quot;);[.$E102];&quot;&quot;)">
            <text:p/>
          </table:table-cell>
          <table:table-cell table:formula="of:=IF(AND([.$B102]=[.R$2];[.$G102]&lt;&gt;&quot;&quot;);[.$E102];&quot;&quot;)">
            <text:p/>
          </table:table-cell>
          <table:table-cell table:formula="of:=IF(AND([.$B102]=[.S$2];[.$G102]&lt;&gt;&quot;&quot;);[.$E102];&quot;&quot;)">
            <text:p/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10.7886">
            <text:p>10,7886</text:p>
          </table:table-cell>
          <table:table-cell office:value-type="float" office:value="6.1673">
            <text:p>6,1673</text:p>
          </table:table-cell>
          <table:table-cell office:value-type="float" office:value="118.888">
            <text:p>118,888</text:p>
          </table:table-cell>
          <table:table-cell office:value-type="float" office:value="821.19">
            <text:p>821,19</text:p>
          </table:table-cell>
          <table:table-cell office:value-type="string">
            <text:p>/home/ramiro/Imagens/Faces to RPM/101.jpg</text:p>
          </table:table-cell>
          <table:table-cell table:formula="of:=IF(AND([.$B103]=[.H$2];[.$G103]&lt;&gt;&quot;&quot;);[.$C103];&quot;&quot;)">
            <text:p/>
          </table:table-cell>
          <table:table-cell table:formula="of:=IF(AND([.$B103]=[.I$2];[.$G103]&lt;&gt;&quot;&quot;);[.$C103];&quot;&quot;)" office:value-type="float" office:value="10.7886">
            <text:p>10,79</text:p>
          </table:table-cell>
          <table:table-cell table:formula="of:=IF(AND([.$B103]=[.J$2];[.$G103]&lt;&gt;&quot;&quot;);[.$C103];&quot;&quot;)">
            <text:p/>
          </table:table-cell>
          <table:table-cell table:formula="of:=IF(AND([.$B103]=[.K$2];[.$G103]&lt;&gt;&quot;&quot;);[.$C103];&quot;&quot;)">
            <text:p/>
          </table:table-cell>
          <table:table-cell table:formula="of:=IF(AND([.$B103]=[.L$2];[.$G103]&lt;&gt;&quot;&quot;);[.$C103];&quot;&quot;)">
            <text:p/>
          </table:table-cell>
          <table:table-cell table:formula="of:=IF(AND([.$B103]=[.M$2];[.$G103]&lt;&gt;&quot;&quot;);[.$C103];&quot;&quot;)">
            <text:p/>
          </table:table-cell>
          <table:table-cell table:formula="of:=IF(AND([.$B103]=[.N$2];[.$G103]&lt;&gt;&quot;&quot;);[.$E103];&quot;&quot;)">
            <text:p/>
          </table:table-cell>
          <table:table-cell table:formula="of:=IF(AND([.$B103]=[.O$2];[.$G103]&lt;&gt;&quot;&quot;);[.$E103];&quot;&quot;)" office:value-type="float" office:value="118.888">
            <text:p>118,89</text:p>
          </table:table-cell>
          <table:table-cell table:formula="of:=IF(AND([.$B103]=[.P$2];[.$G103]&lt;&gt;&quot;&quot;);[.$E103];&quot;&quot;)">
            <text:p/>
          </table:table-cell>
          <table:table-cell table:formula="of:=IF(AND([.$B103]=[.Q$2];[.$G103]&lt;&gt;&quot;&quot;);[.$E103];&quot;&quot;)">
            <text:p/>
          </table:table-cell>
          <table:table-cell table:formula="of:=IF(AND([.$B103]=[.R$2];[.$G103]&lt;&gt;&quot;&quot;);[.$E103];&quot;&quot;)">
            <text:p/>
          </table:table-cell>
          <table:table-cell table:formula="of:=IF(AND([.$B103]=[.S$2];[.$G103]&lt;&gt;&quot;&quot;);[.$E103];&quot;&quot;)">
            <text:p/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7.58004">
            <text:p>7,58004</text:p>
          </table:table-cell>
          <table:table-cell office:value-type="float" office:value="6.67405">
            <text:p>6,67405</text:p>
          </table:table-cell>
          <table:table-cell office:value-type="float" office:value="39.5934">
            <text:p>39,5934</text:p>
          </table:table-cell>
          <table:table-cell office:value-type="float" office:value="331.673">
            <text:p>331,673</text:p>
          </table:table-cell>
          <table:table-cell office:value-type="string">
            <text:p>/home/ramiro/Imagens/Faces to RPM/102.jpg</text:p>
          </table:table-cell>
          <table:table-cell table:formula="of:=IF(AND([.$B104]=[.H$2];[.$G104]&lt;&gt;&quot;&quot;);[.$C104];&quot;&quot;)">
            <text:p/>
          </table:table-cell>
          <table:table-cell table:formula="of:=IF(AND([.$B104]=[.I$2];[.$G104]&lt;&gt;&quot;&quot;);[.$C104];&quot;&quot;)">
            <text:p/>
          </table:table-cell>
          <table:table-cell table:formula="of:=IF(AND([.$B104]=[.J$2];[.$G104]&lt;&gt;&quot;&quot;);[.$C104];&quot;&quot;)" office:value-type="float" office:value="7.58004">
            <text:p>7,58</text:p>
          </table:table-cell>
          <table:table-cell table:formula="of:=IF(AND([.$B104]=[.K$2];[.$G104]&lt;&gt;&quot;&quot;);[.$C104];&quot;&quot;)">
            <text:p/>
          </table:table-cell>
          <table:table-cell table:formula="of:=IF(AND([.$B104]=[.L$2];[.$G104]&lt;&gt;&quot;&quot;);[.$C104];&quot;&quot;)">
            <text:p/>
          </table:table-cell>
          <table:table-cell table:formula="of:=IF(AND([.$B104]=[.M$2];[.$G104]&lt;&gt;&quot;&quot;);[.$C104];&quot;&quot;)">
            <text:p/>
          </table:table-cell>
          <table:table-cell table:formula="of:=IF(AND([.$B104]=[.N$2];[.$G104]&lt;&gt;&quot;&quot;);[.$E104];&quot;&quot;)">
            <text:p/>
          </table:table-cell>
          <table:table-cell table:formula="of:=IF(AND([.$B104]=[.O$2];[.$G104]&lt;&gt;&quot;&quot;);[.$E104];&quot;&quot;)">
            <text:p/>
          </table:table-cell>
          <table:table-cell table:formula="of:=IF(AND([.$B104]=[.P$2];[.$G104]&lt;&gt;&quot;&quot;);[.$E104];&quot;&quot;)" office:value-type="float" office:value="39.5934">
            <text:p>39,59</text:p>
          </table:table-cell>
          <table:table-cell table:formula="of:=IF(AND([.$B104]=[.Q$2];[.$G104]&lt;&gt;&quot;&quot;);[.$E104];&quot;&quot;)">
            <text:p/>
          </table:table-cell>
          <table:table-cell table:formula="of:=IF(AND([.$B104]=[.R$2];[.$G104]&lt;&gt;&quot;&quot;);[.$E104];&quot;&quot;)">
            <text:p/>
          </table:table-cell>
          <table:table-cell table:formula="of:=IF(AND([.$B104]=[.S$2];[.$G104]&lt;&gt;&quot;&quot;);[.$E104];&quot;&quot;)">
            <text:p/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9.96724">
            <text:p>9,96724</text:p>
          </table:table-cell>
          <table:table-cell office:value-type="float" office:value="6.29225">
            <text:p>6,29225</text:p>
          </table:table-cell>
          <table:table-cell office:value-type="float" office:value="109.59">
            <text:p>109,59</text:p>
          </table:table-cell>
          <table:table-cell office:value-type="float" office:value="1142.73">
            <text:p>1142,73</text:p>
          </table:table-cell>
          <table:table-cell office:value-type="string">
            <text:p>/home/ramiro/Imagens/Faces to RPM/103.jpg</text:p>
          </table:table-cell>
          <table:table-cell table:formula="of:=IF(AND([.$B105]=[.H$2];[.$G105]&lt;&gt;&quot;&quot;);[.$C105];&quot;&quot;)">
            <text:p/>
          </table:table-cell>
          <table:table-cell table:formula="of:=IF(AND([.$B105]=[.I$2];[.$G105]&lt;&gt;&quot;&quot;);[.$C105];&quot;&quot;)" office:value-type="float" office:value="9.96724">
            <text:p>9,97</text:p>
          </table:table-cell>
          <table:table-cell table:formula="of:=IF(AND([.$B105]=[.J$2];[.$G105]&lt;&gt;&quot;&quot;);[.$C105];&quot;&quot;)">
            <text:p/>
          </table:table-cell>
          <table:table-cell table:formula="of:=IF(AND([.$B105]=[.K$2];[.$G105]&lt;&gt;&quot;&quot;);[.$C105];&quot;&quot;)">
            <text:p/>
          </table:table-cell>
          <table:table-cell table:formula="of:=IF(AND([.$B105]=[.L$2];[.$G105]&lt;&gt;&quot;&quot;);[.$C105];&quot;&quot;)">
            <text:p/>
          </table:table-cell>
          <table:table-cell table:formula="of:=IF(AND([.$B105]=[.M$2];[.$G105]&lt;&gt;&quot;&quot;);[.$C105];&quot;&quot;)">
            <text:p/>
          </table:table-cell>
          <table:table-cell table:formula="of:=IF(AND([.$B105]=[.N$2];[.$G105]&lt;&gt;&quot;&quot;);[.$E105];&quot;&quot;)">
            <text:p/>
          </table:table-cell>
          <table:table-cell table:formula="of:=IF(AND([.$B105]=[.O$2];[.$G105]&lt;&gt;&quot;&quot;);[.$E105];&quot;&quot;)" office:value-type="float" office:value="109.59">
            <text:p>109,59</text:p>
          </table:table-cell>
          <table:table-cell table:formula="of:=IF(AND([.$B105]=[.P$2];[.$G105]&lt;&gt;&quot;&quot;);[.$E105];&quot;&quot;)">
            <text:p/>
          </table:table-cell>
          <table:table-cell table:formula="of:=IF(AND([.$B105]=[.Q$2];[.$G105]&lt;&gt;&quot;&quot;);[.$E105];&quot;&quot;)">
            <text:p/>
          </table:table-cell>
          <table:table-cell table:formula="of:=IF(AND([.$B105]=[.R$2];[.$G105]&lt;&gt;&quot;&quot;);[.$E105];&quot;&quot;)">
            <text:p/>
          </table:table-cell>
          <table:table-cell table:formula="of:=IF(AND([.$B105]=[.S$2];[.$G105]&lt;&gt;&quot;&quot;);[.$E105];&quot;&quot;)">
            <text:p/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12.1463">
            <text:p>12,1463</text:p>
          </table:table-cell>
          <table:table-cell office:value-type="float" office:value="5.99198">
            <text:p>5,99198</text:p>
          </table:table-cell>
          <table:table-cell office:value-type="float" office:value="121.046">
            <text:p>121,046</text:p>
          </table:table-cell>
          <table:table-cell office:value-type="float" office:value="2989.87">
            <text:p>2989,87</text:p>
          </table:table-cell>
          <table:table-cell office:value-type="string">
            <text:p>/home/ramiro/Imagens/Faces to RPM/104.jpg</text:p>
          </table:table-cell>
          <table:table-cell table:formula="of:=IF(AND([.$B106]=[.H$2];[.$G106]&lt;&gt;&quot;&quot;);[.$C106];&quot;&quot;)">
            <text:p/>
          </table:table-cell>
          <table:table-cell table:formula="of:=IF(AND([.$B106]=[.I$2];[.$G106]&lt;&gt;&quot;&quot;);[.$C106];&quot;&quot;)" office:value-type="float" office:value="12.1463">
            <text:p>12,15</text:p>
          </table:table-cell>
          <table:table-cell table:formula="of:=IF(AND([.$B106]=[.J$2];[.$G106]&lt;&gt;&quot;&quot;);[.$C106];&quot;&quot;)">
            <text:p/>
          </table:table-cell>
          <table:table-cell table:formula="of:=IF(AND([.$B106]=[.K$2];[.$G106]&lt;&gt;&quot;&quot;);[.$C106];&quot;&quot;)">
            <text:p/>
          </table:table-cell>
          <table:table-cell table:formula="of:=IF(AND([.$B106]=[.L$2];[.$G106]&lt;&gt;&quot;&quot;);[.$C106];&quot;&quot;)">
            <text:p/>
          </table:table-cell>
          <table:table-cell table:formula="of:=IF(AND([.$B106]=[.M$2];[.$G106]&lt;&gt;&quot;&quot;);[.$C106];&quot;&quot;)">
            <text:p/>
          </table:table-cell>
          <table:table-cell table:formula="of:=IF(AND([.$B106]=[.N$2];[.$G106]&lt;&gt;&quot;&quot;);[.$E106];&quot;&quot;)">
            <text:p/>
          </table:table-cell>
          <table:table-cell table:formula="of:=IF(AND([.$B106]=[.O$2];[.$G106]&lt;&gt;&quot;&quot;);[.$E106];&quot;&quot;)" office:value-type="float" office:value="121.046">
            <text:p>121,05</text:p>
          </table:table-cell>
          <table:table-cell table:formula="of:=IF(AND([.$B106]=[.P$2];[.$G106]&lt;&gt;&quot;&quot;);[.$E106];&quot;&quot;)">
            <text:p/>
          </table:table-cell>
          <table:table-cell table:formula="of:=IF(AND([.$B106]=[.Q$2];[.$G106]&lt;&gt;&quot;&quot;);[.$E106];&quot;&quot;)">
            <text:p/>
          </table:table-cell>
          <table:table-cell table:formula="of:=IF(AND([.$B106]=[.R$2];[.$G106]&lt;&gt;&quot;&quot;);[.$E106];&quot;&quot;)">
            <text:p/>
          </table:table-cell>
          <table:table-cell table:formula="of:=IF(AND([.$B106]=[.S$2];[.$G106]&lt;&gt;&quot;&quot;);[.$E106];&quot;&quot;)">
            <text:p/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6.71525">
            <text:p>6,71525</text:p>
          </table:table-cell>
          <table:table-cell office:value-type="float" office:value="2.47181">
            <text:p>2,47181</text:p>
          </table:table-cell>
          <table:table-cell office:value-type="float" office:value="121.27">
            <text:p>121,27</text:p>
          </table:table-cell>
          <table:table-cell office:value-type="float" office:value="395.982">
            <text:p>395,982</text:p>
          </table:table-cell>
          <table:table-cell office:value-type="string">
            <text:p>/home/ramiro/Imagens/Faces to RPM/105.jpg</text:p>
          </table:table-cell>
          <table:table-cell table:formula="of:=IF(AND([.$B107]=[.H$2];[.$G107]&lt;&gt;&quot;&quot;);[.$C107];&quot;&quot;)">
            <text:p/>
          </table:table-cell>
          <table:table-cell table:formula="of:=IF(AND([.$B107]=[.I$2];[.$G107]&lt;&gt;&quot;&quot;);[.$C107];&quot;&quot;)" office:value-type="float" office:value="6.71525">
            <text:p>6,72</text:p>
          </table:table-cell>
          <table:table-cell table:formula="of:=IF(AND([.$B107]=[.J$2];[.$G107]&lt;&gt;&quot;&quot;);[.$C107];&quot;&quot;)">
            <text:p/>
          </table:table-cell>
          <table:table-cell table:formula="of:=IF(AND([.$B107]=[.K$2];[.$G107]&lt;&gt;&quot;&quot;);[.$C107];&quot;&quot;)">
            <text:p/>
          </table:table-cell>
          <table:table-cell table:formula="of:=IF(AND([.$B107]=[.L$2];[.$G107]&lt;&gt;&quot;&quot;);[.$C107];&quot;&quot;)">
            <text:p/>
          </table:table-cell>
          <table:table-cell table:formula="of:=IF(AND([.$B107]=[.M$2];[.$G107]&lt;&gt;&quot;&quot;);[.$C107];&quot;&quot;)">
            <text:p/>
          </table:table-cell>
          <table:table-cell table:formula="of:=IF(AND([.$B107]=[.N$2];[.$G107]&lt;&gt;&quot;&quot;);[.$E107];&quot;&quot;)">
            <text:p/>
          </table:table-cell>
          <table:table-cell table:formula="of:=IF(AND([.$B107]=[.O$2];[.$G107]&lt;&gt;&quot;&quot;);[.$E107];&quot;&quot;)" office:value-type="float" office:value="121.27">
            <text:p>121,27</text:p>
          </table:table-cell>
          <table:table-cell table:formula="of:=IF(AND([.$B107]=[.P$2];[.$G107]&lt;&gt;&quot;&quot;);[.$E107];&quot;&quot;)">
            <text:p/>
          </table:table-cell>
          <table:table-cell table:formula="of:=IF(AND([.$B107]=[.Q$2];[.$G107]&lt;&gt;&quot;&quot;);[.$E107];&quot;&quot;)">
            <text:p/>
          </table:table-cell>
          <table:table-cell table:formula="of:=IF(AND([.$B107]=[.R$2];[.$G107]&lt;&gt;&quot;&quot;);[.$E107];&quot;&quot;)">
            <text:p/>
          </table:table-cell>
          <table:table-cell table:formula="of:=IF(AND([.$B107]=[.S$2];[.$G107]&lt;&gt;&quot;&quot;);[.$E107];&quot;&quot;)">
            <text:p/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.8687">
            <text:p>10,8687</text:p>
          </table:table-cell>
          <table:table-cell office:value-type="float" office:value="9.17036">
            <text:p>9,17036</text:p>
          </table:table-cell>
          <table:table-cell office:value-type="float" office:value="117.239">
            <text:p>117,239</text:p>
          </table:table-cell>
          <table:table-cell office:value-type="float" office:value="519.435">
            <text:p>519,435</text:p>
          </table:table-cell>
          <table:table-cell office:value-type="string">
            <text:p>/home/ramiro/Imagens/Faces to RPM/106.jpg</text:p>
          </table:table-cell>
          <table:table-cell table:formula="of:=IF(AND([.$B108]=[.H$2];[.$G108]&lt;&gt;&quot;&quot;);[.$C108];&quot;&quot;)" office:value-type="float" office:value="10.8687">
            <text:p>10,87</text:p>
          </table:table-cell>
          <table:table-cell table:formula="of:=IF(AND([.$B108]=[.I$2];[.$G108]&lt;&gt;&quot;&quot;);[.$C108];&quot;&quot;)">
            <text:p/>
          </table:table-cell>
          <table:table-cell table:formula="of:=IF(AND([.$B108]=[.J$2];[.$G108]&lt;&gt;&quot;&quot;);[.$C108];&quot;&quot;)">
            <text:p/>
          </table:table-cell>
          <table:table-cell table:formula="of:=IF(AND([.$B108]=[.K$2];[.$G108]&lt;&gt;&quot;&quot;);[.$C108];&quot;&quot;)">
            <text:p/>
          </table:table-cell>
          <table:table-cell table:formula="of:=IF(AND([.$B108]=[.L$2];[.$G108]&lt;&gt;&quot;&quot;);[.$C108];&quot;&quot;)">
            <text:p/>
          </table:table-cell>
          <table:table-cell table:formula="of:=IF(AND([.$B108]=[.M$2];[.$G108]&lt;&gt;&quot;&quot;);[.$C108];&quot;&quot;)">
            <text:p/>
          </table:table-cell>
          <table:table-cell table:formula="of:=IF(AND([.$B108]=[.N$2];[.$G108]&lt;&gt;&quot;&quot;);[.$E108];&quot;&quot;)" office:value-type="float" office:value="117.239">
            <text:p>117,24</text:p>
          </table:table-cell>
          <table:table-cell table:formula="of:=IF(AND([.$B108]=[.O$2];[.$G108]&lt;&gt;&quot;&quot;);[.$E108];&quot;&quot;)">
            <text:p/>
          </table:table-cell>
          <table:table-cell table:formula="of:=IF(AND([.$B108]=[.P$2];[.$G108]&lt;&gt;&quot;&quot;);[.$E108];&quot;&quot;)">
            <text:p/>
          </table:table-cell>
          <table:table-cell table:formula="of:=IF(AND([.$B108]=[.Q$2];[.$G108]&lt;&gt;&quot;&quot;);[.$E108];&quot;&quot;)">
            <text:p/>
          </table:table-cell>
          <table:table-cell table:formula="of:=IF(AND([.$B108]=[.R$2];[.$G108]&lt;&gt;&quot;&quot;);[.$E108];&quot;&quot;)">
            <text:p/>
          </table:table-cell>
          <table:table-cell table:formula="of:=IF(AND([.$B108]=[.S$2];[.$G108]&lt;&gt;&quot;&quot;);[.$E108];&quot;&quot;)">
            <text:p/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 table:formula="of:=IF(AND([.$B109]=[.H$2];[.$G109]&lt;&gt;&quot;&quot;);[.$C109];&quot;&quot;)">
            <text:p/>
          </table:table-cell>
          <table:table-cell table:formula="of:=IF(AND([.$B109]=[.I$2];[.$G109]&lt;&gt;&quot;&quot;);[.$C109];&quot;&quot;)">
            <text:p/>
          </table:table-cell>
          <table:table-cell table:formula="of:=IF(AND([.$B109]=[.J$2];[.$G109]&lt;&gt;&quot;&quot;);[.$C109];&quot;&quot;)">
            <text:p/>
          </table:table-cell>
          <table:table-cell table:formula="of:=IF(AND([.$B109]=[.K$2];[.$G109]&lt;&gt;&quot;&quot;);[.$C109];&quot;&quot;)">
            <text:p/>
          </table:table-cell>
          <table:table-cell table:formula="of:=IF(AND([.$B109]=[.L$2];[.$G109]&lt;&gt;&quot;&quot;);[.$C109];&quot;&quot;)">
            <text:p/>
          </table:table-cell>
          <table:table-cell table:formula="of:=IF(AND([.$B109]=[.M$2];[.$G109]&lt;&gt;&quot;&quot;);[.$C109];&quot;&quot;)">
            <text:p/>
          </table:table-cell>
          <table:table-cell table:formula="of:=IF(AND([.$B109]=[.N$2];[.$G109]&lt;&gt;&quot;&quot;);[.$E109];&quot;&quot;)">
            <text:p/>
          </table:table-cell>
          <table:table-cell table:formula="of:=IF(AND([.$B109]=[.O$2];[.$G109]&lt;&gt;&quot;&quot;);[.$E109];&quot;&quot;)">
            <text:p/>
          </table:table-cell>
          <table:table-cell table:formula="of:=IF(AND([.$B109]=[.P$2];[.$G109]&lt;&gt;&quot;&quot;);[.$E109];&quot;&quot;)">
            <text:p/>
          </table:table-cell>
          <table:table-cell table:formula="of:=IF(AND([.$B109]=[.Q$2];[.$G109]&lt;&gt;&quot;&quot;);[.$E109];&quot;&quot;)">
            <text:p/>
          </table:table-cell>
          <table:table-cell table:formula="of:=IF(AND([.$B109]=[.R$2];[.$G109]&lt;&gt;&quot;&quot;);[.$E109];&quot;&quot;)">
            <text:p/>
          </table:table-cell>
          <table:table-cell table:formula="of:=IF(AND([.$B109]=[.S$2];[.$G109]&lt;&gt;&quot;&quot;);[.$E109];&quot;&quot;)">
            <text:p/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8.12679">
            <text:p>8,12679</text:p>
          </table:table-cell>
          <table:table-cell office:value-type="float" office:value="8.46161">
            <text:p>8,46161</text:p>
          </table:table-cell>
          <table:table-cell office:value-type="float" office:value="99.7743">
            <text:p>99,7743</text:p>
          </table:table-cell>
          <table:table-cell office:value-type="float" office:value="783.518">
            <text:p>783,518</text:p>
          </table:table-cell>
          <table:table-cell office:value-type="string">
            <text:p>/home/ramiro/Imagens/Faces to RPM/108.jpg</text:p>
          </table:table-cell>
          <table:table-cell table:formula="of:=IF(AND([.$B110]=[.H$2];[.$G110]&lt;&gt;&quot;&quot;);[.$C110];&quot;&quot;)" office:value-type="float" office:value="8.12679">
            <text:p>8,13</text:p>
          </table:table-cell>
          <table:table-cell table:formula="of:=IF(AND([.$B110]=[.I$2];[.$G110]&lt;&gt;&quot;&quot;);[.$C110];&quot;&quot;)">
            <text:p/>
          </table:table-cell>
          <table:table-cell table:formula="of:=IF(AND([.$B110]=[.J$2];[.$G110]&lt;&gt;&quot;&quot;);[.$C110];&quot;&quot;)">
            <text:p/>
          </table:table-cell>
          <table:table-cell table:formula="of:=IF(AND([.$B110]=[.K$2];[.$G110]&lt;&gt;&quot;&quot;);[.$C110];&quot;&quot;)">
            <text:p/>
          </table:table-cell>
          <table:table-cell table:formula="of:=IF(AND([.$B110]=[.L$2];[.$G110]&lt;&gt;&quot;&quot;);[.$C110];&quot;&quot;)">
            <text:p/>
          </table:table-cell>
          <table:table-cell table:formula="of:=IF(AND([.$B110]=[.M$2];[.$G110]&lt;&gt;&quot;&quot;);[.$C110];&quot;&quot;)">
            <text:p/>
          </table:table-cell>
          <table:table-cell table:formula="of:=IF(AND([.$B110]=[.N$2];[.$G110]&lt;&gt;&quot;&quot;);[.$E110];&quot;&quot;)" office:value-type="float" office:value="99.7743">
            <text:p>99,77</text:p>
          </table:table-cell>
          <table:table-cell table:formula="of:=IF(AND([.$B110]=[.O$2];[.$G110]&lt;&gt;&quot;&quot;);[.$E110];&quot;&quot;)">
            <text:p/>
          </table:table-cell>
          <table:table-cell table:formula="of:=IF(AND([.$B110]=[.P$2];[.$G110]&lt;&gt;&quot;&quot;);[.$E110];&quot;&quot;)">
            <text:p/>
          </table:table-cell>
          <table:table-cell table:formula="of:=IF(AND([.$B110]=[.Q$2];[.$G110]&lt;&gt;&quot;&quot;);[.$E110];&quot;&quot;)">
            <text:p/>
          </table:table-cell>
          <table:table-cell table:formula="of:=IF(AND([.$B110]=[.R$2];[.$G110]&lt;&gt;&quot;&quot;);[.$E110];&quot;&quot;)">
            <text:p/>
          </table:table-cell>
          <table:table-cell table:formula="of:=IF(AND([.$B110]=[.S$2];[.$G110]&lt;&gt;&quot;&quot;);[.$E110];&quot;&quot;)">
            <text:p/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11.3001">
            <text:p>11,3001</text:p>
          </table:table-cell>
          <table:table-cell office:value-type="float" office:value="7.62943">
            <text:p>7,62943</text:p>
          </table:table-cell>
          <table:table-cell office:value-type="float" office:value="138.314">
            <text:p>138,314</text:p>
          </table:table-cell>
          <table:table-cell office:value-type="float" office:value="733.122">
            <text:p>733,122</text:p>
          </table:table-cell>
          <table:table-cell office:value-type="string">
            <text:p>/home/ramiro/Imagens/Faces to RPM/109.jpg</text:p>
          </table:table-cell>
          <table:table-cell table:formula="of:=IF(AND([.$B111]=[.H$2];[.$G111]&lt;&gt;&quot;&quot;);[.$C111];&quot;&quot;)">
            <text:p/>
          </table:table-cell>
          <table:table-cell table:formula="of:=IF(AND([.$B111]=[.I$2];[.$G111]&lt;&gt;&quot;&quot;);[.$C111];&quot;&quot;)" office:value-type="float" office:value="11.3001">
            <text:p>11,30</text:p>
          </table:table-cell>
          <table:table-cell table:formula="of:=IF(AND([.$B111]=[.J$2];[.$G111]&lt;&gt;&quot;&quot;);[.$C111];&quot;&quot;)">
            <text:p/>
          </table:table-cell>
          <table:table-cell table:formula="of:=IF(AND([.$B111]=[.K$2];[.$G111]&lt;&gt;&quot;&quot;);[.$C111];&quot;&quot;)">
            <text:p/>
          </table:table-cell>
          <table:table-cell table:formula="of:=IF(AND([.$B111]=[.L$2];[.$G111]&lt;&gt;&quot;&quot;);[.$C111];&quot;&quot;)">
            <text:p/>
          </table:table-cell>
          <table:table-cell table:formula="of:=IF(AND([.$B111]=[.M$2];[.$G111]&lt;&gt;&quot;&quot;);[.$C111];&quot;&quot;)">
            <text:p/>
          </table:table-cell>
          <table:table-cell table:formula="of:=IF(AND([.$B111]=[.N$2];[.$G111]&lt;&gt;&quot;&quot;);[.$E111];&quot;&quot;)">
            <text:p/>
          </table:table-cell>
          <table:table-cell table:formula="of:=IF(AND([.$B111]=[.O$2];[.$G111]&lt;&gt;&quot;&quot;);[.$E111];&quot;&quot;)" office:value-type="float" office:value="138.314">
            <text:p>138,31</text:p>
          </table:table-cell>
          <table:table-cell table:formula="of:=IF(AND([.$B111]=[.P$2];[.$G111]&lt;&gt;&quot;&quot;);[.$E111];&quot;&quot;)">
            <text:p/>
          </table:table-cell>
          <table:table-cell table:formula="of:=IF(AND([.$B111]=[.Q$2];[.$G111]&lt;&gt;&quot;&quot;);[.$E111];&quot;&quot;)">
            <text:p/>
          </table:table-cell>
          <table:table-cell table:formula="of:=IF(AND([.$B111]=[.R$2];[.$G111]&lt;&gt;&quot;&quot;);[.$E111];&quot;&quot;)">
            <text:p/>
          </table:table-cell>
          <table:table-cell table:formula="of:=IF(AND([.$B111]=[.S$2];[.$G111]&lt;&gt;&quot;&quot;);[.$E111];&quot;&quot;)">
            <text:p/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/>
          <table:table-cell/>
          <table:table-cell/>
          <table:table-cell/>
          <table:table-cell/>
          <table:table-cell table:formula="of:=IF(AND([.$B112]=[.H$2];[.$G112]&lt;&gt;&quot;&quot;);[.$C112];&quot;&quot;)">
            <text:p/>
          </table:table-cell>
          <table:table-cell table:formula="of:=IF(AND([.$B112]=[.I$2];[.$G112]&lt;&gt;&quot;&quot;);[.$C112];&quot;&quot;)">
            <text:p/>
          </table:table-cell>
          <table:table-cell table:formula="of:=IF(AND([.$B112]=[.J$2];[.$G112]&lt;&gt;&quot;&quot;);[.$C112];&quot;&quot;)">
            <text:p/>
          </table:table-cell>
          <table:table-cell table:formula="of:=IF(AND([.$B112]=[.K$2];[.$G112]&lt;&gt;&quot;&quot;);[.$C112];&quot;&quot;)">
            <text:p/>
          </table:table-cell>
          <table:table-cell table:formula="of:=IF(AND([.$B112]=[.L$2];[.$G112]&lt;&gt;&quot;&quot;);[.$C112];&quot;&quot;)">
            <text:p/>
          </table:table-cell>
          <table:table-cell table:formula="of:=IF(AND([.$B112]=[.M$2];[.$G112]&lt;&gt;&quot;&quot;);[.$C112];&quot;&quot;)">
            <text:p/>
          </table:table-cell>
          <table:table-cell table:formula="of:=IF(AND([.$B112]=[.N$2];[.$G112]&lt;&gt;&quot;&quot;);[.$E112];&quot;&quot;)">
            <text:p/>
          </table:table-cell>
          <table:table-cell table:formula="of:=IF(AND([.$B112]=[.O$2];[.$G112]&lt;&gt;&quot;&quot;);[.$E112];&quot;&quot;)">
            <text:p/>
          </table:table-cell>
          <table:table-cell table:formula="of:=IF(AND([.$B112]=[.P$2];[.$G112]&lt;&gt;&quot;&quot;);[.$E112];&quot;&quot;)">
            <text:p/>
          </table:table-cell>
          <table:table-cell table:formula="of:=IF(AND([.$B112]=[.Q$2];[.$G112]&lt;&gt;&quot;&quot;);[.$E112];&quot;&quot;)">
            <text:p/>
          </table:table-cell>
          <table:table-cell table:formula="of:=IF(AND([.$B112]=[.R$2];[.$G112]&lt;&gt;&quot;&quot;);[.$E112];&quot;&quot;)">
            <text:p/>
          </table:table-cell>
          <table:table-cell table:formula="of:=IF(AND([.$B112]=[.S$2];[.$G112]&lt;&gt;&quot;&quot;);[.$E112];&quot;&quot;)">
            <text:p/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/>
          <table:table-cell/>
          <table:table-cell/>
          <table:table-cell/>
          <table:table-cell/>
          <table:table-cell table:formula="of:=IF(AND([.$B113]=[.H$2];[.$G113]&lt;&gt;&quot;&quot;);[.$C113];&quot;&quot;)">
            <text:p/>
          </table:table-cell>
          <table:table-cell table:formula="of:=IF(AND([.$B113]=[.I$2];[.$G113]&lt;&gt;&quot;&quot;);[.$C113];&quot;&quot;)">
            <text:p/>
          </table:table-cell>
          <table:table-cell table:formula="of:=IF(AND([.$B113]=[.J$2];[.$G113]&lt;&gt;&quot;&quot;);[.$C113];&quot;&quot;)">
            <text:p/>
          </table:table-cell>
          <table:table-cell table:formula="of:=IF(AND([.$B113]=[.K$2];[.$G113]&lt;&gt;&quot;&quot;);[.$C113];&quot;&quot;)">
            <text:p/>
          </table:table-cell>
          <table:table-cell table:formula="of:=IF(AND([.$B113]=[.L$2];[.$G113]&lt;&gt;&quot;&quot;);[.$C113];&quot;&quot;)">
            <text:p/>
          </table:table-cell>
          <table:table-cell table:formula="of:=IF(AND([.$B113]=[.M$2];[.$G113]&lt;&gt;&quot;&quot;);[.$C113];&quot;&quot;)">
            <text:p/>
          </table:table-cell>
          <table:table-cell table:formula="of:=IF(AND([.$B113]=[.N$2];[.$G113]&lt;&gt;&quot;&quot;);[.$E113];&quot;&quot;)">
            <text:p/>
          </table:table-cell>
          <table:table-cell table:formula="of:=IF(AND([.$B113]=[.O$2];[.$G113]&lt;&gt;&quot;&quot;);[.$E113];&quot;&quot;)">
            <text:p/>
          </table:table-cell>
          <table:table-cell table:formula="of:=IF(AND([.$B113]=[.P$2];[.$G113]&lt;&gt;&quot;&quot;);[.$E113];&quot;&quot;)">
            <text:p/>
          </table:table-cell>
          <table:table-cell table:formula="of:=IF(AND([.$B113]=[.Q$2];[.$G113]&lt;&gt;&quot;&quot;);[.$E113];&quot;&quot;)">
            <text:p/>
          </table:table-cell>
          <table:table-cell table:formula="of:=IF(AND([.$B113]=[.R$2];[.$G113]&lt;&gt;&quot;&quot;);[.$E113];&quot;&quot;)">
            <text:p/>
          </table:table-cell>
          <table:table-cell table:formula="of:=IF(AND([.$B113]=[.S$2];[.$G113]&lt;&gt;&quot;&quot;);[.$E113];&quot;&quot;)">
            <text:p/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9.66556">
            <text:p>9,66556</text:p>
          </table:table-cell>
          <table:table-cell office:value-type="float" office:value="6.10507">
            <text:p>6,10507</text:p>
          </table:table-cell>
          <table:table-cell office:value-type="float" office:value="80.8394">
            <text:p>80,8394</text:p>
          </table:table-cell>
          <table:table-cell office:value-type="float" office:value="804.186">
            <text:p>804,186</text:p>
          </table:table-cell>
          <table:table-cell office:value-type="string">
            <text:p>/home/ramiro/Imagens/Faces to RPM/112.jpg</text:p>
          </table:table-cell>
          <table:table-cell table:formula="of:=IF(AND([.$B114]=[.H$2];[.$G114]&lt;&gt;&quot;&quot;);[.$C114];&quot;&quot;)">
            <text:p/>
          </table:table-cell>
          <table:table-cell table:formula="of:=IF(AND([.$B114]=[.I$2];[.$G114]&lt;&gt;&quot;&quot;);[.$C114];&quot;&quot;)">
            <text:p/>
          </table:table-cell>
          <table:table-cell table:formula="of:=IF(AND([.$B114]=[.J$2];[.$G114]&lt;&gt;&quot;&quot;);[.$C114];&quot;&quot;)">
            <text:p/>
          </table:table-cell>
          <table:table-cell table:formula="of:=IF(AND([.$B114]=[.K$2];[.$G114]&lt;&gt;&quot;&quot;);[.$C114];&quot;&quot;)" office:value-type="float" office:value="9.66556">
            <text:p>9,67</text:p>
          </table:table-cell>
          <table:table-cell table:formula="of:=IF(AND([.$B114]=[.L$2];[.$G114]&lt;&gt;&quot;&quot;);[.$C114];&quot;&quot;)">
            <text:p/>
          </table:table-cell>
          <table:table-cell table:formula="of:=IF(AND([.$B114]=[.M$2];[.$G114]&lt;&gt;&quot;&quot;);[.$C114];&quot;&quot;)">
            <text:p/>
          </table:table-cell>
          <table:table-cell table:formula="of:=IF(AND([.$B114]=[.N$2];[.$G114]&lt;&gt;&quot;&quot;);[.$E114];&quot;&quot;)">
            <text:p/>
          </table:table-cell>
          <table:table-cell table:formula="of:=IF(AND([.$B114]=[.O$2];[.$G114]&lt;&gt;&quot;&quot;);[.$E114];&quot;&quot;)">
            <text:p/>
          </table:table-cell>
          <table:table-cell table:formula="of:=IF(AND([.$B114]=[.P$2];[.$G114]&lt;&gt;&quot;&quot;);[.$E114];&quot;&quot;)">
            <text:p/>
          </table:table-cell>
          <table:table-cell table:formula="of:=IF(AND([.$B114]=[.Q$2];[.$G114]&lt;&gt;&quot;&quot;);[.$E114];&quot;&quot;)" office:value-type="float" office:value="80.8394">
            <text:p>80,84</text:p>
          </table:table-cell>
          <table:table-cell table:formula="of:=IF(AND([.$B114]=[.R$2];[.$G114]&lt;&gt;&quot;&quot;);[.$E114];&quot;&quot;)">
            <text:p/>
          </table:table-cell>
          <table:table-cell table:formula="of:=IF(AND([.$B114]=[.S$2];[.$G114]&lt;&gt;&quot;&quot;);[.$E114];&quot;&quot;)">
            <text:p/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 table:formula="of:=IF(AND([.$B115]=[.H$2];[.$G115]&lt;&gt;&quot;&quot;);[.$C115];&quot;&quot;)">
            <text:p/>
          </table:table-cell>
          <table:table-cell table:formula="of:=IF(AND([.$B115]=[.I$2];[.$G115]&lt;&gt;&quot;&quot;);[.$C115];&quot;&quot;)">
            <text:p/>
          </table:table-cell>
          <table:table-cell table:formula="of:=IF(AND([.$B115]=[.J$2];[.$G115]&lt;&gt;&quot;&quot;);[.$C115];&quot;&quot;)">
            <text:p/>
          </table:table-cell>
          <table:table-cell table:formula="of:=IF(AND([.$B115]=[.K$2];[.$G115]&lt;&gt;&quot;&quot;);[.$C115];&quot;&quot;)">
            <text:p/>
          </table:table-cell>
          <table:table-cell table:formula="of:=IF(AND([.$B115]=[.L$2];[.$G115]&lt;&gt;&quot;&quot;);[.$C115];&quot;&quot;)">
            <text:p/>
          </table:table-cell>
          <table:table-cell table:formula="of:=IF(AND([.$B115]=[.M$2];[.$G115]&lt;&gt;&quot;&quot;);[.$C115];&quot;&quot;)">
            <text:p/>
          </table:table-cell>
          <table:table-cell table:formula="of:=IF(AND([.$B115]=[.N$2];[.$G115]&lt;&gt;&quot;&quot;);[.$E115];&quot;&quot;)">
            <text:p/>
          </table:table-cell>
          <table:table-cell table:formula="of:=IF(AND([.$B115]=[.O$2];[.$G115]&lt;&gt;&quot;&quot;);[.$E115];&quot;&quot;)">
            <text:p/>
          </table:table-cell>
          <table:table-cell table:formula="of:=IF(AND([.$B115]=[.P$2];[.$G115]&lt;&gt;&quot;&quot;);[.$E115];&quot;&quot;)">
            <text:p/>
          </table:table-cell>
          <table:table-cell table:formula="of:=IF(AND([.$B115]=[.Q$2];[.$G115]&lt;&gt;&quot;&quot;);[.$E115];&quot;&quot;)">
            <text:p/>
          </table:table-cell>
          <table:table-cell table:formula="of:=IF(AND([.$B115]=[.R$2];[.$G115]&lt;&gt;&quot;&quot;);[.$E115];&quot;&quot;)">
            <text:p/>
          </table:table-cell>
          <table:table-cell table:formula="of:=IF(AND([.$B115]=[.S$2];[.$G115]&lt;&gt;&quot;&quot;);[.$E115];&quot;&quot;)">
            <text:p/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7.46531">
            <text:p>7,46531</text:p>
          </table:table-cell>
          <table:table-cell office:value-type="float" office:value="8.7961">
            <text:p>8,7961</text:p>
          </table:table-cell>
          <table:table-cell office:value-type="float" office:value="77.1216">
            <text:p>77,1216</text:p>
          </table:table-cell>
          <table:table-cell office:value-type="float" office:value="829.338">
            <text:p>829,338</text:p>
          </table:table-cell>
          <table:table-cell office:value-type="string">
            <text:p>/home/ramiro/Imagens/Faces to RPM/114.jpg</text:p>
          </table:table-cell>
          <table:table-cell table:formula="of:=IF(AND([.$B116]=[.H$2];[.$G116]&lt;&gt;&quot;&quot;);[.$C116];&quot;&quot;)" office:value-type="float" office:value="7.46531">
            <text:p>7,47</text:p>
          </table:table-cell>
          <table:table-cell table:formula="of:=IF(AND([.$B116]=[.I$2];[.$G116]&lt;&gt;&quot;&quot;);[.$C116];&quot;&quot;)">
            <text:p/>
          </table:table-cell>
          <table:table-cell table:formula="of:=IF(AND([.$B116]=[.J$2];[.$G116]&lt;&gt;&quot;&quot;);[.$C116];&quot;&quot;)">
            <text:p/>
          </table:table-cell>
          <table:table-cell table:formula="of:=IF(AND([.$B116]=[.K$2];[.$G116]&lt;&gt;&quot;&quot;);[.$C116];&quot;&quot;)">
            <text:p/>
          </table:table-cell>
          <table:table-cell table:formula="of:=IF(AND([.$B116]=[.L$2];[.$G116]&lt;&gt;&quot;&quot;);[.$C116];&quot;&quot;)">
            <text:p/>
          </table:table-cell>
          <table:table-cell table:formula="of:=IF(AND([.$B116]=[.M$2];[.$G116]&lt;&gt;&quot;&quot;);[.$C116];&quot;&quot;)">
            <text:p/>
          </table:table-cell>
          <table:table-cell table:formula="of:=IF(AND([.$B116]=[.N$2];[.$G116]&lt;&gt;&quot;&quot;);[.$E116];&quot;&quot;)" office:value-type="float" office:value="77.1216">
            <text:p>77,12</text:p>
          </table:table-cell>
          <table:table-cell table:formula="of:=IF(AND([.$B116]=[.O$2];[.$G116]&lt;&gt;&quot;&quot;);[.$E116];&quot;&quot;)">
            <text:p/>
          </table:table-cell>
          <table:table-cell table:formula="of:=IF(AND([.$B116]=[.P$2];[.$G116]&lt;&gt;&quot;&quot;);[.$E116];&quot;&quot;)">
            <text:p/>
          </table:table-cell>
          <table:table-cell table:formula="of:=IF(AND([.$B116]=[.Q$2];[.$G116]&lt;&gt;&quot;&quot;);[.$E116];&quot;&quot;)">
            <text:p/>
          </table:table-cell>
          <table:table-cell table:formula="of:=IF(AND([.$B116]=[.R$2];[.$G116]&lt;&gt;&quot;&quot;);[.$E116];&quot;&quot;)">
            <text:p/>
          </table:table-cell>
          <table:table-cell table:formula="of:=IF(AND([.$B116]=[.S$2];[.$G116]&lt;&gt;&quot;&quot;);[.$E116];&quot;&quot;)">
            <text:p/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7.3947">
            <text:p>7,3947</text:p>
          </table:table-cell>
          <table:table-cell office:value-type="float" office:value="4.98957">
            <text:p>4,98957</text:p>
          </table:table-cell>
          <table:table-cell office:value-type="float" office:value="132.104">
            <text:p>132,104</text:p>
          </table:table-cell>
          <table:table-cell office:value-type="float" office:value="1565.64">
            <text:p>1565,64</text:p>
          </table:table-cell>
          <table:table-cell office:value-type="string">
            <text:p>/home/ramiro/Imagens/Faces to RPM/115.jpg</text:p>
          </table:table-cell>
          <table:table-cell table:formula="of:=IF(AND([.$B117]=[.H$2];[.$G117]&lt;&gt;&quot;&quot;);[.$C117];&quot;&quot;)">
            <text:p/>
          </table:table-cell>
          <table:table-cell table:formula="of:=IF(AND([.$B117]=[.I$2];[.$G117]&lt;&gt;&quot;&quot;);[.$C117];&quot;&quot;)">
            <text:p/>
          </table:table-cell>
          <table:table-cell table:formula="of:=IF(AND([.$B117]=[.J$2];[.$G117]&lt;&gt;&quot;&quot;);[.$C117];&quot;&quot;)">
            <text:p/>
          </table:table-cell>
          <table:table-cell table:formula="of:=IF(AND([.$B117]=[.K$2];[.$G117]&lt;&gt;&quot;&quot;);[.$C117];&quot;&quot;)">
            <text:p/>
          </table:table-cell>
          <table:table-cell table:formula="of:=IF(AND([.$B117]=[.L$2];[.$G117]&lt;&gt;&quot;&quot;);[.$C117];&quot;&quot;)">
            <text:p/>
          </table:table-cell>
          <table:table-cell table:formula="of:=IF(AND([.$B117]=[.M$2];[.$G117]&lt;&gt;&quot;&quot;);[.$C117];&quot;&quot;)" office:value-type="float" office:value="7.3947">
            <text:p>7,39</text:p>
          </table:table-cell>
          <table:table-cell table:formula="of:=IF(AND([.$B117]=[.N$2];[.$G117]&lt;&gt;&quot;&quot;);[.$E117];&quot;&quot;)">
            <text:p/>
          </table:table-cell>
          <table:table-cell table:formula="of:=IF(AND([.$B117]=[.O$2];[.$G117]&lt;&gt;&quot;&quot;);[.$E117];&quot;&quot;)">
            <text:p/>
          </table:table-cell>
          <table:table-cell table:formula="of:=IF(AND([.$B117]=[.P$2];[.$G117]&lt;&gt;&quot;&quot;);[.$E117];&quot;&quot;)">
            <text:p/>
          </table:table-cell>
          <table:table-cell table:formula="of:=IF(AND([.$B117]=[.Q$2];[.$G117]&lt;&gt;&quot;&quot;);[.$E117];&quot;&quot;)">
            <text:p/>
          </table:table-cell>
          <table:table-cell table:formula="of:=IF(AND([.$B117]=[.R$2];[.$G117]&lt;&gt;&quot;&quot;);[.$E117];&quot;&quot;)">
            <text:p/>
          </table:table-cell>
          <table:table-cell table:formula="of:=IF(AND([.$B117]=[.S$2];[.$G117]&lt;&gt;&quot;&quot;);[.$E117];&quot;&quot;)" office:value-type="float" office:value="132.104">
            <text:p>132,1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3.3397">
            <text:p>13,3397</text:p>
          </table:table-cell>
          <table:table-cell office:value-type="float" office:value="11.1442">
            <text:p>11,1442</text:p>
          </table:table-cell>
          <table:table-cell office:value-type="float" office:value="124.961">
            <text:p>124,961</text:p>
          </table:table-cell>
          <table:table-cell office:value-type="float" office:value="1774.06">
            <text:p>1774,06</text:p>
          </table:table-cell>
          <table:table-cell office:value-type="string">
            <text:p>/home/ramiro/Imagens/Faces to RPM/116.jpg</text:p>
          </table:table-cell>
          <table:table-cell table:formula="of:=IF(AND([.$B118]=[.H$2];[.$G118]&lt;&gt;&quot;&quot;);[.$C118];&quot;&quot;)">
            <text:p/>
          </table:table-cell>
          <table:table-cell table:formula="of:=IF(AND([.$B118]=[.I$2];[.$G118]&lt;&gt;&quot;&quot;);[.$C118];&quot;&quot;)" office:value-type="float" office:value="13.3397">
            <text:p>13,34</text:p>
          </table:table-cell>
          <table:table-cell table:formula="of:=IF(AND([.$B118]=[.J$2];[.$G118]&lt;&gt;&quot;&quot;);[.$C118];&quot;&quot;)">
            <text:p/>
          </table:table-cell>
          <table:table-cell table:formula="of:=IF(AND([.$B118]=[.K$2];[.$G118]&lt;&gt;&quot;&quot;);[.$C118];&quot;&quot;)">
            <text:p/>
          </table:table-cell>
          <table:table-cell table:formula="of:=IF(AND([.$B118]=[.L$2];[.$G118]&lt;&gt;&quot;&quot;);[.$C118];&quot;&quot;)">
            <text:p/>
          </table:table-cell>
          <table:table-cell table:formula="of:=IF(AND([.$B118]=[.M$2];[.$G118]&lt;&gt;&quot;&quot;);[.$C118];&quot;&quot;)">
            <text:p/>
          </table:table-cell>
          <table:table-cell table:formula="of:=IF(AND([.$B118]=[.N$2];[.$G118]&lt;&gt;&quot;&quot;);[.$E118];&quot;&quot;)">
            <text:p/>
          </table:table-cell>
          <table:table-cell table:formula="of:=IF(AND([.$B118]=[.O$2];[.$G118]&lt;&gt;&quot;&quot;);[.$E118];&quot;&quot;)" office:value-type="float" office:value="124.961">
            <text:p>124,96</text:p>
          </table:table-cell>
          <table:table-cell table:formula="of:=IF(AND([.$B118]=[.P$2];[.$G118]&lt;&gt;&quot;&quot;);[.$E118];&quot;&quot;)">
            <text:p/>
          </table:table-cell>
          <table:table-cell table:formula="of:=IF(AND([.$B118]=[.Q$2];[.$G118]&lt;&gt;&quot;&quot;);[.$E118];&quot;&quot;)">
            <text:p/>
          </table:table-cell>
          <table:table-cell table:formula="of:=IF(AND([.$B118]=[.R$2];[.$G118]&lt;&gt;&quot;&quot;);[.$E118];&quot;&quot;)">
            <text:p/>
          </table:table-cell>
          <table:table-cell table:formula="of:=IF(AND([.$B118]=[.S$2];[.$G118]&lt;&gt;&quot;&quot;);[.$E118];&quot;&quot;)">
            <text:p/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11.906">
            <text:p>11,906</text:p>
          </table:table-cell>
          <table:table-cell office:value-type="float" office:value="5.92139">
            <text:p>5,92139</text:p>
          </table:table-cell>
          <table:table-cell office:value-type="float" office:value="108.322">
            <text:p>108,322</text:p>
          </table:table-cell>
          <table:table-cell office:value-type="float" office:value="2264.06">
            <text:p>2264,06</text:p>
          </table:table-cell>
          <table:table-cell office:value-type="string">
            <text:p>/home/ramiro/Imagens/Faces to RPM/117.jpg</text:p>
          </table:table-cell>
          <table:table-cell table:formula="of:=IF(AND([.$B119]=[.H$2];[.$G119]&lt;&gt;&quot;&quot;);[.$C119];&quot;&quot;)">
            <text:p/>
          </table:table-cell>
          <table:table-cell table:formula="of:=IF(AND([.$B119]=[.I$2];[.$G119]&lt;&gt;&quot;&quot;);[.$C119];&quot;&quot;)" office:value-type="float" office:value="11.906">
            <text:p>11,91</text:p>
          </table:table-cell>
          <table:table-cell table:formula="of:=IF(AND([.$B119]=[.J$2];[.$G119]&lt;&gt;&quot;&quot;);[.$C119];&quot;&quot;)">
            <text:p/>
          </table:table-cell>
          <table:table-cell table:formula="of:=IF(AND([.$B119]=[.K$2];[.$G119]&lt;&gt;&quot;&quot;);[.$C119];&quot;&quot;)">
            <text:p/>
          </table:table-cell>
          <table:table-cell table:formula="of:=IF(AND([.$B119]=[.L$2];[.$G119]&lt;&gt;&quot;&quot;);[.$C119];&quot;&quot;)">
            <text:p/>
          </table:table-cell>
          <table:table-cell table:formula="of:=IF(AND([.$B119]=[.M$2];[.$G119]&lt;&gt;&quot;&quot;);[.$C119];&quot;&quot;)">
            <text:p/>
          </table:table-cell>
          <table:table-cell table:formula="of:=IF(AND([.$B119]=[.N$2];[.$G119]&lt;&gt;&quot;&quot;);[.$E119];&quot;&quot;)">
            <text:p/>
          </table:table-cell>
          <table:table-cell table:formula="of:=IF(AND([.$B119]=[.O$2];[.$G119]&lt;&gt;&quot;&quot;);[.$E119];&quot;&quot;)" office:value-type="float" office:value="108.322">
            <text:p>108,32</text:p>
          </table:table-cell>
          <table:table-cell table:formula="of:=IF(AND([.$B119]=[.P$2];[.$G119]&lt;&gt;&quot;&quot;);[.$E119];&quot;&quot;)">
            <text:p/>
          </table:table-cell>
          <table:table-cell table:formula="of:=IF(AND([.$B119]=[.Q$2];[.$G119]&lt;&gt;&quot;&quot;);[.$E119];&quot;&quot;)">
            <text:p/>
          </table:table-cell>
          <table:table-cell table:formula="of:=IF(AND([.$B119]=[.R$2];[.$G119]&lt;&gt;&quot;&quot;);[.$E119];&quot;&quot;)">
            <text:p/>
          </table:table-cell>
          <table:table-cell table:formula="of:=IF(AND([.$B119]=[.S$2];[.$G119]&lt;&gt;&quot;&quot;);[.$E119];&quot;&quot;)">
            <text:p/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 table:formula="of:=IF(AND([.$B120]=[.H$2];[.$G120]&lt;&gt;&quot;&quot;);[.$C120];&quot;&quot;)">
            <text:p/>
          </table:table-cell>
          <table:table-cell table:formula="of:=IF(AND([.$B120]=[.I$2];[.$G120]&lt;&gt;&quot;&quot;);[.$C120];&quot;&quot;)">
            <text:p/>
          </table:table-cell>
          <table:table-cell table:formula="of:=IF(AND([.$B120]=[.J$2];[.$G120]&lt;&gt;&quot;&quot;);[.$C120];&quot;&quot;)">
            <text:p/>
          </table:table-cell>
          <table:table-cell table:formula="of:=IF(AND([.$B120]=[.K$2];[.$G120]&lt;&gt;&quot;&quot;);[.$C120];&quot;&quot;)">
            <text:p/>
          </table:table-cell>
          <table:table-cell table:formula="of:=IF(AND([.$B120]=[.L$2];[.$G120]&lt;&gt;&quot;&quot;);[.$C120];&quot;&quot;)">
            <text:p/>
          </table:table-cell>
          <table:table-cell table:formula="of:=IF(AND([.$B120]=[.M$2];[.$G120]&lt;&gt;&quot;&quot;);[.$C120];&quot;&quot;)">
            <text:p/>
          </table:table-cell>
          <table:table-cell table:formula="of:=IF(AND([.$B120]=[.N$2];[.$G120]&lt;&gt;&quot;&quot;);[.$E120];&quot;&quot;)">
            <text:p/>
          </table:table-cell>
          <table:table-cell table:formula="of:=IF(AND([.$B120]=[.O$2];[.$G120]&lt;&gt;&quot;&quot;);[.$E120];&quot;&quot;)">
            <text:p/>
          </table:table-cell>
          <table:table-cell table:formula="of:=IF(AND([.$B120]=[.P$2];[.$G120]&lt;&gt;&quot;&quot;);[.$E120];&quot;&quot;)">
            <text:p/>
          </table:table-cell>
          <table:table-cell table:formula="of:=IF(AND([.$B120]=[.Q$2];[.$G120]&lt;&gt;&quot;&quot;);[.$E120];&quot;&quot;)">
            <text:p/>
          </table:table-cell>
          <table:table-cell table:formula="of:=IF(AND([.$B120]=[.R$2];[.$G120]&lt;&gt;&quot;&quot;);[.$E120];&quot;&quot;)">
            <text:p/>
          </table:table-cell>
          <table:table-cell table:formula="of:=IF(AND([.$B120]=[.S$2];[.$G120]&lt;&gt;&quot;&quot;);[.$E120];&quot;&quot;)">
            <text:p/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8.90617">
            <text:p>8,90617</text:p>
          </table:table-cell>
          <table:table-cell office:value-type="float" office:value="7.69144">
            <text:p>7,69144</text:p>
          </table:table-cell>
          <table:table-cell office:value-type="float" office:value="174.957">
            <text:p>174,957</text:p>
          </table:table-cell>
          <table:table-cell office:value-type="float" office:value="1131.98">
            <text:p>1131,98</text:p>
          </table:table-cell>
          <table:table-cell office:value-type="string">
            <text:p>/home/ramiro/Imagens/Faces to RPM/119.jpg</text:p>
          </table:table-cell>
          <table:table-cell table:formula="of:=IF(AND([.$B121]=[.H$2];[.$G121]&lt;&gt;&quot;&quot;);[.$C121];&quot;&quot;)">
            <text:p/>
          </table:table-cell>
          <table:table-cell table:formula="of:=IF(AND([.$B121]=[.I$2];[.$G121]&lt;&gt;&quot;&quot;);[.$C121];&quot;&quot;)" office:value-type="float" office:value="8.90617">
            <text:p>8,91</text:p>
          </table:table-cell>
          <table:table-cell table:formula="of:=IF(AND([.$B121]=[.J$2];[.$G121]&lt;&gt;&quot;&quot;);[.$C121];&quot;&quot;)">
            <text:p/>
          </table:table-cell>
          <table:table-cell table:formula="of:=IF(AND([.$B121]=[.K$2];[.$G121]&lt;&gt;&quot;&quot;);[.$C121];&quot;&quot;)">
            <text:p/>
          </table:table-cell>
          <table:table-cell table:formula="of:=IF(AND([.$B121]=[.L$2];[.$G121]&lt;&gt;&quot;&quot;);[.$C121];&quot;&quot;)">
            <text:p/>
          </table:table-cell>
          <table:table-cell table:formula="of:=IF(AND([.$B121]=[.M$2];[.$G121]&lt;&gt;&quot;&quot;);[.$C121];&quot;&quot;)">
            <text:p/>
          </table:table-cell>
          <table:table-cell table:formula="of:=IF(AND([.$B121]=[.N$2];[.$G121]&lt;&gt;&quot;&quot;);[.$E121];&quot;&quot;)">
            <text:p/>
          </table:table-cell>
          <table:table-cell table:formula="of:=IF(AND([.$B121]=[.O$2];[.$G121]&lt;&gt;&quot;&quot;);[.$E121];&quot;&quot;)" office:value-type="float" office:value="174.957">
            <text:p>174,96</text:p>
          </table:table-cell>
          <table:table-cell table:formula="of:=IF(AND([.$B121]=[.P$2];[.$G121]&lt;&gt;&quot;&quot;);[.$E121];&quot;&quot;)">
            <text:p/>
          </table:table-cell>
          <table:table-cell table:formula="of:=IF(AND([.$B121]=[.Q$2];[.$G121]&lt;&gt;&quot;&quot;);[.$E121];&quot;&quot;)">
            <text:p/>
          </table:table-cell>
          <table:table-cell table:formula="of:=IF(AND([.$B121]=[.R$2];[.$G121]&lt;&gt;&quot;&quot;);[.$E121];&quot;&quot;)">
            <text:p/>
          </table:table-cell>
          <table:table-cell table:formula="of:=IF(AND([.$B121]=[.S$2];[.$G121]&lt;&gt;&quot;&quot;);[.$E121];&quot;&quot;)">
            <text:p/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7.07016">
            <text:p>7,07016</text:p>
          </table:table-cell>
          <table:table-cell office:value-type="float" office:value="4.61654">
            <text:p>4,61654</text:p>
          </table:table-cell>
          <table:table-cell office:value-type="float" office:value="133.045">
            <text:p>133,045</text:p>
          </table:table-cell>
          <table:table-cell office:value-type="float" office:value="2082.69">
            <text:p>2082,69</text:p>
          </table:table-cell>
          <table:table-cell office:value-type="string">
            <text:p>/home/ramiro/Imagens/Faces to RPM/120.jpg</text:p>
          </table:table-cell>
          <table:table-cell table:formula="of:=IF(AND([.$B122]=[.H$2];[.$G122]&lt;&gt;&quot;&quot;);[.$C122];&quot;&quot;)">
            <text:p/>
          </table:table-cell>
          <table:table-cell table:formula="of:=IF(AND([.$B122]=[.I$2];[.$G122]&lt;&gt;&quot;&quot;);[.$C122];&quot;&quot;)">
            <text:p/>
          </table:table-cell>
          <table:table-cell table:formula="of:=IF(AND([.$B122]=[.J$2];[.$G122]&lt;&gt;&quot;&quot;);[.$C122];&quot;&quot;)">
            <text:p/>
          </table:table-cell>
          <table:table-cell table:formula="of:=IF(AND([.$B122]=[.K$2];[.$G122]&lt;&gt;&quot;&quot;);[.$C122];&quot;&quot;)" office:value-type="float" office:value="7.07016">
            <text:p>7,07</text:p>
          </table:table-cell>
          <table:table-cell table:formula="of:=IF(AND([.$B122]=[.L$2];[.$G122]&lt;&gt;&quot;&quot;);[.$C122];&quot;&quot;)">
            <text:p/>
          </table:table-cell>
          <table:table-cell table:formula="of:=IF(AND([.$B122]=[.M$2];[.$G122]&lt;&gt;&quot;&quot;);[.$C122];&quot;&quot;)">
            <text:p/>
          </table:table-cell>
          <table:table-cell table:formula="of:=IF(AND([.$B122]=[.N$2];[.$G122]&lt;&gt;&quot;&quot;);[.$E122];&quot;&quot;)">
            <text:p/>
          </table:table-cell>
          <table:table-cell table:formula="of:=IF(AND([.$B122]=[.O$2];[.$G122]&lt;&gt;&quot;&quot;);[.$E122];&quot;&quot;)">
            <text:p/>
          </table:table-cell>
          <table:table-cell table:formula="of:=IF(AND([.$B122]=[.P$2];[.$G122]&lt;&gt;&quot;&quot;);[.$E122];&quot;&quot;)">
            <text:p/>
          </table:table-cell>
          <table:table-cell table:formula="of:=IF(AND([.$B122]=[.Q$2];[.$G122]&lt;&gt;&quot;&quot;);[.$E122];&quot;&quot;)" office:value-type="float" office:value="133.045">
            <text:p>133,05</text:p>
          </table:table-cell>
          <table:table-cell table:formula="of:=IF(AND([.$B122]=[.R$2];[.$G122]&lt;&gt;&quot;&quot;);[.$E122];&quot;&quot;)">
            <text:p/>
          </table:table-cell>
          <table:table-cell table:formula="of:=IF(AND([.$B122]=[.S$2];[.$G122]&lt;&gt;&quot;&quot;);[.$E122];&quot;&quot;)">
            <text:p/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0.5621">
            <text:p>10,5621</text:p>
          </table:table-cell>
          <table:table-cell office:value-type="float" office:value="3.87222">
            <text:p>3,87222</text:p>
          </table:table-cell>
          <table:table-cell office:value-type="float" office:value="119.657">
            <text:p>119,657</text:p>
          </table:table-cell>
          <table:table-cell office:value-type="float" office:value="774.215">
            <text:p>774,215</text:p>
          </table:table-cell>
          <table:table-cell office:value-type="string">
            <text:p>/home/ramiro/Imagens/Faces to RPM/121.jpg</text:p>
          </table:table-cell>
          <table:table-cell table:formula="of:=IF(AND([.$B123]=[.H$2];[.$G123]&lt;&gt;&quot;&quot;);[.$C123];&quot;&quot;)">
            <text:p/>
          </table:table-cell>
          <table:table-cell table:formula="of:=IF(AND([.$B123]=[.I$2];[.$G123]&lt;&gt;&quot;&quot;);[.$C123];&quot;&quot;)">
            <text:p/>
          </table:table-cell>
          <table:table-cell table:formula="of:=IF(AND([.$B123]=[.J$2];[.$G123]&lt;&gt;&quot;&quot;);[.$C123];&quot;&quot;)" office:value-type="float" office:value="10.5621">
            <text:p>10,56</text:p>
          </table:table-cell>
          <table:table-cell table:formula="of:=IF(AND([.$B123]=[.K$2];[.$G123]&lt;&gt;&quot;&quot;);[.$C123];&quot;&quot;)">
            <text:p/>
          </table:table-cell>
          <table:table-cell table:formula="of:=IF(AND([.$B123]=[.L$2];[.$G123]&lt;&gt;&quot;&quot;);[.$C123];&quot;&quot;)">
            <text:p/>
          </table:table-cell>
          <table:table-cell table:formula="of:=IF(AND([.$B123]=[.M$2];[.$G123]&lt;&gt;&quot;&quot;);[.$C123];&quot;&quot;)">
            <text:p/>
          </table:table-cell>
          <table:table-cell table:formula="of:=IF(AND([.$B123]=[.N$2];[.$G123]&lt;&gt;&quot;&quot;);[.$E123];&quot;&quot;)">
            <text:p/>
          </table:table-cell>
          <table:table-cell table:formula="of:=IF(AND([.$B123]=[.O$2];[.$G123]&lt;&gt;&quot;&quot;);[.$E123];&quot;&quot;)">
            <text:p/>
          </table:table-cell>
          <table:table-cell table:formula="of:=IF(AND([.$B123]=[.P$2];[.$G123]&lt;&gt;&quot;&quot;);[.$E123];&quot;&quot;)" office:value-type="float" office:value="119.657">
            <text:p>119,66</text:p>
          </table:table-cell>
          <table:table-cell table:formula="of:=IF(AND([.$B123]=[.Q$2];[.$G123]&lt;&gt;&quot;&quot;);[.$E123];&quot;&quot;)">
            <text:p/>
          </table:table-cell>
          <table:table-cell table:formula="of:=IF(AND([.$B123]=[.R$2];[.$G123]&lt;&gt;&quot;&quot;);[.$E123];&quot;&quot;)">
            <text:p/>
          </table:table-cell>
          <table:table-cell table:formula="of:=IF(AND([.$B123]=[.S$2];[.$G123]&lt;&gt;&quot;&quot;);[.$E123];&quot;&quot;)">
            <text:p/>
          </table:table-cell>
        </table:table-row>
        <table:table-row table:style-name="ro1">
          <table:table-cell table:number-columns-repeated="2"/>
          <table:table-cell table:style-name="ce3" table:number-columns-repeated="4"/>
          <table:table-cell table:style-name="ce4"/>
          <table:table-cell table:style-name="ce8" table:formula="of:=AVERAGE([.H3:.H123])" office:value-type="float" office:value="9.3057845">
            <text:p>9,3058</text:p>
          </table:table-cell>
          <table:table-cell table:style-name="ce8" table:formula="of:=AVERAGE([.I3:.I123])" office:value-type="float" office:value="10.2971774285714">
            <text:p>10,2972</text:p>
          </table:table-cell>
          <table:table-cell table:style-name="ce8" table:formula="of:=AVERAGE([.J3:.J123])" office:value-type="float" office:value="10.2667488235294">
            <text:p>10,2667</text:p>
          </table:table-cell>
          <table:table-cell table:style-name="ce8" table:formula="of:=AVERAGE([.K3:.K123])" office:value-type="float" office:value="10.29132">
            <text:p>10,2913</text:p>
          </table:table-cell>
          <table:table-cell table:style-name="ce8" table:formula="of:=AVERAGE([.L3:.L123])" office:value-type="float" office:value="10.9703375">
            <text:p>10,9703</text:p>
          </table:table-cell>
          <table:table-cell table:style-name="ce8" table:formula="of:=AVERAGE([.M3:.M123])" office:value-type="float" office:value="9.64003">
            <text:p>9,6400</text:p>
          </table:table-cell>
          <table:table-cell table:style-name="ce12" table:formula="of:=AVERAGE([.N3:.N123])" office:value-type="float" office:value="92.36673">
            <text:p>92,3667</text:p>
          </table:table-cell>
          <table:table-cell table:style-name="ce12" table:formula="of:=AVERAGE([.O3:.O123])" office:value-type="float" office:value="116.054208571429">
            <text:p>116,0542</text:p>
          </table:table-cell>
          <table:table-cell table:style-name="ce12" table:formula="of:=AVERAGE([.P3:.P123])" office:value-type="float" office:value="117.461247058824">
            <text:p>117,4612</text:p>
          </table:table-cell>
          <table:table-cell table:style-name="ce12" table:formula="of:=AVERAGE([.Q3:.Q123])" office:value-type="float" office:value="128.253116666667">
            <text:p>128,2531</text:p>
          </table:table-cell>
          <table:table-cell table:style-name="ce12" table:formula="of:=AVERAGE([.R3:.R123])" office:value-type="float" office:value="116.859425">
            <text:p>116,8594</text:p>
          </table:table-cell>
          <table:table-cell table:style-name="ce12" table:formula="of:=AVERAGE([.S3:.S123])" office:value-type="float" office:value="117.045022222222">
            <text:p>117,04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Pereira de Magalhães</meta:initial-creator>
    <meta:creation-date>2012-09-08T17:16:25</meta:creation-date>
    <dc:date>2012-09-08T21:52:24</dc:date>
    <dc:creator>Ramiro Pereira de Magalhães</dc:creator>
    <meta:editing-duration>PT3H5M20S</meta:editing-duration>
    <meta:editing-cycles>9</meta:editing-cycles>
    <meta:generator>LibreOffice/3.5$Linux_x86 LibreOffice_project/350m1$Build-2</meta:generator>
    <meta:document-statistic meta:table-count="2" meta:cell-count="4568" meta:object-count="0"/>
  </office:meta>
</office:document-meta>
</file>